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image/png" manifest:full-path="Object 1/Pictures/10000201000000760000002D3A28A44E.png"/>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 manifest:full-path="Pictures/TablePreview1.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solid" draw:fill-color="#008080" draw:textarea-vertical-align="middle" draw:auto-grow-height="false" fo:min-height="0cm" fo:min-width="0cm" fo:padding-top="0.127cm" fo:padding-bottom="0.127cm" fo:padding-left="0.762cm" fo:padding-right="0.254cm" fo:wrap-option="wrap"/>
    </style:style>
    <style:style style:name="gr3" style:family="graphic" style:parent-style-name="standard">
      <style:graphic-properties draw:stroke="none" svg:stroke-width="0cm" draw:fill="solid" draw:fill-color="#008080" draw:textarea-vertical-align="top" draw:auto-grow-height="false" fo:min-height="0cm" fo:min-width="0cm" fo:padding-top="0.127cm" fo:padding-bottom="0.127cm" fo:padding-left="0.254cm" fo:padding-right="0.254cm" fo:wrap-option="wrap"/>
    </style:style>
    <style:style style:name="gr4" style:family="graphic" style:parent-style-name="standard">
      <style:graphic-properties draw:stroke="none" svg:stroke-width="0cm" draw:fill="solid" draw:fill-color="#006060" draw:textarea-horizontal-align="left" draw:textarea-vertical-align="middle" draw:auto-grow-height="false" fo:min-height="0cm" fo:min-width="0cm" fo:padding-top="0.127cm" fo:padding-bottom="0.127cm" fo:padding-left="0.254cm" fo:padding-right="0.254cm" fo:wrap-option="wrap"/>
      <style:paragraph-properties style:writing-mode="tb-rl"/>
    </style:style>
    <style:style style:name="gr5" style:family="graphic" style:parent-style-name="standard">
      <style:graphic-properties draw:stroke="none" svg:stroke-width="0.035cm" draw:stroke-linejoin="miter" draw:fill="solid" draw:fill-color="#005427" draw:textarea-vertical-align="middle"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035cm" draw:stroke-linejoin="miter" draw:fill="solid" draw:fill-color="#ffffff" draw:opacity="18%" draw:textarea-vertical-align="middle"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035cm" draw:stroke-linejoin="miter" draw:fill="solid" draw:fill-color="#008080" draw:textarea-vertical-align="middle"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f8971d" draw:textarea-vertical-align="middle" draw:auto-grow-height="false" fo:min-height="0cm" fo:min-width="0cm" fo:padding-top="0.127cm" fo:padding-bottom="0.127cm" fo:padding-left="0.762cm" fo:padding-right="0.254cm" fo:wrap-option="wrap"/>
    </style:style>
    <style:style style:name="gr10" style:family="graphic" style:parent-style-name="standard">
      <style:graphic-properties draw:stroke="none" svg:stroke-width="0cm" draw:fill="solid" draw:fill-color="#f8971d" draw:textarea-vertical-align="top" draw:auto-grow-height="false" fo:min-height="0cm" fo:min-width="0cm" fo:padding-top="0.127cm" fo:padding-bottom="0.127cm" fo:padding-left="0.254cm" fo:padding-right="0.254cm" fo:wrap-option="wrap"/>
    </style:style>
    <style:style style:name="gr11" style:family="graphic" style:parent-style-name="standard">
      <style:graphic-properties draw:stroke="none" svg:stroke-width="0cm" draw:fill="solid" draw:fill-color="#ca7306" draw:textarea-horizontal-align="left" draw:textarea-vertical-align="middle" draw:auto-grow-height="false" fo:min-height="0cm" fo:min-width="0cm" fo:padding-top="0.127cm" fo:padding-bottom="0.127cm" fo:padding-left="0.254cm" fo:padding-right="0.254cm" fo:wrap-option="wrap"/>
      <style:paragraph-properties style:writing-mode="tb-rl"/>
    </style:style>
    <style:style style:name="gr12" style:family="graphic" style:parent-style-name="standard">
      <style:graphic-properties draw:stroke="none" svg:stroke-width="0.035cm" draw:stroke-linejoin="miter" draw:fill="solid" draw:fill-color="#864d04" draw:textarea-vertical-align="middle"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35cm" draw:stroke-linejoin="miter" draw:fill="solid" draw:fill-color="#f8971d" draw:textarea-vertical-align="middle" draw:auto-grow-height="false" fo:min-height="0cm" fo:min-width="0cm" fo:padding-top="0.125cm" fo:padding-bottom="0.125cm" fo:padding-left="0.25cm" fo:padding-right="0.25cm" fo:wrap-option="wrap"/>
    </style:style>
    <style:style style:name="gr14" style:family="graphic" style:parent-style-name="standard">
      <style:graphic-properties draw:stroke="none" svg:stroke-width="0cm" draw:fill="solid" draw:fill-color="#7dba00" draw:textarea-vertical-align="middle" draw:auto-grow-height="false" fo:min-height="0cm" fo:min-width="0cm" fo:padding-top="0.127cm" fo:padding-bottom="0.127cm" fo:padding-left="0.762cm" fo:padding-right="0.254cm" fo:wrap-option="wrap"/>
    </style:style>
    <style:style style:name="gr15" style:family="graphic" style:parent-style-name="standard">
      <style:graphic-properties draw:stroke="none" svg:stroke-width="0cm" draw:fill="solid" draw:fill-color="#7dba00" draw:textarea-vertical-align="top" draw:auto-grow-height="false" fo:min-height="0cm" fo:min-width="0cm" fo:padding-top="0.127cm" fo:padding-bottom="0.127cm" fo:padding-left="0.254cm" fo:padding-right="0.254cm" fo:wrap-option="wrap"/>
    </style:style>
    <style:style style:name="gr16" style:family="graphic" style:parent-style-name="standard">
      <style:graphic-properties draw:stroke="none" svg:stroke-width="0cm" draw:fill="solid" draw:fill-color="#5e8c00" draw:textarea-horizontal-align="left" draw:textarea-vertical-align="middle" draw:auto-grow-height="false" fo:min-height="0cm" fo:min-width="0cm" fo:padding-top="0.127cm" fo:padding-bottom="0.127cm" fo:padding-left="0.254cm" fo:padding-right="0.254cm" fo:wrap-option="wrap"/>
      <style:paragraph-properties style:writing-mode="tb-rl"/>
    </style:style>
    <style:style style:name="gr17" style:family="graphic" style:parent-style-name="standard">
      <style:graphic-properties draw:stroke="none" svg:stroke-width="0.035cm" draw:stroke-linejoin="miter" draw:fill="solid" draw:fill-color="#3e5d00" draw:textarea-vertical-align="middle" draw:auto-grow-height="false" fo:min-height="0cm" fo:min-width="0cm" fo:padding-top="0.125cm" fo:padding-bottom="0.125cm" fo:padding-left="0.25cm" fo:padding-right="0.25cm" fo:wrap-option="wrap"/>
    </style:style>
    <style:style style:name="gr18" style:family="graphic" style:parent-style-name="standard">
      <style:graphic-properties draw:stroke="none" svg:stroke-width="0.035cm" draw:stroke-linejoin="miter" draw:fill="solid" draw:fill-color="#7dba00" draw:textarea-vertical-align="middle" draw:auto-grow-heigh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solid" draw:fill-color="#eac408" draw:textarea-vertical-align="middle" draw:auto-grow-height="false" fo:min-height="0cm" fo:min-width="0cm" fo:padding-top="0.127cm" fo:padding-bottom="0.127cm" fo:padding-left="0.762cm" fo:padding-right="0.254cm" fo:wrap-option="wrap"/>
    </style:style>
    <style:style style:name="gr20" style:family="graphic" style:parent-style-name="standard">
      <style:graphic-properties draw:stroke="none" svg:stroke-width="0cm" draw:fill="solid" draw:fill-color="#c4a607" draw:textarea-horizontal-align="left" draw:textarea-vertical-align="middle" draw:auto-grow-height="false" fo:min-height="0cm" fo:min-width="0cm" fo:padding-top="0.127cm" fo:padding-bottom="0.127cm" fo:padding-left="0.254cm" fo:padding-right="0.254cm" fo:wrap-option="wrap"/>
      <style:paragraph-properties style:writing-mode="tb-rl"/>
    </style:style>
    <style:style style:name="gr21" style:family="graphic" style:parent-style-name="standard">
      <style:graphic-properties draw:stroke="none" svg:stroke-width="0.035cm" draw:stroke-linejoin="miter" draw:fill="solid" draw:fill-color="#826f05" draw:textarea-vertical-align="middle"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035cm" draw:stroke-linejoin="miter" draw:fill="solid" draw:fill-color="#eac408" draw:textarea-vertical-align="middle" draw:auto-grow-height="false" fo:min-height="0cm" fo:min-width="0cm" fo:padding-top="0.125cm" fo:padding-bottom="0.125cm" fo:padding-left="0.25cm" fo:padding-right="0.25cm" fo:wrap-option="wrap"/>
    </style:style>
    <style:style style:name="gr23" style:family="graphic" style:parent-style-name="standard">
      <style:graphic-properties draw:stroke="none" svg:stroke-width="0cm" draw:fill="solid" draw:fill-color="#a6a6a6" draw:textarea-vertical-align="middle" draw:auto-grow-height="false" fo:min-height="0cm" fo:min-width="0cm" fo:padding-top="0.127cm" fo:padding-bottom="0.127cm" fo:padding-left="0.762cm" fo:padding-right="0.254cm" fo:wrap-option="wrap"/>
    </style:style>
    <style:style style:name="gr24" style:family="graphic" style:parent-style-name="standard">
      <style:graphic-properties draw:stroke="none" svg:stroke-width="0cm" draw:fill="solid" draw:fill-color="#a6a6a6" draw:textarea-vertical-align="top" draw:auto-grow-height="false" fo:min-height="0cm" fo:min-width="0cm" fo:padding-top="0.127cm" fo:padding-bottom="0.127cm" fo:padding-left="0.254cm" fo:padding-right="0.254cm" fo:wrap-option="wrap"/>
    </style:style>
    <style:style style:name="gr25" style:family="graphic" style:parent-style-name="standard">
      <style:graphic-properties draw:stroke="none" svg:stroke-width="0cm" draw:fill="solid" draw:fill-color="#7c7c7c" draw:textarea-horizontal-align="left" draw:textarea-vertical-align="middle" draw:auto-grow-height="false" fo:min-height="0cm" fo:min-width="0cm" fo:padding-top="0.127cm" fo:padding-bottom="0.127cm" fo:padding-left="0.254cm" fo:padding-right="0.254cm" fo:wrap-option="wrap"/>
      <style:paragraph-properties style:writing-mode="tb-rl"/>
    </style:style>
    <style:style style:name="gr26" style:family="graphic" style:parent-style-name="standard">
      <style:graphic-properties draw:stroke="none" svg:stroke-width="0.035cm" draw:stroke-linejoin="miter" draw:fill="solid" draw:fill-color="#535353" draw:textarea-vertical-align="middle" draw:auto-grow-height="false" fo:min-height="0cm" fo:min-width="0cm" fo:padding-top="0.125cm" fo:padding-bottom="0.125cm" fo:padding-left="0.25cm" fo:padding-right="0.25cm" fo:wrap-option="wrap"/>
    </style:style>
    <style:style style:name="gr27" style:family="graphic" style:parent-style-name="standard">
      <style:graphic-properties draw:stroke="none" svg:stroke-width="0.035cm" draw:stroke-linejoin="miter" draw:fill="solid" draw:fill-color="#a6a6a6" draw:textarea-vertical-align="middle" draw:auto-grow-height="false" fo:min-height="0cm" fo:min-width="0cm" fo:padding-top="0.125cm" fo:padding-bottom="0.125cm" fo:padding-left="0.25cm" fo:padding-right="0.25cm" fo:wrap-option="wrap"/>
    </style:style>
    <style:style style:name="gr28" style:family="graphic" style:parent-style-name="Object_20_with_20_no_20_fill_20_and_20_no_20_line">
      <style:graphic-properties draw:stroke="solid" svg:stroke-width="0cm" svg:stroke-color="#292934"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9" style:family="graphic" style:parent-style-name="standard">
      <style:graphic-properties draw:stroke="solid" svg:stroke-width="0.073cm" svg:stroke-color="#292934" draw:fill="solid" draw:fill-color="#ffffff" draw:textarea-vertical-align="middle" draw:auto-grow-height="false" fo:min-height="0cm" fo:min-width="0cm" fo:padding-top="0.125cm" fo:padding-bottom="0.125cm" fo:padding-left="0.25cm" fo:padding-right="0.25cm" fo:wrap-option="wrap"/>
    </style:style>
    <style:style style:name="gr30"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2" style:family="graphic" style:parent-style-name="standard">
      <style:graphic-properties draw:stroke="solid" svg:stroke-width="0.073cm" svg:stroke-color="#292934" draw:fill="none" draw:textarea-vertical-align="middle" draw:auto-grow-height="false" fo:min-height="0cm" fo:min-width="0cm" fo:padding-top="0.125cm" fo:padding-bottom="0.125cm" fo:padding-left="0.25cm" fo:padding-right="0.25cm" fo:wrap-option="wrap"/>
    </style:style>
    <style:style style:name="gr33"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34" style:family="graphic" style:parent-style-name="standard">
      <style:graphic-properties draw:stroke="none" svg:stroke-width="0cm" draw:fill="solid" draw:fill-color="#a6a6a6" draw:textarea-vertical-align="middle" draw:auto-grow-height="false" fo:min-height="0cm" fo:min-width="0cm" fo:padding-top="0.125cm" fo:padding-bottom="0.125cm" fo:padding-left="0.25cm" fo:padding-right="0.25cm" fo:wrap-option="wrap"/>
    </style:style>
    <style:style style:name="gr35" style:family="graphic" style:parent-style-name="standard">
      <style:graphic-properties draw:stroke="none" svg:stroke-width="0cm" draw:fill="solid" draw:fill-color="#fec038" draw:textarea-vertical-align="middle" draw:auto-grow-height="false" fo:min-height="0cm" fo:min-width="0cm" fo:padding-top="0.125cm" fo:padding-bottom="0.125cm" fo:padding-left="0.25cm" fo:padding-right="0.25cm" fo:wrap-option="no-wrap"/>
    </style:style>
    <style:style style:name="gr36" style:family="graphic" style:parent-style-name="standard">
      <style:graphic-properties draw:stroke="solid" svg:stroke-width="0.079cm" svg:stroke-color="#e8c43a" draw:stroke-linejoin="round" draw:fill="solid" draw:fill-color="#fec038" draw:textarea-vertical-align="middle" draw:auto-grow-height="false" fo:min-height="0cm" fo:min-width="0cm" fo:padding-top="0.125cm" fo:padding-bottom="0.125cm" fo:padding-left="0.25cm" fo:padding-right="0.25cm" fo:wrap-option="no-wrap"/>
    </style:style>
    <style:style style:name="gr37" style:family="graphic" style:parent-style-name="standard">
      <style:graphic-properties draw:stroke="none" svg:stroke-width="0.026cm" draw:stroke-linejoin="round" draw:fill="solid" draw:fill-color="#ebc708" draw:textarea-vertical-align="middle" draw:auto-grow-height="false" fo:min-height="0cm" fo:min-width="0cm" fo:padding-top="0.125cm" fo:padding-bottom="0.125cm" fo:padding-left="0.25cm" fo:padding-right="0.25cm" fo:wrap-option="wrap"/>
    </style:style>
    <style:style style:name="gr38" style:family="graphic" style:parent-style-name="standard">
      <style:graphic-properties draw:stroke="none" svg:stroke-width="0.026cm" draw:stroke-linejoin="round" draw:fill="solid" draw:fill-color="#fec038" draw:textarea-vertical-align="middle" draw:auto-grow-height="false" fo:min-height="0cm" fo:min-width="0cm" fo:padding-top="0.125cm" fo:padding-bottom="0.125cm" fo:padding-left="0.25cm" fo:padding-right="0.25cm" fo:wrap-option="wrap"/>
    </style:style>
    <style:style style:name="gr39" style:family="graphic" style:parent-style-name="standard">
      <style:graphic-properties draw:stroke="none" svg:stroke-width="0.026cm" draw:stroke-linejoin="round" draw:fill="solid" draw:fill-color="#595959" draw:textarea-vertical-align="middle" draw:auto-grow-height="false" fo:min-height="0cm" fo:min-width="0cm" fo:padding-top="0.125cm" fo:padding-bottom="0.125cm" fo:padding-left="0.25cm" fo:padding-right="0.25cm" fo:wrap-option="wrap"/>
    </style:style>
    <style:style style:name="gr40" style:family="graphic" style:parent-style-name="standard">
      <style:graphic-properties draw:stroke="solid" svg:stroke-width="0.073cm" svg:stroke-color="#008080" draw:fill="none" draw:textarea-vertical-align="middle"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026cm" svg:stroke-color="#292934"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42" style:family="graphic" style:parent-style-name="standard">
      <style:graphic-properties draw:stroke="none" svg:stroke-width="0.073cm" draw:fill="solid" draw:fill-color="#fdfcf8"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none" svg:stroke-width="0.073cm" draw:fill="solid" draw:fill-color="#ffff00" draw:textarea-vertical-align="middle" draw:auto-grow-height="false" fo:min-height="0cm" fo:min-width="0cm" fo:padding-top="0.125cm" fo:padding-bottom="0.125cm" fo:padding-left="0.25cm" fo:padding-right="0.25cm" fo:wrap-option="wrap"/>
    </style:style>
    <style:style style:name="gr44" style:family="graphic" style:parent-style-name="standard">
      <style:graphic-properties draw:stroke="none" svg:stroke-width="0.073cm" draw:fill="solid" draw:fill-color="#66ffff"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none" svg:stroke-width="0.073cm" draw:fill="solid" draw:fill-color="#292934" draw:textarea-vertical-align="middle" draw:auto-grow-height="false" fo:min-height="0cm" fo:min-width="0cm" fo:padding-top="0.125cm" fo:padding-bottom="0.125cm" fo:padding-left="0.25cm" fo:padding-right="0.25cm" fo:wrap-option="wrap"/>
    </style:style>
    <style:style style:name="gr46" style:family="graphic" style:parent-style-name="standard">
      <style:graphic-properties draw:stroke="none" svg:stroke-width="0.073cm" draw:fill="solid" draw:fill-color="#ff0000" draw:textarea-vertical-align="middle" draw:auto-grow-height="false" fo:min-height="0cm" fo:min-width="0cm" fo:padding-top="0.125cm" fo:padding-bottom="0.125cm" fo:padding-left="0.25cm" fo:padding-right="0.25cm" fo:wrap-option="wrap"/>
    </style:style>
    <style:style style:name="gr47" style:family="graphic" style:parent-style-name="standard">
      <style:graphic-properties draw:stroke="none" svg:stroke-width="0.073cm" draw:fill="solid" draw:fill-color="#b3ffff" draw:textarea-vertical-align="middle" draw:auto-grow-height="false" fo:min-height="0cm" fo:min-width="0cm" fo:padding-top="0.125cm" fo:padding-bottom="0.125cm" fo:padding-left="0.25cm" fo:padding-right="0.25cm" fo:wrap-option="wrap"/>
    </style:style>
    <style:style style:name="gr48" style:family="graphic" style:parent-style-name="standard">
      <style:graphic-properties draw:stroke="solid" svg:stroke-width="0.026cm" svg:stroke-color="#000000"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49" style:family="graphic" style:parent-style-name="standard">
      <style:graphic-properties draw:stroke="solid" svg:stroke-width="0.026cm" svg:stroke-color="#ff0000" draw:marker-end="msArrowOpenEnd_20_5" draw:marker-end-width="0.315cm" draw:marker-end-center="false" draw:fill="none" draw:textarea-horizontal-align="center" draw:textarea-vertical-align="middle" draw:auto-grow-height="false" fo:padding-top="0.125cm" fo:padding-bottom="0.125cm" fo:padding-left="0.25cm" fo:padding-right="0.25cm" fo:wrap-option="wrap"/>
    </style:style>
    <style:style style:name="gr50" style:family="graphic" style:parent-style-name="standard">
      <style:graphic-properties draw:stroke="solid" svg:stroke-width="0.026cm" svg:stroke-color="#ff0000" draw:fill="none" draw:textarea-horizontal-align="center" draw:textarea-vertical-align="middle" draw:auto-grow-height="false" fo:padding-top="0.125cm" fo:padding-bottom="0.125cm" fo:padding-left="0.25cm" fo:padding-right="0.25cm" fo:wrap-option="wrap"/>
    </style:style>
    <style:style style:name="gr51" style:family="graphic" style:parent-style-name="standard">
      <style:graphic-properties draw:stroke="solid" svg:stroke-width="0.026cm" svg:stroke-color="#000000" draw:fill="none" draw:textarea-horizontal-align="center" draw:textarea-vertical-align="middle" draw:auto-grow-height="false" fo:padding-top="0.125cm" fo:padding-bottom="0.125cm" fo:padding-left="0.25cm" fo:padding-right="0.25cm" fo:wrap-option="wrap"/>
    </style:style>
    <style:style style:name="gr52" style:family="graphic" style:parent-style-name="standard">
      <style:graphic-properties draw:stroke="none" svg:stroke-width="0cm" draw:fill="solid" draw:fill-color="#fafaf1" draw:textarea-vertical-align="top" draw:auto-grow-height="true" fo:min-height="0cm" fo:min-width="0cm" fo:padding-top="0.125cm" fo:padding-bottom="0.125cm" fo:padding-left="0.25cm" fo:padding-right="0.25cm" fo:wrap-option="wrap"/>
    </style:style>
    <style:style style:name="gr53" style:family="graphic" style:parent-style-name="standard">
      <style:graphic-properties draw:stroke="solid" svg:stroke-width="0.053cm" svg:stroke-color="#826f05" draw:fill="none" draw:textarea-horizontal-align="center" draw:textarea-vertical-align="middle" draw:auto-grow-height="false" fo:padding-top="0.125cm" fo:padding-bottom="0.125cm" fo:padding-left="0.25cm" fo:padding-right="0.25cm" fo:wrap-option="wrap"/>
    </style:style>
    <style:style style:name="gr54" style:family="graphic" style:parent-style-name="standard">
      <style:graphic-properties draw:stroke="solid" svg:stroke-width="0.026cm" svg:stroke-color="#826f05" draw:fill="none" draw:textarea-horizontal-align="center" draw:textarea-vertical-align="middle" draw:auto-grow-height="false" fo:padding-top="0.125cm" fo:padding-bottom="0.125cm" fo:padding-left="0.25cm" fo:padding-right="0.25cm" fo:wrap-option="wrap"/>
    </style:style>
    <style:style style:name="gr55" style:family="graphic" style:parent-style-name="standard">
      <style:graphic-properties draw:stroke="solid" svg:stroke-width="0.053cm" svg:stroke-color="#ffffff" draw:fill="none" draw:textarea-horizontal-align="center" draw:textarea-vertical-align="middle" draw:auto-grow-height="false" fo:padding-top="0.125cm" fo:padding-bottom="0.125cm" fo:padding-left="0.25cm" fo:padding-right="0.25cm" fo:wrap-option="wrap"/>
    </style:style>
    <style:style style:name="gr56" style:family="graphic" style:parent-style-name="standard">
      <style:graphic-properties draw:stroke="solid" svg:stroke-width="0.053cm" svg:stroke-color="#292934" draw:fill="none" draw:textarea-horizontal-align="center" draw:textarea-vertical-align="middle" draw:auto-grow-height="false" fo:padding-top="0.125cm" fo:padding-bottom="0.125cm" fo:padding-left="0.25cm" fo:padding-right="0.25cm" fo:wrap-option="wrap"/>
    </style:style>
    <style:style style:name="gr57" style:family="graphic" style:parent-style-name="standard">
      <style:graphic-properties draw:stroke="solid" svg:stroke-width="0.073cm" svg:stroke-color="#ffffff" draw:fill="solid" draw:fill-color="#ffffff" draw:textarea-vertical-align="middle" draw:auto-grow-height="false" fo:min-height="0cm" fo:min-width="0cm" fo:padding-top="0.125cm" fo:padding-bottom="0.125cm" fo:padding-left="0.25cm" fo:padding-right="0.25cm" fo:wrap-option="wrap"/>
    </style:style>
    <style:style style:name="gr58" style:family="graphic" style:parent-style-name="standard">
      <style:graphic-properties draw:stroke="none" svg:stroke-width="0cm" draw:fill="none" draw:textarea-horizontal-align="left" draw:textarea-vertical-align="top" draw:auto-grow-height="true" fo:min-height="0cm" fo:min-width="0cm" fo:padding-top="0.125cm" fo:padding-bottom="0.125cm" fo:padding-left="0.25cm" fo:padding-right="0.25cm" fo:wrap-option="wrap"/>
      <style:paragraph-properties style:writing-mode="tb-rl"/>
    </style:style>
    <style:style style:name="gr59" style:family="graphic" style:parent-style-name="standard">
      <style:graphic-properties draw:stroke="solid" svg:stroke-width="0.079cm" svg:stroke-color="#292934" draw:fill="none" draw:textarea-horizontal-align="center" draw:textarea-vertical-align="middle" draw:auto-grow-height="false" fo:padding-top="0.125cm" fo:padding-bottom="0.125cm" fo:padding-left="0.25cm" fo:padding-right="0.25cm" fo:wrap-option="wrap"/>
    </style:style>
    <style:style style:name="gr60" style:family="graphic" style:parent-style-name="standard">
      <style:graphic-properties draw:stroke="none" svg:stroke-width="0.026cm" draw:stroke-linejoin="miter" draw:fill="solid" draw:fill-color="#ffffff" draw:textarea-vertical-align="top" draw:auto-grow-height="true" fo:min-height="0cm" fo:min-width="0cm" fo:padding-top="0.125cm" fo:padding-bottom="0.125cm" fo:padding-left="0.25cm" fo:padding-right="0.25cm" fo:wrap-option="wrap"/>
    </style:style>
    <style:style style:name="gr61"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6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draw:stroke="solid" svg:stroke-width="0.053cm" svg:stroke-color="#000000" draw:stroke-linejoin="round" draw:fill="none" draw:textarea-vertical-align="top" draw:auto-grow-height="false" fo:min-height="0cm" fo:min-width="0cm" fo:padding-top="0cm" fo:padding-bottom="0cm" fo:padding-left="0cm" fo:padding-right="0cm" fo:wrap-option="wrap"/>
    </style:style>
    <style:style style:name="gr64" style:family="graphic" style:parent-style-name="standard">
      <style:graphic-properties draw:stroke="solid" svg:stroke-width="0.053cm" svg:stroke-color="#000000" draw:stroke-linejoin="round" draw:fill="none" draw:textarea-horizontal-align="center" draw:textarea-vertical-align="middle" draw:auto-grow-height="false" fo:padding-top="0.125cm" fo:padding-bottom="0.125cm" fo:padding-left="0.25cm" fo:padding-right="0.25cm" fo:wrap-option="wrap"/>
    </style:style>
    <style:style style:name="gr65"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wrap"/>
    </style:style>
    <style:style style:name="gr66" style:family="graphic" style:parent-style-name="standard">
      <style:graphic-properties draw:stroke="solid" svg:stroke-width="0.053cm" svg:stroke-color="#000000" draw:fill="none" draw:textarea-vertical-align="top" draw:auto-grow-height="false" fo:min-height="0cm" fo:min-width="0cm" fo:padding-top="0cm" fo:padding-bottom="0cm" fo:padding-left="0cm" fo:padding-right="0cm" fo:wrap-option="wrap"/>
    </style:style>
    <style:style style:name="gr67" style:family="graphic" style:parent-style-name="standard">
      <style:graphic-properties draw:stroke="solid" svg:stroke-width="0cm" svg:stroke-color="#000000" draw:fill="none" draw:textarea-vertical-align="top" draw:auto-grow-height="false" fo:min-height="0cm" fo:min-width="0cm" fo:padding-top="0cm" fo:padding-bottom="0cm" fo:padding-left="0cm" fo:padding-right="0cm" fo:wrap-option="wrap"/>
    </style:style>
    <style:style style:name="gr68" style:family="graphic" style:parent-style-name="standard">
      <style:graphic-properties draw:stroke="solid" svg:stroke-width="0.026cm" svg:stroke-color="#292934" draw:stroke-linejoin="round" draw:fill="solid" draw:fill-color="#292934" draw:textarea-vertical-align="top" draw:auto-grow-height="false" fo:min-height="0cm" fo:min-width="0cm" fo:padding-top="0cm" fo:padding-bottom="0cm" fo:padding-left="0cm" fo:padding-right="0cm" fo:wrap-option="wrap"/>
    </style:style>
    <style:style style:name="gr69" style:family="graphic" style:parent-style-name="standard">
      <style:graphic-properties draw:stroke="solid" svg:stroke-width="0.026cm" svg:stroke-color="#292934" draw:stroke-linejoin="round" draw:fill="solid" draw:fill-color="#ffffff" draw:textarea-vertical-align="top" draw:auto-grow-height="false" fo:min-height="0cm" fo:min-width="0cm" fo:padding-top="0cm" fo:padding-bottom="0cm" fo:padding-left="0cm" fo:padding-right="0cm" fo:wrap-option="wrap"/>
    </style:style>
    <style:style style:name="gr70" style:family="graphic" style:parent-style-name="standard">
      <style:graphic-properties draw:stroke="none" svg:stroke-width="0cm" draw:fill="solid" draw:fill-color="#ffffff" draw:textarea-vertical-align="middle" draw:auto-grow-height="false" fo:min-height="0cm" fo:min-width="0cm" fo:padding-top="0.1cm" fo:padding-bottom="0.1cm" fo:padding-left="0.1cm" fo:padding-right="0cm" fo:wrap-option="wrap"/>
    </style:style>
    <style:style style:name="gr71" style:family="graphic" style:parent-style-name="standard">
      <style:graphic-properties draw:stroke="none" svg:stroke-width="0.026cm" draw:stroke-linejoin="miter" draw:fill="none" draw:textarea-vertical-align="top" draw:auto-grow-height="false" fo:min-height="0cm" fo:min-width="0cm" fo:padding-top="0.127cm" fo:padding-bottom="0.127cm" fo:padding-left="0.254cm" fo:padding-right="0.254cm" fo:wrap-option="wrap"/>
    </style:style>
    <style:style style:name="gr72" style:family="graphic" style:parent-style-name="standard">
      <style:graphic-properties draw:stroke="solid" svg:stroke-width="0.073cm" svg:stroke-color="#c00000" draw:fill="none" draw:textarea-vertical-align="middle" draw:auto-grow-height="false" fo:min-height="0cm" fo:min-width="0cm" fo:padding-top="0.125cm" fo:padding-bottom="0.125cm" fo:padding-left="0.25cm" fo:padding-right="0.25cm" fo:wrap-option="wrap"/>
    </style:style>
    <style:style style:name="gr73" style:family="graphic" style:parent-style-name="standard">
      <style:graphic-properties draw:stroke="solid" svg:stroke-width="0.073cm" svg:stroke-color="#005e5e" draw:fill="none" draw:textarea-vertical-align="middle" draw:auto-grow-height="false" fo:min-height="0cm" fo:min-width="0cm" fo:padding-top="0.125cm" fo:padding-bottom="0.125cm" fo:padding-left="0.25cm" fo:padding-right="0.25cm" fo:wrap-option="wrap"/>
    </style:style>
    <style:style style:name="gr74" style:family="graphic" style:parent-style-name="standard">
      <style:graphic-properties draw:stroke="solid" svg:stroke-width="0.073cm" svg:stroke-color="#7dba00" draw:fill="none" draw:textarea-vertical-align="middle" draw:auto-grow-height="false" fo:min-height="0cm" fo:min-width="0cm" fo:padding-top="0.125cm" fo:padding-bottom="0.125cm" fo:padding-left="0.25cm" fo:padding-right="0.25cm" fo:wrap-option="wrap"/>
    </style:style>
    <style:style style:name="gr75" style:family="graphic" style:parent-style-name="standard">
      <style:graphic-properties draw:stroke="solid" svg:stroke-width="0.073cm" svg:stroke-color="#a6a6a6" draw:fill="none" draw:textarea-vertical-align="middle" draw:auto-grow-height="false" fo:min-height="0cm" fo:min-width="0cm" fo:padding-top="0.125cm" fo:padding-bottom="0.125cm" fo:padding-left="0.25cm" fo:padding-right="0.25cm" fo:wrap-option="wrap"/>
    </style:style>
    <style:style style:name="gr76" style:family="graphic" style:parent-style-name="standard">
      <style:graphic-properties draw:stroke="solid" svg:stroke-width="0.026cm" svg:stroke-color="#292934" draw:fill="none" draw:textarea-horizontal-align="center" draw:textarea-vertical-align="middle" draw:auto-grow-height="false" fo:padding-top="0.125cm" fo:padding-bottom="0.125cm" fo:padding-left="0.25cm" fo:padding-right="0.25cm" fo:wrap-option="wrap"/>
    </style:style>
    <style:style style:name="gr77" style:family="graphic" style:parent-style-name="standard">
      <style:graphic-properties draw:stroke="none" svg:stroke-width="0.073cm" draw:fill="none" draw:textarea-vertical-align="middle" draw:auto-grow-height="false" fo:min-height="0cm" fo:min-width="0cm" fo:padding-top="0.125cm" fo:padding-bottom="0.125cm" fo:padding-left="0.25cm" fo:padding-right="0.25cm" fo:wrap-option="wrap"/>
    </style:style>
    <style:style style:name="gr78" style:family="graphic" style:parent-style-name="standard">
      <style:graphic-properties draw:stroke="solid" svg:stroke-width="0.106cm" svg:stroke-color="#7dba00" draw:fill="none" draw:textarea-horizontal-align="center" draw:textarea-vertical-align="middle" draw:auto-grow-height="false" fo:padding-top="0.125cm" fo:padding-bottom="0.125cm" fo:padding-left="0.25cm" fo:padding-right="0.25cm" fo:wrap-option="wrap"/>
    </style:style>
    <style:style style:name="gr79" style:family="graphic" style:parent-style-name="standard">
      <style:graphic-properties draw:stroke="solid" svg:stroke-width="0.106cm" svg:stroke-color="#008080" draw:fill="none" draw:textarea-horizontal-align="center" draw:textarea-vertical-align="middle" draw:auto-grow-height="false" fo:padding-top="0.125cm" fo:padding-bottom="0.125cm" fo:padding-left="0.25cm" fo:padding-right="0.25cm" fo:wrap-option="wrap"/>
    </style:style>
    <style:style style:name="gr80" style:family="graphic" style:parent-style-name="standard">
      <style:graphic-properties draw:stroke="solid" svg:stroke-width="0.106cm" svg:stroke-color="#a6a6a6" draw:fill="none" draw:textarea-horizontal-align="center" draw:textarea-vertical-align="middle" draw:auto-grow-height="false" fo:padding-top="0.125cm" fo:padding-bottom="0.125cm" fo:padding-left="0.25cm" fo:padding-right="0.25cm" fo:wrap-option="wrap"/>
    </style:style>
    <style:style style:name="gr81" style:family="graphic" style:parent-style-name="standard">
      <style:graphic-properties draw:stroke="solid" svg:stroke-width="0.106cm" svg:stroke-color="#c00000" draw:fill="none" draw:textarea-horizontal-align="center" draw:textarea-vertical-align="middle" draw:auto-grow-height="false" fo:padding-top="0.125cm" fo:padding-bottom="0.125cm" fo:padding-left="0.25cm" fo:padding-right="0.25cm" fo:wrap-option="wrap"/>
    </style:style>
    <style:style style:name="gr82"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ole-draw-aspect="1"/>
    </style:style>
    <style:style style:name="gr83" style:family="graphic" style:parent-style-name="standard">
      <style:graphic-properties draw:stroke="none" svg:stroke-width="0cm" draw:fill="none" draw:textarea-vertical-align="top" draw:auto-grow-height="false" fo:min-height="0cm" fo:min-width="0cm" fo:padding-top="0.127cm" fo:padding-bottom="0.127cm" fo:padding-left="0.254cm" fo:padding-right="0.254cm" fo:wrap-option="wrap"/>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4" style:family="presentation" style:parent-style-name="Default-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Default-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6"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pr7" style:family="presentation" style:parent-style-name="Default_20_3-notes">
      <style:graphic-properties draw:fill-color="#ffffff" fo:min-height="11.429cm"/>
    </style:style>
    <style:style style:name="pr8" style:family="presentation" style:parent-style-name="Default_20_4-outline1">
      <style:graphic-properties draw:stroke="solid" svg:stroke-width="0.026cm" svg:stroke-color="#008080" draw:fill="solid" draw:fill-color="#008080" draw:textarea-vertical-align="top" draw:auto-grow-height="false" fo:min-height="12.573cm" fo:padding-top="0.125cm" fo:padding-bottom="0.125cm" fo:padding-left="0.25cm" fo:padding-right="0.25cm" fo:wrap-option="wrap"/>
    </style:style>
    <style:style style:name="pr9" style:family="presentation" style:parent-style-name="Default_20_4-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10" style:family="presentation" style:parent-style-name="Default_20_4-title">
      <style:graphic-properties draw:stroke="none" svg:stroke-width="0cm" draw:fill="none" draw:textarea-vertical-align="top" draw:auto-grow-height="false" fo:min-height="3.181cm" fo:padding-top="0.125cm" fo:padding-bottom="0.125cm" fo:padding-left="0.25cm" fo:padding-right="0.25cm" fo:wrap-option="wrap"/>
    </style:style>
    <style:style style:name="pr11" style:family="presentation" style:parent-style-name="Default_20_4-notes">
      <style:graphic-properties draw:fill-color="#ffffff" fo:min-height="11.429cm"/>
    </style:style>
    <style:style style:name="pr12" style:family="presentation" style:parent-style-name="Default_20_5-title">
      <style:graphic-properties draw:stroke="none" svg:stroke-width="0cm" draw:fill="none" draw:textarea-vertical-align="top" draw:auto-grow-height="false" fo:min-height="3.181cm" fo:padding-top="0.125cm" fo:padding-bottom="0.125cm" fo:padding-left="0.25cm" fo:padding-right="0.25cm" fo:wrap-option="wrap"/>
    </style:style>
    <style:style style:name="pr13" style:family="presentation" style:parent-style-name="Default_20_5-notes">
      <style:graphic-properties draw:fill-color="#ffffff" fo:min-height="11.429cm"/>
    </style:style>
    <style:style style:name="pr14" style:family="presentation" style:parent-style-name="Default_20_4-outline1">
      <style:graphic-properties draw:stroke="solid" svg:stroke-width="0.026cm" svg:stroke-color="#008080" draw:fill="solid" draw:fill-color="#008080" draw:textarea-vertical-align="top" draw:auto-grow-height="false" draw:fit-to-size="false" fo:min-height="12.573cm" fo:padding-top="0.125cm" fo:padding-bottom="0.125cm" fo:padding-left="0.25cm" fo:padding-right="0.25cm" fo:wrap-option="wrap"/>
    </style:style>
    <style:style style:name="pr15" style:family="presentation" style:parent-style-name="Default_20_4-outline1">
      <style:graphic-properties draw:stroke="solid" svg:stroke-width="0cm" svg:stroke-color="#292934" draw:fill="solid" draw:fill-color="#ffffff" draw:textarea-vertical-align="top" draw:auto-grow-height="false" fo:min-height="12.573cm" fo:padding-top="0.125cm" fo:padding-bottom="0.125cm" fo:padding-left="0.25cm" fo:padding-right="0.25cm" fo:wrap-option="wrap"/>
    </style:style>
    <style:style style:name="pr16" style:family="presentation" style:parent-style-name="Default_20_4-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7" style:family="presentation" style:parent-style-name="Default_20_4-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8" style:family="presentation" style:parent-style-name="Default_20_4-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19" style:family="presentation" style:parent-style-name="Default_20_3-outline1">
      <style:graphic-properties draw:stroke="none" svg:stroke-width="0cm" draw:fill="none" draw:textarea-vertical-align="top" draw:auto-grow-height="false" draw:fit-to-size="false" fo:min-height="12.573cm" fo:padding-top="0.125cm" fo:padding-bottom="0.125cm" fo:padding-left="0.25cm" fo:padding-right="0.25cm" fo:wrap-option="wrap"/>
    </style:style>
    <style:style style:name="pr20" style:family="presentation" style:parent-style-name="Default_20_4-outline1">
      <style:graphic-properties draw:stroke="solid" svg:stroke-width="0.026cm" svg:stroke-color="#008080" draw:fill="solid" draw:fill-color="#ffffff" draw:textarea-vertical-align="top" draw:auto-grow-height="false" fo:min-height="12.573cm" fo:padding-top="0.125cm" fo:padding-bottom="0.125cm" fo:padding-left="0.25cm" fo:padding-right="0.25cm" fo:wrap-option="wrap"/>
    </style:style>
    <style:style style:name="pr21" style:family="presentation" style:parent-style-name="Default_20_6-title">
      <style:graphic-properties draw:stroke="none" svg:stroke-width="0cm" draw:fill="none" draw:textarea-vertical-align="top" draw:auto-grow-height="false" fo:min-height="3.181cm" fo:padding-top="0.125cm" fo:padding-bottom="0.125cm" fo:padding-left="0.25cm" fo:padding-right="0.25cm" fo:wrap-option="wrap"/>
    </style:style>
    <style:style style:name="pr22" style:family="presentation" style:parent-style-name="Default_20_6-outline1">
      <style:graphic-properties draw:stroke="none" svg:stroke-width="0cm" draw:fill="solid" draw:fill-color="#ffffff" draw:textarea-vertical-align="middle" draw:auto-grow-height="false" fo:min-height="12.573cm" fo:padding-top="0.125cm" fo:padding-bottom="0.125cm" fo:padding-left="0.25cm" fo:padding-right="0.25cm" fo:wrap-option="wrap"/>
    </style:style>
    <style:style style:name="pr23" style:family="presentation" style:parent-style-name="Default_20_6-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24" style:family="presentation" style:parent-style-name="Default_20_6-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5" style:family="presentation" style:parent-style-name="Default_20_6-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6" style:family="presentation" style:parent-style-name="Default_20_6-notes">
      <style:graphic-properties draw:fill-color="#ffffff" fo:min-height="11.429cm"/>
    </style:style>
    <style:style style:name="pr27" style:family="presentation" style:parent-style-name="Default_20_7-notes">
      <style:graphic-properties draw:fill-color="#ffffff" fo:min-height="11.429cm"/>
    </style:style>
    <style:style style:name="co1" style:family="table-column">
      <style:table-column-properties style:column-width="5cm" style:use-optimal-column-width="false"/>
    </style:style>
    <style:style style:name="co2" style:family="table-column">
      <style:table-column-properties style:column-width="4.999cm" style:use-optimal-column-width="false"/>
    </style:style>
    <style:style style:name="ro1" style:family="table-row">
      <style:table-row-properties style:row-height="1.03cm"/>
    </style:style>
    <style:style style:name="ce1" style:family="table-cell">
      <style:graphic-properties style:repeat="repeat" draw:textarea-vertical-align="middle" fo:padding-top="0.127cm" fo:padding-bottom="0.127cm" fo:padding-left="0.254cm" fo:padding-right="0.254cm"/>
      <style:paragraph-properties fo:margin-left="0cm" fo:margin-right="0cm" fo:margin-top="0cm" fo:margin-bottom="0cm" fo:text-align="start" fo:text-indent="0cm" style:border-line-width="0.008cm 0cm 0.008cm" fo:border="0.008cm solid #292934" style:punctuation-wrap="hanging" style:writing-mode="lr-tb"/>
      <style:text-properties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style:repeat="repeat" draw:textarea-vertical-align="middle" fo:padding-top="0.127cm" fo:padding-bottom="0.127cm" fo:padding-left="0.254cm" fo:padding-right="0.254cm"/>
      <style:paragraph-properties fo:margin-left="0cm" fo:margin-right="0cm" fo:margin-top="0cm" fo:margin-bottom="0cm" fo:text-align="start" fo:text-indent="0cm" style:border-line-width="0.008cm 0cm 0.008cm" fo:border="0.008cm solid #292934" style:punctuation-wrap="hanging" style:writing-mode="lr-tb"/>
      <style:text-properties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style:repeat="repeat" draw:textarea-vertical-align="middle" fo:padding-top="0.127cm" fo:padding-bottom="0.127cm" fo:padding-left="0.254cm" fo:padding-right="0.254cm"/>
      <style:paragraph-properties fo:margin-left="0cm" fo:margin-right="0cm" fo:margin-top="0cm" fo:margin-bottom="0cm" fo:text-align="start" fo:text-indent="0cm" style:border-line-width="0.008cm 0cm 0.008cm" fo:border="0.008cm solid #292934" style:punctuation-wrap="hanging" style:writing-mode="lr-tb"/>
      <style:text-properties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style:repeat="repeat" draw:textarea-vertical-align="middle" fo:padding-top="0.127cm" fo:padding-bottom="0.127cm" fo:padding-left="0.254cm" fo:padding-right="0.254cm"/>
      <style:paragraph-properties fo:margin-left="0cm" fo:margin-right="0cm" fo:margin-top="0cm" fo:margin-bottom="0cm" fo:text-align="start" fo:text-indent="0cm" style:border-line-width="0.008cm 0cm 0.008cm" fo:border="0.008cm solid #292934" style:punctuation-wrap="hanging" style:writing-mode="lr-tb"/>
      <style:text-properties style:text-line-through-style="none" fo:letter-spacing="normal" fo:font-style="normal" style:text-underline-style="none" fo:font-weight="normal" style:font-style-asian="normal" style:font-weight-asian="normal" style:font-style-complex="normal" style:font-weight-complex="normal" fo:hyphenate="false"/>
    </style:style>
    <style:style style:name="ce5" style:family="table-cell">
      <style:graphic-properties style:repeat="repeat" draw:textarea-vertical-align="middle" fo:padding-top="0.127cm" fo:padding-bottom="0.127cm" fo:padding-left="0.254cm" fo:padding-right="0.254cm"/>
      <style:paragraph-properties fo:margin-left="0cm" fo:margin-right="0cm" fo:margin-top="0cm" fo:margin-bottom="0cm" fo:text-align="start" fo:text-indent="0cm" style:border-line-width="0.008cm 0cm 0.008cm" fo:border="0.008cm solid #292934" style:punctuation-wrap="hanging" style:writing-mode="lr-tb"/>
      <style:text-properties style:text-line-through-style="none" fo:letter-spacing="normal" fo:font-style="normal" style:text-underline-style="none" fo:font-weight="normal" style:font-style-asian="normal" style:font-weight-asian="normal" style:font-style-complex="normal" style:font-weight-complex="normal" fo:hyphenate="false"/>
    </style:style>
    <style:style style:name="ce6" style:family="table-cell">
      <style:graphic-properties style:repeat="repeat" draw:textarea-vertical-align="middle" fo:padding-top="0.127cm" fo:padding-bottom="0.127cm" fo:padding-left="0.254cm" fo:padding-right="0.254cm"/>
      <style:paragraph-properties fo:margin-left="0cm" fo:margin-right="0cm" fo:margin-top="0cm" fo:margin-bottom="0cm" fo:text-align="start" fo:text-indent="0cm" style:border-line-width="0.008cm 0cm 0.008cm" fo:border="0.008cm solid #292934" style:punctuation-wrap="hanging" style:writing-mode="lr-tb"/>
      <style:text-properties style:text-line-through-style="none" fo:letter-spacing="normal" fo:font-style="normal" style:text-underline-style="none" fo:font-weight="normal" style:font-style-asian="normal" style:font-weight-asian="normal" style:font-style-complex="normal" style:font-weight-complex="normal" fo:hyphenate="false"/>
    </style:style>
    <style:style style:name="ce7" style:family="table-cell">
      <style:graphic-properties style:repeat="repeat" draw:textarea-vertical-align="middle" fo:padding-top="0.127cm" fo:padding-bottom="0.127cm" fo:padding-left="0.254cm" fo:padding-right="0.254cm"/>
      <style:paragraph-properties fo:margin-left="0cm" fo:margin-right="0cm" fo:margin-top="0cm" fo:margin-bottom="0cm" fo:text-align="start" fo:text-indent="0cm" style:border-line-width="0.008cm 0cm 0.008cm" fo:border="0.008cm solid #292934" style:punctuation-wrap="hanging" style:writing-mode="lr-tb"/>
      <style:text-properties style:text-line-through-style="none" fo:letter-spacing="normal" fo:font-style="normal" style:text-underline-style="none" fo:font-weight="normal" style:font-style-asian="normal" style:font-weight-asian="normal" style:font-style-complex="normal" style:font-weight-complex="normal" fo:hyphenate="false"/>
    </style:style>
    <style:style style:name="ce8" style:family="table-cell">
      <style:graphic-properties style:repeat="repeat" draw:textarea-vertical-align="middle" fo:padding-top="0.127cm" fo:padding-bottom="0.127cm" fo:padding-left="0.254cm" fo:padding-right="0.254cm"/>
      <style:paragraph-properties fo:margin-left="0cm" fo:margin-right="0cm" fo:margin-top="0cm" fo:margin-bottom="0cm" fo:text-align="start" fo:text-indent="0cm" style:border-line-width="0.008cm 0cm 0.008cm" fo:border="0.008cm solid #292934" style:punctuation-wrap="hanging" style:writing-mode="lr-tb"/>
      <style:text-properties style:text-line-through-style="none" fo:letter-spacing="normal" fo:font-style="normal" style:text-underline-style="none" fo:font-weight="normal" style:font-style-asian="normal" style:font-weight-asian="normal" style:font-style-complex="normal" style:font-weight-complex="normal" fo:hyphenate="false"/>
    </style:style>
    <style:style style:name="ce9" style:family="table-cell">
      <style:graphic-properties style:repeat="repeat" draw:textarea-vertical-align="middle" fo:padding-top="0.127cm" fo:padding-bottom="0.127cm" fo:padding-left="0.254cm" fo:padding-right="0.254cm"/>
      <style:paragraph-properties fo:margin-left="0cm" fo:margin-right="0cm" fo:margin-top="0cm" fo:margin-bottom="0cm" fo:text-align="start" fo:text-indent="0cm" style:border-line-width="0.008cm 0cm 0.008cm" fo:border="0.008cm solid #292934" style:punctuation-wrap="hanging" style:writing-mode="lr-tb"/>
      <style:text-properties style:text-line-through-style="none" fo:letter-spacing="normal" fo:font-style="normal" style:text-underline-style="none" fo:font-weight="normal" style:font-style-asian="normal" style:font-weight-asian="normal" style:font-style-complex="normal" style:font-weight-complex="normal" fo:hyphenate="false"/>
    </style:style>
    <style:style style:name="ce10" style:family="table-cell">
      <style:graphic-properties style:repeat="repeat" draw:textarea-vertical-align="middle" fo:padding-top="0.127cm" fo:padding-bottom="0.127cm" fo:padding-left="0.254cm" fo:padding-right="0.254cm"/>
      <style:paragraph-properties fo:margin-left="0cm" fo:margin-right="0cm" fo:margin-top="0cm" fo:margin-bottom="0cm" fo:text-align="start" fo:text-indent="0cm" style:border-line-width="0.008cm 0cm 0.008cm" fo:border="0.008cm solid #292934" style:punctuation-wrap="hanging" style:writing-mode="lr-tb"/>
      <style:text-properties style:text-line-through-style="none" fo:letter-spacing="normal" fo:font-style="normal" style:text-underline-style="none" fo:font-weight="normal" style:font-style-asian="normal" style:font-weight-asian="normal" style:font-style-complex="normal" style:font-weight-complex="normal" fo:hyphenate="false"/>
    </style:style>
    <style:style style:name="ce11" style:family="table-cell">
      <style:graphic-properties style:repeat="repeat" draw:textarea-vertical-align="middle" fo:padding-top="0.127cm" fo:padding-bottom="0.127cm" fo:padding-left="0.254cm" fo:padding-right="0.254cm"/>
      <style:paragraph-properties fo:margin-left="0cm" fo:margin-right="0cm" fo:margin-top="0cm" fo:margin-bottom="0cm" fo:text-align="start" fo:text-indent="0cm" style:border-line-width="0.008cm 0cm 0.008cm" fo:border="0.008cm solid #292934" style:punctuation-wrap="hanging" style:writing-mode="lr-tb"/>
      <style:text-properties style:text-line-through-style="none" fo:letter-spacing="normal" fo:font-style="normal" style:text-underline-style="none" fo:font-weight="normal" style:font-style-asian="normal" style:font-weight-asian="normal" style:font-style-complex="normal" style:font-weight-complex="normal" fo:hyphenate="false"/>
    </style:style>
    <style:style style:name="ce12" style:family="table-cell">
      <style:graphic-properties style:repeat="repeat" draw:textarea-vertical-align="middle" fo:padding-top="0.127cm" fo:padding-bottom="0.127cm" fo:padding-left="0.254cm" fo:padding-right="0.254cm"/>
      <style:paragraph-properties fo:margin-left="0cm" fo:margin-right="0cm" fo:margin-top="0cm" fo:margin-bottom="0cm" fo:text-align="start" fo:text-indent="0cm" style:border-line-width="0.008cm 0cm 0.008cm" fo:border="0.008cm solid #292934" style:punctuation-wrap="hanging" style:writing-mode="lr-tb"/>
      <style:text-properties style:text-line-through-style="none" fo:letter-spacing="normal" fo:font-style="normal" style:text-underline-style="none" fo:font-weight="normal" style:font-style-asian="normal" style:font-weight-asian="normal" style:font-style-complex="normal" style:font-weight-complex="normal" fo:hyphenate="false"/>
    </style:style>
    <style:style style:name="ce13" style:family="table-cell">
      <style:graphic-properties style:repeat="repeat" draw:textarea-vertical-align="middle" fo:padding-top="0.127cm" fo:padding-bottom="0.127cm" fo:padding-left="0.254cm" fo:padding-right="0.254cm"/>
      <style:paragraph-properties fo:margin-left="0cm" fo:margin-right="0cm" fo:margin-top="0cm" fo:margin-bottom="0cm" fo:text-align="start" fo:text-indent="0cm" style:border-line-width="0.008cm 0cm 0.008cm" fo:border="0.008cm solid #292934" style:punctuation-wrap="hanging" style:writing-mode="lr-tb"/>
      <style:text-properties style:text-line-through-style="none" fo:letter-spacing="normal" fo:font-style="normal" style:text-underline-style="none" fo:font-weight="normal" style:font-style-asian="normal" style:font-weight-asian="normal" style:font-style-complex="normal" style:font-weight-complex="normal" fo:hyphenate="false"/>
    </style:style>
    <style:style style:name="ce14" style:family="table-cell">
      <style:graphic-properties style:repeat="repeat" draw:textarea-vertical-align="middle" fo:padding-top="0.127cm" fo:padding-bottom="0.127cm" fo:padding-left="0.254cm" fo:padding-right="0.254cm"/>
      <style:paragraph-properties fo:margin-left="0cm" fo:margin-right="0cm" fo:margin-top="0cm" fo:margin-bottom="0cm" fo:text-align="start" fo:text-indent="0cm" style:border-line-width="0.008cm 0cm 0.008cm" fo:border="0.008cm solid #292934" style:punctuation-wrap="hanging" style:writing-mode="lr-tb"/>
      <style:text-properties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style:line-height-at-least="0.847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212cm" fo:text-align="start" fo:text-indent="0cm"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text-properties fo:font-size="18pt"/>
    </style:style>
    <style:style style:name="P7" style:family="paragraph">
      <style:paragraph-properties fo:margin-left="0cm" fo:margin-right="0cm" fo:margin-top="0cm" fo:margin-bottom="0cm" fo:line-height="100%" fo:text-align="center" fo:text-indent="0cm" style:punctuation-wrap="hanging"/>
      <style:text-properties fo:font-size="18pt" fo:hyphenate="false"/>
    </style:style>
    <style:style style:name="P8" style:family="paragraph">
      <style:paragraph-properties style:writing-mode="lr-tb"/>
    </style:style>
    <style:style style:name="P9" style:family="paragraph">
      <style:paragraph-properties fo:text-align="center"/>
      <style:text-properties fo:font-size="18pt"/>
    </style:style>
    <style:style style:name="P10" style:family="paragraph">
      <style:paragraph-properties fo:margin-left="0cm" fo:margin-right="0cm" fo:margin-top="0cm" fo:margin-bottom="0cm" fo:text-align="start" fo:text-indent="0cm" style:punctuation-wrap="hanging" style:writing-mode="lr-tb"/>
      <style:text-properties fo:font-size="18pt" fo:hyphenate="false"/>
    </style:style>
    <style:style style:name="P11" style:family="paragraph">
      <style:paragraph-properties fo:text-align="center" style:punctuation-wrap="hanging"/>
      <style:text-properties fo:font-size="18pt"/>
    </style:style>
    <style:style style:name="P12" style:family="paragraph">
      <style:paragraph-properties fo:text-align="center" style:punctuation-wrap="simple"/>
      <style:text-properties fo:font-size="18pt"/>
    </style:style>
    <style:style style:name="P13" style:family="paragraph">
      <style:paragraph-properties fo:line-height="90%" fo:text-align="center"/>
      <style:text-properties fo:font-size="18pt"/>
    </style:style>
    <style:style style:name="P14"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15" style:family="paragraph">
      <style:paragraph-properties fo:text-align="end"/>
      <style:text-properties fo:font-size="18pt"/>
    </style:style>
    <style:style style:name="P1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7" style:family="paragraph">
      <style:paragraph-properties fo:margin-top="0cm" fo:margin-bottom="0cm" style:punctuation-wrap="hanging"/>
      <style:text-properties fo:font-size="18pt"/>
    </style:style>
    <style:style style:name="P18" style:family="paragraph">
      <style:paragraph-properties fo:margin-top="0cm" fo:margin-bottom="0cm" fo:text-align="end"/>
      <style:text-properties fo:font-size="18pt"/>
    </style:style>
    <style:style style:name="P19" style:family="paragraph">
      <style:paragraph-properties fo:margin-top="0cm" fo:margin-bottom="0cm" fo:text-align="center" style:punctuation-wrap="hanging"/>
      <style:text-properties fo:font-size="18pt"/>
    </style:style>
    <style:style style:name="P20" style:family="paragraph">
      <style:paragraph-properties fo:margin-left="0cm" fo:margin-right="0cm" fo:margin-top="0cm" fo:margin-bottom="0cm" fo:text-align="start" fo:text-indent="0cm" style:punctuation-wrap="hanging" style:writing-mode="lr-tb"/>
      <style:text-properties fo:hyphenate="false"/>
    </style:style>
    <style:style style:name="P21" style:family="paragraph">
      <style:paragraph-properties fo:margin-left="0cm" fo:margin-right="0cm" fo:margin-top="0.582cm" fo:margin-bottom="0cm" fo:line-height="90%" fo:text-align="center" fo:text-indent="0cm" style:punctuation-wrap="hanging" style:writing-mode="lr-tb"/>
      <style:text-properties fo:font-size="18pt" fo:hyphenate="false"/>
    </style:style>
    <style:style style:name="T1" style:family="text">
      <style:text-properties fo:color="#292934"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 style:family="text">
      <style:text-properties fo:color="#292934"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color="#000000" style:text-line-through-style="none" fo:font-family="+mn-lt"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4" style:family="text">
      <style:text-properties fo:color="#292934"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5" style:family="text">
      <style:text-properties fo:color="#ffffff" style:text-line-through-style="none"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 style:family="text">
      <style:text-properties fo:color="#ffffff" style:text-line-through-style="non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7" style:family="text">
      <style:text-properties fo:color="#ffffff"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8"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9" style:family="text">
      <style:text-properties fo:color="#ffffff"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0" style:family="text">
      <style:text-properties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style:text-line-through-style="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color="#292934"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3" style:family="text">
      <style:text-properties fo:color="#292934" style:text-line-through-style="none" fo:font-family="Arial"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4" style:family="text">
      <style:text-properties fo:color="#292934"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color="#292934" style:text-line-through-style="none" fo:font-family="Corbel" fo:font-size="24pt" fo:letter-spacing="normal" fo:font-style="normal" style:text-underline-style="none" fo:font-weight="bold" style:font-family-asian="'MS PGothic'" style:font-pitch-asian="fixed" style:font-size-asian="24pt" style:font-style-asian="normal" style:font-weight-asian="bold" style:font-size-complex="24pt" style:font-style-complex="normal" style:font-weight-complex="bold"/>
    </style:style>
    <style:style style:name="T16" style:family="text">
      <style:text-properties fo:color="#ffffff" style:text-line-through-style="none" fo:font-size="20pt" fo:letter-spacing="normal" fo:font-style="normal" style:text-underline-style="none" fo:font-weight="bold" style:font-size-asian="20pt" style:font-style-asian="normal" style:font-weight-asian="bold" style:font-family-complex="Arial" style:font-size-complex="20pt" style:font-style-complex="normal" style:font-weight-complex="bold"/>
    </style:style>
    <style:style style:name="T17" style:family="text">
      <style:text-properties fo:color="#000000" style:text-line-through-style="none" fo:letter-spacing="normal" fo:font-style="normal" style:text-underline-style="none" fo:font-weight="bold" style:font-style-asian="normal" style:font-weight-asian="bold" style:font-family-complex="Arial" style:font-style-complex="normal" style:font-weight-complex="bold"/>
    </style:style>
    <style:style style:name="T18" style:family="text">
      <style:text-properties fo:color="#000000" style:text-line-through-style="none" fo:font-size="20pt" fo:letter-spacing="normal" fo:font-style="normal" style:text-underline-style="none" fo:font-weight="bold" style:font-size-asian="20pt" style:font-style-asian="normal" style:font-weight-asian="bold" style:font-family-complex="Arial" style:font-size-complex="20pt" style:font-style-complex="normal" style:font-weight-complex="bold"/>
    </style:style>
    <style:style style:name="T19" style:family="text">
      <style:text-properties fo:color="#000000" style:text-line-through-style="none" fo:font-size="20pt" fo:letter-spacing="normal" fo:font-style="italic" style:text-underline-style="none" fo:font-weight="bold" style:font-size-asian="20pt" style:font-style-asian="italic" style:font-weight-asian="bold" style:font-family-complex="Arial" style:font-size-complex="20pt" style:font-style-complex="italic" style:font-weight-complex="bold"/>
    </style:style>
    <style:style style:name="T20" style:family="text">
      <style:text-properties fo:color="#000000" style:text-line-through-style="none" fo:font-size="20pt" fo:letter-spacing="normal" fo:font-style="normal" style:text-underline-style="none" fo:font-weight="bold" style:font-size-asian="20pt" style:font-style-asian="normal" style:font-weight-asian="bold" style:font-family-complex="'ＭＳ Ｐゴシック'" style:font-size-complex="20pt" style:font-style-complex="normal" style:font-weight-complex="bold"/>
    </style:style>
    <style:style style:name="T21" style:family="text">
      <style:text-properties fo:color="#000000" style:text-line-through-style="none" fo:font-size="14pt" fo:letter-spacing="normal" fo:font-style="normal" style:text-underline-style="none" fo:font-weight="bold" style:font-size-asian="14pt" style:font-style-asian="normal" style:font-weight-asian="bold" style:font-family-complex="Arial" style:font-size-complex="14pt" style:font-style-complex="normal" style:font-weight-complex="bold"/>
    </style:style>
    <style:style style:name="T22" style:family="text">
      <style:text-properties fo:color="#ffffff" style:text-line-through-style="none" fo:font-size="14pt" fo:letter-spacing="normal" fo:font-style="normal" style:text-underline-style="none" fo:font-weight="bold" style:font-size-asian="14pt" style:font-style-asian="normal" style:font-weight-asian="bold" style:font-family-complex="Arial" style:font-size-complex="14pt" style:font-style-complex="normal" style:font-weight-complex="bold"/>
    </style:style>
    <style:style style:name="T23" style:family="text">
      <style:text-properties fo:color="#000000"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color="#ffffff"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4b5457" style:text-line-through-style="non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26" style:family="text">
      <style:text-properties fo:color="#000000" style:text-line-through-style="none"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7" style:family="text">
      <style:text-properties fo:color="#000000" style:text-line-through-style="none"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8" style:family="text">
      <style:text-properties fo:color="#ffffff"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9" style:family="text">
      <style:text-properties fo:color="#1f2324" style:text-line-through-style="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0" style:family="text">
      <style:text-properties fo:color="#1f2324"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292934" style:text-line-through-style="none" fo:font-family="Arial" fo:font-size="16pt" fo:letter-spacing="normal" fo:font-style="normal" style:text-underline-style="none" fo:font-weight="normal" style:font-family-asian="'MS PGothic'" style:font-pitch-asian="fixed" style:font-size-asian="16pt" style:font-style-asian="normal" style:font-weight-asian="normal" style:font-size-complex="16pt" style:font-style-complex="normal" style:font-weight-complex="normal"/>
    </style:style>
    <style:style style:name="T32" style:family="text">
      <style:text-properties fo:color="#292934" style:text-line-through-style="none" fo:font-family="Calibri" style:font-family-generic="swiss" fo:letter-spacing="normal" fo:font-style="normal" style:text-underline-style="none" fo:font-weight="normal" style:font-style-asian="normal" style:font-weight-asian="normal" style:font-family-complex="Arial" style:font-style-complex="normal" style:font-weight-complex="normal"/>
    </style:style>
    <style:style style:name="T33" style:family="text">
      <style:text-properties fo:color="#000000" style:text-line-through-style="none" fo:font-size="10pt" fo:letter-spacing="normal" fo:font-style="normal" style:text-underline-style="none" fo:font-weight="normal" style:font-size-asian="10pt" style:font-style-asian="normal" style:font-weight-asian="normal" style:font-family-complex="Arial" style:font-size-complex="10pt" style:font-style-complex="normal" style:font-weight-complex="normal"/>
    </style:style>
    <style:style style:name="T34" style:family="text">
      <style:text-properties fo:color="#292934" style:text-line-through-style="none" fo:font-family="Calibri" style:font-family-generic="swiss" fo:font-size="11pt" fo:letter-spacing="normal" fo:font-style="normal" style:text-underline-style="none" fo:font-weight="normal" style:font-size-asian="11pt" style:font-style-asian="normal" style:font-weight-asian="normal" style:font-family-complex="Calibri" style:font-family-generic-complex="swiss" style:font-size-complex="11pt" style:font-style-complex="normal" style:font-weight-complex="normal"/>
    </style:style>
    <style:style style:name="T35" style:family="text">
      <style:text-properties fo:color="#292934" style:text-line-through-style="none" fo:font-family="Calibri" style:font-family-generic="swiss" fo:font-size="9pt" fo:letter-spacing="normal" fo:font-style="normal" style:text-underline-style="none" fo:font-weight="normal" style:font-size-asian="9pt" style:font-style-asian="normal" style:font-weight-asian="normal" style:font-family-complex="Calibri" style:font-family-generic-complex="swiss" style:font-size-complex="9pt" style:font-style-complex="normal" style:font-weight-complex="normal"/>
    </style:style>
    <style:style style:name="T36" style:family="text">
      <style:text-properties fo:color="#292934" style:text-line-through-style="none" fo:font-family="Arial" fo:font-size="16pt" fo:letter-spacing="normal" fo:font-style="normal" style:text-underline-style="none" fo:font-weight="normal" style:font-size-asian="16pt" style:font-style-asian="normal" style:font-weight-asian="normal" style:font-family-complex="Arial" style:font-size-complex="16pt" style:font-style-complex="normal" style:font-weight-complex="normal"/>
    </style:style>
    <style:style style:name="T37" style:family="text">
      <style:text-properties fo:color="#292934"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8" style:family="text">
      <style:text-properties style:text-line-through-style="none"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9" style:family="text">
      <style:text-properties fo:color="#292934"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0" style:family="text">
      <style:text-properties fo:color="#292934" style:text-line-through-style="none" fo:font-family="Arial"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1" style:family="text">
      <style:text-properties fo:color="#ffffff" style:text-line-through-style="none" fo:font-family="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42" style:family="text">
      <style:text-properties fo:color="#ffffff"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3" style:family="text">
      <style:text-properties fo:color="#000000" style:text-line-through-style="none" fo:letter-spacing="normal" fo:font-style="normal" style:text-underline-style="none" fo:font-weight="normal" style:font-style-asian="normal" style:font-weight-asian="normal" style:font-style-complex="normal" style:font-weight-complex="normal"/>
    </style:style>
    <style:style style:name="T44" style:family="text">
      <style:text-properties fo:color="#292934" style:text-line-through-style="none" fo:font-family="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45" style:family="text">
      <style:text-properties fo:color="#292934" style:text-line-through-style="none" fo:font-family="'Cooper Std Black'" style:font-family-generic="roman" fo:font-size="90pt" fo:letter-spacing="normal" fo:font-style="normal" style:text-underline-style="none" fo:font-weight="bold" style:font-size-asian="90pt" style:font-style-asian="normal" style:font-weight-asian="bold" style:font-family-complex="Arial" style:font-family-generic-complex="swiss" style:font-size-complex="90pt" style:font-style-complex="normal" style:font-weight-complex="bold"/>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07cm"/>
        <style:text-properties fo:font-family="Arial" style:font-family-generic="swiss"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29293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07cm"/>
        <style:text-properties fo:font-family="Arial" style:font-family-generic="swiss" fo:color="#d2533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3cm"/>
        <style:text-properties fo:font-family="Arial" style:font-family-generic="swiss" fo:color="#d2533c"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4b5457"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1f2324"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793cm"/>
        <style:text-properties fo:font-family="Arial" style:font-family-generic="swiss"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001cm" text:min-label-width="0.507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number text:level="3" style:num-format="">
        <style:list-level-properties text:space-before="1.2cm" text:min-label-width="0.6cm"/>
        <style:text-properties style:use-window-font-color="true"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643cm"/>
        <style:text-properties fo:font-family="Arial" style:font-family-generic="swiss"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001cm" text:min-label-width="0.466cm"/>
        <style:text-properties fo:color="#ab2b2b"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space-before="0.001cm" text:min-label-width="0.475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0.6cm"/>
        <style:text-properties fo:font-family="StarSymbol" fo:color="#a6a6a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name="Title 1" presentation:style-name="pr1" draw:text-style-name="P2" draw:layer="layout" svg:width="23.706cm" svg:height="2.318cm" svg:x="0.847cm" svg:y="7.023cm" presentation:class="title" presentation:user-transformed="true">
          <draw:text-box>
            <text:p text:style-name="P1"><text:span text:style-name="T1">Imaging Modalities in Axial spondyloarthropathies <text:s/></text:span></text:p>
          </draw:text-box>
        </draw:frame>
        <draw:frame draw:name="Subtitle 2" presentation:style-name="pr2" draw:text-style-name="P2" draw:layer="layout" svg:width="23.706cm" svg:height="1.209cm" svg:x="0.847cm" svg:y="11.372cm" presentation:class="subtitle" presentation:user-transformed="true">
          <draw:text-box>
            <text:p/>
          </draw:text-box>
        </draw:frame>
        <draw:frame draw:name="Text Placeholder 3" presentation:style-name="pr3" draw:text-style-name="P2" draw:layer="layout" svg:width="23.547cm" svg:height="1.171cm" svg:x="0.847cm" svg:y="13.123cm" presentation:class="outline" presentation:user-transformed="true">
          <draw:text-box>
            <text:list text:style-name="L2">
              <text:list-item>
                <text:p text:style-name="P3"><text:span text:style-name="T2">Version- 1.0</text:span></text:p>
              </text:list-item>
            </text:list>
          </draw:text-box>
        </draw:frame>
        <presentation:notes draw:style-name="dp2">
          <draw:page-thumbnail draw:name="Slide Image Placeholder 1" draw:style-name="gr1" draw:layer="layout" svg:width="12.699cm" svg:height="9.524cm" svg:x="3.175cm" svg:y="1.905cm" draw:page-number="1" presentation:class="page"/>
          <draw:frame draw:name="Notes Placeholder 2" presentation:style-name="pr4" draw:text-style-name="P2" draw:layer="layout" svg:width="15.239cm" svg:height="11.429cm" svg:x="1.905cm" svg:y="12.065cm" presentation:class="notes" presentation:user-transformed="true">
            <draw:text-box>
              <text:p><text:span text:style-name="T3">nr-axSpA-Non-Radiographic Axial Spondyloarthritis</text:span></text:p>
            </draw:text-box>
          </draw:frame>
          <draw:frame draw:name="Slide Number Placeholder 3" presentation:style-name="pr5"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INDEX" draw:style-name="dp1" draw:master-page-name="Default_20_3">
        <draw:frame draw:name="Title 3" presentation:style-name="pr6" draw:text-style-name="P2" draw:layer="layout" svg:width="23.706cm" svg:height="2.135cm" svg:x="0.847cm" svg:y="0.192cm" presentation:class="title" presentation:user-transformed="true">
          <draw:text-box>
            <text:p text:style-name="P1"><text:span text:style-name="T1">INDEX</text:span></text:p>
          </draw:text-box>
        </draw:frame>
        <draw:g draw:name="Group 4">
          <draw:g draw:name="Group 1">
            <draw:custom-shape draw:name="Rectangle 10" draw:style-name="gr2" draw:text-style-name="P2" draw:layer="layout" svg:width="19.652cm" svg:height="0.992cm" svg:x="3.22cm" svg:y="3.382cm">
              <text:p text:style-name="P6"><text:span text:style-name="T5">Introduction to Axial Spondyloarthritis </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name="Rectangle 10" draw:style-name="gr3" draw:text-style-name="P2" draw:layer="layout" svg:width="0.997cm" svg:height="1.441cm" draw:transform="rotate (-1.57079632679579) translate (2.254cm 3.381cm)">
              <text:p/>
              <draw:enhanced-geometry svg:viewBox="0 0 21600 21600" draw:type="rectangle" draw:enhanced-path="M 0 0 L 21600 0 21600 21600 0 21600 0 0 Z N"/>
            </draw:custom-shape>
            <draw:custom-shape draw:name="Rectangle 10" draw:style-name="gr4" draw:text-style-name="P2" draw:layer="layout" svg:width="1.218cm" svg:height="1.295cm" draw:transform="rotate (-1.57079632679579) translate (3.388cm 2.966cm)">
              <text:p text:style-name="P7"><text:span text:style-name="T6">01</text:span></text:p>
              <draw:enhanced-geometry svg:viewBox="0 0 21600 21600" draw:type="rectangle" draw:enhanced-path="M 0 0 L 21600 0 21600 21600 0 21600 0 0 Z N"/>
            </draw:custom-shape>
            <draw:custom-shape draw:name="Freeform 84" draw:style-name="gr5" draw:text-style-name="P2" draw:layer="layout" svg:width="0.167cm" svg:height="0.194cm" svg:x="2.088cm" svg:y="4.183cm">
              <text:p/>
              <draw:enhanced-geometry draw:mirror-horizontal="false" draw:mirror-vertical="false" svg:viewBox="0 0 92869 114300" draw:type="non-primitive" draw:enhanced-path="M 92869 114300 L 0 0 90487 0 92869 114300 Z N">
                <draw:equation draw:name="f0" draw:formula="92869*width/92869"/>
                <draw:equation draw:name="f1" draw:formula="114300*height/114300"/>
                <draw:equation draw:name="f2" draw:formula="0*width/92869"/>
                <draw:equation draw:name="f3" draw:formula="0*height/114300"/>
                <draw:equation draw:name="f4" draw:formula="90487*width/92869"/>
                <draw:equation draw:name="f5" draw:formula="0*height/114300"/>
                <draw:equation draw:name="f6" draw:formula="92869*width/92869"/>
                <draw:equation draw:name="f7" draw:formula="114300*height/114300"/>
                <draw:equation draw:name="f8" draw:formula="width"/>
                <draw:equation draw:name="f9" draw:formula="height"/>
              </draw:enhanced-geometry>
            </draw:custom-shape>
            <draw:custom-shape draw:name="Freeform 85" draw:style-name="gr5" draw:text-style-name="P2" draw:layer="layout" svg:width="0.167cm" svg:height="0.194cm" svg:x="3.228cm" svg:y="4.183cm">
              <text:p/>
              <draw:enhanced-geometry draw:mirror-horizontal="true" draw:mirror-vertical="false" svg:viewBox="0 0 92869 114300" draw:type="non-primitive" draw:enhanced-path="M 92869 114300 L 0 0 90487 0 92869 114300 Z N">
                <draw:equation draw:name="f0" draw:formula="92869*width/92869"/>
                <draw:equation draw:name="f1" draw:formula="114300*height/114300"/>
                <draw:equation draw:name="f2" draw:formula="0*width/92869"/>
                <draw:equation draw:name="f3" draw:formula="0*height/114300"/>
                <draw:equation draw:name="f4" draw:formula="90487*width/92869"/>
                <draw:equation draw:name="f5" draw:formula="0*height/114300"/>
                <draw:equation draw:name="f6" draw:formula="92869*width/92869"/>
                <draw:equation draw:name="f7" draw:formula="114300*height/114300"/>
                <draw:equation draw:name="f8" draw:formula="width"/>
                <draw:equation draw:name="f9" draw:formula="height"/>
              </draw:enhanced-geometry>
            </draw:custom-shape>
            <draw:custom-shape draw:name="Chevron 86" draw:style-name="gr6" draw:text-style-name="P2" draw:layer="layout" svg:width="0.658cm" svg:height="1.006cm" svg:x="21.944cm" svg:y="3.38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87" draw:style-name="gr7" draw:text-style-name="P2" draw:layer="layout" svg:width="0.658cm" svg:height="1.006cm" svg:x="0.48cm" svg:y="3.385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88" draw:style-name="gr8" draw:text-style-name="P2" draw:layer="layout" svg:width="2.181cm" svg:height="0.992cm" svg:x="22.642cm" svg:y="3.382cm">
              <text:p text:style-name="P7"><text:span text:style-name="T7">Icons</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89" draw:style-name="gr6" draw:text-style-name="P2" draw:layer="layout" svg:width="0.658cm" svg:height="1.006cm" svg:x="21.438cm" svg:y="3.38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name="Group 2">
            <draw:custom-shape draw:name="Rectangle 10" draw:style-name="gr9" draw:text-style-name="P2" draw:layer="layout" svg:width="19.652cm" svg:height="0.992cm" svg:x="3.22cm" svg:y="5.176cm">
              <text:p text:style-name="P6"><text:span text:style-name="T5">Imaging Modalities of Axial Spondyloarthritis </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name="Rectangle 10" draw:style-name="gr10" draw:text-style-name="P2" draw:layer="layout" svg:width="0.997cm" svg:height="1.441cm" draw:transform="rotate (-1.57079632679579) translate (2.254cm 5.174cm)">
              <text:p/>
              <draw:enhanced-geometry svg:viewBox="0 0 21600 21600" draw:type="rectangle" draw:enhanced-path="M 0 0 L 21600 0 21600 21600 0 21600 0 0 Z N"/>
            </draw:custom-shape>
            <draw:custom-shape draw:name="Rectangle 10" draw:style-name="gr11" draw:text-style-name="P2" draw:layer="layout" svg:width="1.218cm" svg:height="1.295cm" draw:transform="rotate (-1.57079632679579) translate (3.388cm 4.759cm)">
              <text:p text:style-name="P7"><text:span text:style-name="T6">02</text:span></text:p>
              <draw:enhanced-geometry svg:viewBox="0 0 21600 21600" draw:type="rectangle" draw:enhanced-path="M 0 0 L 21600 0 21600 21600 0 21600 0 0 Z N"/>
            </draw:custom-shape>
            <draw:custom-shape draw:name="Freeform 231" draw:style-name="gr12" draw:text-style-name="P2" draw:layer="layout" svg:width="0.167cm" svg:height="0.194cm" svg:x="2.088cm" svg:y="5.976cm">
              <text:p/>
              <draw:enhanced-geometry draw:mirror-horizontal="false" draw:mirror-vertical="false" svg:viewBox="0 0 92869 114300" draw:type="non-primitive" draw:enhanced-path="M 92869 114300 L 0 0 90487 0 92869 114300 Z N">
                <draw:equation draw:name="f0" draw:formula="92869*width/92869"/>
                <draw:equation draw:name="f1" draw:formula="114300*height/114300"/>
                <draw:equation draw:name="f2" draw:formula="0*width/92869"/>
                <draw:equation draw:name="f3" draw:formula="0*height/114300"/>
                <draw:equation draw:name="f4" draw:formula="90487*width/92869"/>
                <draw:equation draw:name="f5" draw:formula="0*height/114300"/>
                <draw:equation draw:name="f6" draw:formula="92869*width/92869"/>
                <draw:equation draw:name="f7" draw:formula="114300*height/114300"/>
                <draw:equation draw:name="f8" draw:formula="width"/>
                <draw:equation draw:name="f9" draw:formula="height"/>
              </draw:enhanced-geometry>
            </draw:custom-shape>
            <draw:custom-shape draw:name="Freeform 232" draw:style-name="gr12" draw:text-style-name="P2" draw:layer="layout" svg:width="0.167cm" svg:height="0.194cm" svg:x="3.228cm" svg:y="5.976cm">
              <text:p/>
              <draw:enhanced-geometry draw:mirror-horizontal="true" draw:mirror-vertical="false" svg:viewBox="0 0 92869 114300" draw:type="non-primitive" draw:enhanced-path="M 92869 114300 L 0 0 90487 0 92869 114300 Z N">
                <draw:equation draw:name="f0" draw:formula="92869*width/92869"/>
                <draw:equation draw:name="f1" draw:formula="114300*height/114300"/>
                <draw:equation draw:name="f2" draw:formula="0*width/92869"/>
                <draw:equation draw:name="f3" draw:formula="0*height/114300"/>
                <draw:equation draw:name="f4" draw:formula="90487*width/92869"/>
                <draw:equation draw:name="f5" draw:formula="0*height/114300"/>
                <draw:equation draw:name="f6" draw:formula="92869*width/92869"/>
                <draw:equation draw:name="f7" draw:formula="114300*height/114300"/>
                <draw:equation draw:name="f8" draw:formula="width"/>
                <draw:equation draw:name="f9" draw:formula="height"/>
              </draw:enhanced-geometry>
            </draw:custom-shape>
            <draw:custom-shape draw:name="Chevron 233" draw:style-name="gr6" draw:text-style-name="P2" draw:layer="layout" svg:width="0.658cm" svg:height="1.006cm" svg:x="21.944cm" svg:y="5.17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34" draw:style-name="gr7" draw:text-style-name="P2" draw:layer="layout" svg:width="0.658cm" svg:height="1.006cm" svg:x="0.48cm" svg:y="5.17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35" draw:style-name="gr13" draw:text-style-name="P2" draw:layer="layout" svg:width="2.181cm" svg:height="0.992cm" svg:x="22.642cm" svg:y="5.17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36" draw:style-name="gr6" draw:text-style-name="P2" draw:layer="layout" svg:width="0.658cm" svg:height="1.006cm" svg:x="21.438cm" svg:y="5.17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name="Group 5">
            <draw:custom-shape draw:name="Rectangle 10" draw:style-name="gr14" draw:text-style-name="P2" draw:layer="layout" svg:width="19.652cm" svg:height="0.992cm" svg:x="3.22cm" svg:y="6.97cm">
              <text:p text:style-name="P6"><text:span text:style-name="T5">EULAR Recommendations</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name="Rectangle 10" draw:style-name="gr15" draw:text-style-name="P2" draw:layer="layout" svg:width="0.997cm" svg:height="1.441cm" draw:transform="rotate (-1.57079632679579) translate (2.254cm 6.968cm)">
              <text:p/>
              <draw:enhanced-geometry svg:viewBox="0 0 21600 21600" draw:type="rectangle" draw:enhanced-path="M 0 0 L 21600 0 21600 21600 0 21600 0 0 Z N"/>
            </draw:custom-shape>
            <draw:custom-shape draw:name="Rectangle 10" draw:style-name="gr16" draw:text-style-name="P2" draw:layer="layout" svg:width="1.218cm" svg:height="1.295cm" draw:transform="rotate (-1.57079632679579) translate (3.388cm 6.553cm)">
              <text:p text:style-name="P7"><text:span text:style-name="T6">03</text:span></text:p>
              <draw:enhanced-geometry svg:viewBox="0 0 21600 21600" draw:type="rectangle" draw:enhanced-path="M 0 0 L 21600 0 21600 21600 0 21600 0 0 Z N"/>
            </draw:custom-shape>
            <draw:custom-shape draw:name="Freeform 241" draw:style-name="gr17" draw:text-style-name="P2" draw:layer="layout" svg:width="0.167cm" svg:height="0.194cm" svg:x="2.088cm" svg:y="7.77cm">
              <text:p/>
              <draw:enhanced-geometry draw:mirror-horizontal="false" draw:mirror-vertical="false" svg:viewBox="0 0 92869 114300" draw:type="non-primitive" draw:enhanced-path="M 92869 114300 L 0 0 90487 0 92869 114300 Z N">
                <draw:equation draw:name="f0" draw:formula="92869*width/92869"/>
                <draw:equation draw:name="f1" draw:formula="114300*height/114300"/>
                <draw:equation draw:name="f2" draw:formula="0*width/92869"/>
                <draw:equation draw:name="f3" draw:formula="0*height/114300"/>
                <draw:equation draw:name="f4" draw:formula="90487*width/92869"/>
                <draw:equation draw:name="f5" draw:formula="0*height/114300"/>
                <draw:equation draw:name="f6" draw:formula="92869*width/92869"/>
                <draw:equation draw:name="f7" draw:formula="114300*height/114300"/>
                <draw:equation draw:name="f8" draw:formula="width"/>
                <draw:equation draw:name="f9" draw:formula="height"/>
              </draw:enhanced-geometry>
            </draw:custom-shape>
            <draw:custom-shape draw:name="Freeform 242" draw:style-name="gr17" draw:text-style-name="P2" draw:layer="layout" svg:width="0.167cm" svg:height="0.194cm" svg:x="3.228cm" svg:y="7.77cm">
              <text:p/>
              <draw:enhanced-geometry draw:mirror-horizontal="true" draw:mirror-vertical="false" svg:viewBox="0 0 92869 114300" draw:type="non-primitive" draw:enhanced-path="M 92869 114300 L 0 0 90487 0 92869 114300 Z N">
                <draw:equation draw:name="f0" draw:formula="92869*width/92869"/>
                <draw:equation draw:name="f1" draw:formula="114300*height/114300"/>
                <draw:equation draw:name="f2" draw:formula="0*width/92869"/>
                <draw:equation draw:name="f3" draw:formula="0*height/114300"/>
                <draw:equation draw:name="f4" draw:formula="90487*width/92869"/>
                <draw:equation draw:name="f5" draw:formula="0*height/114300"/>
                <draw:equation draw:name="f6" draw:formula="92869*width/92869"/>
                <draw:equation draw:name="f7" draw:formula="114300*height/114300"/>
                <draw:equation draw:name="f8" draw:formula="width"/>
                <draw:equation draw:name="f9" draw:formula="height"/>
              </draw:enhanced-geometry>
            </draw:custom-shape>
            <draw:custom-shape draw:name="Chevron 243" draw:style-name="gr6" draw:text-style-name="P2" draw:layer="layout" svg:width="0.658cm" svg:height="1.006cm" svg:x="21.944cm" svg:y="6.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44" draw:style-name="gr7" draw:text-style-name="P2" draw:layer="layout" svg:width="0.658cm" svg:height="1.006cm" svg:x="0.48cm" svg:y="6.972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45" draw:style-name="gr18" draw:text-style-name="P2" draw:layer="layout" svg:width="2.181cm" svg:height="0.992cm" svg:x="22.642cm" svg:y="6.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46" draw:style-name="gr6" draw:text-style-name="P2" draw:layer="layout" svg:width="0.658cm" svg:height="1.006cm" svg:x="21.438cm" svg:y="6.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name="Group 6">
            <draw:custom-shape draw:name="Rectangle 10" draw:style-name="gr19" draw:text-style-name="P2" draw:layer="layout" svg:width="19.652cm" svg:height="0.992cm" svg:x="3.22cm" svg:y="8.763cm">
              <text:p text:style-name="P6"><text:span text:style-name="T5">Management of aXspa</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name="Rectangle 10" draw:style-name="gr19" draw:text-style-name="P2" draw:layer="layout" svg:width="0.997cm" svg:height="1.441cm" draw:transform="rotate (-1.57079632679579) translate (2.254cm 8.762cm)">
              <text:p/>
              <draw:enhanced-geometry svg:viewBox="0 0 21600 21600" draw:type="rectangle" draw:enhanced-path="M 0 0 L 21600 0 21600 21600 0 21600 0 0 Z N"/>
            </draw:custom-shape>
            <draw:custom-shape draw:name="Rectangle 10" draw:style-name="gr20" draw:text-style-name="P2" draw:layer="layout" svg:width="1.218cm" svg:height="1.295cm" draw:transform="rotate (-1.57079632679579) translate (3.388cm 8.347cm)">
              <text:p text:style-name="P7"><text:span text:style-name="T6">04</text:span></text:p>
              <draw:enhanced-geometry svg:viewBox="0 0 21600 21600" draw:type="rectangle" draw:enhanced-path="M 0 0 L 21600 0 21600 21600 0 21600 0 0 Z N"/>
            </draw:custom-shape>
            <draw:custom-shape draw:name="Freeform 251" draw:style-name="gr21" draw:text-style-name="P2" draw:layer="layout" svg:width="0.167cm" svg:height="0.194cm" svg:x="2.088cm" svg:y="9.563cm">
              <text:p/>
              <draw:enhanced-geometry draw:mirror-horizontal="false" draw:mirror-vertical="false" svg:viewBox="0 0 92869 114300" draw:type="non-primitive" draw:enhanced-path="M 92869 114300 L 0 0 90487 0 92869 114300 Z N">
                <draw:equation draw:name="f0" draw:formula="92869*width/92869"/>
                <draw:equation draw:name="f1" draw:formula="114300*height/114300"/>
                <draw:equation draw:name="f2" draw:formula="0*width/92869"/>
                <draw:equation draw:name="f3" draw:formula="0*height/114300"/>
                <draw:equation draw:name="f4" draw:formula="90487*width/92869"/>
                <draw:equation draw:name="f5" draw:formula="0*height/114300"/>
                <draw:equation draw:name="f6" draw:formula="92869*width/92869"/>
                <draw:equation draw:name="f7" draw:formula="114300*height/114300"/>
                <draw:equation draw:name="f8" draw:formula="width"/>
                <draw:equation draw:name="f9" draw:formula="height"/>
              </draw:enhanced-geometry>
            </draw:custom-shape>
            <draw:custom-shape draw:name="Freeform 252" draw:style-name="gr21" draw:text-style-name="P2" draw:layer="layout" svg:width="0.167cm" svg:height="0.194cm" svg:x="3.228cm" svg:y="9.563cm">
              <text:p/>
              <draw:enhanced-geometry draw:mirror-horizontal="true" draw:mirror-vertical="false" svg:viewBox="0 0 92869 114300" draw:type="non-primitive" draw:enhanced-path="M 92869 114300 L 0 0 90487 0 92869 114300 Z N">
                <draw:equation draw:name="f0" draw:formula="92869*width/92869"/>
                <draw:equation draw:name="f1" draw:formula="114300*height/114300"/>
                <draw:equation draw:name="f2" draw:formula="0*width/92869"/>
                <draw:equation draw:name="f3" draw:formula="0*height/114300"/>
                <draw:equation draw:name="f4" draw:formula="90487*width/92869"/>
                <draw:equation draw:name="f5" draw:formula="0*height/114300"/>
                <draw:equation draw:name="f6" draw:formula="92869*width/92869"/>
                <draw:equation draw:name="f7" draw:formula="114300*height/114300"/>
                <draw:equation draw:name="f8" draw:formula="width"/>
                <draw:equation draw:name="f9" draw:formula="height"/>
              </draw:enhanced-geometry>
            </draw:custom-shape>
            <draw:custom-shape draw:name="Chevron 253" draw:style-name="gr6" draw:text-style-name="P2" draw:layer="layout" svg:width="0.658cm" svg:height="1.006cm" svg:x="21.944cm" svg:y="8.76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54" draw:style-name="gr7" draw:text-style-name="P2" draw:layer="layout" svg:width="0.658cm" svg:height="1.006cm" svg:x="0.48cm" svg:y="8.76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55" draw:style-name="gr22" draw:text-style-name="P2" draw:layer="layout" svg:width="2.181cm" svg:height="0.992cm" svg:x="22.642cm" svg:y="8.76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56" draw:style-name="gr6" draw:text-style-name="P2" draw:layer="layout" svg:width="0.658cm" svg:height="1.006cm" svg:x="21.438cm" svg:y="8.76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name="Group 7">
            <draw:custom-shape draw:name="Rectangle 10" draw:style-name="gr23" draw:text-style-name="P2" draw:layer="layout" svg:width="19.652cm" svg:height="0.992cm" svg:x="3.22cm" svg:y="10.557cm">
              <text:p text:style-name="P6"><text:span text:style-name="T5">Etanercept in Axial SpA </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name="Rectangle 10" draw:style-name="gr24" draw:text-style-name="P2" draw:layer="layout" svg:width="0.997cm" svg:height="1.441cm" draw:transform="rotate (-1.57079632679579) translate (2.254cm 10.555cm)">
              <text:p/>
              <draw:enhanced-geometry svg:viewBox="0 0 21600 21600" draw:type="rectangle" draw:enhanced-path="M 0 0 L 21600 0 21600 21600 0 21600 0 0 Z N"/>
            </draw:custom-shape>
            <draw:custom-shape draw:name="Rectangle 10" draw:style-name="gr25" draw:text-style-name="P2" draw:layer="layout" svg:width="1.218cm" svg:height="1.295cm" draw:transform="rotate (-1.57079632679579) translate (3.388cm 10.14cm)">
              <text:p text:style-name="P7"><text:span text:style-name="T6">05</text:span></text:p>
              <draw:enhanced-geometry svg:viewBox="0 0 21600 21600" draw:type="rectangle" draw:enhanced-path="M 0 0 L 21600 0 21600 21600 0 21600 0 0 Z N"/>
            </draw:custom-shape>
            <draw:custom-shape draw:name="Freeform 261" draw:style-name="gr26" draw:text-style-name="P2" draw:layer="layout" svg:width="0.167cm" svg:height="0.194cm" svg:x="2.088cm" svg:y="11.357cm">
              <text:p/>
              <draw:enhanced-geometry draw:mirror-horizontal="false" draw:mirror-vertical="false" svg:viewBox="0 0 92869 114300" draw:type="non-primitive" draw:enhanced-path="M 92869 114300 L 0 0 90487 0 92869 114300 Z N">
                <draw:equation draw:name="f0" draw:formula="92869*width/92869"/>
                <draw:equation draw:name="f1" draw:formula="114300*height/114300"/>
                <draw:equation draw:name="f2" draw:formula="0*width/92869"/>
                <draw:equation draw:name="f3" draw:formula="0*height/114300"/>
                <draw:equation draw:name="f4" draw:formula="90487*width/92869"/>
                <draw:equation draw:name="f5" draw:formula="0*height/114300"/>
                <draw:equation draw:name="f6" draw:formula="92869*width/92869"/>
                <draw:equation draw:name="f7" draw:formula="114300*height/114300"/>
                <draw:equation draw:name="f8" draw:formula="width"/>
                <draw:equation draw:name="f9" draw:formula="height"/>
              </draw:enhanced-geometry>
            </draw:custom-shape>
            <draw:custom-shape draw:name="Freeform 262" draw:style-name="gr26" draw:text-style-name="P2" draw:layer="layout" svg:width="0.167cm" svg:height="0.194cm" svg:x="3.228cm" svg:y="11.357cm">
              <text:p/>
              <draw:enhanced-geometry draw:mirror-horizontal="true" draw:mirror-vertical="false" svg:viewBox="0 0 92869 114300" draw:type="non-primitive" draw:enhanced-path="M 92869 114300 L 0 0 90487 0 92869 114300 Z N">
                <draw:equation draw:name="f0" draw:formula="92869*width/92869"/>
                <draw:equation draw:name="f1" draw:formula="114300*height/114300"/>
                <draw:equation draw:name="f2" draw:formula="0*width/92869"/>
                <draw:equation draw:name="f3" draw:formula="0*height/114300"/>
                <draw:equation draw:name="f4" draw:formula="90487*width/92869"/>
                <draw:equation draw:name="f5" draw:formula="0*height/114300"/>
                <draw:equation draw:name="f6" draw:formula="92869*width/92869"/>
                <draw:equation draw:name="f7" draw:formula="114300*height/114300"/>
                <draw:equation draw:name="f8" draw:formula="width"/>
                <draw:equation draw:name="f9" draw:formula="height"/>
              </draw:enhanced-geometry>
            </draw:custom-shape>
            <draw:custom-shape draw:name="Chevron 263" draw:style-name="gr6" draw:text-style-name="P2" draw:layer="layout" svg:width="0.658cm" svg:height="1.006cm" svg:x="21.944cm" svg:y="10.55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64" draw:style-name="gr7" draw:text-style-name="P2" draw:layer="layout" svg:width="0.658cm" svg:height="1.006cm" svg:x="0.48cm" svg:y="10.5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65" draw:style-name="gr27" draw:text-style-name="P2" draw:layer="layout" svg:width="2.181cm" svg:height="0.992cm" svg:x="22.642cm" svg:y="10.55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66" draw:style-name="gr6" draw:text-style-name="P2" draw:layer="layout" svg:width="0.658cm" svg:height="1.006cm" svg:x="21.438cm" svg:y="10.55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name="Group 8">
            <draw:custom-shape draw:name="Chevron 273" draw:style-name="gr6" draw:text-style-name="P2" draw:layer="layout" svg:width="0.658cm" svg:height="1.182cm" svg:x="21.944cm" svg:y="12.38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74" draw:style-name="gr7" draw:text-style-name="P2" draw:layer="layout" svg:width="0.658cm" svg:height="1.182cm" svg:x="0.48cm" svg:y="12.38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76" draw:style-name="gr6" draw:text-style-name="P2" draw:layer="layout" svg:width="0.658cm" svg:height="1.182cm" svg:x="21.438cm" svg:y="12.38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name="Group 9">
            <draw:custom-shape draw:name="Chevron 283" draw:style-name="gr6" draw:text-style-name="P2" draw:layer="layout" svg:width="0.658cm" svg:height="1.182cm" svg:x="21.944cm" svg:y="14.17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84" draw:style-name="gr7" draw:text-style-name="P2" draw:layer="layout" svg:width="0.658cm" svg:height="1.182cm" svg:x="0.48cm" svg:y="14.179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86" draw:style-name="gr6" draw:text-style-name="P2" draw:layer="layout" svg:width="0.658cm" svg:height="1.182cm" svg:x="21.438cm" svg:y="14.17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name="Group 10">
            <draw:custom-shape draw:name="Chevron 293" draw:style-name="gr6" draw:text-style-name="P2" draw:layer="layout" svg:width="0.658cm" svg:height="1.182cm" svg:x="21.944cm" svg:y="15.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94" draw:style-name="gr7" draw:text-style-name="P2" draw:layer="layout" svg:width="0.658cm" svg:height="1.182cm" svg:x="0.48cm" svg:y="15.97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296" draw:style-name="gr6" draw:text-style-name="P2" draw:layer="layout" svg:width="0.658cm" svg:height="1.182cm" svg:x="21.438cm" svg:y="15.9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name="Group 11">
            <draw:custom-shape draw:name="Chevron 303" draw:style-name="gr6" draw:text-style-name="P2" draw:layer="layout" svg:width="0.658cm" svg:height="1.182cm" svg:x="21.944cm" svg:y="17.76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304" draw:style-name="gr7" draw:text-style-name="P2" draw:layer="layout" svg:width="0.658cm" svg:height="1.182cm" svg:x="0.48cm" svg:y="17.76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306" draw:style-name="gr6" draw:text-style-name="P2" draw:layer="layout" svg:width="0.658cm" svg:height="1.182cm" svg:x="21.438cm" svg:y="17.764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draw:name="Group 12">
            <draw:custom-shape draw:name="Chevron 313" draw:style-name="gr6" draw:text-style-name="P2" draw:layer="layout" svg:width="0.658cm" svg:height="1.182cm" svg:x="21.944cm" svg:y="19.55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314" draw:style-name="gr7" draw:text-style-name="P2" draw:layer="layout" svg:width="0.658cm" svg:height="1.182cm" svg:x="0.48cm" svg:y="19.56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Chevron 316" draw:style-name="gr6" draw:text-style-name="P2" draw:layer="layout" svg:width="0.658cm" svg:height="1.182cm" svg:x="21.438cm" svg:y="19.557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g>
        </draw:g>
        <presentation:notes draw:style-name="dp3">
          <draw:page-thumbnail draw:style-name="gr1" draw:layer="layout" svg:width="12.699cm" svg:height="9.524cm" svg:x="3.175cm" svg:y="1.93cm" draw:page-number="2" presentation:class="page"/>
          <draw:frame presentation:style-name="pr7" draw:layer="layout" svg:width="15.239cm" svg:height="11.429cm" svg:x="1.905cm" svg:y="12.065cm" presentation:class="notes" presentation:placeholder="true">
            <draw:text-box/>
          </draw:frame>
        </presentation:notes>
      </draw:page>
      <draw:page draw:name="Axial Spondyloarthritis " draw:style-name="dp1" draw:master-page-name="Default_20_4">
        <draw:g draw:name="Content Placeholder 7">
          <draw:frame draw:name="{937DEF65-243B-4B1E-BDF3-CC88AFA6E428}" draw:style-name="gr28" draw:text-style-name="P9" draw:layer="layout" svg:width="6.243cm" svg:height="15.239cm" svg:x="18.733cm" svg:y="2.963cm">
            <draw:image xlink:href="">
              <text:p text:style-name="P8"><text:span text:style-name="T8">Axial spondyloarthritis (axSpA) is a chronic rheumatic disease that is characterized by inflammatory back pain and several other disease manifestations and comorbidities</text:span></text:p>
            </draw:image>
          </draw:frame>
          <draw:frame draw:name="{DC47AA96-38C1-4276-B952-20C2CE53FF0F}" draw:style-name="gr28" draw:text-style-name="P9" draw:layer="layout" svg:width="6.243cm" svg:height="15.239cm" svg:x="0cm" svg:y="2.963cm">
            <draw:image xlink:href="">
              <text:p text:style-name="P8"><text:span text:style-name="T8">The 2009 ASAS classification criteria have led to a differentiation between the classical ankylosing spondylitis (AS) or radiographic axSpA and non-radiographic axSpA (nr-axSpA) based on the presence or absence of definite radiographic changes in the sacroiliac joints</text:span></text:p>
            </draw:image>
          </draw:frame>
          <draw:frame draw:name="{EC8D08A1-56F5-4B7E-9DC1-19C6DE7B67BE}" draw:style-name="gr28" draw:text-style-name="P9" draw:layer="layout" svg:width="6.243cm" svg:height="15.239cm" svg:x="12.488cm" svg:y="2.963cm">
            <draw:image xlink:href="">
              <text:p text:style-name="P8"><text:span text:style-name="T8">Back pain in patients with axSpA may well have reasons other than axial inflammation or new bone formation</text:span></text:p>
            </draw:image>
          </draw:frame>
          <draw:frame draw:name="{3B8F8ECA-9944-4FD1-8480-D160A4128AF6}" draw:style-name="gr28" draw:text-style-name="P9" draw:layer="layout" svg:width="6.243cm" svg:height="15.239cm" svg:x="6.244cm" svg:y="2.963cm">
            <draw:image xlink:href="">
              <text:p text:style-name="P8"><text:span text:style-name="T8">There are various imaging modalities in the field, such as conventional radiography (CR), magnetic resonance imaging (MRI), computed tomography (CT), as well as tools to measure bone mineral density such as dual energy x-ray absorptiometry (DXA) including the trabecular bone score (TBS)</text:span></text:p>
            </draw:image>
          </draw:frame>
        </draw:g>
        <draw:frame draw:name="Text Placeholder 2" presentation:style-name="pr8" draw:text-style-name="P2" draw:layer="layout" svg:width="23.706cm" svg:height="1.353cm" svg:x="0.847cm" svg:y="3.143cm" presentation:class="outline" presentation:user-transformed="true">
          <draw:text-box>
            <text:list text:style-name="L2">
              <text:list-item>
                <text:p text:style-name="P3"><text:span text:style-name="T2">Background </text:span></text:p>
              </text:list-item>
            </text:list>
          </draw:text-box>
        </draw:frame>
        <draw:frame draw:name="Text Placeholder 3" presentation:style-name="pr9" draw:text-style-name="P2" draw:layer="layout" svg:width="23.706cm" svg:height="0.761cm" svg:x="0.811cm" svg:y="17.905cm" presentation:class="outline" presentation:user-transformed="true">
          <draw:text-box>
            <text:list text:style-name="L2">
              <text:list-item>
                <text:p text:style-name="P3"><text:span text:style-name="T2">Braun J, Baraliakos X, Buehring B, Kiltz U, Fruth M. Imaging of axial spondyloarthritis. New aspects and differential diagnoses. Clinical and experimental rheumatology. 2018 Jan 1;36(5):35-42.</text:span></text:p>
              </text:list-item>
            </text:list>
          </draw:text-box>
        </draw:frame>
        <draw:frame draw:name="Title 4" presentation:style-name="pr10" draw:text-style-name="P2" draw:layer="layout" svg:width="23.706cm" svg:height="2.135cm" svg:x="0.847cm" svg:y="0.192cm" presentation:class="title" presentation:user-transformed="true">
          <draw:text-box>
            <text:p text:style-name="P1"><text:span text:style-name="T1">Axial Spondyloarthritis </text:span></text:p>
          </draw:text-box>
        </draw:frame>
        <presentation:notes draw:style-name="dp3">
          <draw:page-thumbnail draw:style-name="gr1" draw:layer="layout" svg:width="12.699cm" svg:height="9.524cm" svg:x="3.175cm" svg:y="1.93cm" draw:page-number="3" presentation:class="page"/>
          <draw:frame presentation:style-name="pr11" draw:layer="layout" svg:width="15.239cm" svg:height="11.429cm" svg:x="1.905cm" svg:y="12.065cm" presentation:class="notes" presentation:placeholder="true">
            <draw:text-box/>
          </draw:frame>
        </presentation:notes>
      </draw:page>
      <draw:page draw:name="Imaging Modalities of Axial Spondyloarthritis " draw:style-name="dp1" draw:master-page-name="Default_20_5">
        <draw:frame draw:name="Title 1" presentation:style-name="pr12" draw:text-style-name="P2" draw:layer="layout" svg:width="18.837cm" svg:height="5.107cm" svg:x="0.847cm" svg:y="6.651cm" presentation:class="title" presentation:user-transformed="true">
          <draw:text-box>
            <text:p text:style-name="P1"><text:span text:style-name="T1">Imaging Modalities of Axial Spondyloarthritis </text:span></text:p>
          </draw:text-box>
        </draw:frame>
        <presentation:notes draw:style-name="dp3">
          <draw:page-thumbnail draw:style-name="gr1" draw:layer="layout" svg:width="12.699cm" svg:height="9.524cm" svg:x="3.175cm" svg:y="1.93cm" draw:page-number="4" presentation:class="page"/>
          <draw:frame presentation:style-name="pr13" draw:layer="layout" svg:width="15.239cm" svg:height="11.429cm" svg:x="1.905cm" svg:y="12.065cm" presentation:class="notes" presentation:placeholder="true">
            <draw:text-box/>
          </draw:frame>
        </presentation:notes>
      </draw:page>
      <draw:page draw:name="Imaging Modalities of Axial Spondyloarthritis " draw:style-name="dp1" draw:master-page-name="Default_20_4">
        <draw:frame draw:name="Text Placeholder 2" presentation:style-name="pr8" draw:text-style-name="P2" draw:layer="layout" svg:width="23.706cm" svg:height="1.353cm" svg:x="0.847cm" svg:y="3.143cm" presentation:class="outline" presentation:user-transformed="true">
          <draw:text-box>
            <text:list text:style-name="L2">
              <text:list-item>
                <text:p text:style-name="P3"><text:span text:style-name="T2">Radiographs in axSpA</text:span></text:p>
              </text:list-item>
            </text:list>
          </draw:text-box>
        </draw:frame>
        <draw:frame draw:name="Text Placeholder 3" presentation:style-name="pr9" draw:text-style-name="P2" draw:layer="layout" svg:width="23.706cm" svg:height="0.761cm" svg:x="0.811cm" svg:y="17.905cm" presentation:class="outline" presentation:user-transformed="true">
          <draw:text-box>
            <text:list text:style-name="L2">
              <text:list-item>
                <text:p text:style-name="P3"><text:span text:style-name="T2">Robinson PC, Sengupta R, Siebert S. Non-Radiographic Axial Spondyloarthritis (nr-axSpA): Advances in Classification, Imaging and Therapy. Rheumatology and therapy. 2019 Jun 1;6(2):165-77.</text:span></text:p>
              </text:list-item>
            </text:list>
          </draw:text-box>
        </draw:frame>
        <draw:frame draw:name="Title 4" presentation:style-name="pr10" draw:text-style-name="P2" draw:layer="layout" svg:width="23.706cm" svg:height="2.135cm" svg:x="0.847cm" svg:y="0.192cm" presentation:class="title" presentation:user-transformed="true">
          <draw:text-box>
            <text:p text:style-name="P1"><text:span text:style-name="T1">Imaging Modalities of Axial Spondyloarthritis </text:span></text:p>
          </draw:text-box>
        </draw:frame>
        <draw:g draw:name="Group 10">
          <draw:custom-shape draw:name="Pentagon 5" draw:style-name="gr29" draw:text-style-name="P2" draw:layer="layout" svg:width="21.377cm" svg:height="3.031cm" svg:x="0.847cm" svg:y="5.292cm">
            <text:p text:style-name="P6"><text:span text:style-name="T9">Radiographic Sacroiliitis is a late feature of axSpA, often occurring after many years of typical axial symptoms demonstrate bony changes which appear as a consequence of previous inflammation and typically include erosions and sclerosis adjacent to the joint line</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name="Pentagon 7" draw:style-name="gr29" draw:text-style-name="P2" draw:layer="layout" svg:width="21.243cm" svg:height="3.307cm" svg:x="0.981cm" svg:y="13.837cm">
            <text:p text:style-name="P6"><text:span text:style-name="T9">Use of scoring systems such as the modified Stoke Ankylosing Spondylitis Severity Score (mSASSS) has shown progression at a group level in the spine to occur at a slow and linear rate. Radiographic progression is highly variable with a study over 12 years showing that up to 25% of axSpA patients show no progression</text:span></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name="Pentagon 8" draw:style-name="gr29" draw:text-style-name="P2" draw:layer="layout" svg:width="22.782cm" svg:height="3.307cm" draw:transform="rotate (3.1415926535892) translate (23.851cm 12.73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name="TextBox 9" draw:style-name="gr30" draw:text-style-name="P2" draw:layer="layout" svg:width="22.647cm" svg:height="2.619cm" svg:x="2.001cm" svg:y="9.737cm">
            <text:p text:style-name="P6"><text:span text:style-name="T10">Typical lesions seen at the vertebral level on the spinal radiographs of axSpA patients are erosions, sclerosis, squaring, syndesmophytes and ankylosis. These changes are thought to commence with entheseal inflammation involving the outer fibers of the annulus fibrosis leading to new bone formation, causing squaring of the vertebra and subsequently formation of syndesmophytes</text:span></text:p>
            <draw:enhanced-geometry svg:viewBox="0 0 21600 21600" draw:type="rectangle" draw:enhanced-path="M 0 0 L 21600 0 21600 21600 0 21600 0 0 Z N"/>
          </draw:custom-shape>
        </draw:g>
        <presentation:notes draw:style-name="dp3">
          <draw:page-thumbnail draw:style-name="gr1" draw:layer="layout" svg:width="12.699cm" svg:height="9.524cm" svg:x="3.175cm" svg:y="1.93cm" draw:page-number="5" presentation:class="page"/>
          <draw:frame presentation:style-name="pr11" draw:layer="layout" svg:width="15.239cm" svg:height="11.429cm" svg:x="1.905cm" svg:y="12.065cm" presentation:class="notes" presentation:placeholder="true">
            <draw:text-box/>
          </draw:frame>
        </presentation:notes>
      </draw:page>
      <draw:page draw:name="Imaging Modalities of Axial Spondyloarthritis " draw:style-name="dp1" draw:master-page-name="Default_20_4">
        <draw:g draw:name="Content Placeholder 5">
          <draw:frame draw:name="{E1329B82-23BC-4E04-95F4-9BD5AE769819}" draw:style-name="gr31" draw:text-style-name="P9" draw:layer="layout" svg:width="5.926cm" svg:height="12.618cm" svg:x="18.627cm" svg:y="4.657cm">
            <draw:image xlink:href="">
              <text:p text:style-name="P8"><text:span text:style-name="T8">MRI scans conducted for diagnosis of axSpA need to include fat-suppressed image sequences, such as short tau inversion recovery (STIR) or Dixon sequences, as these are essential to detect the typical active inflammatory lesions (bone marrow oedema (BMO) or osteitis) seen in axSpA</text:span></text:p>
            </draw:image>
          </draw:frame>
          <draw:frame draw:name="{9F345C32-8C68-4B58-B619-4CC73C40DA2B}" draw:style-name="gr31" draw:text-style-name="P9" draw:layer="layout" svg:width="5.926cm" svg:height="12.618cm" svg:x="6.773cm" svg:y="4.657cm">
            <draw:image xlink:href="">
              <text:p text:style-name="P8"><text:span text:style-name="T8">The notion that inflammatory changes on an MRI should not be used in isolation to diagnose axSpA</text:span></text:p>
            </draw:image>
          </draw:frame>
          <draw:frame draw:name="{B22E106F-F755-4167-9D50-3501EC54EC13}" draw:style-name="gr31" draw:text-style-name="P9" draw:layer="layout" svg:width="5.926cm" svg:height="12.618cm" svg:x="12.7cm" svg:y="4.657cm">
            <draw:image xlink:href="">
              <text:p text:style-name="P8"><text:span text:style-name="T8">Whilst fatty lesions are less specific for axSpA because of their presence in degenerative disc disease, research has shown these lesions to be predictive of radiographic progression in axSpA</text:span></text:p>
            </draw:image>
          </draw:frame>
          <draw:frame draw:name="{86D925F4-B0B3-4585-B6DC-CE3D30C1F83D}" draw:style-name="gr31" draw:text-style-name="P9" draw:layer="layout" svg:width="5.926cm" svg:height="12.618cm" svg:x="0.847cm" svg:y="4.657cm">
            <draw:image xlink:href="">
              <text:p text:style-name="P8"><text:span text:style-name="T8">The inclusion of spinal lesions seen on an MRI for diagnosis or classification of axSpA has yet to be agreed on, but the more corner lesions seen are more suggestive of axSpA, particularly in young patients or those with other features suggestive of axSpA</text:span></text:p>
            </draw:image>
          </draw:frame>
        </draw:g>
        <draw:frame draw:name="Text Placeholder 2" presentation:style-name="pr8" draw:text-style-name="P2" draw:layer="layout" svg:width="23.706cm" svg:height="1.353cm" svg:x="0.847cm" svg:y="3.143cm" presentation:class="outline" presentation:user-transformed="true">
          <draw:text-box>
            <text:list text:style-name="L2">
              <text:list-item>
                <text:p text:style-name="P3"><text:span text:style-name="T2">MRI in axSpA</text:span></text:p>
              </text:list-item>
            </text:list>
          </draw:text-box>
        </draw:frame>
        <draw:frame draw:name="Text Placeholder 3" presentation:style-name="pr9" draw:text-style-name="P2" draw:layer="layout" svg:width="23.706cm" svg:height="1.098cm" svg:x="0.847cm" svg:y="17.951cm" presentation:class="outline" presentation:user-transformed="true">
          <draw:text-box>
            <text:list text:style-name="L2">
              <text:list-item>
                <text:p text:style-name="P3"><text:span text:style-name="T2">Robinson PC, Sengupta R, Siebert S. Non-Radiographic Axial Spondyloarthritis (nr-axSpA): Advances in Classification, Imaging and Therapy. Rheumatology and therapy. 2019 Jun 1;6(2):165-77.</text:span></text:p>
              </text:list-item>
            </text:list>
            <text:p text:style-name="P3"><text:span text:style-name="T2"/></text:p>
          </draw:text-box>
        </draw:frame>
        <draw:frame draw:name="Title 4" presentation:style-name="pr10" draw:text-style-name="P2" draw:layer="layout" svg:width="23.706cm" svg:height="2.135cm" svg:x="0.847cm" svg:y="0.192cm" presentation:class="title" presentation:user-transformed="true">
          <draw:text-box>
            <text:p text:style-name="P1"><text:span text:style-name="T1">Imaging Modalities of Axial Spondyloarthritis </text:span></text:p>
          </draw:text-box>
        </draw:frame>
        <presentation:notes draw:style-name="dp3">
          <draw:page-thumbnail draw:style-name="gr1" draw:layer="layout" svg:width="12.699cm" svg:height="9.524cm" svg:x="3.175cm" svg:y="1.93cm" draw:page-number="6" presentation:class="page"/>
          <draw:frame presentation:style-name="pr11" draw:layer="layout" svg:width="15.239cm" svg:height="11.429cm" svg:x="1.905cm" svg:y="12.065cm" presentation:class="notes" presentation:placeholder="true">
            <draw:text-box/>
          </draw:frame>
        </presentation:notes>
      </draw:page>
      <draw:page draw:name="Imaging Modalities of  Axial Spondyloarthritis " draw:style-name="dp1" draw:master-page-name="Default_20_4">
        <draw:g draw:name="Content Placeholder 6">
          <draw:frame draw:name="{A1800AEA-84BC-4BDE-B302-1F193FA6C213}" draw:style-name="gr31" draw:text-style-name="P9" draw:layer="layout" svg:width="5.926cm" svg:height="12.276cm" svg:x="0.847cm" svg:y="4.657cm">
            <draw:image xlink:href="">
              <text:p text:style-name="P8"><text:span text:style-name="T8">A typical protocol for MRI scanning would include oblique scans through the sacroiliac joint with T1 and fat-suppressed sequences like STIR, SPUR or Dixon</text:span></text:p>
            </draw:image>
          </draw:frame>
          <draw:frame draw:name="{615AF3E5-E2D2-4023-B52F-CE66CF57B4DA}" draw:style-name="gr31" draw:text-style-name="P9" draw:layer="layout" svg:width="5.926cm" svg:height="12.276cm" svg:x="12.7cm" svg:y="4.657cm">
            <draw:image xlink:href="">
              <text:p text:style-name="P8"><text:span text:style-name="T8">No contrast is required for diagnosis as it does not increase the diagnostic yield</text:span></text:p>
            </draw:image>
          </draw:frame>
          <draw:frame draw:name="{A5F73239-2EAE-42DF-839F-145C2F0750D8}" draw:style-name="gr31" draw:text-style-name="P9" draw:layer="layout" svg:width="5.926cm" svg:height="12.276cm" svg:x="18.627cm" svg:y="4.657cm">
            <draw:image xlink:href="">
              <text:p text:style-name="P8"><text:span text:style-name="T8">The inflammatory lesions needed for diagnosis are able to be seen on the fat-suppressed sequences. While scanning the lumbar, thoracic or cervical spine has been shown to increase diagnostic yield for axSpA substantially it is often important to investigate the cause of a patient’s back pain</text:span></text:p>
            </draw:image>
          </draw:frame>
          <draw:frame draw:name="{9F144187-60DF-4B9C-A994-2440BC3A9972}" draw:style-name="gr31" draw:text-style-name="P9" draw:layer="layout" svg:width="5.926cm" svg:height="12.276cm" svg:x="6.773cm" svg:y="4.657cm">
            <draw:image xlink:href="">
              <text:p text:style-name="P8"><text:span text:style-name="T8">The advantage of using such a protocol is the short duration required for the patient to be in the scanner, but it is important to note that the lack of axial sequences may prevent detailed assessment of the presence of associated nerve root lesions</text:span></text:p>
            </draw:image>
          </draw:frame>
        </draw:g>
        <draw:frame draw:name="Text Placeholder 2" presentation:style-name="pr14" draw:text-style-name="P2" draw:layer="layout" svg:width="23.706cm" svg:height="1.353cm" svg:x="0.847cm" svg:y="3.143cm" presentation:class="outline" presentation:user-transformed="true">
          <draw:text-box>
            <text:list text:style-name="L2">
              <text:list-item>
                <text:p text:style-name="P3"><text:span text:style-name="T2">MRI in axSpA</text:span></text:p>
              </text:list-item>
            </text:list>
          </draw:text-box>
        </draw:frame>
        <draw:frame draw:name="Text Placeholder 3" presentation:style-name="pr9" draw:text-style-name="P2" draw:layer="layout" svg:width="23.706cm" svg:height="1.098cm" svg:x="0.811cm" svg:y="17.568cm" presentation:class="outline" presentation:user-transformed="true">
          <draw:text-box>
            <text:list text:style-name="L2">
              <text:list-item>
                <text:p text:style-name="P3"><text:span text:style-name="T2">Robinson PC, Sengupta R, Siebert S. Non-Radiographic Axial Spondyloarthritis (nr-axSpA): Advances in Classification, Imaging and Therapy. Rheumatology and therapy. 2019 Jun 1;6(2):165-77.</text:span></text:p>
              </text:list-item>
            </text:list>
            <text:p text:style-name="P3"><text:span text:style-name="T2"/></text:p>
          </draw:text-box>
        </draw:frame>
        <draw:frame draw:name="Title 4" presentation:style-name="pr10" draw:text-style-name="P2" draw:layer="layout" svg:width="23.706cm" svg:height="2.135cm" svg:x="0.847cm" svg:y="0.192cm" presentation:class="title" presentation:user-transformed="true">
          <draw:text-box>
            <text:p text:style-name="P1"><text:span text:style-name="T1">Imaging Modalities of <text:s/>Axial Spondyloarthritis </text:span></text:p>
          </draw:text-box>
        </draw:frame>
        <presentation:notes draw:style-name="dp3">
          <draw:page-thumbnail draw:style-name="gr1" draw:layer="layout" svg:width="12.699cm" svg:height="9.524cm" svg:x="3.175cm" svg:y="1.93cm" draw:page-number="7" presentation:class="page"/>
          <draw:frame presentation:style-name="pr11" draw:layer="layout" svg:width="15.239cm" svg:height="11.429cm" svg:x="1.905cm" svg:y="12.065cm" presentation:class="notes" presentation:placeholder="true">
            <draw:text-box/>
          </draw:frame>
        </presentation:notes>
      </draw:page>
      <draw:page draw:name="Imaging Modalities of Axial Spondyloarthritis " draw:style-name="dp1" draw:master-page-name="Default_20_4">
        <draw:g draw:name="Content Placeholder 8">
          <draw:frame draw:name="{20B28D03-BC19-46CE-B946-6A1C565A0864}" draw:style-name="gr31" draw:text-style-name="P9" draw:layer="layout" svg:width="7.901cm" svg:height="6.032cm" svg:x="0.847cm" svg:y="5.08cm">
            <draw:image xlink:href="">
              <text:p text:style-name="P8"><text:span text:style-name="T11">Computerized tomography (CT) is an ideal modality for demonstrating structural changes in axSpA patients</text:span></text:p>
            </draw:image>
          </draw:frame>
          <draw:frame draw:name="{06D962DC-DD4B-49BE-ABB7-63AE5D6CD8A7}" draw:style-name="gr31" draw:text-style-name="P9" draw:layer="layout" svg:width="7.901cm" svg:height="6.032cm" svg:x="8.749cm" svg:y="11.113cm">
            <draw:image xlink:href="">
              <text:p text:style-name="P8"><text:span text:style-name="T8">The common use of this scanning technique is limited by its significant ionising radiation dose for the patient and newer low dose CT modalities are being investigated with promising results</text:span></text:p>
            </draw:image>
          </draw:frame>
          <draw:frame draw:name="{AC617698-0C3F-45B7-9D2E-2E297154093D}" draw:style-name="gr31" draw:text-style-name="P9" draw:layer="layout" svg:width="7.901cm" svg:height="6.032cm" svg:x="16.651cm" svg:y="11.113cm">
            <draw:image xlink:href="">
              <text:p text:style-name="P8"><text:span text:style-name="T8">MRI scans are the mainstay of diagnostic imaging in nr-axSpA allowing earlier diagnosis than plain radiographs.</text:span></text:p>
            </draw:image>
          </draw:frame>
          <draw:frame draw:name="{87DCB429-39F0-4F41-BB1E-DFAEFB3BB398}" draw:style-name="gr31" draw:text-style-name="P9" draw:layer="layout" svg:width="7.901cm" svg:height="6.032cm" svg:x="0.847cm" svg:y="11.113cm">
            <draw:image xlink:href="">
              <text:p text:style-name="P8"><text:span text:style-name="T8">However, imaging must not be used in isolation to make the diagnosis of axSpA, in the correct clinical context, MRI may also be used to assess levels of disease activity and thereby guide treatment decisions</text:span></text:p>
            </draw:image>
          </draw:frame>
        </draw:g>
        <draw:frame draw:name="Text Placeholder 2" presentation:style-name="pr8" draw:text-style-name="P2" draw:layer="layout" svg:width="23.706cm" svg:height="1.353cm" svg:x="0.847cm" svg:y="3.143cm" presentation:class="outline" presentation:user-transformed="true">
          <draw:text-box>
            <text:list text:style-name="L2">
              <text:list-item>
                <text:p text:style-name="P3"><text:span text:style-name="T2">Other Imaging in axSpA</text:span></text:p>
              </text:list-item>
            </text:list>
          </draw:text-box>
        </draw:frame>
        <draw:frame draw:name="Text Placeholder 3" presentation:style-name="pr9" draw:text-style-name="P2" draw:layer="layout" svg:width="23.706cm" svg:height="3.849cm" svg:x="0.847cm" svg:y="15.875cm" presentation:class="outline" presentation:user-transformed="true">
          <draw:text-box>
            <text:list text:style-name="L2">
              <text:list-item>
                <text:p text:style-name="P3"><text:span text:style-name="T2">Robinson PC, Sengupta R, Siebert S. Non-Radiographic Axial Spondyloarthritis (nr-axSpA): Advances in Classification, Imaging and Therapy. Rheumatology and therapy. 2019 Jun 1;6(2):165-77.</text:span></text:p>
              </text:list-item>
            </text:list>
            <text:p text:style-name="P3"><text:span text:style-name="T2"/></text:p>
            <text:p text:style-name="P3"><text:span text:style-name="T2"/></text:p>
          </draw:text-box>
        </draw:frame>
        <draw:frame draw:name="Title 4" presentation:style-name="pr10" draw:text-style-name="P2" draw:layer="layout" svg:width="23.706cm" svg:height="2.135cm" svg:x="0.847cm" svg:y="0.192cm" presentation:class="title" presentation:user-transformed="true">
          <draw:text-box>
            <text:p text:style-name="P1"><text:span text:style-name="T1">Imaging Modalities of Axial Spondyloarthritis </text:span></text:p>
          </draw:text-box>
        </draw:frame>
        <presentation:notes draw:style-name="dp3">
          <draw:page-thumbnail draw:style-name="gr1" draw:layer="layout" svg:width="12.699cm" svg:height="9.524cm" svg:x="3.175cm" svg:y="1.93cm" draw:page-number="8" presentation:class="page"/>
          <draw:frame presentation:style-name="pr11" draw:layer="layout" svg:width="15.239cm" svg:height="11.429cm" svg:x="1.905cm" svg:y="12.065cm" presentation:class="notes" presentation:placeholder="true">
            <draw:text-box/>
          </draw:frame>
        </presentation:notes>
      </draw:page>
      <draw:page draw:name="EULAR Recommendations " draw:style-name="dp1" draw:master-page-name="Default_20_5">
        <draw:frame draw:name="Title 1" presentation:style-name="pr12" draw:text-style-name="P2" draw:layer="layout" svg:width="15.625cm" svg:height="5.107cm" svg:x="0.847cm" svg:y="6.651cm" presentation:class="title" presentation:user-transformed="true">
          <draw:text-box>
            <text:p text:style-name="P1"><text:span text:style-name="T1">EULAR Recommendations </text:span></text:p>
          </draw:text-box>
        </draw:frame>
        <presentation:notes draw:style-name="dp3">
          <draw:page-thumbnail draw:style-name="gr1" draw:layer="layout" svg:width="12.699cm" svg:height="9.524cm" svg:x="3.175cm" svg:y="1.93cm" draw:page-number="9" presentation:class="page"/>
          <draw:frame presentation:style-name="pr13" draw:layer="layout" svg:width="15.239cm" svg:height="11.429cm" svg:x="1.905cm" svg:y="12.065cm" presentation:class="notes" presentation:placeholder="true">
            <draw:text-box/>
          </draw:frame>
        </presentation:notes>
      </draw:page>
      <draw:page draw:name="page10" draw:style-name="dp1" draw:master-page-name="Default_20_4">
        <draw:frame draw:name="Text Placeholder 3" presentation:style-name="pr9" draw:text-style-name="P2" draw:layer="layout" svg:width="23.706cm" svg:height="0.761cm" svg:x="0.811cm" svg:y="17.905cm" presentation:class="outline" presentation:user-transformed="true">
          <draw:text-box>
            <text:list text:style-name="L2">
              <text:list-item>
                <text:p text:style-name="P3"><text:span text:style-name="T2">Mandl P, Navarro-Compán V, Terslev L, Aegerter P, Van Der Heijde D, D'agostino MA, Baraliakos X, Pedersen SJ, Jurik AG, Naredo E, Schueller-Weidekamm C. EULAR recommendations for the use of imaging in the diagnosis and management of spondyloarthritis in clinical practice. Annals of the rheumatic diseases. 2015 Jul 1;74(7):1327-39.</text:span></text:p>
              </text:list-item>
            </text:list>
          </draw:text-box>
        </draw:frame>
        <draw:frame draw:name="Title 4" presentation:style-name="pr10" draw:text-style-name="P2" draw:layer="layout" svg:width="23.706cm" svg:height="2.135cm" svg:x="0.847cm" svg:y="0.192cm" presentation:class="title" presentation:user-transformed="true">
          <draw:text-box>
            <text:p text:style-name="P1"><text:span text:style-name="T1">EULAR Recommendations for the use of imaging in the diagnosis and management of Spondyloarthritis</text:span></text:p>
          </draw:text-box>
        </draw:frame>
        <draw:frame draw:name="Content Placeholder 5" presentation:style-name="pr15" draw:text-style-name="P2" draw:layer="layout" svg:width="23.494cm" svg:height="13.969cm" svg:x="0.847cm" svg:y="3.387cm" presentation:class="outline" presentation:user-transformed="true">
          <draw:text-box>
            <text:p text:style-name="P3"><text:span text:style-name="T12"/></text:p>
            <text:list text:style-name="L2">
              <text:list-item>
                <text:p text:style-name="P3"><text:span text:style-name="T12">Axial SpA: diagnosis</text:span></text:p>
              </text:list-item>
            </text:list>
            <text:list text:style-name="L9">
              <text:list-item>
                <text:p text:style-name="P3"><text:span text:style-name="T2">Conventional radiography of the SI joints is recommended as the first imaging method to diagnose sacroiliitis as part of axial SpA. In certain cases, such as young patients and those with short symptom duration, MRI of the SI joints is an alternative first imaging method.</text:span></text:p>
              </text:list-item>
              <text:list-item>
                <text:p text:style-name="P3"><text:span text:style-name="T2">If the diagnosis of axial SpA cannot be established based on clinical features and conventional radiography, and axial SpA is still suspected, MRI of the SI joints is recommended. </text:span></text:p>
              </text:list-item>
              <text:list-item>
                <text:p text:style-name="P3"><text:span text:style-name="T12">On MRI </text:span></text:p>
              </text:list-item>
              <text:list-item>
                <text:p text:style-name="P3"><text:span text:style-name="T2">- active inflammatory lesions (primarily bone marrow oedema) </text:span></text:p>
              </text:list-item>
              <text:list-item>
                <text:p text:style-name="P3"><text:span text:style-name="T2">- structural lesions (such as bone erosion, new bone formation, sclerosis and fat <text:s text:c="3"/>infiltration) should be considered. </text:span></text:p>
              </text:list-item>
              <text:list-item>
                <text:p text:style-name="P3"><text:span text:style-name="T2">Imaging modalities, other than conventional radiography and MRI are generally not recommended in the diagnosis of axial SpA</text:span></text:p>
              </text:list-item>
            </text:list>
          </draw:text-box>
        </draw:frame>
        <presentation:notes draw:style-name="dp3">
          <draw:page-thumbnail draw:style-name="gr1" draw:layer="layout" svg:width="12.699cm" svg:height="9.524cm" svg:x="3.175cm" svg:y="1.93cm" draw:page-number="10" presentation:class="page"/>
          <draw:frame presentation:style-name="pr11" draw:layer="layout" svg:width="15.239cm" svg:height="11.429cm" svg:x="1.905cm" svg:y="12.065cm" presentation:class="notes" presentation:placeholder="true">
            <draw:text-box/>
          </draw:frame>
        </presentation:notes>
      </draw:page>
      <draw:page draw:name="page11" draw:style-name="dp1" draw:master-page-name="Default_20_4">
        <draw:frame draw:name="Content Placeholder 1" presentation:style-name="pr15" draw:text-style-name="P2" draw:layer="layout" svg:width="23.706cm" svg:height="13.465cm" svg:x="0.847cm" svg:y="3.256cm" presentation:class="outline" presentation:user-transformed="true">
          <draw:text-box>
            <text:p text:style-name="P3"><text:span text:style-name="T12"/></text:p>
            <text:list text:style-name="L2">
              <text:list-item>
                <text:p text:style-name="P3"><text:span text:style-name="T12">Axial SpA: monitoring activity</text:span></text:p>
              </text:list-item>
            </text:list>
            <text:list text:style-name="L9">
              <text:list-item>
                <text:p text:style-name="P3"><text:span text:style-name="T2">MRI of the SI joints and/or the spine may be used to assess and monitor disease activity in axial SpA, providing additional information on top of clinical and biochemical assessments</text:span></text:p>
              </text:list-item>
              <text:list-item>
                <text:p text:style-name="P3"><text:span text:style-name="T2">In general, STIR sequences are sufficient to detect inflammation and the use of contrast medium is not needed</text:span></text:p>
              </text:list-item>
            </text:list>
            <text:p text:style-name="P3"><text:span text:style-name="T2"/></text:p>
            <text:list text:continue-numbering="true" text:style-name="L9">
              <text:list-item>
                <text:p text:style-name="P3"><text:span text:style-name="T12">Axial SpA: monitoring structural changes</text:span></text:p>
              </text:list-item>
              <text:list-item>
                <text:p text:style-name="P3"><text:span text:style-name="T2">Conventional radiography of the SI joints and/or spine –</text:span></text:p>
              </text:list-item>
            </text:list>
            <text:list text:style-name="L10">
              <text:list-item>
                <text:p text:style-name="P3"><text:span text:style-name="T2">For long-term monitoring of structural damage, particularly new bone formation, in axial SpA. </text:span></text:p>
              </text:list-item>
              <text:list-item>
                <text:p text:style-name="P3"><text:span text:style-name="T2">If performed, it should not be repeated more frequently than every second year. MRI may provide additional information</text:span></text:p>
              </text:list-item>
            </text:list>
          </draw:text-box>
        </draw:frame>
        <draw:frame draw:name="Text Placeholder 3" presentation:style-name="pr9" draw:text-style-name="P2" draw:layer="layout" svg:width="23.706cm" svg:height="1.309cm" svg:x="0.811cm" svg:y="17.357cm" presentation:class="outline" presentation:user-transformed="true">
          <draw:text-box>
            <text:list text:style-name="L2">
              <text:list-item>
                <text:p text:style-name="P3"><text:span text:style-name="T2">Mandl P, Navarro-Compán V, Terslev L, Aegerter P, Van Der Heijde D, D'agostino MA, Baraliakos X, Pedersen SJ, Jurik AG, Naredo E, Schueller-Weidekamm C. EULAR recommendations for the use of imaging in the diagnosis and management of spondyloarthritis in clinical practice. Annals of the rheumatic diseases. 2015 Jul 1;74(7):1327-39.</text:span></text:p>
              </text:list-item>
            </text:list>
            <text:p text:style-name="P3"><text:span text:style-name="T2"/></text:p>
          </draw:text-box>
        </draw:frame>
        <draw:frame draw:name="Title 4" presentation:style-name="pr10" draw:text-style-name="P2" draw:layer="layout" svg:width="23.706cm" svg:height="2.135cm" svg:x="0.847cm" svg:y="0.192cm" presentation:class="title" presentation:user-transformed="true">
          <draw:text-box>
            <text:p text:style-name="P1"><text:span text:style-name="T1">EULAR Recommendations for the use of imaging in the diagnosis and management of Spondyloarthritis</text:span></text:p>
          </draw:text-box>
        </draw:frame>
        <presentation:notes draw:style-name="dp3">
          <draw:page-thumbnail draw:style-name="gr1" draw:layer="layout" svg:width="12.699cm" svg:height="9.524cm" svg:x="3.175cm" svg:y="1.93cm" draw:page-number="11" presentation:class="page"/>
          <draw:frame presentation:style-name="pr11" draw:layer="layout" svg:width="15.239cm" svg:height="11.429cm" svg:x="1.905cm" svg:y="12.065cm" presentation:class="notes" presentation:placeholder="true">
            <draw:text-box/>
          </draw:frame>
        </presentation:notes>
      </draw:page>
      <draw:page draw:name="page12" draw:style-name="dp1" draw:master-page-name="Default_20_4">
        <draw:frame draw:name="Text Placeholder 3" presentation:style-name="pr9" draw:text-style-name="P2" draw:layer="layout" svg:width="23.706cm" svg:height="1.098cm" svg:x="0.847cm" svg:y="17.951cm" presentation:class="outline" presentation:user-transformed="true">
          <draw:text-box>
            <text:list text:style-name="L2">
              <text:list-item>
                <text:p text:style-name="P3"><text:span text:style-name="T2">Mandl P, Navarro-Compán V, Terslev L, Aegerter P, Van Der Heijde D, D'agostino MA, Baraliakos X, Pedersen SJ, Jurik AG, Naredo E, Schueller-Weidekamm C. EULAR recommendations for the use of imaging in the diagnosis and management of spondyloarthritis in clinical practice. Annals of the rheumatic diseases. 2015 Jul 1;74(7):1327-39.</text:span></text:p>
              </text:list-item>
            </text:list>
            <text:p text:style-name="P3"><text:span text:style-name="T2"/></text:p>
          </draw:text-box>
        </draw:frame>
        <draw:frame draw:name="Title 4" presentation:style-name="pr10" draw:text-style-name="P2" draw:layer="layout" svg:width="23.706cm" svg:height="2.135cm" svg:x="0.847cm" svg:y="-0.029cm" presentation:class="title" presentation:user-transformed="true">
          <draw:text-box>
            <text:p text:style-name="P1"><text:span text:style-name="T1">EULAR Recommendations for the use of imaging in the diagnosis and management of Spondyloarthritis</text:span></text:p>
          </draw:text-box>
        </draw:frame>
        <draw:custom-shape draw:name="Rectangle 5" draw:style-name="gr30" draw:text-style-name="P2" draw:layer="layout" svg:width="23.686cm" svg:height="12.443cm" svg:x="0.866cm" svg:y="4.154cm">
          <text:p text:style-name="P10"><text:span text:style-name="T13">Axial SpA: predicting outcome/severity</text:span></text:p>
          <text:p text:style-name="P10"><text:span text:style-name="T14"/></text:p>
          <text:p text:style-name="P10"><text:span text:style-name="T14">In patients with ankylosing spondylitis (not non-radiographic axial SpA), initial conventional radiography of the lumbar and cervical spine is recommended to detect syndesmophytes, which are predictive of development of new syndesmophytes. </text:span></text:p>
          <text:p text:style-name="P10"><text:span text:style-name="T14">MRI (vertebral corner inflammatory or fatty lesions) may also be used to predict development of new radiographic syndesmophytes. </text:span></text:p>
          <text:p text:style-name="P10"><text:span text:style-name="T14"/></text:p>
          <text:p text:style-name="P10"><text:span text:style-name="T13">Axial SpA: predicting treatment effect</text:span></text:p>
          <text:p text:style-name="P10"><text:span text:style-name="T14"/></text:p>
          <text:p text:style-name="P10"><text:span text:style-name="T14">Extensive MRI inflammatory activity (bone marrow oedema), particularly in the spine in patients with ankylosing spondylitis, might be used as a predictor of good clinical response to anti-TNF-alpha treatment in axial SpA. Thus, MRI might aid in the decision of initiating anti-TNF-alpha therapy, in addition to clinical examination and CRP</text:span></text:p>
          <draw:enhanced-geometry svg:viewBox="0 0 21600 21600" draw:type="rectangle" draw:enhanced-path="M 0 0 L 21600 0 21600 21600 0 21600 0 0 Z N"/>
        </draw:custom-shape>
        <draw:custom-shape draw:name="Rectangle 6" draw:style-name="gr32" draw:text-style-name="P2" draw:layer="layout" svg:width="24.11cm" svg:height="13.757cm" svg:x="0.866cm" svg:y="3.175cm">
          <text:p/>
          <draw:enhanced-geometry svg:viewBox="0 0 21600 21600" draw:type="rectangle" draw:enhanced-path="M 0 0 L 21600 0 21600 21600 0 21600 0 0 Z N"/>
        </draw:custom-shape>
        <presentation:notes draw:style-name="dp3">
          <draw:page-thumbnail draw:style-name="gr1" draw:layer="layout" svg:width="12.699cm" svg:height="9.524cm" svg:x="3.175cm" svg:y="1.93cm" draw:page-number="12" presentation:class="page"/>
          <draw:frame presentation:style-name="pr11" draw:layer="layout" svg:width="15.239cm" svg:height="11.429cm" svg:x="1.905cm" svg:y="12.065cm" presentation:class="notes" presentation:placeholder="true">
            <draw:text-box/>
          </draw:frame>
        </presentation:notes>
      </draw:page>
      <draw:page draw:name="page13" draw:style-name="dp1" draw:master-page-name="Default_20_4">
        <draw:frame draw:name="Content Placeholder 1" presentation:style-name="pr15" draw:text-style-name="P2" draw:layer="layout" svg:width="23.706cm" svg:height="13.334cm" svg:x="0.847cm" svg:y="3.81cm" presentation:class="outline" presentation:user-transformed="true">
          <draw:text-box>
            <text:list text:style-name="L2">
              <text:list-item>
                <text:p text:style-name="P3"><text:span text:style-name="T12">Spinal fracture</text:span></text:p>
              </text:list-item>
              <text:list-item>
                <text:p text:style-name="P3"><text:span text:style-name="T2">When spinal fracture in axial SpA is suspected, conventional radiography is the recommended initial imaging method. If conventional radiography is negative, CT should be performed. MRI is an additional imaging method to CT, which can also provide information on soft tissue lesions.</text:span></text:p>
              </text:list-item>
            </text:list>
            <text:p text:style-name="P3"><text:span text:style-name="T12"/></text:p>
            <text:list text:continue-numbering="true" text:style-name="L2">
              <text:list-item>
                <text:p text:style-name="P3"><text:span text:style-name="T12">Osteoporosis</text:span></text:p>
              </text:list-item>
              <text:list-item>
                <text:p text:style-name="P3"><text:span text:style-name="T2">In patients with axial SpA without syndesmophytes in the lumbar spine on conventional radiography, osteoporosis should be assessed by hip DXA and AP-spine DXA. In patients with syndesmophytes in the lumbar spine on conventional radiography, osteoporosis should be assessed by hip DXA, supplemented by either spine DXA in lateral projection or possibly QCT of the spine</text:span></text:p>
              </text:list-item>
            </text:list>
          </draw:text-box>
        </draw:frame>
        <draw:frame draw:name="Text Placeholder 3" presentation:style-name="pr9" draw:text-style-name="P2" draw:layer="layout" svg:width="23.706cm" svg:height="1.733cm" svg:x="0.847cm" svg:y="17.568cm" presentation:class="outline" presentation:user-transformed="true">
          <draw:text-box>
            <text:list text:style-name="L2">
              <text:list-item>
                <text:p text:style-name="P3"><text:span text:style-name="T2">Mandl P, Navarro-Compán V, Terslev L, Aegerter P, Van Der Heijde D, D'agostino MA, Baraliakos X, Pedersen SJ, Jurik AG, Naredo E, Schueller-Weidekamm C. EULAR recommendations for the use of imaging in the diagnosis and management of spondyloarthritis in clinical practice. Annals of the rheumatic diseases. 2015 Jul 1;74(7):1327-39.</text:span></text:p>
              </text:list-item>
            </text:list>
            <text:p text:style-name="P3"><text:span text:style-name="T2"/></text:p>
            <text:p text:style-name="P3"><text:span text:style-name="T2"/></text:p>
          </draw:text-box>
        </draw:frame>
        <draw:frame draw:name="Title 4" presentation:style-name="pr10" draw:text-style-name="P2" draw:layer="layout" svg:width="23.706cm" svg:height="2.135cm" svg:x="0.847cm" svg:y="0.192cm" presentation:class="title" presentation:user-transformed="true">
          <draw:text-box>
            <text:p text:style-name="P1"><text:span text:style-name="T1">EULAR Recommendations for the use of imaging in the diagnosis and management of Spondyloarthritis</text:span></text:p>
          </draw:text-box>
        </draw:frame>
        <presentation:notes draw:style-name="dp2">
          <draw:page-thumbnail draw:name="Slide Image Placeholder 1" draw:style-name="gr1" draw:layer="layout" svg:width="12.699cm" svg:height="9.524cm" svg:x="3.175cm" svg:y="1.905cm" draw:page-number="13" presentation:class="page"/>
          <draw:frame draw:name="Notes Placeholder 2" presentation:style-name="pr16" draw:text-style-name="P2" draw:layer="layout" svg:width="15.239cm" svg:height="11.429cm" svg:x="1.905cm" svg:y="12.065cm" presentation:class="notes" presentation:user-transformed="true">
            <draw:text-box>
              <text:p><text:span text:style-name="T3">DXA- dual-energy X-ray absorptiometry <text:s text:c="4"/>QCT- quantitative CT <text:s text:c="2"/>nr-axSpA - non-radiographic axial spondyloarthritis</text:span></text:p>
            </draw:text-box>
          </draw:frame>
          <draw:frame draw:name="Slide Number Placeholder 3" presentation:style-name="pr17"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Management of axial spondyloarthropathy" draw:style-name="dp1" draw:master-page-name="Default_20_5">
        <draw:frame draw:name="Title 1" presentation:style-name="pr12" draw:text-style-name="P2" draw:layer="layout" svg:width="15.625cm" svg:height="5.107cm" svg:x="0.847cm" svg:y="6.651cm" presentation:class="title" presentation:user-transformed="true">
          <draw:text-box>
            <text:p text:style-name="P1"><text:span text:style-name="T1">Management of axial spondyloarthropathy</text:span></text:p>
          </draw:text-box>
        </draw:frame>
        <presentation:notes draw:style-name="dp3">
          <draw:page-thumbnail draw:style-name="gr1" draw:layer="layout" svg:width="12.699cm" svg:height="9.524cm" svg:x="3.175cm" svg:y="1.93cm" draw:page-number="14" presentation:class="page"/>
          <draw:frame presentation:style-name="pr13" draw:layer="layout" svg:width="15.239cm" svg:height="11.429cm" svg:x="1.905cm" svg:y="12.065cm" presentation:class="notes" presentation:placeholder="true">
            <draw:text-box/>
          </draw:frame>
        </presentation:notes>
      </draw:page>
      <draw:page draw:name="ASAS/EULAR recommendations for the management of r-SpA (AS) " draw:style-name="dp1" draw:master-page-name="Default_20_4">
        <draw:frame draw:name="Text Placeholder 3" presentation:style-name="pr18" draw:text-style-name="P2" draw:layer="layout" svg:width="23.706cm" svg:height="0.761cm" svg:x="0.811cm" svg:y="17.905cm" presentation:class="outline" presentation:user-transformed="true">
          <draw:text-box>
            <text:list text:style-name="L2">
              <text:list-item>
                <text:p text:style-name="P3"><text:span text:style-name="T2">Sieper J, Braun J. Clinician's Manual on Axial Spondyloarthritis. Springer Healthcare Limited; 2014 May 28.</text:span></text:p>
              </text:list-item>
            </text:list>
          </draw:text-box>
        </draw:frame>
        <draw:frame draw:name="Title 4" presentation:style-name="pr10" draw:text-style-name="P2" draw:layer="layout" svg:width="23.706cm" svg:height="2.135cm" svg:x="0.847cm" svg:y="0.192cm" presentation:class="title" presentation:user-transformed="true">
          <draw:text-box>
            <text:p text:style-name="P1"><text:span text:style-name="T1">ASAS/EULAR recommendations for the management of r-SpA (AS) </text:span></text:p>
          </draw:text-box>
        </draw:frame>
        <draw:g draw:name="Group 1">
          <draw:custom-shape draw:name="TextBox 6" draw:style-name="gr33" draw:text-style-name="P2" draw:layer="layout" svg:width="8.016cm" svg:height="2.283cm" draw:transform="rotate (1.5707963267946) translate (19.098cm 14.101cm)">
            <text:p text:style-name="P11"><text:span text:style-name="T15">Disease Progression </text:span><text:span text:style-name="T15"><text:line-break/></text:span><text:span text:style-name="T15">with Time</text:span></text:p>
            <draw:enhanced-geometry svg:viewBox="0 0 21600 21600" draw:type="rectangle" draw:enhanced-path="M 0 0 L 21600 0 21600 21600 0 21600 0 0 Z N"/>
          </draw:custom-shape>
          <draw:custom-shape draw:name="AutoShape 7" draw:style-name="gr34" draw:text-style-name="P2" draw:layer="layout" svg:width="5.404cm" svg:height="12.487cm" svg:x="0.847cm" svg:y="4.233cm">
            <text:p text:style-name="P12"><text:span text:style-name="T16">Education, exercise, physical therapy, rehabilitation, patient </text:span></text:p>
            <text:p text:style-name="P12"><text:span text:style-name="T16">associations, </text:span><text:span text:style-name="T16"><text:line-break/></text:span><text:span text:style-name="T16">self-help group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35" draw:text-style-name="P2" draw:layer="layout" svg:width="9.081cm" svg:height="2.212cm" svg:x="6.561cm" svg:y="14.508cm">
            <text:p text:style-name="P9"><text:span text:style-name="T17">TNF block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 draw:style-name="gr36" draw:text-style-name="P2" draw:layer="layout" svg:width="12.042cm" svg:height="2.212cm" svg:x="6.482cm" svg:y="4.233cm">
            <text:p text:style-name="P13"><text:span text:style-name="T18">Nonsteroidal anti-inflammatory drugs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gr37" draw:text-style-name="P2" draw:layer="layout" svg:width="4.025cm" svg:height="3.089cm" svg:x="6.482cm" svg:y="6.749cm">
            <text:p text:style-name="P9"><text:span text:style-name="T19">Axial</text:span></text:p>
            <text:p text:style-name="P9"><text:span text:style-name="T19">dise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gr37" draw:text-style-name="P2" draw:layer="layout" svg:width="4.025cm" svg:height="3.089cm" svg:x="11.617cm" svg:y="6.749cm">
            <text:p text:style-name="P9"><text:span text:style-name="T19">Peripheral disea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gr38" draw:text-style-name="P2" draw:layer="layout" svg:width="4.54cm" svg:height="1.153cm" svg:x="11.102cm" svg:y="10.705cm">
            <text:p text:style-name="P9"><text:span text:style-name="T18">Sulfasalaz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gr38" draw:text-style-name="P2" draw:layer="layout" svg:width="7.013cm" svg:height="1.158cm" svg:x="8.629cm" svg:y="12.77cm">
            <text:p text:style-name="P12"><text:span text:style-name="T20">Local corticosteroi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gr38" draw:text-style-name="P2" draw:layer="layout" svg:width="0.851cm" svg:height="9.907cm" svg:x="16.374cm" svg:y="6.813cm">
            <text:p text:style-name="P9"><text:span text:style-name="T21">An a</text:span></text:p>
            <text:p text:style-name="P9"><text:span text:style-name="T21">l</text:span></text:p>
            <text:p text:style-name="P9"><text:span text:style-name="T21">g e s</text:span></text:p>
            <text:p text:style-name="P9"><text:span text:style-name="T21">i</text:span></text:p>
            <text:p text:style-name="P9"><text:span text:style-name="T21">c </text:span><text:span text:style-name="T21"><text:line-break/></text:span><text:span text:style-name="T21">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 draw:style-name="gr39" draw:text-style-name="P2" draw:layer="layout" svg:width="0.847cm" svg:height="7.644cm" svg:x="17.677cm" svg:y="9.076cm">
            <text:p text:style-name="P9"><text:span text:style-name="T22">Surge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2">
          <draw:page-thumbnail draw:name="Slide Image Placeholder 1" draw:style-name="gr1" draw:layer="layout" svg:width="12.699cm" svg:height="9.524cm" svg:x="3.175cm" svg:y="1.905cm" draw:page-number="15" presentation:class="page"/>
          <draw:frame draw:name="Notes Placeholder 2" presentation:style-name="pr16" draw:text-style-name="P2" draw:layer="layout" svg:width="15.239cm" svg:height="11.429cm" svg:x="1.905cm" svg:y="12.065cm" presentation:class="notes" presentation:user-transformed="true">
            <draw:text-box>
              <text:p><text:span text:style-name="T23">r-SpA, radiographic SpA; AS, ankylosing spondylitis; ASAS, The Assessment of SpondyloArthritis international Society; </text:span><text:span text:style-name="T23"><text:line-break/></text:span><text:span text:style-name="T23">EULAR, European League Against Rheumatism</text:span></text:p>
            </draw:text-box>
          </draw:frame>
          <draw:frame draw:name="Slide Number Placeholder 3" presentation:style-name="pr17"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Treatment Algorithm for Axial SpA" draw:style-name="dp1" draw:master-page-name="Default_20_3">
        <draw:frame draw:name="Title 1" presentation:style-name="pr6" draw:text-style-name="P2" draw:layer="layout" svg:width="23.706cm" svg:height="2.135cm" svg:x="0.847cm" svg:y="0.192cm" presentation:class="title" presentation:user-transformed="true">
          <draw:text-box>
            <text:p text:style-name="P1"><text:span text:style-name="T1">Treatment Algorithm for Axial SpA</text:span></text:p>
          </draw:text-box>
        </draw:frame>
        <draw:frame draw:name="Text Placeholder 2" presentation:style-name="pr19" draw:text-style-name="P2" draw:layer="layout" svg:width="23.706cm" svg:height="1.098cm" svg:x="0.811cm" svg:y="17.568cm" presentation:class="outline" presentation:user-transformed="true">
          <draw:text-box>
            <text:list text:style-name="L2">
              <text:list-item>
                <text:p text:style-name="P3"><text:span text:style-name="T2">Sieper J, Braun J. Clinician's Manual on Axial Spondyloarthritis. Springer Healthcare Limited; 2014 May 28.</text:span></text:p>
              </text:list-item>
            </text:list>
            <text:p text:style-name="P3"><text:span text:style-name="T2"/></text:p>
          </draw:text-box>
        </draw:frame>
        <draw:custom-shape draw:name="Rectangle 3" draw:style-name="gr40" draw:text-style-name="P2" draw:layer="layout" svg:width="16.086cm" svg:height="2.539cm" svg:x="5.503cm" svg:y="2.933cm">
          <text:p/>
          <draw:enhanced-geometry svg:viewBox="0 0 21600 21600" draw:type="rectangle" draw:enhanced-path="M 0 0 L 21600 0 21600 21600 0 21600 0 0 Z N"/>
        </draw:custom-shape>
        <draw:custom-shape draw:name="Rectangle 4" draw:style-name="gr40" draw:text-style-name="P2" draw:layer="layout" svg:width="16.086cm" svg:height="1.692cm" svg:x="5.594cm" svg:y="7.045cm">
          <text:p/>
          <draw:enhanced-geometry svg:viewBox="0 0 21600 21600" draw:type="rectangle" draw:enhanced-path="M 0 0 L 21600 0 21600 21600 0 21600 0 0 Z N"/>
        </draw:custom-shape>
        <draw:custom-shape draw:name="Rectangle 5" draw:style-name="gr40" draw:text-style-name="P2" draw:layer="layout" svg:width="11.006cm" svg:height="1.39cm" svg:x="8.134cm" svg:y="11.702cm">
          <text:p/>
          <draw:enhanced-geometry svg:viewBox="0 0 21600 21600" draw:type="rectangle" draw:enhanced-path="M 0 0 L 21600 0 21600 21600 0 21600 0 0 Z N"/>
        </draw:custom-shape>
        <draw:custom-shape draw:name="Rectangle 6" draw:style-name="gr40" draw:text-style-name="P2" draw:layer="layout" svg:width="16.086cm" svg:height="1.692cm" svg:x="4.868cm" svg:y="15.059cm">
          <text:p/>
          <draw:enhanced-geometry svg:viewBox="0 0 21600 21600" draw:type="rectangle" draw:enhanced-path="M 0 0 L 21600 0 21600 21600 0 21600 0 0 Z N"/>
        </draw:custom-shape>
        <draw:custom-shape draw:name="Rectangle 7" draw:style-name="gr40" draw:text-style-name="P2" draw:layer="layout" svg:width="7.438cm" svg:height="1.39cm" svg:x="0.635cm" svg:y="9.313cm">
          <text:p/>
          <draw:enhanced-geometry svg:viewBox="0 0 21600 21600" draw:type="rectangle" draw:enhanced-path="M 0 0 L 21600 0 21600 21600 0 21600 0 0 Z N"/>
        </draw:custom-shape>
        <draw:custom-shape draw:name="TextBox 8" draw:style-name="gr30" draw:text-style-name="P2" draw:layer="layout" svg:width="15.995cm" svg:height="2.537cm" svg:x="5.594cm" svg:y="2.933cm">
          <text:p text:style-name="P14"><text:span text:style-name="T14">Axial Spondyloarthritis</text:span></text:p>
          <text:p text:style-name="P14"><text:span text:style-name="T14">Treatment Optimization until primary Remission of low disease activity is reached <text:s text:c="3"/></text:span></text:p>
          <draw:enhanced-geometry svg:viewBox="0 0 21600 21600" draw:type="rectangle" draw:enhanced-path="M 0 0 L 21600 0 21600 21600 0 21600 0 0 Z N"/>
        </draw:custom-shape>
        <draw:custom-shape draw:name="TextBox 9" draw:style-name="gr30" draw:text-style-name="P2" draw:layer="layout" svg:width="14.816cm" svg:height="1.013cm" svg:x="6.229cm" svg:y="7.379cm">
          <text:p text:style-name="P10"><text:span text:style-name="T14">Consequent treatment with NSAIDs </text:span></text:p>
          <draw:enhanced-geometry svg:viewBox="0 0 21600 21600" draw:type="rectangle" draw:enhanced-path="M 0 0 L 21600 0 21600 21600 0 21600 0 0 Z N"/>
        </draw:custom-shape>
        <draw:custom-shape draw:name="TextBox 10" draw:style-name="gr30" draw:text-style-name="P2" draw:layer="layout" svg:width="7.498cm" svg:height="1.013cm" svg:x="0.635cm" svg:y="9.525cm">
          <text:p text:style-name="P10"><text:span text:style-name="T14">Conventional DMARDS <text:s/></text:span></text:p>
          <draw:enhanced-geometry svg:viewBox="0 0 21600 21600" draw:type="rectangle" draw:enhanced-path="M 0 0 L 21600 0 21600 21600 0 21600 0 0 Z N"/>
        </draw:custom-shape>
        <draw:custom-shape draw:name="TextBox 11" draw:style-name="gr30" draw:text-style-name="P2" draw:layer="layout" svg:width="10.371cm" svg:height="1.013cm" svg:x="8.467cm" svg:y="11.702cm">
          <text:p text:style-name="P14"><text:span text:style-name="T14">TNF Blocker </text:span></text:p>
          <draw:enhanced-geometry svg:viewBox="0 0 21600 21600" draw:type="rectangle" draw:enhanced-path="M 0 0 L 21600 0 21600 21600 0 21600 0 0 Z N"/>
        </draw:custom-shape>
        <draw:custom-shape draw:name="TextBox 12" draw:style-name="gr30" draw:text-style-name="P2" draw:layer="layout" svg:width="16.086cm" svg:height="1.013cm" svg:x="4.868cm" svg:y="15.059cm">
          <text:p text:style-name="P14"><text:span text:style-name="T14">Switch to second TNF blocker </text:span></text:p>
          <draw:enhanced-geometry svg:viewBox="0 0 21600 21600" draw:type="rectangle" draw:enhanced-path="M 0 0 L 21600 0 21600 21600 0 21600 0 0 Z N"/>
        </draw:custom-shape>
        <draw:connector draw:name="Straight Arrow Connector 14" draw:style-name="gr41" draw:text-style-name="P9" draw:layer="layout" svg:x1="13.546cm" svg:y1="5.473cm" svg:x2="13.546cm" svg:y2="6.773cm" svg:d="M13546 5473v1300">
          <text:p/>
        </draw:connector>
        <draw:connector draw:name="Straight Arrow Connector 16" draw:style-name="gr41" draw:text-style-name="P9" draw:layer="layout" svg:x1="13.546cm" svg:y1="8.737cm" svg:x2="13.546cm" svg:y2="11.428cm" svg:d="M13546 8737v2691">
          <text:p/>
        </draw:connector>
        <draw:connector draw:name="Straight Arrow Connector 19" draw:style-name="gr41" draw:text-style-name="P9" draw:layer="layout" svg:x1="13.516cm" svg:y1="13.181cm" svg:x2="13.516cm" svg:y2="14.816cm" svg:d="M13516 13181v1635">
          <text:p/>
        </draw:connector>
        <draw:connector draw:name="Straight Arrow Connector 24" draw:style-name="gr41" draw:text-style-name="P9" draw:layer="layout" svg:x1="8.134cm" svg:y1="10.037cm" svg:x2="13.123cm" svg:y2="10.083cm" svg:d="M8134 10037h2495v46h2494">
          <text:p/>
        </draw:connector>
        <draw:custom-shape draw:name="TextBox 25" draw:style-name="gr30" draw:text-style-name="P2" draw:layer="layout" svg:width="5.502cm" svg:height="1.013cm" svg:x="14.182cm" svg:y="5.498cm">
          <text:p text:style-name="P10"><text:span text:style-name="T14">Active Disease</text:span></text:p>
          <draw:enhanced-geometry svg:viewBox="0 0 21600 21600" draw:type="rectangle" draw:enhanced-path="M 0 0 L 21600 0 21600 21600 0 21600 0 0 Z N"/>
        </draw:custom-shape>
        <draw:custom-shape draw:name="TextBox 26" draw:style-name="gr30" draw:text-style-name="P2" draw:layer="layout" svg:width="8.254cm" svg:height="1.775cm" svg:x="14.182cm" svg:y="9.313cm">
          <text:p text:style-name="P10"><text:span text:style-name="T14">Failure of Conventional Therapy</text:span></text:p>
          <draw:enhanced-geometry svg:viewBox="0 0 21600 21600" draw:type="rectangle" draw:enhanced-path="M 0 0 L 21600 0 21600 21600 0 21600 0 0 Z N"/>
        </draw:custom-shape>
        <draw:custom-shape draw:name="TextBox 27" draw:style-name="gr30" draw:text-style-name="P2" draw:layer="layout" svg:width="6.228cm" svg:height="1.775cm" svg:x="0cm" svg:y="7.379cm">
          <text:p text:style-name="P10"><text:span text:style-name="T14">Peripheral Manifestation</text:span></text:p>
          <draw:enhanced-geometry svg:viewBox="0 0 21600 21600" draw:type="rectangle" draw:enhanced-path="M 0 0 L 21600 0 21600 21600 0 21600 0 0 Z N"/>
        </draw:custom-shape>
        <draw:custom-shape draw:name="TextBox 28" draw:style-name="gr30" draw:text-style-name="P2" draw:layer="layout" svg:width="6.561cm" svg:height="1.775cm" svg:x="14.393cm" svg:y="13.182cm">
          <text:p text:style-name="P10"><text:span text:style-name="T14">Failure of TNF Blocker <text:s/></text:span></text:p>
          <draw:enhanced-geometry svg:viewBox="0 0 21600 21600" draw:type="rectangle" draw:enhanced-path="M 0 0 L 21600 0 21600 21600 0 21600 0 0 Z N"/>
        </draw:custom-shape>
        <presentation:notes draw:style-name="dp3">
          <draw:page-thumbnail draw:style-name="gr1" draw:layer="layout" svg:width="12.699cm" svg:height="9.524cm" svg:x="3.175cm" svg:y="1.93cm" draw:page-number="16" presentation:class="page"/>
          <draw:frame presentation:style-name="pr7" draw:layer="layout" svg:width="15.239cm" svg:height="11.429cm" svg:x="1.905cm" svg:y="12.065cm" presentation:class="notes" presentation:placeholder="true">
            <draw:text-box/>
          </draw:frame>
        </presentation:notes>
      </draw:page>
      <draw:page draw:name="page17" draw:style-name="dp1" draw:master-page-name="Default_20_4">
        <draw:frame draw:name="Text Placeholder 3" presentation:style-name="pr9" draw:text-style-name="P2" draw:layer="layout" svg:width="23.706cm" svg:height="0.761cm" svg:x="0.635cm" svg:y="17.992cm" presentation:class="outline" presentation:user-transformed="true">
          <draw:text-box>
            <text:list text:style-name="L2">
              <text:list-item>
                <text:p text:style-name="P3"><text:span text:style-name="T2">Ward MM, Deodhar A, Akl EA, Lui A, Ermann J, Gensler LS, Smith JA, Borenstein D, Hiratzka J, Weiss PF, Inman RD. American College of Rheumatology/Spondylitis Association of America/Spondyloarthritis Research and Treatment Network 2015 recommendations for the treatment of ankylosing spondylitis and nonradiographic axial spondyloarthritis. Arthritis &amp; Rheumatology. 2016 Feb;68(2):282-98..</text:span></text:p>
              </text:list-item>
            </text:list>
          </draw:text-box>
        </draw:frame>
        <draw:frame draw:name="Title 4" presentation:style-name="pr10" draw:text-style-name="P2" draw:layer="layout" svg:width="23.706cm" svg:height="2.135cm" svg:x="0.847cm" svg:y="0.192cm" presentation:class="title" presentation:user-transformed="true">
          <draw:text-box>
            <text:p text:style-name="P1"><text:span text:style-name="T1">ACR/SAA/SPARTAN Treatment Recommendations in Ankylosing Spondylitis</text:span></text:p>
          </draw:text-box>
        </draw:frame>
        <draw:g draw:name="Group 5">
          <draw:custom-shape draw:name="Rectangle 6" draw:style-name="gr42" draw:text-style-name="P2" draw:layer="layout" svg:width="18.659cm" svg:height="0.645cm" svg:x="3.936cm" svg:y="15.343cm">
            <text:p/>
            <draw:enhanced-geometry svg:viewBox="0 0 21600 21600" draw:type="rectangle" draw:enhanced-path="M 0 0 L 21600 0 21600 21600 0 21600 0 0 Z N"/>
          </draw:custom-shape>
          <draw:custom-shape draw:name="Rectangle 7" draw:style-name="gr42" draw:text-style-name="P2" draw:layer="layout" svg:width="9.121cm" svg:height="0.923cm" svg:x="13.686cm" svg:y="12.905cm">
            <text:p/>
            <draw:enhanced-geometry svg:viewBox="0 0 21600 21600" draw:type="rectangle" draw:enhanced-path="M 0 0 L 21600 0 21600 21600 0 21600 0 0 Z N"/>
          </draw:custom-shape>
          <draw:custom-shape draw:name="Rectangle 8" draw:style-name="gr43" draw:text-style-name="P2" draw:layer="layout" svg:width="6.222cm" svg:height="0.495cm" svg:x="16.472cm" svg:y="13.071cm">
            <text:p/>
            <draw:enhanced-geometry svg:viewBox="0 0 21600 21600" draw:type="rectangle" draw:enhanced-path="M 0 0 L 21600 0 21600 21600 0 21600 0 0 Z N"/>
          </draw:custom-shape>
          <draw:g draw:name="Group 9">
            <draw:custom-shape draw:name="Rectangle 94" draw:style-name="gr42" draw:text-style-name="P2" draw:layer="layout" svg:width="9.147cm" svg:height="0.923cm" svg:x="13.712cm" svg:y="13.982cm">
              <text:p/>
              <draw:enhanced-geometry svg:viewBox="0 0 21600 21600" draw:type="rectangle" draw:enhanced-path="M 0 0 L 21600 0 21600 21600 0 21600 0 0 Z N"/>
            </draw:custom-shape>
            <draw:custom-shape draw:name="TextBox 95" draw:style-name="gr30" draw:text-style-name="P2" draw:layer="layout" svg:width="3.587cm" svg:height="0.758cm" svg:x="13.6cm" svg:y="14.045cm">
              <text:p text:style-name="P6"><text:span text:style-name="T23">Local GC</text:span></text:p>
              <draw:enhanced-geometry svg:viewBox="0 0 21600 21600" draw:type="rectangle" draw:enhanced-path="M 0 0 L 21600 0 21600 21600 0 21600 0 0 Z N"/>
            </draw:custom-shape>
          </draw:g>
          <draw:custom-shape draw:name="Rectangle 10" draw:style-name="gr43" draw:text-style-name="P2" draw:layer="layout" svg:width="6.188cm" svg:height="0.734cm" svg:x="16.472cm" svg:y="14.084cm">
            <text:p/>
            <draw:enhanced-geometry svg:viewBox="0 0 21600 21600" draw:type="rectangle" draw:enhanced-path="M 0 0 L 21600 0 21600 21600 0 21600 0 0 Z N"/>
          </draw:custom-shape>
          <draw:g draw:name="Group 11">
            <draw:custom-shape draw:name="Rectangle 92" draw:style-name="gr44" draw:text-style-name="P2" draw:layer="layout" svg:width="9.59cm" svg:height="1.812cm" svg:x="12.052cm" svg:y="3.609cm">
              <text:p/>
              <draw:enhanced-geometry svg:viewBox="0 0 21600 21600" draw:type="rectangle" draw:enhanced-path="M 0 0 L 21600 0 21600 21600 0 21600 0 0 Z N"/>
            </draw:custom-shape>
            <draw:custom-shape draw:name="TextBox 93" draw:style-name="gr30" draw:text-style-name="P2" draw:layer="layout" svg:width="9.101cm" svg:height="0.758cm" svg:x="12.039cm" svg:y="3.604cm">
              <text:p text:style-name="P6"><text:span text:style-name="T23">Slow-acting drugs (SSZ, pamidronate)</text:span></text:p>
              <draw:enhanced-geometry svg:viewBox="0 0 21600 21600" draw:type="rectangle" draw:enhanced-path="M 0 0 L 21600 0 21600 21600 0 21600 0 0 Z N"/>
            </draw:custom-shape>
          </draw:g>
          <draw:custom-shape draw:name="Rectangle 12" draw:style-name="gr43" draw:text-style-name="P2" draw:layer="layout" svg:width="9.021cm" svg:height="0.613cm" svg:x="12.118cm" svg:y="4.486cm">
            <text:p/>
            <draw:enhanced-geometry svg:viewBox="0 0 21600 21600" draw:type="rectangle" draw:enhanced-path="M 0 0 L 21600 0 21600 21600 0 21600 0 0 Z N"/>
          </draw:custom-shape>
          <draw:g draw:name="Group 13">
            <draw:custom-shape draw:name="Rectangle 90" draw:style-name="gr45" draw:text-style-name="P2" draw:layer="layout" svg:width="7.859cm" svg:height="2.02cm" svg:x="1.082cm" svg:y="7.039cm">
              <text:p/>
              <draw:enhanced-geometry svg:viewBox="0 0 21600 21600" draw:type="rectangle" draw:enhanced-path="M 0 0 L 21600 0 21600 21600 0 21600 0 0 Z N"/>
            </draw:custom-shape>
            <draw:custom-shape draw:name="TextBox 91" draw:style-name="gr30" draw:text-style-name="P2" draw:layer="layout" svg:width="4.522cm" svg:height="0.758cm" svg:x="0.9cm" svg:y="7.039cm">
              <text:p text:style-name="P6"><text:span text:style-name="T24">Physical therapy</text:span></text:p>
              <draw:enhanced-geometry svg:viewBox="0 0 21600 21600" draw:type="rectangle" draw:enhanced-path="M 0 0 L 21600 0 21600 21600 0 21600 0 0 Z N"/>
            </draw:custom-shape>
          </draw:g>
          <draw:custom-shape draw:name="Rectangle 14" draw:style-name="gr42" draw:text-style-name="P2" draw:layer="layout" svg:width="4.235cm" svg:height="0.64cm" svg:x="4.523cm" svg:y="7.222cm">
            <text:p/>
            <draw:enhanced-geometry svg:viewBox="0 0 21600 21600" draw:type="rectangle" draw:enhanced-path="M 0 0 L 21600 0 21600 21600 0 21600 0 0 Z N"/>
          </draw:custom-shape>
          <draw:custom-shape draw:name="Rectangle 15" draw:style-name="gr45" draw:text-style-name="P2" draw:layer="layout" svg:width="6.907cm" svg:height="2.02cm" svg:x="1.082cm" svg:y="4.696cm">
            <text:p/>
            <draw:enhanced-geometry svg:viewBox="0 0 21600 21600" draw:type="rectangle" draw:enhanced-path="M 0 0 L 21600 0 21600 21600 0 21600 0 0 Z N"/>
          </draw:custom-shape>
          <draw:custom-shape draw:name="Rectangle 16" draw:style-name="gr46" draw:text-style-name="P2" draw:layer="layout" svg:width="7.857cm" svg:height="2.31cm" svg:x="1.085cm" svg:y="9.244cm">
            <text:p/>
            <draw:enhanced-geometry svg:viewBox="0 0 21600 21600" draw:type="rectangle" draw:enhanced-path="M 0 0 L 21600 0 21600 21600 0 21600 0 0 Z N"/>
          </draw:custom-shape>
          <draw:custom-shape draw:name="Rectangle 17" draw:style-name="gr45" draw:text-style-name="P2" draw:layer="layout" svg:width="6.476cm" svg:height="0.797cm" svg:x="12.156cm" svg:y="7.484cm">
            <text:p/>
            <draw:enhanced-geometry svg:viewBox="0 0 21600 21600" draw:type="rectangle" draw:enhanced-path="M 0 0 L 21600 0 21600 21600 0 21600 0 0 Z N"/>
          </draw:custom-shape>
          <draw:custom-shape draw:name="Rectangle 18" draw:style-name="gr42" draw:text-style-name="P2" draw:layer="layout" svg:width="4.573cm" svg:height="0.923cm" svg:x="12.052cm" svg:y="10.436cm">
            <text:p/>
            <draw:enhanced-geometry svg:viewBox="0 0 21600 21600" draw:type="rectangle" draw:enhanced-path="M 0 0 L 21600 0 21600 21600 0 21600 0 0 Z N"/>
          </draw:custom-shape>
          <draw:custom-shape draw:name="Rectangle 19" draw:style-name="gr42" draw:text-style-name="P2" draw:layer="layout" svg:width="9.147cm" svg:height="0.923cm" svg:x="13.659cm" svg:y="11.92cm">
            <text:p/>
            <draw:enhanced-geometry svg:viewBox="0 0 21600 21600" draw:type="rectangle" draw:enhanced-path="M 0 0 L 21600 0 21600 21600 0 21600 0 0 Z N"/>
          </draw:custom-shape>
          <draw:custom-shape draw:name="Rectangle 20" draw:style-name="gr42" draw:text-style-name="P2" draw:layer="layout" svg:width="18.659cm" svg:height="0.645cm" svg:x="3.936cm" svg:y="16.246cm">
            <text:p/>
            <draw:enhanced-geometry svg:viewBox="0 0 21600 21600" draw:type="rectangle" draw:enhanced-path="M 0 0 L 21600 0 21600 21600 0 21600 0 0 Z N"/>
          </draw:custom-shape>
          <draw:custom-shape draw:name="TextBox 21" draw:style-name="gr30" draw:text-style-name="P2" draw:layer="layout" svg:width="3.597cm" svg:height="0.843cm" svg:x="1.838cm" svg:y="3.214cm">
            <text:p text:style-name="P6"><text:span text:style-name="T25">Active AS</text:span></text:p>
            <draw:enhanced-geometry svg:viewBox="0 0 21600 21600" draw:type="rectangle" draw:enhanced-path="M 0 0 L 21600 0 21600 21600 0 21600 0 0 Z N"/>
          </draw:custom-shape>
          <draw:custom-shape draw:name="TextBox 22" draw:style-name="gr30" draw:text-style-name="P2" draw:layer="layout" svg:width="3.597cm" svg:height="0.758cm" svg:x="1.138cm" svg:y="5.1cm">
            <text:p text:style-name="P6"><text:span text:style-name="T24">NSAIDs</text:span></text:p>
            <draw:enhanced-geometry svg:viewBox="0 0 21600 21600" draw:type="rectangle" draw:enhanced-path="M 0 0 L 21600 0 21600 21600 0 21600 0 0 Z N"/>
          </draw:custom-shape>
          <draw:custom-shape draw:name="TextBox 23" draw:style-name="gr30" draw:text-style-name="P2" draw:layer="layout" svg:width="8.333cm" svg:height="0.758cm" svg:x="1.005cm" svg:y="9.083cm">
            <text:p text:style-name="P6"><text:span text:style-name="T24">Systemic glucocorticoids</text:span></text:p>
            <draw:enhanced-geometry svg:viewBox="0 0 21600 21600" draw:type="rectangle" draw:enhanced-path="M 0 0 L 21600 0 21600 21600 0 21600 0 0 Z N"/>
          </draw:custom-shape>
          <draw:custom-shape draw:name="TextBox 24" draw:style-name="gr30" draw:text-style-name="P2" draw:layer="layout" svg:width="3.597cm" svg:height="0.758cm" svg:x="12.039cm" svg:y="7.46cm">
            <text:p text:style-name="P6"><text:span text:style-name="T24">TNF</text:span><text:span text:style-name="T23">i</text:span></text:p>
            <draw:enhanced-geometry svg:viewBox="0 0 21600 21600" draw:type="rectangle" draw:enhanced-path="M 0 0 L 21600 0 21600 21600 0 21600 0 0 Z N"/>
          </draw:custom-shape>
          <draw:custom-shape draw:name="TextBox 25" draw:style-name="gr30" draw:text-style-name="P2" draw:layer="layout" svg:width="5.714cm" svg:height="0.758cm" svg:x="11.986cm" svg:y="10.436cm">
            <text:p text:style-name="P6"><text:span text:style-name="T23">Alternative TNFi</text:span></text:p>
            <draw:enhanced-geometry svg:viewBox="0 0 21600 21600" draw:type="rectangle" draw:enhanced-path="M 0 0 L 21600 0 21600 21600 0 21600 0 0 Z N"/>
          </draw:custom-shape>
          <draw:custom-shape draw:name="TextBox 26" draw:style-name="gr30" draw:text-style-name="P2" draw:layer="layout" svg:width="10.106cm" svg:height="0.716cm" svg:x="11.933cm" svg:y="4.403cm">
            <text:p text:style-name="P6"><text:span text:style-name="T26">Consider if peripheral arthritis or TNFi contraindications</text:span></text:p>
            <draw:enhanced-geometry svg:viewBox="0 0 21600 21600" draw:type="rectangle" draw:enhanced-path="M 0 0 L 21600 0 21600 21600 0 21600 0 0 Z N"/>
          </draw:custom-shape>
          <draw:custom-shape draw:name="TextBox 27" draw:style-name="gr30" draw:text-style-name="P2" draw:layer="layout" svg:width="3.597cm" svg:height="0.758cm" svg:x="13.553cm" svg:y="12.879cm">
            <text:p text:style-name="P6"><text:span text:style-name="T23">Local GC</text:span></text:p>
            <draw:enhanced-geometry svg:viewBox="0 0 21600 21600" draw:type="rectangle" draw:enhanced-path="M 0 0 L 21600 0 21600 21600 0 21600 0 0 Z N"/>
          </draw:custom-shape>
          <draw:custom-shape draw:name="TextBox 28" draw:style-name="gr30" draw:text-style-name="P2" draw:layer="layout" svg:width="6.587cm" svg:height="1.181cm" svg:x="16.312cm" svg:y="12.879cm">
            <text:p text:style-name="P6"><text:span text:style-name="T26">Consider if ≤2 joints; use infrequently</text:span></text:p>
            <draw:enhanced-geometry svg:viewBox="0 0 21600 21600" draw:type="rectangle" draw:enhanced-path="M 0 0 L 21600 0 21600 21600 0 21600 0 0 Z N"/>
          </draw:custom-shape>
          <draw:custom-shape draw:name="TextBox 29" draw:style-name="gr30" draw:text-style-name="P2" draw:layer="layout" svg:width="6.587cm" svg:height="0.716cm" svg:x="16.272cm" svg:y="14.045cm">
            <text:p text:style-name="P6"><text:span text:style-name="T26">Avoid achilles, patellar, quadriceps </text:span></text:p>
            <draw:enhanced-geometry svg:viewBox="0 0 21600 21600" draw:type="rectangle" draw:enhanced-path="M 0 0 L 21600 0 21600 21600 0 21600 0 0 Z N"/>
          </draw:custom-shape>
          <draw:custom-shape draw:name="TextBox 30" draw:style-name="gr30" draw:text-style-name="P2" draw:layer="layout" svg:width="18.606cm" svg:height="0.716cm" svg:x="5.364cm" svg:y="15.343cm">
            <text:p text:style-name="P6"><text:span text:style-name="T26">Monitor validated AS disease activity measure, and CRP or ESR regularly</text:span></text:p>
            <draw:enhanced-geometry svg:viewBox="0 0 21600 21600" draw:type="rectangle" draw:enhanced-path="M 0 0 L 21600 0 21600 21600 0 21600 0 0 Z N"/>
          </draw:custom-shape>
          <draw:custom-shape draw:name="TextBox 31" draw:style-name="gr30" draw:text-style-name="P2" draw:layer="layout" svg:width="18.956cm" svg:height="1.181cm" svg:x="4.498cm" svg:y="16.118cm">
            <text:p text:style-name="P6"><text:span text:style-name="T26">Unsupervised back exercises, formal group or individual self-management education, fall evaluation/counselling</text:span></text:p>
            <draw:enhanced-geometry svg:viewBox="0 0 21600 21600" draw:type="rectangle" draw:enhanced-path="M 0 0 L 21600 0 21600 21600 0 21600 0 0 Z N"/>
          </draw:custom-shape>
          <draw:custom-shape draw:name="TextBox 32" draw:style-name="gr30" draw:text-style-name="P2" draw:layer="layout" svg:width="2.702cm" svg:height="1.097cm" svg:x="8.759cm" svg:y="5.171cm">
            <text:p text:style-name="P6"><text:span text:style-name="T27">Remains active</text:span></text:p>
            <draw:enhanced-geometry svg:viewBox="0 0 21600 21600" draw:type="rectangle" draw:enhanced-path="M 0 0 L 21600 0 21600 21600 0 21600 0 0 Z N"/>
          </draw:custom-shape>
          <draw:custom-shape draw:name="TextBox 33" draw:style-name="gr30" draw:text-style-name="P2" draw:layer="layout" svg:width="3.597cm" svg:height="1.097cm" svg:x="11.721cm" svg:y="6.011cm">
            <text:p text:style-name="P6"><text:span text:style-name="T27">TNFi contraindication</text:span></text:p>
            <draw:enhanced-geometry svg:viewBox="0 0 21600 21600" draw:type="rectangle" draw:enhanced-path="M 0 0 L 21600 0 21600 21600 0 21600 0 0 Z N"/>
          </draw:custom-shape>
          <draw:custom-shape draw:name="TextBox 34" draw:style-name="gr30" draw:text-style-name="P2" draw:layer="layout" svg:width="2.751cm" svg:height="1.097cm" svg:x="11.827cm" svg:y="8.857cm">
            <text:p text:style-name="P6"><text:span text:style-name="T27">Remains active</text:span></text:p>
            <draw:enhanced-geometry svg:viewBox="0 0 21600 21600" draw:type="rectangle" draw:enhanced-path="M 0 0 L 21600 0 21600 21600 0 21600 0 0 Z N"/>
          </draw:custom-shape>
          <draw:custom-shape draw:name="TextBox 35" draw:style-name="gr30" draw:text-style-name="P2" draw:layer="layout" svg:width="2.751cm" svg:height="1.097cm" svg:x="16.237cm" svg:y="8.223cm">
            <text:p text:style-name="P6"><text:span text:style-name="T27">Recurrent iritis</text:span></text:p>
            <draw:enhanced-geometry svg:viewBox="0 0 21600 21600" draw:type="rectangle" draw:enhanced-path="M 0 0 L 21600 0 21600 21600 0 21600 0 0 Z N"/>
          </draw:custom-shape>
          <draw:custom-shape draw:name="TextBox 36" draw:style-name="gr30" draw:text-style-name="P2" draw:layer="layout" svg:width="1.229cm" svg:height="0.674cm" svg:x="16.386cm" svg:y="9.236cm">
            <text:p text:style-name="P15"><text:span text:style-name="T27">IBD</text:span></text:p>
            <draw:enhanced-geometry svg:viewBox="0 0 21600 21600" draw:type="rectangle" draw:enhanced-path="M 0 0 L 21600 0 21600 21600 0 21600 0 0 Z N"/>
          </draw:custom-shape>
          <draw:custom-shape draw:name="TextBox 37" draw:style-name="gr30" draw:text-style-name="P2" draw:layer="layout" svg:width="4.232cm" svg:height="0.674cm" svg:x="10.342cm" svg:y="11.555cm">
            <text:p text:style-name="P6"><text:span text:style-name="T27">Isolated sacroiliitis</text:span></text:p>
            <draw:enhanced-geometry svg:viewBox="0 0 21600 21600" draw:type="rectangle" draw:enhanced-path="M 0 0 L 21600 0 21600 21600 0 21600 0 0 Z N"/>
          </draw:custom-shape>
          <draw:custom-shape draw:name="TextBox 38" draw:style-name="gr30" draw:text-style-name="P2" draw:layer="layout" svg:width="4.232cm" svg:height="0.674cm" svg:x="10.315cm" svg:y="12.55cm">
            <text:p text:style-name="P6"><text:span text:style-name="T27">Peripheral arthritis</text:span></text:p>
            <draw:enhanced-geometry svg:viewBox="0 0 21600 21600" draw:type="rectangle" draw:enhanced-path="M 0 0 L 21600 0 21600 21600 0 21600 0 0 Z N"/>
          </draw:custom-shape>
          <draw:custom-shape draw:name="TextBox 39" draw:style-name="gr30" draw:text-style-name="P2" draw:layer="layout" svg:width="4.232cm" svg:height="0.674cm" svg:x="10.676cm" svg:y="13.681cm">
            <text:p text:style-name="P6"><text:span text:style-name="T27">Enthesitis</text:span></text:p>
            <draw:enhanced-geometry svg:viewBox="0 0 21600 21600" draw:type="rectangle" draw:enhanced-path="M 0 0 L 21600 0 21600 21600 0 21600 0 0 Z N"/>
          </draw:custom-shape>
          <draw:custom-shape draw:name="TextBox 40" draw:style-name="gr30" draw:text-style-name="P2" draw:layer="layout" svg:width="6.706cm" svg:height="0.674cm" svg:x="1.416cm" svg:y="13.334cm">
            <text:p text:style-name="P6"><text:span text:style-name="T27">Conditionally recommend against</text:span></text:p>
            <draw:enhanced-geometry svg:viewBox="0 0 21600 21600" draw:type="rectangle" draw:enhanced-path="M 0 0 L 21600 0 21600 21600 0 21600 0 0 Z N"/>
          </draw:custom-shape>
          <draw:custom-shape draw:name="Rectangle 41" draw:style-name="gr43" draw:text-style-name="P2" draw:layer="layout" svg:width="5.449cm" svg:height="1.115cm" svg:x="1.905cm" svg:y="9.936cm">
            <text:p/>
            <draw:enhanced-geometry svg:viewBox="0 0 21600 21600" draw:type="rectangle" draw:enhanced-path="M 0 0 L 21600 0 21600 21600 0 21600 0 0 Z N"/>
          </draw:custom-shape>
          <draw:g draw:name="Group 42">
            <draw:custom-shape draw:name="Rectangle 81" draw:style-name="gr45" draw:text-style-name="P2" draw:layer="layout" svg:width="0.66cm" svg:height="0.325cm" svg:x="0.873cm" svg:y="12.588cm">
              <text:p/>
              <draw:enhanced-geometry svg:viewBox="0 0 21600 21600" draw:type="rectangle" draw:enhanced-path="M 0 0 L 21600 0 21600 21600 0 21600 0 0 Z N"/>
            </draw:custom-shape>
            <draw:custom-shape draw:name="TextBox 82" draw:style-name="gr30" draw:text-style-name="P2" draw:layer="layout" svg:width="5.039cm" svg:height="0.674cm" svg:x="1.416cm" svg:y="12.343cm">
              <text:p text:style-name="P6"><text:span text:style-name="T27">Strongly recommend</text:span></text:p>
              <draw:enhanced-geometry svg:viewBox="0 0 21600 21600" draw:type="rectangle" draw:enhanced-path="M 0 0 L 21600 0 21600 21600 0 21600 0 0 Z N"/>
            </draw:custom-shape>
            <draw:custom-shape draw:name="TextBox 83" draw:style-name="gr30" draw:text-style-name="P2" draw:layer="layout" svg:width="5.039cm" svg:height="0.674cm" svg:x="1.416cm" svg:y="12.838cm">
              <text:p text:style-name="P6"><text:span text:style-name="T27">Conditionally recommend</text:span></text:p>
              <draw:enhanced-geometry svg:viewBox="0 0 21600 21600" draw:type="rectangle" draw:enhanced-path="M 0 0 L 21600 0 21600 21600 0 21600 0 0 Z N"/>
            </draw:custom-shape>
            <draw:custom-shape draw:name="TextBox 84" draw:style-name="gr30" draw:text-style-name="P2" draw:layer="layout" svg:width="5.039cm" svg:height="0.674cm" svg:x="1.416cm" svg:y="13.829cm">
              <text:p text:style-name="P6"><text:span text:style-name="T27">Strongly recommend against</text:span></text:p>
              <draw:enhanced-geometry svg:viewBox="0 0 21600 21600" draw:type="rectangle" draw:enhanced-path="M 0 0 L 21600 0 21600 21600 0 21600 0 0 Z N"/>
            </draw:custom-shape>
            <draw:custom-shape draw:name="TextBox 85" draw:style-name="gr30" draw:text-style-name="P2" draw:layer="layout" svg:width="5.039cm" svg:height="0.674cm" svg:x="1.416cm" svg:y="14.325cm">
              <text:p text:style-name="P6"><text:span text:style-name="T27">Qualifier</text:span></text:p>
              <draw:enhanced-geometry svg:viewBox="0 0 21600 21600" draw:type="rectangle" draw:enhanced-path="M 0 0 L 21600 0 21600 21600 0 21600 0 0 Z N"/>
            </draw:custom-shape>
            <draw:custom-shape draw:name="Rectangle 86" draw:style-name="gr42" draw:text-style-name="P2" draw:layer="layout" svg:width="0.66cm" svg:height="0.325cm" svg:x="0.873cm" svg:y="13.061cm">
              <text:p/>
              <draw:enhanced-geometry svg:viewBox="0 0 21600 21600" draw:type="rectangle" draw:enhanced-path="M 0 0 L 21600 0 21600 21600 0 21600 0 0 Z N"/>
            </draw:custom-shape>
            <draw:custom-shape draw:name="Rectangle 87" draw:style-name="gr47" draw:text-style-name="P2" draw:layer="layout" svg:width="0.66cm" svg:height="0.325cm" svg:x="0.873cm" svg:y="13.533cm">
              <text:p/>
              <draw:enhanced-geometry svg:viewBox="0 0 21600 21600" draw:type="rectangle" draw:enhanced-path="M 0 0 L 21600 0 21600 21600 0 21600 0 0 Z N"/>
            </draw:custom-shape>
            <draw:custom-shape draw:name="Rectangle 88" draw:style-name="gr46" draw:text-style-name="P2" draw:layer="layout" svg:width="0.66cm" svg:height="0.325cm" svg:x="0.873cm" svg:y="14.006cm">
              <text:p/>
              <draw:enhanced-geometry svg:viewBox="0 0 21600 21600" draw:type="rectangle" draw:enhanced-path="M 0 0 L 21600 0 21600 21600 0 21600 0 0 Z N"/>
            </draw:custom-shape>
            <draw:custom-shape draw:name="Rectangle 89" draw:style-name="gr43" draw:text-style-name="P2" draw:layer="layout" svg:width="0.66cm" svg:height="0.325cm" svg:x="0.873cm" svg:y="14.479cm">
              <text:p/>
              <draw:enhanced-geometry svg:viewBox="0 0 21600 21600" draw:type="rectangle" draw:enhanced-path="M 0 0 L 21600 0 21600 21600 0 21600 0 0 Z N"/>
            </draw:custom-shape>
          </draw:g>
          <draw:custom-shape draw:name="TextBox 43" draw:style-name="gr30" draw:text-style-name="P2" draw:layer="layout" svg:width="3.597cm" svg:height="0.758cm" svg:x="13.547cm" svg:y="11.984cm">
            <text:p text:style-name="P6"><text:span text:style-name="T23">Local GC</text:span></text:p>
            <draw:enhanced-geometry svg:viewBox="0 0 21600 21600" draw:type="rectangle" draw:enhanced-path="M 0 0 L 21600 0 21600 21600 0 21600 0 0 Z N"/>
          </draw:custom-shape>
          <draw:custom-shape draw:name="Rectangle 44" draw:style-name="gr42" draw:text-style-name="P2" draw:layer="layout" svg:width="5.252cm" svg:height="0.609cm" svg:x="18.177cm" svg:y="9.714cm">
            <text:p/>
            <draw:enhanced-geometry svg:viewBox="0 0 21600 21600" draw:type="rectangle" draw:enhanced-path="M 0 0 L 21600 0 21600 21600 0 21600 0 0 Z N"/>
          </draw:custom-shape>
          <draw:custom-shape draw:name="TextBox 45" draw:style-name="gr30" draw:text-style-name="P2" draw:layer="layout" svg:width="4.087cm" svg:height="1.181cm" svg:x="18.225cm" svg:y="9.549cm">
            <text:p text:style-name="P6"><text:span text:style-name="T26">Use TNFi monoclonals</text:span></text:p>
            <draw:enhanced-geometry svg:viewBox="0 0 21600 21600" draw:type="rectangle" draw:enhanced-path="M 0 0 L 21600 0 21600 21600 0 21600 0 0 Z N"/>
          </draw:custom-shape>
          <draw:custom-shape draw:name="Rectangle 46" draw:style-name="gr42" draw:text-style-name="P2" draw:layer="layout" svg:width="5.259cm" svg:height="0.664cm" svg:x="18.17cm" svg:y="8.857cm">
            <text:p/>
            <draw:enhanced-geometry svg:viewBox="0 0 21600 21600" draw:type="rectangle" draw:enhanced-path="M 0 0 L 21600 0 21600 21600 0 21600 0 0 Z N"/>
          </draw:custom-shape>
          <draw:custom-shape draw:name="TextBox 47" draw:style-name="gr30" draw:text-style-name="P2" draw:layer="layout" svg:width="5.952cm" svg:height="0.716cm" svg:x="18.261cm" svg:y="8.794cm">
            <text:p text:style-name="P6"><text:span text:style-name="T26">Use infliximab or adalimumab</text:span></text:p>
            <draw:enhanced-geometry svg:viewBox="0 0 21600 21600" draw:type="rectangle" draw:enhanced-path="M 0 0 L 21600 0 21600 21600 0 21600 0 0 Z N"/>
          </draw:custom-shape>
          <draw:custom-shape draw:name="Rectangle 48" draw:style-name="gr44" draw:text-style-name="P2" draw:layer="layout" svg:width="3.654cm" svg:height="0.72cm" svg:x="14.579cm" svg:y="7.523cm">
            <text:p/>
            <draw:enhanced-geometry svg:viewBox="0 0 21600 21600" draw:type="rectangle" draw:enhanced-path="M 0 0 L 21600 0 21600 21600 0 21600 0 0 Z N"/>
          </draw:custom-shape>
          <draw:custom-shape draw:name="TextBox 49" draw:style-name="gr30" draw:text-style-name="P2" draw:layer="layout" svg:width="3.597cm" svg:height="0.716cm" svg:x="14.579cm" svg:y="7.476cm">
            <text:p text:style-name="P6"><text:span text:style-name="T26">No preferred drug</text:span></text:p>
            <draw:enhanced-geometry svg:viewBox="0 0 21600 21600" draw:type="rectangle" draw:enhanced-path="M 0 0 L 21600 0 21600 21600 0 21600 0 0 Z N"/>
          </draw:custom-shape>
          <draw:custom-shape draw:name="Rectangle 50" draw:style-name="gr44" draw:text-style-name="P2" draw:layer="layout" svg:width="4.365cm" svg:height="0.735cm" svg:x="16.7cm" svg:y="6.011cm">
            <text:p/>
            <draw:enhanced-geometry svg:viewBox="0 0 21600 21600" draw:type="rectangle" draw:enhanced-path="M 0 0 L 21600 0 21600 21600 0 21600 0 0 Z N"/>
          </draw:custom-shape>
          <draw:custom-shape draw:name="TextBox 51" draw:style-name="gr30" draw:text-style-name="P2" draw:layer="layout" svg:width="4.867cm" svg:height="0.716cm" svg:x="16.775cm" svg:y="5.942cm">
            <text:p text:style-name="P6"><text:span text:style-name="T26">Non-TNFi biologic</text:span></text:p>
            <draw:enhanced-geometry svg:viewBox="0 0 21600 21600" draw:type="rectangle" draw:enhanced-path="M 0 0 L 21600 0 21600 21600 0 21600 0 0 Z N"/>
          </draw:custom-shape>
          <draw:custom-shape draw:name="Rectangle 52" draw:style-name="gr44" draw:text-style-name="P2" draw:layer="layout" svg:width="3.478cm" svg:height="0.671cm" svg:x="3.956cm" svg:y="5.865cm">
            <text:p/>
            <draw:enhanced-geometry svg:viewBox="0 0 21600 21600" draw:type="rectangle" draw:enhanced-path="M 0 0 L 21600 0 21600 21600 0 21600 0 0 Z N"/>
          </draw:custom-shape>
          <draw:custom-shape draw:name="TextBox 53" draw:style-name="gr30" draw:text-style-name="P2" draw:layer="layout" svg:width="3.597cm" svg:height="0.716cm" svg:x="3.81cm" svg:y="5.763cm">
            <text:p text:style-name="P6"><text:span text:style-name="T26">No preferred drug</text:span></text:p>
            <draw:enhanced-geometry svg:viewBox="0 0 21600 21600" draw:type="rectangle" draw:enhanced-path="M 0 0 L 21600 0 21600 21600 0 21600 0 0 Z N"/>
          </draw:custom-shape>
          <draw:custom-shape draw:name="Rectangle 54" draw:style-name="gr42" draw:text-style-name="P2" draw:layer="layout" svg:width="3.439cm" svg:height="0.717cm" svg:x="3.969cm" svg:y="5.068cm">
            <text:p/>
            <draw:enhanced-geometry svg:viewBox="0 0 21600 21600" draw:type="rectangle" draw:enhanced-path="M 0 0 L 21600 0 21600 21600 0 21600 0 0 Z N"/>
          </draw:custom-shape>
          <draw:custom-shape draw:name="TextBox 55" draw:style-name="gr30" draw:text-style-name="P2" draw:layer="layout" svg:width="3.65cm" svg:height="0.716cm" svg:x="3.784cm" svg:y="5.021cm">
            <text:p text:style-name="P6"><text:span text:style-name="T26">Use continuously</text:span></text:p>
            <draw:enhanced-geometry svg:viewBox="0 0 21600 21600" draw:type="rectangle" draw:enhanced-path="M 0 0 L 21600 0 21600 21600 0 21600 0 0 Z N"/>
          </draw:custom-shape>
          <draw:custom-shape draw:name="TextBox 56" draw:style-name="gr30" draw:text-style-name="P2" draw:layer="layout" svg:width="5.529cm" svg:height="1.181cm" svg:x="1.826cm" svg:y="9.88cm">
            <text:p text:style-name="P6"><text:span text:style-name="T26">Consider if peripheral flare, pregnancy, IBD flare</text:span></text:p>
            <draw:enhanced-geometry svg:viewBox="0 0 21600 21600" draw:type="rectangle" draw:enhanced-path="M 0 0 L 21600 0 21600 21600 0 21600 0 0 Z N"/>
          </draw:custom-shape>
          <draw:custom-shape draw:name="TextBox 57" draw:style-name="gr30" draw:text-style-name="P2" draw:layer="layout" svg:width="3.571cm" svg:height="1.181cm" svg:x="4.781cm" svg:y="7.165cm">
            <text:p text:style-name="P6"><text:span text:style-name="T26">Active over passive</text:span></text:p>
            <draw:enhanced-geometry svg:viewBox="0 0 21600 21600" draw:type="rectangle" draw:enhanced-path="M 0 0 L 21600 0 21600 21600 0 21600 0 0 Z N"/>
          </draw:custom-shape>
          <draw:custom-shape draw:name="Rectangle 58" draw:style-name="gr42" draw:text-style-name="P2" draw:layer="layout" svg:width="4.235cm" svg:height="0.609cm" svg:x="4.523cm" svg:y="8.136cm">
            <text:p/>
            <draw:enhanced-geometry svg:viewBox="0 0 21600 21600" draw:type="rectangle" draw:enhanced-path="M 0 0 L 21600 0 21600 21600 0 21600 0 0 Z N"/>
          </draw:custom-shape>
          <draw:custom-shape draw:name="TextBox 59" draw:style-name="gr30" draw:text-style-name="P2" draw:layer="layout" svg:width="4.469cm" svg:height="1.181cm" svg:x="4.473cm" svg:y="8.108cm">
            <text:p text:style-name="P6"><text:span text:style-name="T26">Land-based over aquatic</text:span></text:p>
            <draw:enhanced-geometry svg:viewBox="0 0 21600 21600" draw:type="rectangle" draw:enhanced-path="M 0 0 L 21600 0 21600 21600 0 21600 0 0 Z N"/>
          </draw:custom-shape>
          <draw:connector draw:name="Straight Arrow Connector 60" draw:style-name="gr48" draw:text-style-name="P9" draw:layer="layout" svg:x1="7.99cm" svg:y1="5.706cm" svg:x2="8.716cm" svg:y2="5.706cm" svg:d="M7990 5706h726">
            <text:p/>
          </draw:connector>
          <draw:connector draw:name="Straight Arrow Connector 61" draw:style-name="gr48" draw:text-style-name="P9" draw:layer="layout" svg:x1="15.978cm" svg:y1="9.189cm" svg:x2="18.11cm" svg:y2="9.189cm" svg:d="M15978 9189h2132">
            <text:p/>
          </draw:connector>
          <draw:connector draw:name="Straight Arrow Connector 62" draw:style-name="gr48" draw:text-style-name="P9" draw:layer="layout" svg:x1="9.707cm" svg:y1="12.382cm" svg:x2="13.527cm" svg:y2="12.382cm" svg:d="M9707 12382h3820">
            <text:p/>
          </draw:connector>
          <draw:connector draw:name="Straight Arrow Connector 63" draw:style-name="gr48" draw:text-style-name="P9" draw:layer="layout" svg:x1="9.707cm" svg:y1="13.367cm" svg:x2="13.685cm" svg:y2="13.367cm" svg:d="M9707 13367h3978">
            <text:p/>
          </draw:connector>
          <draw:connector draw:name="Straight Arrow Connector 64" draw:style-name="gr48" draw:text-style-name="P9" draw:layer="layout" svg:x1="9.707cm" svg:y1="14.5cm" svg:x2="13.599cm" svg:y2="14.455cm" svg:d="M9707 14500l3892-45">
            <text:p/>
          </draw:connector>
          <draw:connector draw:name="Straight Arrow Connector 65" draw:style-name="gr48" draw:text-style-name="P9" draw:layer="layout" svg:x1="13.52cm" svg:y1="6.01cm" svg:x2="13.52cm" svg:y2="5.407cm" svg:d="M13520 6010v-603">
            <text:p/>
          </draw:connector>
          <draw:connector draw:name="Straight Arrow Connector 66" draw:style-name="gr48" draw:text-style-name="P9" draw:layer="layout" svg:x1="13.315cm" svg:y1="9.533cm" svg:x2="13.315cm" svg:y2="10.32cm" svg:d="M13315 9533v787">
            <text:p/>
          </draw:connector>
          <draw:connector draw:name="Straight Arrow Connector 67" draw:style-name="gr49" draw:text-style-name="P9" draw:layer="layout" svg:x1="15.319cm" svg:y1="6.375cm" svg:x2="16.637cm" svg:y2="6.369cm" svg:d="M15319 6375l1318-6">
            <text:p/>
          </draw:connector>
          <draw:connector draw:name="Straight Arrow Connector 68" draw:style-name="gr49" draw:text-style-name="P9" draw:layer="layout" svg:x1="10.11cm" svg:y1="4.485cm" svg:x2="12.009cm" svg:y2="4.485cm" svg:d="M10110 4485h1899">
            <text:p/>
          </draw:connector>
          <draw:line draw:name="Straight Connector 69" draw:style-name="gr50" draw:text-style-name="P9" draw:layer="layout" svg:x1="10.11cm" svg:y1="4.515cm" svg:x2="10.11cm" svg:y2="5.17cm">
            <text:p/>
          </draw:line>
          <draw:line draw:name="Straight Connector 70" draw:style-name="gr51" draw:text-style-name="P9" draw:layer="layout" svg:x1="9.707cm" svg:y1="5.81cm" svg:x2="9.707cm" svg:y2="14.5cm">
            <text:p/>
          </draw:line>
          <draw:line draw:name="Straight Connector 71" draw:style-name="gr51" draw:text-style-name="P9" draw:layer="layout" svg:x1="13.288cm" svg:y1="8.309cm" svg:x2="13.288cm" svg:y2="8.916cm">
            <text:p/>
          </draw:line>
          <draw:line draw:name="Straight Connector 72" draw:style-name="gr51" draw:text-style-name="P9" draw:layer="layout" svg:x1="13.52cm" svg:y1="6.739cm" svg:x2="13.52cm" svg:y2="7.475cm">
            <text:p/>
          </draw:line>
          <draw:line draw:name="Straight Connector 73" draw:style-name="gr51" draw:text-style-name="P9" draw:layer="layout" svg:x1="15.978cm" svg:y1="8.243cm" svg:x2="15.978cm" svg:y2="9.965cm">
            <text:p/>
          </draw:line>
          <draw:line draw:name="Straight Connector 74" draw:style-name="gr51" draw:text-style-name="P9" draw:layer="layout" svg:x1="10.847cm" svg:y1="5.927cm" svg:x2="10.847cm" svg:y2="7.855cm">
            <text:p/>
          </draw:line>
          <draw:line draw:name="Straight Connector 75" draw:style-name="gr50" draw:text-style-name="P9" draw:layer="layout" svg:x1="10.623cm" svg:y1="4.059cm" svg:x2="11.461cm" svg:y2="5.02cm">
            <text:p/>
          </draw:line>
          <draw:line draw:name="Straight Connector 76" draw:style-name="gr50" draw:text-style-name="P9" draw:layer="layout" svg:x1="11.387cm" svg:y1="4.03cm" svg:x2="10.675cm" svg:y2="5.02cm">
            <text:p/>
          </draw:line>
          <draw:line draw:name="Straight Connector 77" draw:style-name="gr50" draw:text-style-name="P9" draw:layer="layout" svg:x1="15.473cm" svg:y1="5.863cm" svg:x2="16.312cm" svg:y2="6.824cm">
            <text:p/>
          </draw:line>
          <draw:line draw:name="Straight Connector 78" draw:style-name="gr50" draw:text-style-name="P9" draw:layer="layout" svg:x1="16.237cm" svg:y1="5.834cm" svg:x2="15.526cm" svg:y2="6.824cm">
            <text:p/>
          </draw:line>
          <draw:connector draw:name="Straight Arrow Connector 79" draw:style-name="gr48" draw:text-style-name="P9" draw:layer="layout" svg:x1="15.978cm" svg:y1="9.955cm" svg:x2="18.11cm" svg:y2="9.955cm" svg:d="M15978 9955h2132">
            <text:p/>
          </draw:connector>
          <draw:connector draw:name="Straight Arrow Connector 80" draw:style-name="gr48" draw:text-style-name="P9" draw:layer="layout" svg:x1="10.847cm" svg:y1="7.855cm" svg:x2="12.038cm" svg:y2="7.844cm" svg:d="M10847 7855l1191-11">
            <text:p/>
          </draw:connector>
        </draw:g>
        <presentation:notes draw:style-name="dp3">
          <draw:page-thumbnail draw:style-name="gr1" draw:layer="layout" svg:width="12.699cm" svg:height="9.524cm" svg:x="3.175cm" svg:y="1.93cm" draw:page-number="17" presentation:class="page"/>
          <draw:frame presentation:style-name="pr11" draw:layer="layout" svg:width="15.239cm" svg:height="11.429cm" svg:x="1.905cm" svg:y="12.065cm" presentation:class="notes" presentation:placeholder="true">
            <draw:text-box/>
          </draw:frame>
        </presentation:notes>
      </draw:page>
      <draw:page draw:name="page18" draw:style-name="dp1" draw:master-page-name="Default_20_4">
        <draw:frame draw:name="Text Placeholder 3" presentation:style-name="pr9" draw:text-style-name="P2" draw:layer="layout" svg:width="23.706cm" svg:height="1.098cm" svg:x="0.811cm" svg:y="17.568cm" presentation:class="outline" presentation:user-transformed="true">
          <draw:text-box>
            <text:list text:style-name="L2">
              <text:list-item>
                <text:p text:style-name="P3"><text:span text:style-name="T2">Ward MM, Deodhar A, Akl EA, Lui A, Ermann J, Gensler LS, Smith JA, Borenstein D, Hiratzka J, Weiss PF, Inman RD. American College of Rheumatology/Spondylitis Association of America/Spondyloarthritis Research and Treatment Network 2015 recommendations for the treatment of ankylosing spondylitis and nonradiographic axial spondyloarthritis. Arthritis &amp; Rheumatology. 2016 Feb;68(2):282-98..</text:span></text:p>
              </text:list-item>
            </text:list>
            <text:p text:style-name="P3"><text:span text:style-name="T2"/></text:p>
          </draw:text-box>
        </draw:frame>
        <draw:frame draw:name="Title 4" presentation:style-name="pr10" draw:text-style-name="P2" draw:layer="layout" svg:width="23.706cm" svg:height="2.135cm" svg:x="0.847cm" svg:y="0.192cm" presentation:class="title" presentation:user-transformed="true">
          <draw:text-box>
            <text:p text:style-name="P1"><text:span text:style-name="T1">ACR/SAA/SPARTAN Treatment Recommendations in Ankylosing Spondylitis</text:span></text:p>
          </draw:text-box>
        </draw:frame>
        <draw:g draw:name="Group 5">
          <draw:custom-shape draw:name="Rectangle 6" draw:style-name="gr45" draw:text-style-name="P2" draw:layer="layout" svg:width="7.807cm" svg:height="0.663cm" svg:x="7.22cm" svg:y="15.164cm">
            <text:p/>
            <draw:enhanced-geometry svg:viewBox="0 0 21600 21600" draw:type="rectangle" draw:enhanced-path="M 0 0 L 21600 0 21600 21600 0 21600 0 0 Z N"/>
          </draw:custom-shape>
          <draw:custom-shape draw:name="TextBox 7" draw:style-name="gr30" draw:text-style-name="P2" draw:layer="layout" svg:width="3.597cm" svg:height="0.843cm" svg:x="1.376cm" svg:y="3.387cm">
            <text:p text:style-name="P6"><text:span text:style-name="T25">Stable AS</text:span></text:p>
            <draw:enhanced-geometry svg:viewBox="0 0 21600 21600" draw:type="rectangle" draw:enhanced-path="M 0 0 L 21600 0 21600 21600 0 21600 0 0 Z N"/>
          </draw:custom-shape>
          <draw:custom-shape draw:name="TextBox 8" draw:style-name="gr30" draw:text-style-name="P2" draw:layer="layout" svg:width="3.597cm" svg:height="0.843cm" svg:x="1.376cm" svg:y="9.946cm">
            <text:p text:style-name="P6"><text:span text:style-name="T25">AS and:</text:span></text:p>
            <draw:enhanced-geometry svg:viewBox="0 0 21600 21600" draw:type="rectangle" draw:enhanced-path="M 0 0 L 21600 0 21600 21600 0 21600 0 0 Z N"/>
          </draw:custom-shape>
          <draw:g draw:name="Group 9">
            <draw:custom-shape draw:name="Rectangle 51" draw:style-name="gr45" draw:text-style-name="P2" draw:layer="layout" svg:width="6.907cm" svg:height="0.753cm" svg:x="3.069cm" svg:y="7.37cm">
              <text:p/>
              <draw:enhanced-geometry svg:viewBox="0 0 21600 21600" draw:type="rectangle" draw:enhanced-path="M 0 0 L 21600 0 21600 21600 0 21600 0 0 Z N"/>
            </draw:custom-shape>
            <draw:custom-shape draw:name="TextBox 52" draw:style-name="gr30" draw:text-style-name="P2" draw:layer="layout" svg:width="4.973cm" svg:height="0.758cm" svg:x="3.175cm" svg:y="7.37cm">
              <text:p text:style-name="P6"><text:span text:style-name="T24">Physical therapy</text:span></text:p>
              <draw:enhanced-geometry svg:viewBox="0 0 21600 21600" draw:type="rectangle" draw:enhanced-path="M 0 0 L 21600 0 21600 21600 0 21600 0 0 Z N"/>
            </draw:custom-shape>
          </draw:g>
          <draw:g draw:name="Group 10">
            <draw:custom-shape draw:name="Rectangle 49" draw:style-name="gr45" draw:text-style-name="P2" draw:layer="layout" svg:width="6.907cm" svg:height="0.753cm" svg:x="7.024cm" svg:y="10.675cm">
              <text:p/>
              <draw:enhanced-geometry svg:viewBox="0 0 21600 21600" draw:type="rectangle" draw:enhanced-path="M 0 0 L 21600 0 21600 21600 0 21600 0 0 Z N"/>
            </draw:custom-shape>
            <draw:custom-shape draw:name="TextBox 50" draw:style-name="gr30" draw:text-style-name="P2" draw:layer="layout" svg:width="4.973cm" svg:height="0.758cm" svg:x="7.13cm" svg:y="10.578cm">
              <text:p text:style-name="P6"><text:span text:style-name="T24">Hip arthoplasty</text:span></text:p>
              <draw:enhanced-geometry svg:viewBox="0 0 21600 21600" draw:type="rectangle" draw:enhanced-path="M 0 0 L 21600 0 21600 21600 0 21600 0 0 Z N"/>
            </draw:custom-shape>
          </draw:g>
          <draw:custom-shape draw:name="Rectangle 11" draw:style-name="gr45" draw:text-style-name="P2" draw:layer="layout" svg:width="6.772cm" svg:height="0.753cm" svg:x="7.024cm" svg:y="12.449cm">
            <text:p/>
            <draw:enhanced-geometry svg:viewBox="0 0 21600 21600" draw:type="rectangle" draw:enhanced-path="M 0 0 L 21600 0 21600 21600 0 21600 0 0 Z N"/>
          </draw:custom-shape>
          <draw:custom-shape draw:name="TextBox 12" draw:style-name="gr30" draw:text-style-name="P2" draw:layer="layout" svg:width="7.09cm" svg:height="0.758cm" svg:x="7.024cm" svg:y="12.459cm">
            <text:p text:style-name="P6"><text:span text:style-name="T24">Treatment by ophthalmologist</text:span></text:p>
            <draw:enhanced-geometry svg:viewBox="0 0 21600 21600" draw:type="rectangle" draw:enhanced-path="M 0 0 L 21600 0 21600 21600 0 21600 0 0 Z N"/>
          </draw:custom-shape>
          <draw:custom-shape draw:name="Rectangle 13" draw:style-name="gr42" draw:text-style-name="P2" draw:layer="layout" svg:width="4.084cm" svg:height="0.695cm" svg:x="5.285cm" svg:y="4.475cm">
            <text:p/>
            <draw:enhanced-geometry svg:viewBox="0 0 21600 21600" draw:type="rectangle" draw:enhanced-path="M 0 0 L 21600 0 21600 21600 0 21600 0 0 Z N"/>
          </draw:custom-shape>
          <draw:g draw:name="Group 14">
            <draw:custom-shape draw:name="Rectangle 46" draw:style-name="gr45" draw:text-style-name="P2" draw:layer="layout" svg:width="6.907cm" svg:height="0.753cm" svg:x="3.122cm" svg:y="4.445cm">
              <text:p/>
              <draw:enhanced-geometry svg:viewBox="0 0 21600 21600" draw:type="rectangle" draw:enhanced-path="M 0 0 L 21600 0 21600 21600 0 21600 0 0 Z N"/>
            </draw:custom-shape>
            <draw:custom-shape draw:name="TextBox 47" draw:style-name="gr30" draw:text-style-name="P2" draw:layer="layout" svg:width="2.518cm" svg:height="0.758cm" svg:x="3.143cm" svg:y="4.445cm">
              <text:p text:style-name="P6"><text:span text:style-name="T24">NSAIDs</text:span></text:p>
              <draw:enhanced-geometry svg:viewBox="0 0 21600 21600" draw:type="rectangle" draw:enhanced-path="M 0 0 L 21600 0 21600 21600 0 21600 0 0 Z N"/>
            </draw:custom-shape>
            <draw:custom-shape draw:name="TextBox 48" draw:style-name="gr52" draw:text-style-name="P2" draw:layer="layout" svg:width="4.241cm" svg:height="0.716cm" svg:x="5.927cm" svg:y="4.441cm">
              <text:p text:style-name="P6"><text:span text:style-name="T26">Use on-demand</text:span></text:p>
              <draw:enhanced-geometry svg:viewBox="0 0 21600 21600" draw:type="rectangle" draw:enhanced-path="M 0 0 L 21600 0 21600 21600 0 21600 0 0 Z N"/>
            </draw:custom-shape>
          </draw:g>
          <draw:custom-shape draw:name="Rectangle 15" draw:style-name="gr42" draw:text-style-name="P2" draw:layer="layout" svg:width="6.437cm" svg:height="0.898cm" svg:x="10.583cm" svg:y="5.425cm">
            <text:p/>
            <draw:enhanced-geometry svg:viewBox="0 0 21600 21600" draw:type="rectangle" draw:enhanced-path="M 0 0 L 21600 0 21600 21600 0 21600 0 0 Z N"/>
          </draw:custom-shape>
          <draw:custom-shape draw:name="TextBox 16" draw:style-name="gr30" draw:text-style-name="P2" draw:layer="layout" svg:width="6.349cm" svg:height="0.716cm" svg:x="10.504cm" svg:y="5.409cm">
            <text:p text:style-name="P6"><text:span text:style-name="T26">TNFi alone (monotherapy)</text:span></text:p>
            <draw:enhanced-geometry svg:viewBox="0 0 21600 21600" draw:type="rectangle" draw:enhanced-path="M 0 0 L 21600 0 21600 21600 0 21600 0 0 Z N"/>
          </draw:custom-shape>
          <draw:custom-shape draw:name="Rectangle 17" draw:style-name="gr42" draw:text-style-name="P2" draw:layer="layout" svg:width="6.448cm" svg:height="0.898cm" svg:x="10.572cm" svg:y="6.379cm">
            <text:p/>
            <draw:enhanced-geometry svg:viewBox="0 0 21600 21600" draw:type="rectangle" draw:enhanced-path="M 0 0 L 21600 0 21600 21600 0 21600 0 0 Z N"/>
          </draw:custom-shape>
          <draw:custom-shape draw:name="TextBox 18" draw:style-name="gr30" draw:text-style-name="P2" draw:layer="layout" svg:width="6.349cm" svg:height="0.716cm" svg:x="10.507cm" svg:y="6.418cm">
            <text:p text:style-name="P6"><text:span text:style-name="T26">TNFi alone (monotherapy)</text:span></text:p>
            <draw:enhanced-geometry svg:viewBox="0 0 21600 21600" draw:type="rectangle" draw:enhanced-path="M 0 0 L 21600 0 21600 21600 0 21600 0 0 Z N"/>
          </draw:custom-shape>
          <draw:custom-shape draw:name="Rectangle 19" draw:style-name="gr42" draw:text-style-name="P2" draw:layer="layout" svg:width="19.361cm" svg:height="0.617cm" svg:x="3.069cm" svg:y="8.369cm">
            <text:p/>
            <draw:enhanced-geometry svg:viewBox="0 0 21600 21600" draw:type="rectangle" draw:enhanced-path="M 0 0 L 21600 0 21600 21600 0 21600 0 0 Z N"/>
          </draw:custom-shape>
          <draw:custom-shape draw:name="TextBox 20" draw:style-name="gr30" draw:text-style-name="P2" draw:layer="layout" svg:width="20.319cm" svg:height="0.716cm" svg:x="4.233cm" svg:y="8.369cm">
            <text:p text:style-name="P6"><text:span text:style-name="T26">Monitor validated AS disease activity measure, and CRP or ESR regularly</text:span></text:p>
            <draw:enhanced-geometry svg:viewBox="0 0 21600 21600" draw:type="rectangle" draw:enhanced-path="M 0 0 L 21600 0 21600 21600 0 21600 0 0 Z N"/>
          </draw:custom-shape>
          <draw:custom-shape draw:name="Rectangle 21" draw:style-name="gr42" draw:text-style-name="P2" draw:layer="layout" svg:width="19.361cm" svg:height="0.617cm" svg:x="3.069cm" svg:y="9.154cm">
            <text:p/>
            <draw:enhanced-geometry svg:viewBox="0 0 21600 21600" draw:type="rectangle" draw:enhanced-path="M 0 0 L 21600 0 21600 21600 0 21600 0 0 Z N"/>
          </draw:custom-shape>
          <draw:custom-shape draw:name="TextBox 22" draw:style-name="gr30" draw:text-style-name="P2" draw:layer="layout" svg:width="20.319cm" svg:height="0.716cm" svg:x="4.233cm" svg:y="9.154cm">
            <text:p text:style-name="P6"><text:span text:style-name="T26">Unsupervised back exercises, formal group or individual self-management education, fall evaluation/counselling</text:span></text:p>
            <draw:enhanced-geometry svg:viewBox="0 0 21600 21600" draw:type="rectangle" draw:enhanced-path="M 0 0 L 21600 0 21600 21600 0 21600 0 0 Z N"/>
          </draw:custom-shape>
          <draw:custom-shape draw:name="Rectangle 23" draw:style-name="gr42" draw:text-style-name="P2" draw:layer="layout" svg:width="6.772cm" svg:height="1.466cm" svg:x="7.024cm" svg:y="13.477cm">
            <text:p/>
            <draw:enhanced-geometry svg:viewBox="0 0 21600 21600" draw:type="rectangle" draw:enhanced-path="M 0 0 L 21600 0 21600 21600 0 21600 0 0 Z N"/>
          </draw:custom-shape>
          <draw:custom-shape draw:name="TextBox 24" draw:style-name="gr30" draw:text-style-name="P2" draw:layer="layout" svg:width="9.93cm" svg:height="1.772cm" svg:x="6.893cm" svg:y="13.309cm">
            <text:p text:style-name="P6"><text:span text:style-name="T23">At home topical GC</text:span></text:p>
            <text:p text:style-name="P6"><text:span text:style-name="T23">Use infliximab or adalimumab</text:span><text:span text:style-name="T23"><text:line-break/></text:span><text:span text:style-name="T23">over etanercept</text:span></text:p>
            <draw:enhanced-geometry svg:viewBox="0 0 21600 21600" draw:type="rectangle" draw:enhanced-path="M 0 0 L 21600 0 21600 21600 0 21600 0 0 Z N"/>
          </draw:custom-shape>
          <draw:g draw:name="Group 25">
            <draw:custom-shape draw:name="Rectangle 44" draw:style-name="gr47" draw:text-style-name="P2" draw:layer="layout" svg:width="6.15cm" svg:height="0.753cm" svg:x="3.116cm" svg:y="5.498cm">
              <text:p/>
              <draw:enhanced-geometry svg:viewBox="0 0 21600 21600" draw:type="rectangle" draw:enhanced-path="M 0 0 L 21600 0 21600 21600 0 21600 0 0 Z N"/>
            </draw:custom-shape>
            <draw:custom-shape draw:name="TextBox 45" draw:style-name="gr30" draw:text-style-name="P2" draw:layer="layout" svg:width="4.316cm" svg:height="0.758cm" svg:x="3.211cm" svg:y="5.478cm">
              <text:p text:style-name="P6"><text:span text:style-name="T23">NSAIDs &amp; TNFi</text:span></text:p>
              <draw:enhanced-geometry svg:viewBox="0 0 21600 21600" draw:type="rectangle" draw:enhanced-path="M 0 0 L 21600 0 21600 21600 0 21600 0 0 Z N"/>
            </draw:custom-shape>
          </draw:g>
          <draw:g draw:name="Group 26">
            <draw:custom-shape draw:name="Rectangle 42" draw:style-name="gr47" draw:text-style-name="P2" draw:layer="layout" svg:width="10.755cm" svg:height="0.753cm" svg:x="7.024cm" svg:y="11.598cm">
              <text:p/>
              <draw:enhanced-geometry svg:viewBox="0 0 21600 21600" draw:type="rectangle" draw:enhanced-path="M 0 0 L 21600 0 21600 21600 0 21600 0 0 Z N"/>
            </draw:custom-shape>
            <draw:custom-shape draw:name="TextBox 43" draw:style-name="gr30" draw:text-style-name="P2" draw:layer="layout" svg:width="9.502cm" svg:height="0.758cm" svg:x="7.189cm" svg:y="11.579cm">
              <text:p text:style-name="P6"><text:span text:style-name="T23">Elective spine <text:s/>osteotomy</text:span></text:p>
              <draw:enhanced-geometry svg:viewBox="0 0 21600 21600" draw:type="rectangle" draw:enhanced-path="M 0 0 L 21600 0 21600 21600 0 21600 0 0 Z N"/>
            </draw:custom-shape>
          </draw:g>
          <draw:connector draw:name="Straight Arrow Connector 27" draw:style-name="gr48" draw:text-style-name="P9" draw:layer="layout" svg:x1="9.239cm" svg:y1="5.874cm" svg:x2="9.965cm" svg:y2="5.874cm" svg:d="M9239 5874h726">
            <text:p/>
          </draw:connector>
          <draw:connector draw:name="Straight Arrow Connector 28" draw:style-name="gr48" draw:text-style-name="P9" draw:layer="layout" svg:x1="9.267cm" svg:y1="6.828cm" svg:x2="9.993cm" svg:y2="6.828cm" svg:d="M9267 6828h726">
            <text:p/>
          </draw:connector>
          <draw:g draw:name="Group 29">
            <draw:custom-shape draw:name="Rectangle 40" draw:style-name="gr47" draw:text-style-name="P2" draw:layer="layout" svg:width="6.208cm" svg:height="0.753cm" svg:x="3.058cm" svg:y="6.512cm">
              <text:p/>
              <draw:enhanced-geometry svg:viewBox="0 0 21600 21600" draw:type="rectangle" draw:enhanced-path="M 0 0 L 21600 0 21600 21600 0 21600 0 0 Z N"/>
            </draw:custom-shape>
            <draw:custom-shape draw:name="TextBox 41" draw:style-name="gr30" draw:text-style-name="P2" draw:layer="layout" svg:width="6.215cm" svg:height="0.758cm" svg:x="3.153cm" svg:y="6.493cm">
              <text:p text:style-name="P6"><text:span text:style-name="T23">Slow-acting drugs &amp; TNFi</text:span></text:p>
              <draw:enhanced-geometry svg:viewBox="0 0 21600 21600" draw:type="rectangle" draw:enhanced-path="M 0 0 L 21600 0 21600 21600 0 21600 0 0 Z N"/>
            </draw:custom-shape>
          </draw:g>
          <draw:custom-shape draw:name="Rectangle 30" draw:style-name="gr47" draw:text-style-name="P2" draw:layer="layout" svg:width="6.777cm" svg:height="0.479cm" svg:x="7.024cm" svg:y="15.984cm">
            <text:p/>
            <draw:enhanced-geometry svg:viewBox="0 0 21600 21600" draw:type="rectangle" draw:enhanced-path="M 0 0 L 21600 0 21600 21600 0 21600 0 0 Z N"/>
          </draw:custom-shape>
          <draw:custom-shape draw:name="TextBox 31" draw:style-name="gr30" draw:text-style-name="P2" draw:layer="layout" svg:width="6.128cm" svg:height="0.758cm" svg:x="6.966cm" svg:y="15.827cm">
            <text:p text:style-name="P6"><text:span text:style-name="T23">No preferred NSAID</text:span></text:p>
            <draw:enhanced-geometry svg:viewBox="0 0 21600 21600" draw:type="rectangle" draw:enhanced-path="M 0 0 L 21600 0 21600 21600 0 21600 0 0 Z N"/>
          </draw:custom-shape>
          <draw:custom-shape draw:name="Rectangle 32" draw:style-name="gr43" draw:text-style-name="P2" draw:layer="layout" svg:width="4.126cm" svg:height="0.651cm" svg:x="13.626cm" svg:y="11.662cm">
            <text:p text:style-name="P9"><text:span text:style-name="T28"/></text:p>
            <text:p text:style-name="P9"><text:span text:style-name="T28"/></text:p>
            <draw:enhanced-geometry svg:viewBox="0 0 21600 21600" draw:type="rectangle" draw:enhanced-path="M 0 0 L 21600 0 21600 21600 0 21600 0 0 Z N"/>
          </draw:custom-shape>
          <draw:custom-shape draw:name="TextBox 33" draw:style-name="gr30" draw:text-style-name="P2" draw:layer="layout" svg:width="5cm" svg:height="0.674cm" svg:x="13.414cm" svg:y="11.631cm">
            <text:p text:style-name="P6"><text:span text:style-name="T27">Consider specialized centre</text:span></text:p>
            <draw:enhanced-geometry svg:viewBox="0 0 21600 21600" draw:type="rectangle" draw:enhanced-path="M 0 0 L 21600 0 21600 21600 0 21600 0 0 Z N"/>
          </draw:custom-shape>
          <draw:custom-shape draw:name="TextBox 34" draw:style-name="gr30" draw:text-style-name="P2" draw:layer="layout" svg:width="6.15cm" svg:height="0.843cm" svg:x="1.376cm" svg:y="10.715cm">
            <text:p text:style-name="P6"><text:span text:style-name="T25">Advanced hip arthritis</text:span></text:p>
            <draw:enhanced-geometry svg:viewBox="0 0 21600 21600" draw:type="rectangle" draw:enhanced-path="M 0 0 L 21600 0 21600 21600 0 21600 0 0 Z N"/>
          </draw:custom-shape>
          <draw:custom-shape draw:name="TextBox 35" draw:style-name="gr30" draw:text-style-name="P2" draw:layer="layout" svg:width="6.15cm" svg:height="0.843cm" svg:x="1.376cm" svg:y="11.593cm">
            <text:p text:style-name="P6"><text:span text:style-name="T25">Severe kyphosis</text:span></text:p>
            <draw:enhanced-geometry svg:viewBox="0 0 21600 21600" draw:type="rectangle" draw:enhanced-path="M 0 0 L 21600 0 21600 21600 0 21600 0 0 Z N"/>
          </draw:custom-shape>
          <draw:custom-shape draw:name="TextBox 36" draw:style-name="gr30" draw:text-style-name="P2" draw:layer="layout" svg:width="6.15cm" svg:height="0.843cm" svg:x="1.376cm" svg:y="12.459cm">
            <text:p text:style-name="P6"><text:span text:style-name="T25">Acute iritis</text:span></text:p>
            <draw:enhanced-geometry svg:viewBox="0 0 21600 21600" draw:type="rectangle" draw:enhanced-path="M 0 0 L 21600 0 21600 21600 0 21600 0 0 Z N"/>
          </draw:custom-shape>
          <draw:custom-shape draw:name="TextBox 37" draw:style-name="gr30" draw:text-style-name="P2" draw:layer="layout" svg:width="5.621cm" svg:height="0.843cm" svg:x="1.905cm" svg:y="15.256cm">
            <text:p text:style-name="P6"><text:span text:style-name="T25">IBD</text:span></text:p>
            <draw:enhanced-geometry svg:viewBox="0 0 21600 21600" draw:type="rectangle" draw:enhanced-path="M 0 0 L 21600 0 21600 21600 0 21600 0 0 Z N"/>
          </draw:custom-shape>
          <draw:custom-shape draw:name="TextBox 38" draw:style-name="gr30" draw:text-style-name="P2" draw:layer="layout" svg:width="6.15cm" svg:height="0.843cm" svg:x="1.376cm" svg:y="13.576cm">
            <text:p text:style-name="P6"><text:span text:style-name="T25">Recurrent iritis</text:span></text:p>
            <draw:enhanced-geometry svg:viewBox="0 0 21600 21600" draw:type="rectangle" draw:enhanced-path="M 0 0 L 21600 0 21600 21600 0 21600 0 0 Z N"/>
          </draw:custom-shape>
          <draw:custom-shape draw:name="TextBox 39" draw:style-name="gr30" draw:text-style-name="P2" draw:layer="layout" svg:width="9.721cm" svg:height="0.758cm" svg:x="7.102cm" svg:y="15.098cm">
            <text:p text:style-name="P6"><text:span text:style-name="T24">Use TNF monoclonals over etanercept</text:span></text:p>
            <draw:enhanced-geometry svg:viewBox="0 0 21600 21600" draw:type="rectangle" draw:enhanced-path="M 0 0 L 21600 0 21600 21600 0 21600 0 0 Z N"/>
          </draw:custom-shape>
        </draw:g>
        <presentation:notes draw:style-name="dp3">
          <draw:page-thumbnail draw:style-name="gr1" draw:layer="layout" svg:width="12.699cm" svg:height="9.524cm" svg:x="3.175cm" svg:y="1.93cm" draw:page-number="18" presentation:class="page"/>
          <draw:frame presentation:style-name="pr11" draw:layer="layout" svg:width="15.239cm" svg:height="11.429cm" svg:x="1.905cm" svg:y="12.065cm" presentation:class="notes" presentation:placeholder="true">
            <draw:text-box/>
          </draw:frame>
        </presentation:notes>
      </draw:page>
      <draw:page draw:name="Etanercept in Axial SpA " draw:style-name="dp1" draw:master-page-name="Default_20_5">
        <draw:frame draw:name="Title 1" presentation:style-name="pr12" draw:text-style-name="P2" draw:layer="layout" svg:width="15.625cm" svg:height="5.107cm" svg:x="0.847cm" svg:y="6.651cm" presentation:class="title" presentation:user-transformed="true">
          <draw:text-box>
            <text:p text:style-name="P1"><text:span text:style-name="T1">Etanercept in Axial SpA </text:span></text:p>
          </draw:text-box>
        </draw:frame>
        <presentation:notes draw:style-name="dp3">
          <draw:page-thumbnail draw:style-name="gr1" draw:layer="layout" svg:width="12.699cm" svg:height="9.524cm" svg:x="3.175cm" svg:y="1.93cm" draw:page-number="19" presentation:class="page"/>
          <draw:frame presentation:style-name="pr13" draw:layer="layout" svg:width="15.239cm" svg:height="11.429cm" svg:x="1.905cm" svg:y="12.065cm" presentation:class="notes" presentation:placeholder="true">
            <draw:text-box/>
          </draw:frame>
        </presentation:notes>
      </draw:page>
      <draw:page draw:name="page20" draw:style-name="dp1" draw:master-page-name="Default_20_4">
        <draw:frame draw:name="Content Placeholder 1" presentation:style-name="pr20" draw:text-style-name="P2" draw:layer="layout" svg:width="23.706cm" svg:height="14.181cm" svg:x="0.847cm" svg:y="3.598cm" presentation:class="outline" presentation:user-transformed="true">
          <draw:text-box>
            <text:p/>
          </draw:text-box>
        </draw:frame>
        <draw:frame draw:name="Title 4" presentation:style-name="pr10" draw:text-style-name="P2" draw:layer="layout" svg:width="23.706cm" svg:height="2.135cm" svg:x="0.847cm" svg:y="0.192cm" presentation:class="title" presentation:user-transformed="true">
          <draw:text-box>
            <text:p text:style-name="P1"><text:span text:style-name="T1">Rapid Clinical Response Observed as Early as 2 Weeks with Etanercept in Ankylosing Spondylitis</text:span></text:p>
          </draw:text-box>
        </draw:frame>
        <draw:g draw:name="Group 5">
          <draw:line draw:name="Straight Connector 6" draw:style-name="gr53" draw:text-style-name="P9" draw:layer="layout" svg:x1="5.343cm" svg:y1="4.739cm" svg:x2="5.343cm" svg:y2="12.492cm">
            <text:p/>
          </draw:line>
          <draw:line draw:name="Straight Connector 7" draw:style-name="gr53" draw:text-style-name="P9" draw:layer="layout" svg:x1="22.006cm" svg:y1="12.351cm" svg:x2="5.151cm" svg:y2="12.351cm">
            <text:p/>
          </draw:line>
          <draw:line draw:name="Straight Connector 8" draw:style-name="gr53" draw:text-style-name="P9" draw:layer="layout" svg:x1="9.505cm" svg:y1="12.341cm" svg:x2="9.505cm" svg:y2="12.64cm">
            <text:p/>
          </draw:line>
          <draw:line draw:name="Straight Connector 9" draw:style-name="gr53" draw:text-style-name="P9" draw:layer="layout" svg:x1="13.656cm" svg:y1="12.341cm" svg:x2="13.656cm" svg:y2="12.64cm">
            <text:p/>
          </draw:line>
          <draw:line draw:name="Straight Connector 10" draw:style-name="gr53" draw:text-style-name="P9" draw:layer="layout" svg:x1="17.793cm" svg:y1="12.341cm" svg:x2="17.793cm" svg:y2="12.64cm">
            <text:p/>
          </draw:line>
          <draw:line draw:name="Straight Connector 11" draw:style-name="gr53" draw:text-style-name="P9" draw:layer="layout" svg:x1="21.878cm" svg:y1="12.341cm" svg:x2="21.878cm" svg:y2="12.64cm">
            <text:p/>
          </draw:line>
          <draw:line draw:name="Straight Connector 12" draw:style-name="gr54" draw:text-style-name="P9" draw:layer="layout" svg:x1="5.304cm" svg:y1="4.72cm" svg:x2="5.004cm" svg:y2="4.72cm">
            <text:p/>
          </draw:line>
          <draw:line draw:name="Straight Connector 13" draw:style-name="gr54" draw:text-style-name="P9" draw:layer="layout" svg:x1="5.304cm" svg:y1="5.444cm" svg:x2="5.004cm" svg:y2="5.444cm">
            <text:p/>
          </draw:line>
          <draw:line draw:name="Straight Connector 14" draw:style-name="gr54" draw:text-style-name="P9" draw:layer="layout" svg:x1="5.304cm" svg:y1="6.233cm" svg:x2="5.004cm" svg:y2="6.233cm">
            <text:p/>
          </draw:line>
          <draw:line draw:name="Straight Connector 15" draw:style-name="gr54" draw:text-style-name="P9" draw:layer="layout" svg:x1="5.304cm" svg:y1="6.994cm" svg:x2="5.004cm" svg:y2="6.994cm">
            <text:p/>
          </draw:line>
          <draw:line draw:name="Straight Connector 16" draw:style-name="gr54" draw:text-style-name="P9" draw:layer="layout" svg:x1="5.304cm" svg:y1="7.783cm" svg:x2="5.004cm" svg:y2="7.783cm">
            <text:p/>
          </draw:line>
          <draw:line draw:name="Straight Connector 17" draw:style-name="gr54" draw:text-style-name="P9" draw:layer="layout" svg:x1="5.304cm" svg:y1="8.559cm" svg:x2="5.004cm" svg:y2="8.559cm">
            <text:p/>
          </draw:line>
          <draw:line draw:name="Straight Connector 18" draw:style-name="gr54" draw:text-style-name="P9" draw:layer="layout" svg:x1="5.304cm" svg:y1="9.306cm" svg:x2="5.004cm" svg:y2="9.306cm">
            <text:p/>
          </draw:line>
          <draw:line draw:name="Straight Connector 19" draw:style-name="gr54" draw:text-style-name="P9" draw:layer="layout" svg:x1="5.304cm" svg:y1="10.095cm" svg:x2="5.004cm" svg:y2="10.095cm">
            <text:p/>
          </draw:line>
          <draw:line draw:name="Straight Connector 20" draw:style-name="gr54" draw:text-style-name="P9" draw:layer="layout" svg:x1="5.304cm" svg:y1="10.838cm" svg:x2="5.004cm" svg:y2="10.838cm">
            <text:p/>
          </draw:line>
          <draw:line draw:name="Straight Connector 21" draw:style-name="gr54" draw:text-style-name="P9" draw:layer="layout" svg:x1="5.304cm" svg:y1="11.646cm" svg:x2="5.004cm" svg:y2="11.646cm">
            <text:p/>
          </draw:line>
          <draw:custom-shape draw:name="TextBox 22" draw:style-name="gr30" draw:text-style-name="P2" draw:layer="layout" svg:width="0.765cm" svg:height="0.927cm" svg:x="4.413cm" svg:y="4.321cm">
            <text:p text:style-name="P15"><text:span text:style-name="T29">5</text:span></text:p>
            <draw:enhanced-geometry svg:viewBox="0 0 21600 21600" draw:type="rectangle" draw:enhanced-path="M 0 0 L 21600 0 21600 21600 0 21600 0 0 Z N"/>
          </draw:custom-shape>
          <draw:custom-shape draw:name="TextBox 23" draw:style-name="gr30" draw:text-style-name="P2" draw:layer="layout" svg:width="1.571cm" svg:height="0.927cm" svg:x="3.608cm" svg:y="5.056cm">
            <text:p text:style-name="P15"><text:span text:style-name="T29">4.5</text:span></text:p>
            <draw:enhanced-geometry svg:viewBox="0 0 21600 21600" draw:type="rectangle" draw:enhanced-path="M 0 0 L 21600 0 21600 21600 0 21600 0 0 Z N"/>
          </draw:custom-shape>
          <draw:custom-shape draw:name="TextBox 24" draw:style-name="gr30" draw:text-style-name="P2" draw:layer="layout" svg:width="1.571cm" svg:height="0.927cm" svg:x="3.608cm" svg:y="5.872cm">
            <text:p text:style-name="P15"><text:span text:style-name="T29">4</text:span></text:p>
            <draw:enhanced-geometry svg:viewBox="0 0 21600 21600" draw:type="rectangle" draw:enhanced-path="M 0 0 L 21600 0 21600 21600 0 21600 0 0 Z N"/>
          </draw:custom-shape>
          <draw:custom-shape draw:name="TextBox 25" draw:style-name="gr30" draw:text-style-name="P2" draw:layer="layout" svg:width="1.571cm" svg:height="0.927cm" svg:x="3.608cm" svg:y="6.579cm">
            <text:p text:style-name="P15"><text:span text:style-name="T29">3.5</text:span></text:p>
            <draw:enhanced-geometry svg:viewBox="0 0 21600 21600" draw:type="rectangle" draw:enhanced-path="M 0 0 L 21600 0 21600 21600 0 21600 0 0 Z N"/>
          </draw:custom-shape>
          <draw:custom-shape draw:name="TextBox 26" draw:style-name="gr30" draw:text-style-name="P2" draw:layer="layout" svg:width="1.571cm" svg:height="0.927cm" svg:x="3.608cm" svg:y="7.385cm">
            <text:p text:style-name="P15"><text:span text:style-name="T29">3</text:span></text:p>
            <draw:enhanced-geometry svg:viewBox="0 0 21600 21600" draw:type="rectangle" draw:enhanced-path="M 0 0 L 21600 0 21600 21600 0 21600 0 0 Z N"/>
          </draw:custom-shape>
          <draw:custom-shape draw:name="TextBox 27" draw:style-name="gr30" draw:text-style-name="P2" draw:layer="layout" svg:width="1.571cm" svg:height="0.927cm" svg:x="3.608cm" svg:y="8.145cm">
            <text:p text:style-name="P15"><text:span text:style-name="T29">2.5</text:span></text:p>
            <draw:enhanced-geometry svg:viewBox="0 0 21600 21600" draw:type="rectangle" draw:enhanced-path="M 0 0 L 21600 0 21600 21600 0 21600 0 0 Z N"/>
          </draw:custom-shape>
          <draw:custom-shape draw:name="TextBox 28" draw:style-name="gr30" draw:text-style-name="P2" draw:layer="layout" svg:width="1.571cm" svg:height="0.927cm" svg:x="3.608cm" svg:y="8.865cm">
            <text:p text:style-name="P15"><text:span text:style-name="T29">2</text:span></text:p>
            <draw:enhanced-geometry svg:viewBox="0 0 21600 21600" draw:type="rectangle" draw:enhanced-path="M 0 0 L 21600 0 21600 21600 0 21600 0 0 Z N"/>
          </draw:custom-shape>
          <draw:custom-shape draw:name="TextBox 29" draw:style-name="gr30" draw:text-style-name="P2" draw:layer="layout" svg:width="1.571cm" svg:height="0.927cm" svg:x="3.608cm" svg:y="9.682cm">
            <text:p text:style-name="P15"><text:span text:style-name="T29">1.5</text:span></text:p>
            <draw:enhanced-geometry svg:viewBox="0 0 21600 21600" draw:type="rectangle" draw:enhanced-path="M 0 0 L 21600 0 21600 21600 0 21600 0 0 Z N"/>
          </draw:custom-shape>
          <draw:custom-shape draw:name="TextBox 30" draw:style-name="gr30" draw:text-style-name="P2" draw:layer="layout" svg:width="1.571cm" svg:height="0.927cm" svg:x="3.608cm" svg:y="10.477cm">
            <text:p text:style-name="P15"><text:span text:style-name="T29">1</text:span></text:p>
            <draw:enhanced-geometry svg:viewBox="0 0 21600 21600" draw:type="rectangle" draw:enhanced-path="M 0 0 L 21600 0 21600 21600 0 21600 0 0 Z N"/>
          </draw:custom-shape>
          <draw:custom-shape draw:name="TextBox 31" draw:style-name="gr30" draw:text-style-name="P2" draw:layer="layout" svg:width="1.571cm" svg:height="0.927cm" svg:x="3.582cm" svg:y="11.237cm">
            <text:p text:style-name="P15"><text:span text:style-name="T29">0.5</text:span></text:p>
            <draw:enhanced-geometry svg:viewBox="0 0 21600 21600" draw:type="rectangle" draw:enhanced-path="M 0 0 L 21600 0 21600 21600 0 21600 0 0 Z N"/>
          </draw:custom-shape>
          <draw:custom-shape draw:name="TextBox 32" draw:style-name="gr30" draw:text-style-name="P2" draw:layer="layout" svg:width="1.571cm" svg:height="0.927cm" svg:x="3.608cm" svg:y="11.98cm">
            <text:p text:style-name="P15"><text:span text:style-name="T29">0</text:span></text:p>
            <draw:enhanced-geometry svg:viewBox="0 0 21600 21600" draw:type="rectangle" draw:enhanced-path="M 0 0 L 21600 0 21600 21600 0 21600 0 0 Z N"/>
          </draw:custom-shape>
          <draw:custom-shape draw:name="TextBox 33" draw:style-name="gr30" draw:text-style-name="P2" draw:layer="layout" svg:width="1.571cm" svg:height="0.927cm" svg:x="4.533cm" svg:y="12.455cm">
            <text:p text:style-name="P9"><text:span text:style-name="T29">0</text:span></text:p>
            <draw:enhanced-geometry svg:viewBox="0 0 21600 21600" draw:type="rectangle" draw:enhanced-path="M 0 0 L 21600 0 21600 21600 0 21600 0 0 Z N"/>
          </draw:custom-shape>
          <draw:custom-shape draw:name="TextBox 34" draw:style-name="gr30" draw:text-style-name="P2" draw:layer="layout" svg:width="1.571cm" svg:height="0.927cm" svg:x="8.674cm" svg:y="12.502cm">
            <text:p text:style-name="P9"><text:span text:style-name="T29">4</text:span></text:p>
            <draw:enhanced-geometry svg:viewBox="0 0 21600 21600" draw:type="rectangle" draw:enhanced-path="M 0 0 L 21600 0 21600 21600 0 21600 0 0 Z N"/>
          </draw:custom-shape>
          <draw:custom-shape draw:name="TextBox 35" draw:style-name="gr30" draw:text-style-name="P2" draw:layer="layout" svg:width="1.571cm" svg:height="0.927cm" svg:x="12.819cm" svg:y="12.483cm">
            <text:p text:style-name="P9"><text:span text:style-name="T29">8</text:span></text:p>
            <draw:enhanced-geometry svg:viewBox="0 0 21600 21600" draw:type="rectangle" draw:enhanced-path="M 0 0 L 21600 0 21600 21600 0 21600 0 0 Z N"/>
          </draw:custom-shape>
          <draw:custom-shape draw:name="TextBox 36" draw:style-name="gr30" draw:text-style-name="P2" draw:layer="layout" svg:width="1.571cm" svg:height="0.927cm" svg:x="16.956cm" svg:y="12.483cm">
            <text:p text:style-name="P9"><text:span text:style-name="T29">12</text:span></text:p>
            <draw:enhanced-geometry svg:viewBox="0 0 21600 21600" draw:type="rectangle" draw:enhanced-path="M 0 0 L 21600 0 21600 21600 0 21600 0 0 Z N"/>
          </draw:custom-shape>
          <draw:custom-shape draw:name="TextBox 37" draw:style-name="gr30" draw:text-style-name="P2" draw:layer="layout" svg:width="1.571cm" svg:height="0.927cm" svg:x="21.093cm" svg:y="12.433cm">
            <text:p text:style-name="P9"><text:span text:style-name="T29">16</text:span></text:p>
            <draw:enhanced-geometry svg:viewBox="0 0 21600 21600" draw:type="rectangle" draw:enhanced-path="M 0 0 L 21600 0 21600 21600 0 21600 0 0 Z N"/>
          </draw:custom-shape>
          <draw:line draw:name="Straight Connector 38" draw:style-name="gr55" draw:text-style-name="P9" draw:layer="layout" svg:x1="7.232cm" svg:y1="8.615cm" svg:x2="9.505cm" svg:y2="8.864cm">
            <text:p/>
          </draw:line>
          <draw:line draw:name="Straight Connector 39" draw:style-name="gr55" draw:text-style-name="P9" draw:layer="layout" svg:x1="9.459cm" svg:y1="8.864cm" svg:x2="13.579cm" svg:y2="9.113cm">
            <text:p/>
          </draw:line>
          <draw:line draw:name="Straight Connector 40" draw:style-name="gr55" draw:text-style-name="P9" draw:layer="layout" svg:x1="13.579cm" svg:y1="9.113cm" svg:x2="17.741cm" svg:y2="9.306cm">
            <text:p/>
          </draw:line>
          <draw:line draw:name="Straight Connector 41" draw:style-name="gr55" draw:text-style-name="P9" draw:layer="layout" svg:x1="17.741cm" svg:y1="9.295cm" svg:x2="21.878cm" svg:y2="9.372cm">
            <text:p/>
          </draw:line>
          <draw:line draw:name="Straight Connector 42" draw:style-name="gr55" draw:text-style-name="P9" draw:layer="layout" svg:x1="5.365cm" svg:y1="6.579cm" svg:x2="7.284cm" svg:y2="8.568cm">
            <text:p/>
          </draw:line>
          <draw:line draw:name="Straight Connector 43" draw:style-name="gr56" draw:text-style-name="P9" draw:layer="layout" svg:x1="9.596cm" svg:y1="7.766cm" svg:x2="13.936cm" svg:y2="8.015cm">
            <text:p/>
          </draw:line>
          <draw:line draw:name="Straight Connector 44" draw:style-name="gr56" draw:text-style-name="P9" draw:layer="layout" svg:x1="13.745cm" svg:y1="7.983cm" svg:x2="17.959cm" svg:y2="8.107cm">
            <text:p/>
          </draw:line>
          <draw:line draw:name="Straight Connector 45" draw:style-name="gr56" draw:text-style-name="P9" draw:layer="layout" svg:x1="17.959cm" svg:y1="8.083cm" svg:x2="22.006cm" svg:y2="8.145cm">
            <text:p/>
          </draw:line>
          <draw:line draw:name="Straight Connector 46" draw:style-name="gr56" draw:text-style-name="P9" draw:layer="layout" svg:x1="7.616cm" svg:y1="7.384cm" svg:x2="9.596cm" svg:y2="7.766cm">
            <text:p/>
          </draw:line>
          <draw:line draw:name="Straight Connector 47" draw:style-name="gr56" draw:text-style-name="P9" draw:layer="layout" svg:x1="5.635cm" svg:y1="6.803cm" svg:x2="7.616cm" svg:y2="7.384cm">
            <text:p/>
          </draw:line>
          <draw:line draw:name="Straight Connector 48" draw:style-name="gr54" draw:text-style-name="P9" draw:layer="layout" svg:x1="7.424cm" svg:y1="7.197cm" svg:x2="7.424cm" svg:y2="10.095cm">
            <text:p/>
          </draw:line>
          <draw:line draw:name="Straight Connector 49" draw:style-name="gr54" draw:text-style-name="P9" draw:layer="layout" svg:x1="9.459cm" svg:y1="7.302cm" svg:x2="9.459cm" svg:y2="10.359cm">
            <text:p/>
          </draw:line>
          <draw:line draw:name="Straight Connector 50" draw:style-name="gr54" draw:text-style-name="P9" draw:layer="layout" svg:x1="5.463cm" svg:y1="5.492cm" svg:x2="5.463cm" svg:y2="8.364cm">
            <text:p/>
          </draw:line>
          <draw:line draw:name="Straight Connector 51" draw:style-name="gr54" draw:text-style-name="P9" draw:layer="layout" svg:x1="13.609cm" svg:y1="7.746cm" svg:x2="13.609cm" svg:y2="10.64cm">
            <text:p/>
          </draw:line>
          <draw:line draw:name="Straight Connector 52" draw:style-name="gr54" draw:text-style-name="P9" draw:layer="layout" svg:x1="17.694cm" svg:y1="7.826cm" svg:x2="17.718cm" svg:y2="10.721cm">
            <text:p/>
          </draw:line>
          <draw:line draw:name="Straight Connector 53" draw:style-name="gr54" draw:text-style-name="P9" draw:layer="layout" svg:x1="21.855cm" svg:y1="7.98cm" svg:x2="21.878cm" svg:y2="10.875cm">
            <text:p/>
          </draw:line>
          <draw:line draw:name="Straight Connector 54" draw:style-name="gr54" draw:text-style-name="P9" draw:layer="layout" svg:x1="17.896cm" svg:y1="10.743cm" svg:x2="17.492cm" svg:y2="10.743cm">
            <text:p/>
          </draw:line>
          <draw:line draw:name="Straight Connector 55" draw:style-name="gr54" draw:text-style-name="P9" draw:layer="layout" svg:x1="17.895cm" svg:y1="7.826cm" svg:x2="17.491cm" svg:y2="7.826cm">
            <text:p/>
          </draw:line>
          <draw:line draw:name="Straight Connector 56" draw:style-name="gr54" draw:text-style-name="P9" draw:layer="layout" svg:x1="22.045cm" svg:y1="7.964cm" svg:x2="21.641cm" svg:y2="7.964cm">
            <text:p/>
          </draw:line>
          <draw:line draw:name="Straight Connector 57" draw:style-name="gr54" draw:text-style-name="P9" draw:layer="layout" svg:x1="22.045cm" svg:y1="10.875cm" svg:x2="21.641cm" svg:y2="10.875cm">
            <text:p/>
          </draw:line>
          <draw:line draw:name="Straight Connector 58" draw:style-name="gr54" draw:text-style-name="P9" draw:layer="layout" svg:x1="13.811cm" svg:y1="10.64cm" svg:x2="13.407cm" svg:y2="10.64cm">
            <text:p/>
          </draw:line>
          <draw:line draw:name="Straight Connector 59" draw:style-name="gr54" draw:text-style-name="P9" draw:layer="layout" svg:x1="13.781cm" svg:y1="7.746cm" svg:x2="13.377cm" svg:y2="7.746cm">
            <text:p/>
          </draw:line>
          <draw:line draw:name="Straight Connector 60" draw:style-name="gr54" draw:text-style-name="P9" draw:layer="layout" svg:x1="9.644cm" svg:y1="7.302cm" svg:x2="9.24cm" svg:y2="7.302cm">
            <text:p/>
          </draw:line>
          <draw:line draw:name="Straight Connector 61" draw:style-name="gr54" draw:text-style-name="P9" draw:layer="layout" svg:x1="9.623cm" svg:y1="10.359cm" svg:x2="9.219cm" svg:y2="10.359cm">
            <text:p/>
          </draw:line>
          <draw:line draw:name="Straight Connector 62" draw:style-name="gr54" draw:text-style-name="P9" draw:layer="layout" svg:x1="7.581cm" svg:y1="10.095cm" svg:x2="7.177cm" svg:y2="10.095cm">
            <text:p/>
          </draw:line>
          <draw:line draw:name="Straight Connector 63" draw:style-name="gr54" draw:text-style-name="P9" draw:layer="layout" svg:x1="7.581cm" svg:y1="7.204cm" svg:x2="7.177cm" svg:y2="7.204cm">
            <text:p/>
          </draw:line>
          <draw:line draw:name="Straight Connector 64" draw:style-name="gr54" draw:text-style-name="P9" draw:layer="layout" svg:x1="5.722cm" svg:y1="5.485cm" svg:x2="5.318cm" svg:y2="5.485cm">
            <text:p/>
          </draw:line>
          <draw:line draw:name="Straight Connector 65" draw:style-name="gr54" draw:text-style-name="P9" draw:layer="layout" svg:x1="5.713cm" svg:y1="8.364cm" svg:x2="5.309cm" svg:y2="8.364cm">
            <text:p/>
          </draw:line>
          <draw:line draw:name="Straight Connector 66" draw:style-name="gr54" draw:text-style-name="P9" draw:layer="layout" svg:x1="7.581cm" svg:y1="5.871cm" svg:x2="7.581cm" svg:y2="8.868cm">
            <text:p/>
          </draw:line>
          <draw:line draw:name="Straight Connector 67" draw:style-name="gr54" draw:text-style-name="P9" draw:layer="layout" svg:x1="9.664cm" svg:y1="6.213cm" svg:x2="9.664cm" svg:y2="9.333cm">
            <text:p/>
          </draw:line>
          <draw:line draw:name="Straight Connector 68" draw:style-name="gr54" draw:text-style-name="P9" draw:layer="layout" svg:x1="5.665cm" svg:y1="5.678cm" svg:x2="5.665cm" svg:y2="8.015cm">
            <text:p/>
          </draw:line>
          <draw:line draw:name="Straight Connector 69" draw:style-name="gr54" draw:text-style-name="P9" draw:layer="layout" svg:x1="13.811cm" svg:y1="6.309cm" svg:x2="13.781cm" svg:y2="9.587cm">
            <text:p/>
          </draw:line>
          <draw:line draw:name="Straight Connector 70" draw:style-name="gr54" draw:text-style-name="P9" draw:layer="layout" svg:x1="17.973cm" svg:y1="6.443cm" svg:x2="17.959cm" svg:y2="9.682cm">
            <text:p/>
          </draw:line>
          <draw:line draw:name="Straight Connector 71" draw:style-name="gr54" draw:text-style-name="P9" draw:layer="layout" svg:x1="22.006cm" svg:y1="6.443cm" svg:x2="22.006cm" svg:y2="9.936cm">
            <text:p/>
          </draw:line>
          <draw:line draw:name="Straight Connector 72" draw:style-name="gr54" draw:text-style-name="P9" draw:layer="layout" svg:x1="22.171cm" svg:y1="9.909cm" svg:x2="21.919cm" svg:y2="9.909cm">
            <text:p/>
          </draw:line>
          <draw:line draw:name="Straight Connector 73" draw:style-name="gr54" draw:text-style-name="P9" draw:layer="layout" svg:x1="22.171cm" svg:y1="6.44cm" svg:x2="21.803cm" svg:y2="6.44cm">
            <text:p/>
          </draw:line>
          <draw:line draw:name="Straight Connector 74" draw:style-name="gr54" draw:text-style-name="P9" draw:layer="layout" svg:x1="18.15cm" svg:y1="6.443cm" svg:x2="17.782cm" svg:y2="6.443cm">
            <text:p/>
          </draw:line>
          <draw:line draw:name="Straight Connector 75" draw:style-name="gr54" draw:text-style-name="P9" draw:layer="layout" svg:x1="18.15cm" svg:y1="9.669cm" svg:x2="17.782cm" svg:y2="9.669cm">
            <text:p/>
          </draw:line>
          <draw:line draw:name="Straight Connector 76" draw:style-name="gr54" draw:text-style-name="P9" draw:layer="layout" svg:x1="13.989cm" svg:y1="6.309cm" svg:x2="13.62cm" svg:y2="6.309cm">
            <text:p/>
          </draw:line>
          <draw:line draw:name="Straight Connector 77" draw:style-name="gr54" draw:text-style-name="P9" draw:layer="layout" svg:x1="13.989cm" svg:y1="9.575cm" svg:x2="13.62cm" svg:y2="9.575cm">
            <text:p/>
          </draw:line>
          <draw:line draw:name="Straight Connector 78" draw:style-name="gr54" draw:text-style-name="P9" draw:layer="layout" svg:x1="9.811cm" svg:y1="6.248cm" svg:x2="9.442cm" svg:y2="6.248cm">
            <text:p/>
          </draw:line>
          <draw:line draw:name="Straight Connector 79" draw:style-name="gr54" draw:text-style-name="P9" draw:layer="layout" svg:x1="9.874cm" svg:y1="9.343cm" svg:x2="9.505cm" svg:y2="9.343cm">
            <text:p/>
          </draw:line>
          <draw:line draw:name="Straight Connector 80" draw:style-name="gr54" draw:text-style-name="P9" draw:layer="layout" svg:x1="7.766cm" svg:y1="5.872cm" svg:x2="7.397cm" svg:y2="5.872cm">
            <text:p/>
          </draw:line>
          <draw:line draw:name="Straight Connector 81" draw:style-name="gr54" draw:text-style-name="P9" draw:layer="layout" svg:x1="7.736cm" svg:y1="8.864cm" svg:x2="7.368cm" svg:y2="8.864cm">
            <text:p/>
          </draw:line>
          <draw:line draw:name="Straight Connector 82" draw:style-name="gr54" draw:text-style-name="P9" draw:layer="layout" svg:x1="5.847cm" svg:y1="5.675cm" svg:x2="5.479cm" svg:y2="5.675cm">
            <text:p/>
          </draw:line>
          <draw:line draw:name="Straight Connector 83" draw:style-name="gr54" draw:text-style-name="P9" draw:layer="layout" svg:x1="5.88cm" svg:y1="8.015cm" svg:x2="5.511cm" svg:y2="8.015cm">
            <text:p/>
          </draw:line>
          <draw:custom-shape draw:name="Rectangle 84" draw:style-name="gr57" draw:text-style-name="P2" draw:layer="layout" svg:width="0.288cm" svg:height="0.21cm" draw:transform="rotate (0.735307213865072) translate (5.282cm 6.673cm)">
            <text:p/>
            <draw:enhanced-geometry svg:viewBox="0 0 21600 21600" draw:type="rectangle" draw:enhanced-path="M 0 0 L 21600 0 21600 21600 0 21600 0 0 Z N"/>
          </draw:custom-shape>
          <draw:custom-shape draw:name="Rectangle 85" draw:style-name="gr57" draw:text-style-name="P2" draw:layer="layout" svg:width="0.288cm" svg:height="0.21cm" draw:transform="rotate (0.735307213865072) translate (7.203cm 8.665cm)">
            <text:p/>
            <draw:enhanced-geometry svg:viewBox="0 0 21600 21600" draw:type="rectangle" draw:enhanced-path="M 0 0 L 21600 0 21600 21600 0 21600 0 0 Z N"/>
          </draw:custom-shape>
          <draw:custom-shape draw:name="Rectangle 86" draw:style-name="gr57" draw:text-style-name="P2" draw:layer="layout" svg:width="0.288cm" svg:height="0.21cm" draw:transform="rotate (0.735307213865072) translate (9.281cm 8.858cm)">
            <text:p/>
            <draw:enhanced-geometry svg:viewBox="0 0 21600 21600" draw:type="rectangle" draw:enhanced-path="M 0 0 L 21600 0 21600 21600 0 21600 0 0 Z N"/>
          </draw:custom-shape>
          <draw:custom-shape draw:name="Rectangle 87" draw:style-name="gr57" draw:text-style-name="P2" draw:layer="layout" svg:width="0.288cm" svg:height="0.21cm" draw:transform="rotate (0.735307213865072) translate (13.424cm 9.143cm)">
            <text:p/>
            <draw:enhanced-geometry svg:viewBox="0 0 21600 21600" draw:type="rectangle" draw:enhanced-path="M 0 0 L 21600 0 21600 21600 0 21600 0 0 Z N"/>
          </draw:custom-shape>
          <draw:custom-shape draw:name="Rectangle 88" draw:style-name="gr57" draw:text-style-name="P2" draw:layer="layout" svg:width="0.288cm" svg:height="0.21cm" draw:transform="rotate (0.735307213865072) translate (17.552cm 9.325cm)">
            <text:p/>
            <draw:enhanced-geometry svg:viewBox="0 0 21600 21600" draw:type="rectangle" draw:enhanced-path="M 0 0 L 21600 0 21600 21600 0 21600 0 0 Z N"/>
          </draw:custom-shape>
          <draw:custom-shape draw:name="Rectangle 89" draw:style-name="gr57" draw:text-style-name="P2" draw:layer="layout" svg:width="0.288cm" svg:height="0.21cm" draw:transform="rotate (0.735307213865072) translate (21.691cm 9.389cm)">
            <text:p/>
            <draw:enhanced-geometry svg:viewBox="0 0 21600 21600" draw:type="rectangle" draw:enhanced-path="M 0 0 L 21600 0 21600 21600 0 21600 0 0 Z N"/>
          </draw:custom-shape>
          <draw:custom-shape draw:name="TextBox 90" draw:style-name="gr30" draw:text-style-name="P2" draw:layer="layout" svg:width="3.899cm" svg:height="0.927cm" svg:x="11.576cm" svg:y="13.018cm">
            <text:p text:style-name="P9"><text:span text:style-name="T29">Week</text:span></text:p>
            <draw:enhanced-geometry svg:viewBox="0 0 21600 21600" draw:type="rectangle" draw:enhanced-path="M 0 0 L 21600 0 21600 21600 0 21600 0 0 Z N"/>
          </draw:custom-shape>
          <draw:custom-shape draw:name="TextBox 91" draw:style-name="gr30" draw:text-style-name="P2" draw:layer="layout" svg:width="0.729cm" svg:height="0.758cm" svg:x="6.565cm" svg:y="8.618cm">
            <text:p text:style-name="P9"><text:span text:style-name="T30">*</text:span></text:p>
            <draw:enhanced-geometry svg:viewBox="0 0 21600 21600" draw:type="rectangle" draw:enhanced-path="M 0 0 L 21600 0 21600 21600 0 21600 0 0 Z N"/>
          </draw:custom-shape>
          <draw:custom-shape draw:name="TextBox 92" draw:style-name="gr30" draw:text-style-name="P2" draw:layer="layout" svg:width="0.729cm" svg:height="0.758cm" svg:x="8.704cm" svg:y="8.826cm">
            <text:p text:style-name="P9"><text:span text:style-name="T30">*</text:span></text:p>
            <draw:enhanced-geometry svg:viewBox="0 0 21600 21600" draw:type="rectangle" draw:enhanced-path="M 0 0 L 21600 0 21600 21600 0 21600 0 0 Z N"/>
          </draw:custom-shape>
          <draw:custom-shape draw:name="TextBox 93" draw:style-name="gr30" draw:text-style-name="P2" draw:layer="layout" svg:width="0.729cm" svg:height="0.758cm" svg:x="12.85cm" svg:y="9.153cm">
            <text:p text:style-name="P9"><text:span text:style-name="T30">*</text:span></text:p>
            <draw:enhanced-geometry svg:viewBox="0 0 21600 21600" draw:type="rectangle" draw:enhanced-path="M 0 0 L 21600 0 21600 21600 0 21600 0 0 Z N"/>
          </draw:custom-shape>
          <draw:custom-shape draw:name="TextBox 94" draw:style-name="gr30" draw:text-style-name="P2" draw:layer="layout" svg:width="0.729cm" svg:height="0.758cm" svg:x="17.001cm" svg:y="9.368cm">
            <text:p text:style-name="P9"><text:span text:style-name="T30">*</text:span></text:p>
            <draw:enhanced-geometry svg:viewBox="0 0 21600 21600" draw:type="rectangle" draw:enhanced-path="M 0 0 L 21600 0 21600 21600 0 21600 0 0 Z N"/>
          </draw:custom-shape>
          <draw:custom-shape draw:name="TextBox 95" draw:style-name="gr30" draw:text-style-name="P2" draw:layer="layout" svg:width="0.729cm" svg:height="0.758cm" svg:x="21.041cm" svg:y="9.372cm">
            <text:p text:style-name="P9"><text:span text:style-name="T30">*</text:span></text:p>
            <draw:enhanced-geometry svg:viewBox="0 0 21600 21600" draw:type="rectangle" draw:enhanced-path="M 0 0 L 21600 0 21600 21600 0 21600 0 0 Z N"/>
          </draw:custom-shape>
          <draw:custom-shape draw:name="TextBox 96" draw:style-name="gr58" draw:text-style-name="P2" draw:layer="layout" svg:width="1.177cm" svg:height="6.192cm" svg:x="2.385cm" svg:y="5.519cm">
            <text:p text:style-name="P9"><text:span text:style-name="T29">Mean ASDAS score</text:span></text:p>
            <draw:enhanced-geometry svg:viewBox="0 0 21600 21600" draw:type="rectangle" draw:enhanced-path="M 0 0 L 21600 0 21600 21600 0 21600 0 0 Z N"/>
          </draw:custom-shape>
          <draw:custom-shape draw:name="TextBox 97" draw:style-name="gr30" draw:text-style-name="P2" draw:layer="layout" svg:width="3.899cm" svg:height="0.927cm" svg:x="9.548cm" svg:y="4.124cm">
            <text:p text:style-name="P6"><text:span text:style-name="T29">Etanercept</text:span></text:p>
            <draw:enhanced-geometry svg:viewBox="0 0 21600 21600" draw:type="rectangle" draw:enhanced-path="M 0 0 L 21600 0 21600 21600 0 21600 0 0 Z N"/>
          </draw:custom-shape>
          <draw:custom-shape draw:name="Rectangle 98" draw:style-name="gr57" draw:text-style-name="P2" draw:layer="layout" svg:width="0.288cm" svg:height="0.21cm" draw:transform="rotate (0.735307213865072) translate (8.865cm 4.668cm)">
            <text:p/>
            <draw:enhanced-geometry svg:viewBox="0 0 21600 21600" draw:type="rectangle" draw:enhanced-path="M 0 0 L 21600 0 21600 21600 0 21600 0 0 Z N"/>
          </draw:custom-shape>
          <draw:g draw:name="Group 99">
            <draw:line draw:name="Straight Connector 101" draw:style-name="gr59" draw:text-style-name="P9" draw:layer="layout" svg:x1="14.128cm" svg:y1="4.542cm" svg:x2="13.841cm" svg:y2="4.761cm">
              <text:p/>
            </draw:line>
            <draw:line draw:name="Straight Connector 102" draw:style-name="gr59" draw:text-style-name="P9" draw:layer="layout" svg:x1="14.128cm" svg:y1="4.761cm" svg:x2="13.805cm" svg:y2="4.542cm">
              <text:p/>
            </draw:line>
            <draw:line draw:name="Straight Connector 103" draw:style-name="gr59" draw:text-style-name="P9" draw:layer="layout" svg:x1="13.955cm" svg:y1="7.883cm" svg:x2="13.669cm" svg:y2="8.103cm">
              <text:p/>
            </draw:line>
            <draw:line draw:name="Straight Connector 104" draw:style-name="gr59" draw:text-style-name="P9" draw:layer="layout" svg:x1="13.955cm" svg:y1="8.103cm" svg:x2="13.632cm" svg:y2="7.883cm">
              <text:p/>
            </draw:line>
            <draw:line draw:name="Straight Connector 105" draw:style-name="gr59" draw:text-style-name="P9" draw:layer="layout" svg:x1="18.111cm" svg:y1="8.004cm" svg:x2="17.824cm" svg:y2="8.224cm">
              <text:p/>
            </draw:line>
            <draw:line draw:name="Straight Connector 106" draw:style-name="gr59" draw:text-style-name="P9" draw:layer="layout" svg:x1="18.111cm" svg:y1="8.224cm" svg:x2="17.787cm" svg:y2="8.004cm">
              <text:p/>
            </draw:line>
            <draw:line draw:name="Straight Connector 107" draw:style-name="gr59" draw:text-style-name="P9" draw:layer="layout" svg:x1="22.166cm" svg:y1="8.035cm" svg:x2="21.88cm" svg:y2="8.255cm">
              <text:p/>
            </draw:line>
            <draw:line draw:name="Straight Connector 108" draw:style-name="gr59" draw:text-style-name="P9" draw:layer="layout" svg:x1="22.166cm" svg:y1="8.255cm" svg:x2="21.843cm" svg:y2="8.035cm">
              <text:p/>
            </draw:line>
            <draw:line draw:name="Straight Connector 109" draw:style-name="gr59" draw:text-style-name="P9" draw:layer="layout" svg:x1="9.799cm" svg:y1="7.636cm" svg:x2="9.512cm" svg:y2="7.856cm">
              <text:p/>
            </draw:line>
            <draw:line draw:name="Straight Connector 110" draw:style-name="gr59" draw:text-style-name="P9" draw:layer="layout" svg:x1="9.799cm" svg:y1="7.856cm" svg:x2="9.476cm" svg:y2="7.636cm">
              <text:p/>
            </draw:line>
            <draw:line draw:name="Straight Connector 111" draw:style-name="gr59" draw:text-style-name="P9" draw:layer="layout" svg:x1="7.743cm" svg:y1="7.26cm" svg:x2="7.456cm" svg:y2="7.48cm">
              <text:p/>
            </draw:line>
            <draw:line draw:name="Straight Connector 112" draw:style-name="gr59" draw:text-style-name="P9" draw:layer="layout" svg:x1="7.743cm" svg:y1="7.48cm" svg:x2="7.42cm" svg:y2="7.26cm">
              <text:p/>
            </draw:line>
            <draw:line draw:name="Straight Connector 113" draw:style-name="gr59" draw:text-style-name="P9" draw:layer="layout" svg:x1="5.834cm" svg:y1="6.708cm" svg:x2="5.548cm" svg:y2="6.928cm">
              <text:p/>
            </draw:line>
            <draw:line draw:name="Straight Connector 114" draw:style-name="gr59" draw:text-style-name="P9" draw:layer="layout" svg:x1="5.834cm" svg:y1="6.928cm" svg:x2="5.511cm" svg:y2="6.708cm">
              <text:p/>
            </draw:line>
          </draw:g>
          <draw:custom-shape draw:name="TextBox 100" draw:style-name="gr30" draw:text-style-name="P2" draw:layer="layout" svg:width="3.899cm" svg:height="0.927cm" svg:x="14.43cm" svg:y="4.124cm">
            <text:p text:style-name="P6"><text:span text:style-name="T29">SSZ</text:span></text:p>
            <draw:enhanced-geometry svg:viewBox="0 0 21600 21600" draw:type="rectangle" draw:enhanced-path="M 0 0 L 21600 0 21600 21600 0 21600 0 0 Z N"/>
          </draw:custom-shape>
        </draw:g>
        <draw:custom-shape draw:name="Rectangle 57" draw:style-name="gr60" draw:text-style-name="P2" draw:layer="layout" svg:width="23.366cm" svg:height="2.955cm" svg:x="1.186cm" svg:y="13.758cm">
          <text:list text:style-name="L14">
            <text:list-item>
              <text:p text:style-name="P10"><text:span text:style-name="T31">From as early as week 2 of etanercept treatment onwards, improvements in mean ASDAS scores were significantly greater vs sulfasalazine</text:span></text:p>
            </text:list-item>
            <text:list-item>
              <text:p text:style-name="P10"><text:span text:style-name="T31">The improvement in ASDAS from baseline was significantly greater from week 2 with <text:s/>etanercept vs sulfasalazine (32.9 vs 9.2%, P &lt;0.001)</text:span></text:p>
            </text:list-item>
          </text:list>
          <draw:enhanced-geometry svg:viewBox="0 0 21600 21600" draw:type="rectangle" draw:enhanced-path="M 0 0 L 21600 0 21600 21600 0 21600 0 0 Z N"/>
        </draw:custom-shape>
        <draw:frame draw:name="Text Placeholder 116" presentation:style-name="pr9" draw:text-style-name="P2" draw:layer="layout" svg:width="23.706cm" svg:height="0.761cm" svg:x="0.811cm" svg:y="17.905cm" presentation:class="outline" presentation:user-transformed="true">
          <draw:text-box>
            <text:p text:style-name="P3"><text:span text:style-name="T2">Van Der Heijde D, Braun J, Dougados M, Sieper J, Pedersen R, Szumski A, Koenig AS. Sensitivity and discriminatory ability of the Ankylosing Spondylitis Disease Activity Score in patients treated with etanercept or sulphasalazine in the ASCEND trial. Rheumatology. 2012 Jul 6;51(10):1894-905.</text:span></text:p>
          </draw:text-box>
        </draw:frame>
        <draw:custom-shape draw:name="TextBox 2" draw:style-name="gr30" draw:text-style-name="P2" draw:layer="layout" svg:width="3.267cm" svg:height="1.013cm" svg:x="9.602cm" svg:y="4.824cm">
          <text:p text:style-name="P10"><text:span text:style-name="T14">n= 379</text:span></text:p>
          <draw:enhanced-geometry svg:viewBox="0 0 21600 21600" draw:type="rectangle" draw:enhanced-path="M 0 0 L 21600 0 21600 21600 0 21600 0 0 Z N"/>
        </draw:custom-shape>
        <draw:custom-shape draw:name="TextBox 3" draw:style-name="gr30" draw:text-style-name="P2" draw:layer="layout" svg:width="2.808cm" svg:height="1.013cm" svg:x="13.579cm" svg:y="4.931cm">
          <text:p text:style-name="P10"><text:span text:style-name="T14">n= 187</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12.699cm" svg:height="9.524cm" svg:x="3.175cm" svg:y="1.905cm" draw:page-number="20" presentation:class="page"/>
          <draw:frame draw:name="Notes Placeholder 2" presentation:style-name="pr16" draw:text-style-name="P2" draw:layer="layout" svg:width="15.239cm" svg:height="11.429cm" svg:x="1.905cm" svg:y="12.065cm" presentation:class="notes" presentation:user-transformed="true">
            <draw:text-box>
              <text:p text:style-name="P16"><text:span text:style-name="T8">ASDAS, ankylosing spondylitis disease activity score; SSZ, sulfasalazine.</text:span></text:p>
              <text:p text:style-name="P16"><text:span text:style-name="T8"/></text:p>
            </draw:text-box>
          </draw:frame>
          <draw:frame draw:name="Slide Number Placeholder 3" presentation:style-name="pr17"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page21" draw:style-name="dp4" draw:master-page-name="Default_20_4">
        <draw:frame draw:name="Text Placeholder 3" presentation:style-name="pr9" draw:text-style-name="P2" draw:layer="layout" svg:width="23.706cm" svg:height="1.098cm" svg:x="0.811cm" svg:y="17.568cm" presentation:class="outline" presentation:user-transformed="true">
          <draw:text-box>
            <text:p text:style-name="P3"><text:span text:style-name="T2">Martín-Mola E, Sieper J, Leirisalo-Repo M, Dijkmans BA, Vlahos B, Pedersen R, Koenig AS, Freundlich B. Sustained efficacy and safety, including patient-reported outcomes, with etanercept treatment over 5 years in patients with ankylosing spondylitis. Clinical &amp; Experimental Rheumatology. 2010 Mar 1;28(2):238.</text:span></text:p>
          </draw:text-box>
        </draw:frame>
        <draw:frame draw:name="Title 4" presentation:style-name="pr10" draw:text-style-name="P2" draw:layer="layout" svg:width="24.023cm" svg:height="2.135cm" svg:x="0.635cm" svg:y="0.635cm" presentation:class="title" presentation:user-transformed="true">
          <draw:text-box>
            <text:p text:style-name="P1"><text:span text:style-name="T1">OLE Study of 12-week Randomized Controlled Trial: </text:span><text:span text:style-name="T1"><text:line-break/></text:span><text:span text:style-name="T1">Clinical Outcomes for up to 5 Years in Ankylosing Spondylitis Patients</text:span></text:p>
          </draw:text-box>
        </draw:frame>
        <draw:g draw:name="Group 5">
          <draw:custom-shape draw:name="TextBox 1" draw:style-name="gr61" draw:text-style-name="P2" draw:layer="layout" svg:width="2.313cm" svg:height="1.022cm" svg:x="6.527cm" svg:y="9.452cm">
            <text:p text:style-name="P17"><text:span text:style-name="T32">ASAS40</text:span></text:p>
            <draw:enhanced-geometry svg:viewBox="0 0 21600 21600" draw:type="rectangle" draw:enhanced-path="M 0 0 L 21600 0 21600 21600 0 21600 0 0 Z N"/>
          </draw:custom-shape>
          <draw:custom-shape draw:name="TextBox 7" draw:style-name="gr62" draw:text-style-name="P2" draw:layer="layout" svg:width="0.979cm" svg:height="0.683cm" svg:x="2.234cm" svg:y="4.244cm">
            <text:p text:style-name="P18"><text:span text:style-name="T33">100</text:span></text:p>
            <draw:enhanced-geometry svg:viewBox="0 0 21600 21600" draw:type="rectangle" draw:enhanced-path="M 0 0 L 21600 0 21600 21600 0 21600 0 0 Z N"/>
          </draw:custom-shape>
          <draw:custom-shape draw:name="TextBox 8" draw:style-name="gr62" draw:text-style-name="P2" draw:layer="layout" svg:width="0.979cm" svg:height="0.683cm" svg:x="2.234cm" svg:y="4.852cm">
            <text:p text:style-name="P18"><text:span text:style-name="T33">80</text:span></text:p>
            <draw:enhanced-geometry svg:viewBox="0 0 21600 21600" draw:type="rectangle" draw:enhanced-path="M 0 0 L 21600 0 21600 21600 0 21600 0 0 Z N"/>
          </draw:custom-shape>
          <draw:custom-shape draw:name="TextBox 9" draw:style-name="gr62" draw:text-style-name="P2" draw:layer="layout" svg:width="0.979cm" svg:height="0.683cm" svg:x="2.234cm" svg:y="5.479cm">
            <text:p text:style-name="P18"><text:span text:style-name="T33">60</text:span></text:p>
            <draw:enhanced-geometry svg:viewBox="0 0 21600 21600" draw:type="rectangle" draw:enhanced-path="M 0 0 L 21600 0 21600 21600 0 21600 0 0 Z N"/>
          </draw:custom-shape>
          <draw:custom-shape draw:name="TextBox 10" draw:style-name="gr62" draw:text-style-name="P2" draw:layer="layout" svg:width="0.979cm" svg:height="0.683cm" svg:x="2.234cm" svg:y="6.087cm">
            <text:p text:style-name="P18"><text:span text:style-name="T33">40</text:span></text:p>
            <draw:enhanced-geometry svg:viewBox="0 0 21600 21600" draw:type="rectangle" draw:enhanced-path="M 0 0 L 21600 0 21600 21600 0 21600 0 0 Z N"/>
          </draw:custom-shape>
          <draw:custom-shape draw:name="TextBox 11" draw:style-name="gr62" draw:text-style-name="P2" draw:layer="layout" svg:width="0.979cm" svg:height="0.683cm" svg:x="2.234cm" svg:y="6.713cm">
            <text:p text:style-name="P18"><text:span text:style-name="T33">20</text:span></text:p>
            <draw:enhanced-geometry svg:viewBox="0 0 21600 21600" draw:type="rectangle" draw:enhanced-path="M 0 0 L 21600 0 21600 21600 0 21600 0 0 Z N"/>
          </draw:custom-shape>
          <draw:custom-shape draw:name="TextBox 12" draw:style-name="gr62" draw:text-style-name="P2" draw:layer="layout" svg:width="0.979cm" svg:height="0.683cm" svg:x="2.234cm" svg:y="7.313cm">
            <text:p text:style-name="P18"><text:span text:style-name="T33">0</text:span></text:p>
            <draw:enhanced-geometry svg:viewBox="0 0 21600 21600" draw:type="rectangle" draw:enhanced-path="M 0 0 L 21600 0 21600 21600 0 21600 0 0 Z N"/>
          </draw:custom-shape>
          <draw:custom-shape draw:name="TextBox 18" draw:style-name="gr61" draw:text-style-name="P2" draw:layer="layout" svg:width="2.245cm" svg:height="0.726cm" draw:transform="rotate (1.5707963267946) translate (1.799cm 7.21cm)">
            <text:p text:style-name="P19"><text:span text:style-name="T34">Patients (%)</text:span></text:p>
            <draw:enhanced-geometry svg:viewBox="0 0 21600 21600" draw:type="rectangle" draw:enhanced-path="M 0 0 L 21600 0 21600 21600 0 21600 0 0 Z N"/>
          </draw:custom-shape>
          <draw:custom-shape draw:name="TextBox 18" draw:style-name="gr61" draw:text-style-name="P2" draw:layer="layout" svg:width="1.473cm" svg:height="0.726cm" svg:x="6.337cm" svg:y="8.533cm">
            <text:p text:style-name="P19"><text:span text:style-name="T34">Weeks</text:span></text:p>
            <draw:enhanced-geometry svg:viewBox="0 0 21600 21600" draw:type="rectangle" draw:enhanced-path="M 0 0 L 21600 0 21600 21600 0 21600 0 0 Z N"/>
          </draw:custom-shape>
          <draw:custom-shape draw:name="TextBox 15" draw:style-name="gr62" draw:text-style-name="P2" draw:layer="layout" svg:width="0.979cm" svg:height="0.683cm" svg:x="2.661cm" svg:y="7.811cm">
            <text:p text:style-name="P18"><text:span text:style-name="T33">0</text:span></text:p>
            <draw:enhanced-geometry svg:viewBox="0 0 21600 21600" draw:type="rectangle" draw:enhanced-path="M 0 0 L 21600 0 21600 21600 0 21600 0 0 Z N"/>
          </draw:custom-shape>
          <draw:custom-shape draw:name="TextBox 16" draw:style-name="gr62" draw:text-style-name="P2" draw:layer="layout" svg:width="0.979cm" svg:height="0.683cm" svg:x="3.525cm" svg:y="7.811cm">
            <text:p text:style-name="P18"><text:span text:style-name="T33">24</text:span></text:p>
            <draw:enhanced-geometry svg:viewBox="0 0 21600 21600" draw:type="rectangle" draw:enhanced-path="M 0 0 L 21600 0 21600 21600 0 21600 0 0 Z N"/>
          </draw:custom-shape>
          <draw:custom-shape draw:name="TextBox 17" draw:style-name="gr62" draw:text-style-name="P2" draw:layer="layout" svg:width="0.843cm" svg:height="0.683cm" svg:x="4.456cm" svg:y="7.811cm">
            <text:p text:style-name="P18"><text:span text:style-name="T33">48</text:span></text:p>
            <draw:enhanced-geometry svg:viewBox="0 0 21600 21600" draw:type="rectangle" draw:enhanced-path="M 0 0 L 21600 0 21600 21600 0 21600 0 0 Z N"/>
          </draw:custom-shape>
          <draw:custom-shape draw:name="TextBox 18" draw:style-name="gr62" draw:text-style-name="P2" draw:layer="layout" svg:width="0.843cm" svg:height="0.683cm" svg:x="5.3cm" svg:y="7.811cm">
            <text:p text:style-name="P18"><text:span text:style-name="T33">72</text:span></text:p>
            <draw:enhanced-geometry svg:viewBox="0 0 21600 21600" draw:type="rectangle" draw:enhanced-path="M 0 0 L 21600 0 21600 21600 0 21600 0 0 Z N"/>
          </draw:custom-shape>
          <draw:custom-shape draw:name="TextBox 19" draw:style-name="gr62" draw:text-style-name="P2" draw:layer="layout" svg:width="0.843cm" svg:height="0.683cm" svg:x="6.089cm" svg:y="7.811cm">
            <text:p text:style-name="P18"><text:span text:style-name="T33">96</text:span></text:p>
            <draw:enhanced-geometry svg:viewBox="0 0 21600 21600" draw:type="rectangle" draw:enhanced-path="M 0 0 L 21600 0 21600 21600 0 21600 0 0 Z N"/>
          </draw:custom-shape>
          <draw:custom-shape draw:name="TextBox 20" draw:style-name="gr62" draw:text-style-name="P2" draw:layer="layout" svg:width="0.986cm" svg:height="0.683cm" svg:x="6.825cm" svg:y="7.811cm">
            <text:p text:style-name="P18"><text:span text:style-name="T33">120</text:span></text:p>
            <draw:enhanced-geometry svg:viewBox="0 0 21600 21600" draw:type="rectangle" draw:enhanced-path="M 0 0 L 21600 0 21600 21600 0 21600 0 0 Z N"/>
          </draw:custom-shape>
          <draw:custom-shape draw:name="TextBox 21" draw:style-name="gr62" draw:text-style-name="P2" draw:layer="layout" svg:width="0.986cm" svg:height="0.683cm" svg:x="7.649cm" svg:y="7.811cm">
            <text:p text:style-name="P18"><text:span text:style-name="T33">144</text:span></text:p>
            <draw:enhanced-geometry svg:viewBox="0 0 21600 21600" draw:type="rectangle" draw:enhanced-path="M 0 0 L 21600 0 21600 21600 0 21600 0 0 Z N"/>
          </draw:custom-shape>
          <draw:custom-shape draw:name="TextBox 22" draw:style-name="gr62" draw:text-style-name="P2" draw:layer="layout" svg:width="0.986cm" svg:height="0.683cm" svg:x="8.457cm" svg:y="7.811cm">
            <text:p text:style-name="P18"><text:span text:style-name="T33">168</text:span></text:p>
            <draw:enhanced-geometry svg:viewBox="0 0 21600 21600" draw:type="rectangle" draw:enhanced-path="M 0 0 L 21600 0 21600 21600 0 21600 0 0 Z N"/>
          </draw:custom-shape>
          <draw:custom-shape draw:name="TextBox 23" draw:style-name="gr62" draw:text-style-name="P2" draw:layer="layout" svg:width="0.986cm" svg:height="0.683cm" svg:x="9.246cm" svg:y="7.811cm">
            <text:p text:style-name="P18"><text:span text:style-name="T33">192</text:span></text:p>
            <draw:enhanced-geometry svg:viewBox="0 0 21600 21600" draw:type="rectangle" draw:enhanced-path="M 0 0 L 21600 0 21600 21600 0 21600 0 0 Z N"/>
          </draw:custom-shape>
          <draw:custom-shape draw:name="TextBox 24" draw:style-name="gr62" draw:text-style-name="P2" draw:layer="layout" svg:width="0.986cm" svg:height="0.683cm" svg:x="10.036cm" svg:y="7.811cm">
            <text:p text:style-name="P18"><text:span text:style-name="T33">216</text:span></text:p>
            <draw:enhanced-geometry svg:viewBox="0 0 21600 21600" draw:type="rectangle" draw:enhanced-path="M 0 0 L 21600 0 21600 21600 0 21600 0 0 Z N"/>
          </draw:custom-shape>
          <draw:custom-shape draw:name="TextBox 25" draw:style-name="gr62" draw:text-style-name="P2" draw:layer="layout" svg:width="0.986cm" svg:height="0.683cm" svg:x="10.825cm" svg:y="7.811cm">
            <text:p text:style-name="P18"><text:span text:style-name="T33">240</text:span></text:p>
            <draw:enhanced-geometry svg:viewBox="0 0 21600 21600" draw:type="rectangle" draw:enhanced-path="M 0 0 L 21600 0 21600 21600 0 21600 0 0 Z N"/>
          </draw:custom-shape>
          <draw:custom-shape draw:name="TextBox 26" draw:style-name="gr62" draw:text-style-name="P2" draw:layer="layout" svg:width="0.986cm" svg:height="0.683cm" svg:x="11.614cm" svg:y="7.811cm">
            <text:p text:style-name="P18"><text:span text:style-name="T33">264</text:span></text:p>
            <draw:enhanced-geometry svg:viewBox="0 0 21600 21600" draw:type="rectangle" draw:enhanced-path="M 0 0 L 21600 0 21600 21600 0 21600 0 0 Z N"/>
          </draw:custom-shape>
          <draw:custom-shape draw:name="Freeform 27" draw:style-name="gr63" draw:text-style-name="P2" draw:layer="layout" svg:width="8.828cm" svg:height="3.068cm" svg:x="3.327cm" svg:y="4.623cm">
            <text:p/>
            <draw:enhanced-geometry draw:mirror-horizontal="false" draw:mirror-vertical="false" svg:viewBox="0 0 2028825 2114550" draw:type="non-primitive" draw:enhanced-path="M 0 0 L 0 2114550 2028825 2114550 N">
              <draw:equation draw:name="f0" draw:formula="0*width/2028825"/>
              <draw:equation draw:name="f1" draw:formula="0*height/2114550"/>
              <draw:equation draw:name="f2" draw:formula="0*width/2028825"/>
              <draw:equation draw:name="f3" draw:formula="2114550*height/2114550"/>
              <draw:equation draw:name="f4" draw:formula="2028825*width/2028825"/>
              <draw:equation draw:name="f5" draw:formula="2114550*height/2114550"/>
              <draw:equation draw:name="f6" draw:formula="width"/>
              <draw:equation draw:name="f7" draw:formula="height"/>
            </draw:enhanced-geometry>
          </draw:custom-shape>
          <draw:line draw:name="Straight Connector 28" draw:style-name="gr64" draw:text-style-name="P9" draw:layer="layout" svg:x1="3.318cm" svg:y1="4.645cm" svg:x2="3.082cm" svg:y2="4.645cm">
            <text:p/>
          </draw:line>
          <draw:line draw:name="Straight Connector 29" draw:style-name="gr64" draw:text-style-name="P9" draw:layer="layout" svg:x1="4.097cm" svg:y1="7.672cm" svg:x2="4.097cm" svg:y2="7.926cm">
            <text:p/>
          </draw:line>
          <draw:line draw:name="Straight Connector 30" draw:style-name="gr64" draw:text-style-name="P9" draw:layer="layout" svg:x1="3.318cm" svg:y1="5.191cm" svg:x2="3.082cm" svg:y2="5.191cm">
            <text:p/>
          </draw:line>
          <draw:line draw:name="Straight Connector 31" draw:style-name="gr64" draw:text-style-name="P9" draw:layer="layout" svg:x1="3.318cm" svg:y1="5.82cm" svg:x2="3.082cm" svg:y2="5.82cm">
            <text:p/>
          </draw:line>
          <draw:line draw:name="Straight Connector 32" draw:style-name="gr64" draw:text-style-name="P9" draw:layer="layout" svg:x1="3.318cm" svg:y1="6.422cm" svg:x2="3.082cm" svg:y2="6.422cm">
            <text:p/>
          </draw:line>
          <draw:line draw:name="Straight Connector 33" draw:style-name="gr64" draw:text-style-name="P9" draw:layer="layout" svg:x1="3.318cm" svg:y1="7.057cm" svg:x2="3.082cm" svg:y2="7.057cm">
            <text:p/>
          </draw:line>
          <draw:line draw:name="Straight Connector 34" draw:style-name="gr64" draw:text-style-name="P9" draw:layer="layout" svg:x1="3.318cm" svg:y1="7.692cm" svg:x2="3.082cm" svg:y2="7.692cm">
            <text:p/>
          </draw:line>
          <draw:line draw:name="Straight Connector 35" draw:style-name="gr64" draw:text-style-name="P9" draw:layer="layout" svg:x1="3.327cm" svg:y1="7.672cm" svg:x2="3.327cm" svg:y2="7.926cm">
            <text:p/>
          </draw:line>
          <draw:line draw:name="Straight Connector 36" draw:style-name="gr64" draw:text-style-name="P9" draw:layer="layout" svg:x1="4.905cm" svg:y1="7.672cm" svg:x2="4.905cm" svg:y2="7.926cm">
            <text:p/>
          </draw:line>
          <draw:line draw:name="Straight Connector 37" draw:style-name="gr64" draw:text-style-name="P9" draw:layer="layout" svg:x1="5.731cm" svg:y1="7.672cm" svg:x2="5.731cm" svg:y2="7.926cm">
            <text:p/>
          </draw:line>
          <draw:line draw:name="Straight Connector 38" draw:style-name="gr64" draw:text-style-name="P9" draw:layer="layout" svg:x1="6.527cm" svg:y1="7.672cm" svg:x2="6.527cm" svg:y2="7.926cm">
            <text:p/>
          </draw:line>
          <draw:line draw:name="Straight Connector 39" draw:style-name="gr64" draw:text-style-name="P9" draw:layer="layout" svg:x1="7.322cm" svg:y1="7.672cm" svg:x2="7.322cm" svg:y2="7.926cm">
            <text:p/>
          </draw:line>
          <draw:line draw:name="Straight Connector 40" draw:style-name="gr64" draw:text-style-name="P9" draw:layer="layout" svg:x1="8.142cm" svg:y1="7.672cm" svg:x2="8.142cm" svg:y2="7.926cm">
            <text:p/>
          </draw:line>
          <draw:line draw:name="Straight Connector 41" draw:style-name="gr64" draw:text-style-name="P9" draw:layer="layout" svg:x1="8.95cm" svg:y1="7.672cm" svg:x2="8.95cm" svg:y2="7.926cm">
            <text:p/>
          </draw:line>
          <draw:line draw:name="Straight Connector 42" draw:style-name="gr64" draw:text-style-name="P9" draw:layer="layout" svg:x1="9.745cm" svg:y1="7.672cm" svg:x2="9.745cm" svg:y2="7.926cm">
            <text:p/>
          </draw:line>
          <draw:line draw:name="Straight Connector 43" draw:style-name="gr64" draw:text-style-name="P9" draw:layer="layout" svg:x1="10.547cm" svg:y1="7.672cm" svg:x2="10.547cm" svg:y2="7.926cm">
            <text:p/>
          </draw:line>
          <draw:line draw:name="Straight Connector 44" draw:style-name="gr64" draw:text-style-name="P9" draw:layer="layout" svg:x1="11.355cm" svg:y1="7.672cm" svg:x2="11.355cm" svg:y2="7.926cm">
            <text:p/>
          </draw:line>
          <draw:line draw:name="Straight Connector 45" draw:style-name="gr64" draw:text-style-name="P9" draw:layer="layout" svg:x1="12.138cm" svg:y1="7.672cm" svg:x2="12.138cm" svg:y2="7.926cm">
            <text:p/>
          </draw:line>
          <draw:custom-shape draw:name="TextBox 46" draw:style-name="gr62" draw:text-style-name="P2" draw:layer="layout" svg:width="0.979cm" svg:height="0.683cm" svg:x="2.234cm" svg:y="10.475cm">
            <text:p text:style-name="P18"><text:span text:style-name="T33">100</text:span></text:p>
            <draw:enhanced-geometry svg:viewBox="0 0 21600 21600" draw:type="rectangle" draw:enhanced-path="M 0 0 L 21600 0 21600 21600 0 21600 0 0 Z N"/>
          </draw:custom-shape>
          <draw:custom-shape draw:name="TextBox 47" draw:style-name="gr62" draw:text-style-name="P2" draw:layer="layout" svg:width="0.979cm" svg:height="0.683cm" svg:x="2.234cm" svg:y="11.083cm">
            <text:p text:style-name="P18"><text:span text:style-name="T33">80</text:span></text:p>
            <draw:enhanced-geometry svg:viewBox="0 0 21600 21600" draw:type="rectangle" draw:enhanced-path="M 0 0 L 21600 0 21600 21600 0 21600 0 0 Z N"/>
          </draw:custom-shape>
          <draw:custom-shape draw:name="TextBox 48" draw:style-name="gr62" draw:text-style-name="P2" draw:layer="layout" svg:width="0.979cm" svg:height="0.683cm" svg:x="2.234cm" svg:y="11.709cm">
            <text:p text:style-name="P18"><text:span text:style-name="T33">60</text:span></text:p>
            <draw:enhanced-geometry svg:viewBox="0 0 21600 21600" draw:type="rectangle" draw:enhanced-path="M 0 0 L 21600 0 21600 21600 0 21600 0 0 Z N"/>
          </draw:custom-shape>
          <draw:custom-shape draw:name="TextBox 49" draw:style-name="gr62" draw:text-style-name="P2" draw:layer="layout" svg:width="0.979cm" svg:height="0.683cm" svg:x="2.234cm" svg:y="12.318cm">
            <text:p text:style-name="P18"><text:span text:style-name="T33">40</text:span></text:p>
            <draw:enhanced-geometry svg:viewBox="0 0 21600 21600" draw:type="rectangle" draw:enhanced-path="M 0 0 L 21600 0 21600 21600 0 21600 0 0 Z N"/>
          </draw:custom-shape>
          <draw:custom-shape draw:name="TextBox 50" draw:style-name="gr62" draw:text-style-name="P2" draw:layer="layout" svg:width="0.979cm" svg:height="0.683cm" svg:x="2.234cm" svg:y="12.944cm">
            <text:p text:style-name="P18"><text:span text:style-name="T33">20</text:span></text:p>
            <draw:enhanced-geometry svg:viewBox="0 0 21600 21600" draw:type="rectangle" draw:enhanced-path="M 0 0 L 21600 0 21600 21600 0 21600 0 0 Z N"/>
          </draw:custom-shape>
          <draw:custom-shape draw:name="TextBox 51" draw:style-name="gr62" draw:text-style-name="P2" draw:layer="layout" svg:width="0.979cm" svg:height="0.683cm" svg:x="2.234cm" svg:y="13.544cm">
            <text:p text:style-name="P18"><text:span text:style-name="T33">0</text:span></text:p>
            <draw:enhanced-geometry svg:viewBox="0 0 21600 21600" draw:type="rectangle" draw:enhanced-path="M 0 0 L 21600 0 21600 21600 0 21600 0 0 Z N"/>
          </draw:custom-shape>
          <draw:custom-shape draw:name="TextBox 18" draw:style-name="gr61" draw:text-style-name="P2" draw:layer="layout" svg:width="2.245cm" svg:height="0.726cm" draw:transform="rotate (1.5707963267946) translate (1.799cm 13.441cm)">
            <text:p text:style-name="P19"><text:span text:style-name="T34">Patients (%)</text:span></text:p>
            <draw:enhanced-geometry svg:viewBox="0 0 21600 21600" draw:type="rectangle" draw:enhanced-path="M 0 0 L 21600 0 21600 21600 0 21600 0 0 Z N"/>
          </draw:custom-shape>
          <draw:custom-shape draw:name="TextBox 18" draw:style-name="gr61" draw:text-style-name="P2" draw:layer="layout" svg:width="1.473cm" svg:height="0.726cm" svg:x="6.662cm" svg:y="15.017cm">
            <text:p text:style-name="P19"><text:span text:style-name="T34">Weeks</text:span></text:p>
            <draw:enhanced-geometry svg:viewBox="0 0 21600 21600" draw:type="rectangle" draw:enhanced-path="M 0 0 L 21600 0 21600 21600 0 21600 0 0 Z N"/>
          </draw:custom-shape>
          <draw:custom-shape draw:name="TextBox 54" draw:style-name="gr62" draw:text-style-name="P2" draw:layer="layout" svg:width="0.979cm" svg:height="0.683cm" svg:x="2.661cm" svg:y="14.042cm">
            <text:p text:style-name="P18"><text:span text:style-name="T33">0</text:span></text:p>
            <draw:enhanced-geometry svg:viewBox="0 0 21600 21600" draw:type="rectangle" draw:enhanced-path="M 0 0 L 21600 0 21600 21600 0 21600 0 0 Z N"/>
          </draw:custom-shape>
          <draw:custom-shape draw:name="TextBox 55" draw:style-name="gr62" draw:text-style-name="P2" draw:layer="layout" svg:width="0.979cm" svg:height="0.683cm" svg:x="3.525cm" svg:y="14.042cm">
            <text:p text:style-name="P18"><text:span text:style-name="T33">24</text:span></text:p>
            <draw:enhanced-geometry svg:viewBox="0 0 21600 21600" draw:type="rectangle" draw:enhanced-path="M 0 0 L 21600 0 21600 21600 0 21600 0 0 Z N"/>
          </draw:custom-shape>
          <draw:custom-shape draw:name="TextBox 56" draw:style-name="gr62" draw:text-style-name="P2" draw:layer="layout" svg:width="0.843cm" svg:height="0.683cm" svg:x="4.456cm" svg:y="14.042cm">
            <text:p text:style-name="P18"><text:span text:style-name="T33">48</text:span></text:p>
            <draw:enhanced-geometry svg:viewBox="0 0 21600 21600" draw:type="rectangle" draw:enhanced-path="M 0 0 L 21600 0 21600 21600 0 21600 0 0 Z N"/>
          </draw:custom-shape>
          <draw:custom-shape draw:name="TextBox 57" draw:style-name="gr62" draw:text-style-name="P2" draw:layer="layout" svg:width="0.843cm" svg:height="0.683cm" svg:x="5.3cm" svg:y="14.042cm">
            <text:p text:style-name="P18"><text:span text:style-name="T33">72</text:span></text:p>
            <draw:enhanced-geometry svg:viewBox="0 0 21600 21600" draw:type="rectangle" draw:enhanced-path="M 0 0 L 21600 0 21600 21600 0 21600 0 0 Z N"/>
          </draw:custom-shape>
          <draw:custom-shape draw:name="TextBox 58" draw:style-name="gr62" draw:text-style-name="P2" draw:layer="layout" svg:width="0.843cm" svg:height="0.683cm" svg:x="6.089cm" svg:y="14.042cm">
            <text:p text:style-name="P18"><text:span text:style-name="T33">96</text:span></text:p>
            <draw:enhanced-geometry svg:viewBox="0 0 21600 21600" draw:type="rectangle" draw:enhanced-path="M 0 0 L 21600 0 21600 21600 0 21600 0 0 Z N"/>
          </draw:custom-shape>
          <draw:custom-shape draw:name="TextBox 59" draw:style-name="gr62" draw:text-style-name="P2" draw:layer="layout" svg:width="0.986cm" svg:height="0.683cm" svg:x="6.825cm" svg:y="14.042cm">
            <text:p text:style-name="P18"><text:span text:style-name="T33">120</text:span></text:p>
            <draw:enhanced-geometry svg:viewBox="0 0 21600 21600" draw:type="rectangle" draw:enhanced-path="M 0 0 L 21600 0 21600 21600 0 21600 0 0 Z N"/>
          </draw:custom-shape>
          <draw:custom-shape draw:name="TextBox 60" draw:style-name="gr62" draw:text-style-name="P2" draw:layer="layout" svg:width="0.986cm" svg:height="0.683cm" svg:x="7.649cm" svg:y="14.042cm">
            <text:p text:style-name="P18"><text:span text:style-name="T33">144</text:span></text:p>
            <draw:enhanced-geometry svg:viewBox="0 0 21600 21600" draw:type="rectangle" draw:enhanced-path="M 0 0 L 21600 0 21600 21600 0 21600 0 0 Z N"/>
          </draw:custom-shape>
          <draw:custom-shape draw:name="TextBox 61" draw:style-name="gr62" draw:text-style-name="P2" draw:layer="layout" svg:width="0.986cm" svg:height="0.683cm" svg:x="8.457cm" svg:y="14.042cm">
            <text:p text:style-name="P18"><text:span text:style-name="T33">168</text:span></text:p>
            <draw:enhanced-geometry svg:viewBox="0 0 21600 21600" draw:type="rectangle" draw:enhanced-path="M 0 0 L 21600 0 21600 21600 0 21600 0 0 Z N"/>
          </draw:custom-shape>
          <draw:custom-shape draw:name="TextBox 62" draw:style-name="gr62" draw:text-style-name="P2" draw:layer="layout" svg:width="0.986cm" svg:height="0.683cm" svg:x="9.246cm" svg:y="14.042cm">
            <text:p text:style-name="P18"><text:span text:style-name="T33">192</text:span></text:p>
            <draw:enhanced-geometry svg:viewBox="0 0 21600 21600" draw:type="rectangle" draw:enhanced-path="M 0 0 L 21600 0 21600 21600 0 21600 0 0 Z N"/>
          </draw:custom-shape>
          <draw:custom-shape draw:name="TextBox 63" draw:style-name="gr62" draw:text-style-name="P2" draw:layer="layout" svg:width="0.986cm" svg:height="0.683cm" svg:x="10.036cm" svg:y="14.042cm">
            <text:p text:style-name="P18"><text:span text:style-name="T33">216</text:span></text:p>
            <draw:enhanced-geometry svg:viewBox="0 0 21600 21600" draw:type="rectangle" draw:enhanced-path="M 0 0 L 21600 0 21600 21600 0 21600 0 0 Z N"/>
          </draw:custom-shape>
          <draw:custom-shape draw:name="TextBox 64" draw:style-name="gr62" draw:text-style-name="P2" draw:layer="layout" svg:width="0.986cm" svg:height="0.683cm" svg:x="10.825cm" svg:y="14.042cm">
            <text:p text:style-name="P18"><text:span text:style-name="T33">240</text:span></text:p>
            <draw:enhanced-geometry svg:viewBox="0 0 21600 21600" draw:type="rectangle" draw:enhanced-path="M 0 0 L 21600 0 21600 21600 0 21600 0 0 Z N"/>
          </draw:custom-shape>
          <draw:custom-shape draw:name="TextBox 65" draw:style-name="gr62" draw:text-style-name="P2" draw:layer="layout" svg:width="0.986cm" svg:height="0.683cm" svg:x="11.614cm" svg:y="14.042cm">
            <text:p text:style-name="P18"><text:span text:style-name="T33">264</text:span></text:p>
            <draw:enhanced-geometry svg:viewBox="0 0 21600 21600" draw:type="rectangle" draw:enhanced-path="M 0 0 L 21600 0 21600 21600 0 21600 0 0 Z N"/>
          </draw:custom-shape>
          <draw:custom-shape draw:name="Freeform 66" draw:style-name="gr63" draw:text-style-name="P2" draw:layer="layout" svg:width="8.828cm" svg:height="3.068cm" svg:x="3.327cm" svg:y="10.854cm">
            <text:p/>
            <draw:enhanced-geometry draw:mirror-horizontal="false" draw:mirror-vertical="false" svg:viewBox="0 0 2028825 2114550" draw:type="non-primitive" draw:enhanced-path="M 0 0 L 0 2114550 2028825 2114550 N">
              <draw:equation draw:name="f0" draw:formula="0*width/2028825"/>
              <draw:equation draw:name="f1" draw:formula="0*height/2114550"/>
              <draw:equation draw:name="f2" draw:formula="0*width/2028825"/>
              <draw:equation draw:name="f3" draw:formula="2114550*height/2114550"/>
              <draw:equation draw:name="f4" draw:formula="2028825*width/2028825"/>
              <draw:equation draw:name="f5" draw:formula="2114550*height/2114550"/>
              <draw:equation draw:name="f6" draw:formula="width"/>
              <draw:equation draw:name="f7" draw:formula="height"/>
            </draw:enhanced-geometry>
          </draw:custom-shape>
          <draw:line draw:name="Straight Connector 67" draw:style-name="gr64" draw:text-style-name="P9" draw:layer="layout" svg:x1="3.318cm" svg:y1="10.876cm" svg:x2="3.082cm" svg:y2="10.876cm">
            <text:p/>
          </draw:line>
          <draw:line draw:name="Straight Connector 68" draw:style-name="gr64" draw:text-style-name="P9" draw:layer="layout" svg:x1="4.097cm" svg:y1="13.903cm" svg:x2="4.097cm" svg:y2="14.157cm">
            <text:p/>
          </draw:line>
          <draw:line draw:name="Straight Connector 69" draw:style-name="gr64" draw:text-style-name="P9" draw:layer="layout" svg:x1="3.318cm" svg:y1="11.422cm" svg:x2="3.082cm" svg:y2="11.422cm">
            <text:p/>
          </draw:line>
          <draw:line draw:name="Straight Connector 70" draw:style-name="gr64" draw:text-style-name="P9" draw:layer="layout" svg:x1="3.318cm" svg:y1="12.051cm" svg:x2="3.082cm" svg:y2="12.051cm">
            <text:p/>
          </draw:line>
          <draw:line draw:name="Straight Connector 71" draw:style-name="gr64" draw:text-style-name="P9" draw:layer="layout" svg:x1="3.318cm" svg:y1="12.653cm" svg:x2="3.082cm" svg:y2="12.653cm">
            <text:p/>
          </draw:line>
          <draw:line draw:name="Straight Connector 72" draw:style-name="gr64" draw:text-style-name="P9" draw:layer="layout" svg:x1="3.318cm" svg:y1="13.288cm" svg:x2="3.082cm" svg:y2="13.288cm">
            <text:p/>
          </draw:line>
          <draw:line draw:name="Straight Connector 73" draw:style-name="gr64" draw:text-style-name="P9" draw:layer="layout" svg:x1="3.318cm" svg:y1="13.923cm" svg:x2="3.082cm" svg:y2="13.923cm">
            <text:p/>
          </draw:line>
          <draw:line draw:name="Straight Connector 74" draw:style-name="gr64" draw:text-style-name="P9" draw:layer="layout" svg:x1="3.327cm" svg:y1="13.903cm" svg:x2="3.327cm" svg:y2="14.157cm">
            <text:p/>
          </draw:line>
          <draw:line draw:name="Straight Connector 75" draw:style-name="gr64" draw:text-style-name="P9" draw:layer="layout" svg:x1="4.905cm" svg:y1="13.903cm" svg:x2="4.905cm" svg:y2="14.157cm">
            <text:p/>
          </draw:line>
          <draw:line draw:name="Straight Connector 76" draw:style-name="gr64" draw:text-style-name="P9" draw:layer="layout" svg:x1="5.731cm" svg:y1="13.903cm" svg:x2="5.731cm" svg:y2="14.157cm">
            <text:p/>
          </draw:line>
          <draw:line draw:name="Straight Connector 77" draw:style-name="gr64" draw:text-style-name="P9" draw:layer="layout" svg:x1="6.527cm" svg:y1="13.903cm" svg:x2="6.527cm" svg:y2="14.157cm">
            <text:p/>
          </draw:line>
          <draw:line draw:name="Straight Connector 78" draw:style-name="gr64" draw:text-style-name="P9" draw:layer="layout" svg:x1="7.322cm" svg:y1="13.903cm" svg:x2="7.322cm" svg:y2="14.157cm">
            <text:p/>
          </draw:line>
          <draw:line draw:name="Straight Connector 79" draw:style-name="gr64" draw:text-style-name="P9" draw:layer="layout" svg:x1="8.142cm" svg:y1="13.903cm" svg:x2="8.142cm" svg:y2="14.157cm">
            <text:p/>
          </draw:line>
          <draw:line draw:name="Straight Connector 80" draw:style-name="gr64" draw:text-style-name="P9" draw:layer="layout" svg:x1="8.95cm" svg:y1="13.903cm" svg:x2="8.95cm" svg:y2="14.157cm">
            <text:p/>
          </draw:line>
          <draw:line draw:name="Straight Connector 81" draw:style-name="gr64" draw:text-style-name="P9" draw:layer="layout" svg:x1="9.745cm" svg:y1="13.903cm" svg:x2="9.745cm" svg:y2="14.157cm">
            <text:p/>
          </draw:line>
          <draw:line draw:name="Straight Connector 82" draw:style-name="gr64" draw:text-style-name="P9" draw:layer="layout" svg:x1="10.547cm" svg:y1="13.903cm" svg:x2="10.547cm" svg:y2="14.157cm">
            <text:p/>
          </draw:line>
          <draw:line draw:name="Straight Connector 83" draw:style-name="gr64" draw:text-style-name="P9" draw:layer="layout" svg:x1="11.355cm" svg:y1="13.903cm" svg:x2="11.355cm" svg:y2="14.157cm">
            <text:p/>
          </draw:line>
          <draw:line draw:name="Straight Connector 84" draw:style-name="gr64" draw:text-style-name="P9" draw:layer="layout" svg:x1="12.138cm" svg:y1="13.903cm" svg:x2="12.138cm" svg:y2="14.157cm">
            <text:p/>
          </draw:line>
          <draw:custom-shape draw:name="TextBox 16" draw:style-name="gr61" draw:text-style-name="P2" draw:layer="layout" svg:width="3.071cm" svg:height="0.64cm" svg:x="5.422cm" svg:y="5.671cm">
            <text:p text:style-name="P19"><text:span text:style-name="T35">Start of current study</text:span></text:p>
            <draw:enhanced-geometry svg:viewBox="0 0 21600 21600" draw:type="rectangle" draw:enhanced-path="M 0 0 L 21600 0 21600 21600 0 21600 0 0 Z N"/>
          </draw:custom-shape>
          <draw:connector draw:name="Straight Arrow Connector 86" draw:style-name="gr65" draw:text-style-name="P9" draw:layer="layout" svg:x1="6.972cm" svg:y1="5.765cm" svg:x2="6.972cm" svg:y2="5.307cm" svg:d="M6972 5765v-458">
            <text:p/>
          </draw:connector>
          <draw:custom-shape draw:name="TextBox 16" draw:style-name="gr61" draw:text-style-name="P2" draw:layer="layout" svg:width="3.071cm" svg:height="0.64cm" svg:x="5.424cm" svg:y="11.997cm">
            <text:p text:style-name="P19"><text:span text:style-name="T35">Start of current study</text:span></text:p>
            <draw:enhanced-geometry svg:viewBox="0 0 21600 21600" draw:type="rectangle" draw:enhanced-path="M 0 0 L 21600 0 21600 21600 0 21600 0 0 Z N"/>
          </draw:custom-shape>
          <draw:connector draw:name="Straight Arrow Connector 88" draw:style-name="gr65" draw:text-style-name="P9" draw:layer="layout" svg:x1="6.897cm" svg:y1="12.204cm" svg:x2="6.897cm" svg:y2="11.746cm" svg:d="M6897 12204v-458">
            <text:p/>
          </draw:connector>
          <draw:custom-shape draw:name="Freeform 89" draw:style-name="gr66" draw:text-style-name="P2" draw:layer="layout" svg:width="8.428cm" svg:height="2.182cm" svg:x="3.327cm" svg:y="11.661cm">
            <text:p/>
            <draw:enhanced-geometry draw:mirror-horizontal="false" draw:mirror-vertical="false" svg:viewBox="0 0 3255170 785813" draw:type="non-primitive" draw:enhanced-path="M 0 785813 L 140495 385763 1385889 0 1540670 40481 1716882 76200 1897857 76200 1978820 61913 C 2004220 69057 2014142 72628 2055020 83344 2095898 94060 2170114 108744 2224089 126207 L 2400301 69056 2566989 123825 2736057 123824 C 2786063 110330 2833292 109935 2890839 100013 2948386 90091 3017839 74613 3081339 64294 L 3255170 76200 N">
              <draw:equation draw:name="f0" draw:formula="0*width/3262313"/>
              <draw:equation draw:name="f1" draw:formula="776288*height/776288"/>
              <draw:equation draw:name="f2" draw:formula="147638*width/3262313"/>
              <draw:equation draw:name="f3" draw:formula="385763*height/776288"/>
              <draw:equation draw:name="f4" draw:formula="1393032*width/3262313"/>
              <draw:equation draw:name="f5" draw:formula="0*height/776288"/>
              <draw:equation draw:name="f6" draw:formula="1547813*width/3262313"/>
              <draw:equation draw:name="f7" draw:formula="40481*height/776288"/>
              <draw:equation draw:name="f8" draw:formula="1724025*width/3262313"/>
              <draw:equation draw:name="f9" draw:formula="76200*height/776288"/>
              <draw:equation draw:name="f10" draw:formula="1897857*width/3262313"/>
              <draw:equation draw:name="f11" draw:formula="69056*height/776288"/>
              <draw:equation draw:name="f12" draw:formula="1985963*width/3262313"/>
              <draw:equation draw:name="f13" draw:formula="61913*height/776288"/>
              <draw:equation draw:name="f14" draw:formula="2062163*width/3262313"/>
              <draw:equation draw:name="f15" draw:formula="83344*height/776288"/>
              <draw:equation draw:name="f16" draw:formula="2212182*width/3262313"/>
              <draw:equation draw:name="f17" draw:formula="128588*height/776288"/>
              <draw:equation draw:name="f18" draw:formula="2407444*width/3262313"/>
              <draw:equation draw:name="f19" draw:formula="69056*height/776288"/>
              <draw:equation draw:name="f20" draw:formula="2574132*width/3262313"/>
              <draw:equation draw:name="f21" draw:formula="123825*height/776288"/>
              <draw:equation draw:name="f22" draw:formula="2745582*width/3262313"/>
              <draw:equation draw:name="f23" draw:formula="121444*height/776288"/>
              <draw:equation draw:name="f24" draw:formula="2897982*width/3262313"/>
              <draw:equation draw:name="f25" draw:formula="95250*height/776288"/>
              <draw:equation draw:name="f26" draw:formula="3088482*width/3262313"/>
              <draw:equation draw:name="f27" draw:formula="64294*height/776288"/>
              <draw:equation draw:name="f28" draw:formula="3262313*width/3262313"/>
              <draw:equation draw:name="f29" draw:formula="76200*height/776288"/>
              <draw:equation draw:name="f30" draw:formula="0*width/3262313"/>
              <draw:equation draw:name="f31" draw:formula="776288*height/776288"/>
              <draw:equation draw:name="f32" draw:formula="147638*width/3262313"/>
              <draw:equation draw:name="f33" draw:formula="385763*height/776288"/>
              <draw:equation draw:name="f34" draw:formula="1393032*width/3262313"/>
              <draw:equation draw:name="f35" draw:formula="0*height/776288"/>
              <draw:equation draw:name="f36" draw:formula="1547813*width/3262313"/>
              <draw:equation draw:name="f37" draw:formula="40481*height/776288"/>
              <draw:equation draw:name="f38" draw:formula="1724025*width/3262313"/>
              <draw:equation draw:name="f39" draw:formula="76200*height/776288"/>
              <draw:equation draw:name="f40" draw:formula="1897857*width/3262313"/>
              <draw:equation draw:name="f41" draw:formula="69056*height/776288"/>
              <draw:equation draw:name="f42" draw:formula="1985963*width/3262313"/>
              <draw:equation draw:name="f43" draw:formula="61913*height/776288"/>
              <draw:equation draw:name="f44" draw:formula="2062163*width/3262313"/>
              <draw:equation draw:name="f45" draw:formula="83344*height/776288"/>
              <draw:equation draw:name="f46" draw:formula="2212182*width/3262313"/>
              <draw:equation draw:name="f47" draw:formula="128588*height/776288"/>
              <draw:equation draw:name="f48" draw:formula="2407444*width/3262313"/>
              <draw:equation draw:name="f49" draw:formula="69056*height/776288"/>
              <draw:equation draw:name="f50" draw:formula="2574132*width/3262313"/>
              <draw:equation draw:name="f51" draw:formula="123825*height/776288"/>
              <draw:equation draw:name="f52" draw:formula="2747963*width/3262313"/>
              <draw:equation draw:name="f53" draw:formula="135731*height/776288"/>
              <draw:equation draw:name="f54" draw:formula="2897982*width/3262313"/>
              <draw:equation draw:name="f55" draw:formula="95250*height/776288"/>
              <draw:equation draw:name="f56" draw:formula="3088482*width/3262313"/>
              <draw:equation draw:name="f57" draw:formula="64294*height/776288"/>
              <draw:equation draw:name="f58" draw:formula="3262313*width/3262313"/>
              <draw:equation draw:name="f59" draw:formula="76200*height/776288"/>
              <draw:equation draw:name="f60" draw:formula="0*width/3262313"/>
              <draw:equation draw:name="f61" draw:formula="776288*height/776288"/>
              <draw:equation draw:name="f62" draw:formula="147638*width/3262313"/>
              <draw:equation draw:name="f63" draw:formula="385763*height/776288"/>
              <draw:equation draw:name="f64" draw:formula="1393032*width/3262313"/>
              <draw:equation draw:name="f65" draw:formula="0*height/776288"/>
              <draw:equation draw:name="f66" draw:formula="1547813*width/3262313"/>
              <draw:equation draw:name="f67" draw:formula="40481*height/776288"/>
              <draw:equation draw:name="f68" draw:formula="1724025*width/3262313"/>
              <draw:equation draw:name="f69" draw:formula="76200*height/776288"/>
              <draw:equation draw:name="f70" draw:formula="1897857*width/3262313"/>
              <draw:equation draw:name="f71" draw:formula="69056*height/776288"/>
              <draw:equation draw:name="f72" draw:formula="1985963*width/3262313"/>
              <draw:equation draw:name="f73" draw:formula="61913*height/776288"/>
              <draw:equation draw:name="f74" draw:formula="2062163*width/3262313"/>
              <draw:equation draw:name="f75" draw:formula="83344*height/776288"/>
              <draw:equation draw:name="f76" draw:formula="2212182*width/3262313"/>
              <draw:equation draw:name="f77" draw:formula="128588*height/776288"/>
              <draw:equation draw:name="f78" draw:formula="2407444*width/3262313"/>
              <draw:equation draw:name="f79" draw:formula="69056*height/776288"/>
              <draw:equation draw:name="f80" draw:formula="2574132*width/3262313"/>
              <draw:equation draw:name="f81" draw:formula="123825*height/776288"/>
              <draw:equation draw:name="f82" draw:formula="2747963*width/3262313"/>
              <draw:equation draw:name="f83" draw:formula="135731*height/776288"/>
              <draw:equation draw:name="f84" draw:formula="2907507*width/3262313"/>
              <draw:equation draw:name="f85" draw:formula="111919*height/776288"/>
              <draw:equation draw:name="f86" draw:formula="3088482*width/3262313"/>
              <draw:equation draw:name="f87" draw:formula="64294*height/776288"/>
              <draw:equation draw:name="f88" draw:formula="3262313*width/3262313"/>
              <draw:equation draw:name="f89" draw:formula="76200*height/776288"/>
              <draw:equation draw:name="f90" draw:formula="0*width/3262313"/>
              <draw:equation draw:name="f91" draw:formula="776288*height/776288"/>
              <draw:equation draw:name="f92" draw:formula="147638*width/3262313"/>
              <draw:equation draw:name="f93" draw:formula="385763*height/776288"/>
              <draw:equation draw:name="f94" draw:formula="1393032*width/3262313"/>
              <draw:equation draw:name="f95" draw:formula="0*height/776288"/>
              <draw:equation draw:name="f96" draw:formula="1547813*width/3262313"/>
              <draw:equation draw:name="f97" draw:formula="40481*height/776288"/>
              <draw:equation draw:name="f98" draw:formula="1724025*width/3262313"/>
              <draw:equation draw:name="f99" draw:formula="76200*height/776288"/>
              <draw:equation draw:name="f100" draw:formula="1897857*width/3262313"/>
              <draw:equation draw:name="f101" draw:formula="69056*height/776288"/>
              <draw:equation draw:name="f102" draw:formula="1985963*width/3262313"/>
              <draw:equation draw:name="f103" draw:formula="61913*height/776288"/>
              <draw:equation draw:name="f104" draw:formula="2062163*width/3262313"/>
              <draw:equation draw:name="f105" draw:formula="83344*height/776288"/>
              <draw:equation draw:name="f106" draw:formula="2212182*width/3262313"/>
              <draw:equation draw:name="f107" draw:formula="128588*height/776288"/>
              <draw:equation draw:name="f108" draw:formula="2407444*width/3262313"/>
              <draw:equation draw:name="f109" draw:formula="69056*height/776288"/>
              <draw:equation draw:name="f110" draw:formula="2574132*width/3262313"/>
              <draw:equation draw:name="f111" draw:formula="123825*height/776288"/>
              <draw:equation draw:name="f112" draw:formula="2747963*width/3262313"/>
              <draw:equation draw:name="f113" draw:formula="135731*height/776288"/>
              <draw:equation draw:name="f114" draw:formula="2895601*width/3262313"/>
              <draw:equation draw:name="f115" draw:formula="90488*height/776288"/>
              <draw:equation draw:name="f116" draw:formula="3088482*width/3262313"/>
              <draw:equation draw:name="f117" draw:formula="64294*height/776288"/>
              <draw:equation draw:name="f118" draw:formula="3262313*width/3262313"/>
              <draw:equation draw:name="f119" draw:formula="76200*height/776288"/>
              <draw:equation draw:name="f120" draw:formula="0*width/3262313"/>
              <draw:equation draw:name="f121" draw:formula="776288*height/776288"/>
              <draw:equation draw:name="f122" draw:formula="147638*width/3262313"/>
              <draw:equation draw:name="f123" draw:formula="385763*height/776288"/>
              <draw:equation draw:name="f124" draw:formula="1393032*width/3262313"/>
              <draw:equation draw:name="f125" draw:formula="0*height/776288"/>
              <draw:equation draw:name="f126" draw:formula="1547813*width/3262313"/>
              <draw:equation draw:name="f127" draw:formula="40481*height/776288"/>
              <draw:equation draw:name="f128" draw:formula="1724025*width/3262313"/>
              <draw:equation draw:name="f129" draw:formula="76200*height/776288"/>
              <draw:equation draw:name="f130" draw:formula="1897857*width/3262313"/>
              <draw:equation draw:name="f131" draw:formula="69056*height/776288"/>
              <draw:equation draw:name="f132" draw:formula="1985963*width/3262313"/>
              <draw:equation draw:name="f133" draw:formula="61913*height/776288"/>
              <draw:equation draw:name="f134" draw:formula="2062163*width/3262313"/>
              <draw:equation draw:name="f135" draw:formula="83344*height/776288"/>
              <draw:equation draw:name="f136" draw:formula="2212182*width/3262313"/>
              <draw:equation draw:name="f137" draw:formula="128588*height/776288"/>
              <draw:equation draw:name="f138" draw:formula="2407444*width/3262313"/>
              <draw:equation draw:name="f139" draw:formula="69056*height/776288"/>
              <draw:equation draw:name="f140" draw:formula="2574132*width/3262313"/>
              <draw:equation draw:name="f141" draw:formula="123825*height/776288"/>
              <draw:equation draw:name="f142" draw:formula="2743200*width/3262313"/>
              <draw:equation draw:name="f143" draw:formula="123824*height/776288"/>
              <draw:equation draw:name="f144" draw:formula="2895601*width/3262313"/>
              <draw:equation draw:name="f145" draw:formula="90488*height/776288"/>
              <draw:equation draw:name="f146" draw:formula="3088482*width/3262313"/>
              <draw:equation draw:name="f147" draw:formula="64294*height/776288"/>
              <draw:equation draw:name="f148" draw:formula="3262313*width/3262313"/>
              <draw:equation draw:name="f149" draw:formula="76200*height/776288"/>
              <draw:equation draw:name="f150" draw:formula="0*width/3262313"/>
              <draw:equation draw:name="f151" draw:formula="776288*height/776288"/>
              <draw:equation draw:name="f152" draw:formula="147638*width/3262313"/>
              <draw:equation draw:name="f153" draw:formula="385763*height/776288"/>
              <draw:equation draw:name="f154" draw:formula="1393032*width/3262313"/>
              <draw:equation draw:name="f155" draw:formula="0*height/776288"/>
              <draw:equation draw:name="f156" draw:formula="1547813*width/3262313"/>
              <draw:equation draw:name="f157" draw:formula="40481*height/776288"/>
              <draw:equation draw:name="f158" draw:formula="1724025*width/3262313"/>
              <draw:equation draw:name="f159" draw:formula="76200*height/776288"/>
              <draw:equation draw:name="f160" draw:formula="1897857*width/3262313"/>
              <draw:equation draw:name="f161" draw:formula="69056*height/776288"/>
              <draw:equation draw:name="f162" draw:formula="1985963*width/3262313"/>
              <draw:equation draw:name="f163" draw:formula="61913*height/776288"/>
              <draw:equation draw:name="f164" draw:formula="2062163*width/3262313"/>
              <draw:equation draw:name="f165" draw:formula="83344*height/776288"/>
              <draw:equation draw:name="f166" draw:formula="2212182*width/3262313"/>
              <draw:equation draw:name="f167" draw:formula="128588*height/776288"/>
              <draw:equation draw:name="f168" draw:formula="2407444*width/3262313"/>
              <draw:equation draw:name="f169" draw:formula="69056*height/776288"/>
              <draw:equation draw:name="f170" draw:formula="2574132*width/3262313"/>
              <draw:equation draw:name="f171" draw:formula="123825*height/776288"/>
              <draw:equation draw:name="f172" draw:formula="2743200*width/3262313"/>
              <draw:equation draw:name="f173" draw:formula="123824*height/776288"/>
              <draw:equation draw:name="f174" draw:formula="2897982*width/3262313"/>
              <draw:equation draw:name="f175" draw:formula="100013*height/776288"/>
              <draw:equation draw:name="f176" draw:formula="3088482*width/3262313"/>
              <draw:equation draw:name="f177" draw:formula="64294*height/776288"/>
              <draw:equation draw:name="f178" draw:formula="3262313*width/3262313"/>
              <draw:equation draw:name="f179" draw:formula="76200*height/776288"/>
              <draw:equation draw:name="f180" draw:formula="0*width/3262313"/>
              <draw:equation draw:name="f181" draw:formula="776288*height/776288"/>
              <draw:equation draw:name="f182" draw:formula="147638*width/3262313"/>
              <draw:equation draw:name="f183" draw:formula="385763*height/776288"/>
              <draw:equation draw:name="f184" draw:formula="1393032*width/3262313"/>
              <draw:equation draw:name="f185" draw:formula="0*height/776288"/>
              <draw:equation draw:name="f186" draw:formula="1547813*width/3262313"/>
              <draw:equation draw:name="f187" draw:formula="40481*height/776288"/>
              <draw:equation draw:name="f188" draw:formula="1724025*width/3262313"/>
              <draw:equation draw:name="f189" draw:formula="76200*height/776288"/>
              <draw:equation draw:name="f190" draw:formula="1897857*width/3262313"/>
              <draw:equation draw:name="f191" draw:formula="69056*height/776288"/>
              <draw:equation draw:name="f192" draw:formula="1985963*width/3262313"/>
              <draw:equation draw:name="f193" draw:formula="61913*height/776288"/>
              <draw:equation draw:name="f194" draw:formula="2062163*width/3262313"/>
              <draw:equation draw:name="f195" draw:formula="83344*height/776288"/>
              <draw:equation draw:name="f196" draw:formula="2224088*width/3262313"/>
              <draw:equation draw:name="f197" draw:formula="135732*height/776288"/>
              <draw:equation draw:name="f198" draw:formula="2407444*width/3262313"/>
              <draw:equation draw:name="f199" draw:formula="69056*height/776288"/>
              <draw:equation draw:name="f200" draw:formula="2574132*width/3262313"/>
              <draw:equation draw:name="f201" draw:formula="123825*height/776288"/>
              <draw:equation draw:name="f202" draw:formula="2743200*width/3262313"/>
              <draw:equation draw:name="f203" draw:formula="123824*height/776288"/>
              <draw:equation draw:name="f204" draw:formula="2897982*width/3262313"/>
              <draw:equation draw:name="f205" draw:formula="100013*height/776288"/>
              <draw:equation draw:name="f206" draw:formula="3088482*width/3262313"/>
              <draw:equation draw:name="f207" draw:formula="64294*height/776288"/>
              <draw:equation draw:name="f208" draw:formula="3262313*width/3262313"/>
              <draw:equation draw:name="f209" draw:formula="76200*height/776288"/>
              <draw:equation draw:name="f210" draw:formula="0*width/3262313"/>
              <draw:equation draw:name="f211" draw:formula="776288*height/776288"/>
              <draw:equation draw:name="f212" draw:formula="147638*width/3262313"/>
              <draw:equation draw:name="f213" draw:formula="385763*height/776288"/>
              <draw:equation draw:name="f214" draw:formula="1393032*width/3262313"/>
              <draw:equation draw:name="f215" draw:formula="0*height/776288"/>
              <draw:equation draw:name="f216" draw:formula="1547813*width/3262313"/>
              <draw:equation draw:name="f217" draw:formula="40481*height/776288"/>
              <draw:equation draw:name="f218" draw:formula="1724025*width/3262313"/>
              <draw:equation draw:name="f219" draw:formula="76200*height/776288"/>
              <draw:equation draw:name="f220" draw:formula="1897857*width/3262313"/>
              <draw:equation draw:name="f221" draw:formula="69056*height/776288"/>
              <draw:equation draw:name="f222" draw:formula="1985963*width/3262313"/>
              <draw:equation draw:name="f223" draw:formula="61913*height/776288"/>
              <draw:equation draw:name="f224" draw:formula="2062163*width/3262313"/>
              <draw:equation draw:name="f225" draw:formula="83344*height/776288"/>
              <draw:equation draw:name="f226" draw:formula="2231232*width/3262313"/>
              <draw:equation draw:name="f227" draw:formula="126207*height/776288"/>
              <draw:equation draw:name="f228" draw:formula="2407444*width/3262313"/>
              <draw:equation draw:name="f229" draw:formula="69056*height/776288"/>
              <draw:equation draw:name="f230" draw:formula="2574132*width/3262313"/>
              <draw:equation draw:name="f231" draw:formula="123825*height/776288"/>
              <draw:equation draw:name="f232" draw:formula="2743200*width/3262313"/>
              <draw:equation draw:name="f233" draw:formula="123824*height/776288"/>
              <draw:equation draw:name="f234" draw:formula="2897982*width/3262313"/>
              <draw:equation draw:name="f235" draw:formula="100013*height/776288"/>
              <draw:equation draw:name="f236" draw:formula="3088482*width/3262313"/>
              <draw:equation draw:name="f237" draw:formula="64294*height/776288"/>
              <draw:equation draw:name="f238" draw:formula="3262313*width/3262313"/>
              <draw:equation draw:name="f239" draw:formula="76200*height/776288"/>
              <draw:equation draw:name="f240" draw:formula="0*width/3262313"/>
              <draw:equation draw:name="f241" draw:formula="785813*height/785813"/>
              <draw:equation draw:name="f242" draw:formula="147638*width/3262313"/>
              <draw:equation draw:name="f243" draw:formula="395288*height/785813"/>
              <draw:equation draw:name="f244" draw:formula="1393032*width/3262313"/>
              <draw:equation draw:name="f245" draw:formula="9525*height/785813"/>
              <draw:equation draw:name="f246" draw:formula="1547813*width/3262313"/>
              <draw:equation draw:name="f247" draw:formula="50006*height/785813"/>
              <draw:equation draw:name="f248" draw:formula="1724025*width/3262313"/>
              <draw:equation draw:name="f249" draw:formula="85725*height/785813"/>
              <draw:equation draw:name="f250" draw:formula="1909763*width/3262313"/>
              <draw:equation draw:name="f251" draw:formula="0*height/785813"/>
              <draw:equation draw:name="f252" draw:formula="1985963*width/3262313"/>
              <draw:equation draw:name="f253" draw:formula="71438*height/785813"/>
              <draw:equation draw:name="f254" draw:formula="2062163*width/3262313"/>
              <draw:equation draw:name="f255" draw:formula="92869*height/785813"/>
              <draw:equation draw:name="f256" draw:formula="2231232*width/3262313"/>
              <draw:equation draw:name="f257" draw:formula="135732*height/785813"/>
              <draw:equation draw:name="f258" draw:formula="2407444*width/3262313"/>
              <draw:equation draw:name="f259" draw:formula="78581*height/785813"/>
              <draw:equation draw:name="f260" draw:formula="2574132*width/3262313"/>
              <draw:equation draw:name="f261" draw:formula="133350*height/785813"/>
              <draw:equation draw:name="f262" draw:formula="2743200*width/3262313"/>
              <draw:equation draw:name="f263" draw:formula="133349*height/785813"/>
              <draw:equation draw:name="f264" draw:formula="2897982*width/3262313"/>
              <draw:equation draw:name="f265" draw:formula="109538*height/785813"/>
              <draw:equation draw:name="f266" draw:formula="3088482*width/3262313"/>
              <draw:equation draw:name="f267" draw:formula="73819*height/785813"/>
              <draw:equation draw:name="f268" draw:formula="3262313*width/3262313"/>
              <draw:equation draw:name="f269" draw:formula="85725*height/785813"/>
              <draw:equation draw:name="f270" draw:formula="0*width/3262313"/>
              <draw:equation draw:name="f271" draw:formula="776288*height/776288"/>
              <draw:equation draw:name="f272" draw:formula="147638*width/3262313"/>
              <draw:equation draw:name="f273" draw:formula="385763*height/776288"/>
              <draw:equation draw:name="f274" draw:formula="1393032*width/3262313"/>
              <draw:equation draw:name="f275" draw:formula="0*height/776288"/>
              <draw:equation draw:name="f276" draw:formula="1547813*width/3262313"/>
              <draw:equation draw:name="f277" draw:formula="40481*height/776288"/>
              <draw:equation draw:name="f278" draw:formula="1724025*width/3262313"/>
              <draw:equation draw:name="f279" draw:formula="76200*height/776288"/>
              <draw:equation draw:name="f280" draw:formula="1905000*width/3262313"/>
              <draw:equation draw:name="f281" draw:formula="76200*height/776288"/>
              <draw:equation draw:name="f282" draw:formula="1985963*width/3262313"/>
              <draw:equation draw:name="f283" draw:formula="61913*height/776288"/>
              <draw:equation draw:name="f284" draw:formula="2062163*width/3262313"/>
              <draw:equation draw:name="f285" draw:formula="83344*height/776288"/>
              <draw:equation draw:name="f286" draw:formula="2231232*width/3262313"/>
              <draw:equation draw:name="f287" draw:formula="126207*height/776288"/>
              <draw:equation draw:name="f288" draw:formula="2407444*width/3262313"/>
              <draw:equation draw:name="f289" draw:formula="69056*height/776288"/>
              <draw:equation draw:name="f290" draw:formula="2574132*width/3262313"/>
              <draw:equation draw:name="f291" draw:formula="123825*height/776288"/>
              <draw:equation draw:name="f292" draw:formula="2743200*width/3262313"/>
              <draw:equation draw:name="f293" draw:formula="123824*height/776288"/>
              <draw:equation draw:name="f294" draw:formula="2897982*width/3262313"/>
              <draw:equation draw:name="f295" draw:formula="100013*height/776288"/>
              <draw:equation draw:name="f296" draw:formula="3088482*width/3262313"/>
              <draw:equation draw:name="f297" draw:formula="64294*height/776288"/>
              <draw:equation draw:name="f298" draw:formula="3262313*width/3262313"/>
              <draw:equation draw:name="f299" draw:formula="76200*height/776288"/>
              <draw:equation draw:name="f300" draw:formula="0*width/3255170"/>
              <draw:equation draw:name="f301" draw:formula="785813*height/785813"/>
              <draw:equation draw:name="f302" draw:formula="140495*width/3255170"/>
              <draw:equation draw:name="f303" draw:formula="385763*height/785813"/>
              <draw:equation draw:name="f304" draw:formula="1385889*width/3255170"/>
              <draw:equation draw:name="f305" draw:formula="0*height/785813"/>
              <draw:equation draw:name="f306" draw:formula="1540670*width/3255170"/>
              <draw:equation draw:name="f307" draw:formula="40481*height/785813"/>
              <draw:equation draw:name="f308" draw:formula="1716882*width/3255170"/>
              <draw:equation draw:name="f309" draw:formula="76200*height/785813"/>
              <draw:equation draw:name="f310" draw:formula="1897857*width/3255170"/>
              <draw:equation draw:name="f311" draw:formula="76200*height/785813"/>
              <draw:equation draw:name="f312" draw:formula="1978820*width/3255170"/>
              <draw:equation draw:name="f313" draw:formula="61913*height/785813"/>
              <draw:equation draw:name="f314" draw:formula="2055020*width/3255170"/>
              <draw:equation draw:name="f315" draw:formula="83344*height/785813"/>
              <draw:equation draw:name="f316" draw:formula="2224089*width/3255170"/>
              <draw:equation draw:name="f317" draw:formula="126207*height/785813"/>
              <draw:equation draw:name="f318" draw:formula="2400301*width/3255170"/>
              <draw:equation draw:name="f319" draw:formula="69056*height/785813"/>
              <draw:equation draw:name="f320" draw:formula="2566989*width/3255170"/>
              <draw:equation draw:name="f321" draw:formula="123825*height/785813"/>
              <draw:equation draw:name="f322" draw:formula="2736057*width/3255170"/>
              <draw:equation draw:name="f323" draw:formula="123824*height/785813"/>
              <draw:equation draw:name="f324" draw:formula="2890839*width/3255170"/>
              <draw:equation draw:name="f325" draw:formula="100013*height/785813"/>
              <draw:equation draw:name="f326" draw:formula="3081339*width/3255170"/>
              <draw:equation draw:name="f327" draw:formula="64294*height/785813"/>
              <draw:equation draw:name="f328" draw:formula="3255170*width/3255170"/>
              <draw:equation draw:name="f329" draw:formula="76200*height/785813"/>
              <draw:equation draw:name="f330" draw:formula="width"/>
              <draw:equation draw:name="f331" draw:formula="height"/>
            </draw:enhanced-geometry>
          </draw:custom-shape>
          <draw:custom-shape draw:name="Freeform 90" draw:style-name="gr67" draw:text-style-name="P2" draw:layer="layout" svg:width="3.896cm" svg:height="0.323cm" svg:x="7.316cm" svg:y="11.754cm">
            <text:p/>
            <draw:enhanced-geometry draw:mirror-horizontal="false" draw:mirror-vertical="false" svg:viewBox="0 0 1504950 116681" draw:type="non-primitive" draw:enhanced-path="M 0 0 L 185737 47625 352425 40481 433387 23812 521494 52387 673894 116681 854869 23812 1031081 97631 1097756 85725 1157287 102393 1262062 97631 1338262 95250 1473994 45243 1504950 38100 N">
              <draw:equation draw:name="f0" draw:formula="0*width/1504950"/>
              <draw:equation draw:name="f1" draw:formula="0*height/116681"/>
              <draw:equation draw:name="f2" draw:formula="185737*width/1504950"/>
              <draw:equation draw:name="f3" draw:formula="47625*height/116681"/>
              <draw:equation draw:name="f4" draw:formula="352425*width/1504950"/>
              <draw:equation draw:name="f5" draw:formula="40481*height/116681"/>
              <draw:equation draw:name="f6" draw:formula="433387*width/1504950"/>
              <draw:equation draw:name="f7" draw:formula="23812*height/116681"/>
              <draw:equation draw:name="f8" draw:formula="521494*width/1504950"/>
              <draw:equation draw:name="f9" draw:formula="52387*height/116681"/>
              <draw:equation draw:name="f10" draw:formula="673894*width/1504950"/>
              <draw:equation draw:name="f11" draw:formula="116681*height/116681"/>
              <draw:equation draw:name="f12" draw:formula="854869*width/1504950"/>
              <draw:equation draw:name="f13" draw:formula="23812*height/116681"/>
              <draw:equation draw:name="f14" draw:formula="1031081*width/1504950"/>
              <draw:equation draw:name="f15" draw:formula="97631*height/116681"/>
              <draw:equation draw:name="f16" draw:formula="1097756*width/1504950"/>
              <draw:equation draw:name="f17" draw:formula="85725*height/116681"/>
              <draw:equation draw:name="f18" draw:formula="1157287*width/1504950"/>
              <draw:equation draw:name="f19" draw:formula="102393*height/116681"/>
              <draw:equation draw:name="f20" draw:formula="1262062*width/1504950"/>
              <draw:equation draw:name="f21" draw:formula="97631*height/116681"/>
              <draw:equation draw:name="f22" draw:formula="1338262*width/1504950"/>
              <draw:equation draw:name="f23" draw:formula="95250*height/116681"/>
              <draw:equation draw:name="f24" draw:formula="1473994*width/1504950"/>
              <draw:equation draw:name="f25" draw:formula="45243*height/116681"/>
              <draw:equation draw:name="f26" draw:formula="1504950*width/1504950"/>
              <draw:equation draw:name="f27" draw:formula="38100*height/116681"/>
              <draw:equation draw:name="f28" draw:formula="width"/>
              <draw:equation draw:name="f29" draw:formula="height"/>
            </draw:enhanced-geometry>
          </draw:custom-shape>
          <draw:custom-shape draw:name="Rectangle 91" draw:style-name="gr68" draw:text-style-name="P2" draw:layer="layout" svg:width="0.094cm" svg:height="0.101cm" svg:x="6.868cm" svg:y="11.617cm">
            <text:p/>
            <draw:enhanced-geometry svg:viewBox="0 0 21600 21600" draw:type="rectangle" draw:enhanced-path="M 0 0 L 21600 0 21600 21600 0 21600 0 0 Z N"/>
          </draw:custom-shape>
          <draw:custom-shape draw:name="Rectangle 92" draw:style-name="gr68" draw:text-style-name="P2" draw:layer="layout" svg:width="0.094cm" svg:height="0.101cm" svg:x="7.296cm" svg:y="11.723cm">
            <text:p/>
            <draw:enhanced-geometry svg:viewBox="0 0 21600 21600" draw:type="rectangle" draw:enhanced-path="M 0 0 L 21600 0 21600 21600 0 21600 0 0 Z N"/>
          </draw:custom-shape>
          <draw:custom-shape draw:name="Rectangle 93" draw:style-name="gr68" draw:text-style-name="P2" draw:layer="layout" svg:width="0.094cm" svg:height="0.101cm" svg:x="7.764cm" svg:y="11.825cm">
            <text:p/>
            <draw:enhanced-geometry svg:viewBox="0 0 21600 21600" draw:type="rectangle" draw:enhanced-path="M 0 0 L 21600 0 21600 21600 0 21600 0 0 Z N"/>
          </draw:custom-shape>
          <draw:custom-shape draw:name="Rectangle 94" draw:style-name="gr68" draw:text-style-name="P2" draw:layer="layout" svg:width="0.094cm" svg:height="0.101cm" svg:x="8.215cm" svg:y="11.79cm">
            <text:p/>
            <draw:enhanced-geometry svg:viewBox="0 0 21600 21600" draw:type="rectangle" draw:enhanced-path="M 0 0 L 21600 0 21600 21600 0 21600 0 0 Z N"/>
          </draw:custom-shape>
          <draw:custom-shape draw:name="Rectangle 95" draw:style-name="gr69" draw:text-style-name="P2" draw:layer="layout" svg:width="0.094cm" svg:height="0.101cm" svg:x="3.658cm" svg:y="12.683cm">
            <text:p/>
            <draw:enhanced-geometry svg:viewBox="0 0 21600 21600" draw:type="rectangle" draw:enhanced-path="M 0 0 L 21600 0 21600 21600 0 21600 0 0 Z N"/>
          </draw:custom-shape>
          <draw:custom-shape draw:name="Rectangle 96" draw:style-name="gr68" draw:text-style-name="P2" draw:layer="layout" svg:width="0.094cm" svg:height="0.101cm" svg:x="10.777cm" svg:y="11.885cm">
            <text:p/>
            <draw:enhanced-geometry svg:viewBox="0 0 21600 21600" draw:type="rectangle" draw:enhanced-path="M 0 0 L 21600 0 21600 21600 0 21600 0 0 Z N"/>
          </draw:custom-shape>
          <draw:custom-shape draw:name="Rectangle 97" draw:style-name="gr68" draw:text-style-name="P2" draw:layer="layout" svg:width="0.094cm" svg:height="0.101cm" svg:x="10.34cm" svg:y="11.95cm">
            <text:p/>
            <draw:enhanced-geometry svg:viewBox="0 0 21600 21600" draw:type="rectangle" draw:enhanced-path="M 0 0 L 21600 0 21600 21600 0 21600 0 0 Z N"/>
          </draw:custom-shape>
          <draw:custom-shape draw:name="Rectangle 98" draw:style-name="gr68" draw:text-style-name="P2" draw:layer="layout" svg:width="0.094cm" svg:height="0.101cm" svg:x="9.941cm" svg:y="11.937cm">
            <text:p/>
            <draw:enhanced-geometry svg:viewBox="0 0 21600 21600" draw:type="rectangle" draw:enhanced-path="M 0 0 L 21600 0 21600 21600 0 21600 0 0 Z N"/>
          </draw:custom-shape>
          <draw:custom-shape draw:name="Rectangle 99" draw:style-name="gr68" draw:text-style-name="P2" draw:layer="layout" svg:width="0.094cm" svg:height="0.101cm" svg:x="9.503cm" svg:y="11.811cm">
            <text:p/>
            <draw:enhanced-geometry svg:viewBox="0 0 21600 21600" draw:type="rectangle" draw:enhanced-path="M 0 0 L 21600 0 21600 21600 0 21600 0 0 Z N"/>
          </draw:custom-shape>
          <draw:custom-shape draw:name="Rectangle 100" draw:style-name="gr68" draw:text-style-name="P2" draw:layer="layout" svg:width="0.094cm" svg:height="0.101cm" svg:x="11.661cm" svg:y="5.384cm">
            <text:p/>
            <draw:enhanced-geometry svg:viewBox="0 0 21600 21600" draw:type="rectangle" draw:enhanced-path="M 0 0 L 21600 0 21600 21600 0 21600 0 0 Z N"/>
          </draw:custom-shape>
          <draw:custom-shape draw:name="Oval 101" draw:style-name="gr69" draw:text-style-name="P2" draw:layer="layout" svg:width="0.094cm" svg:height="0.101cm" svg:x="11.242cm" svg:y="11.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2" draw:style-name="gr68" draw:text-style-name="P2" draw:layer="layout" svg:width="0.094cm" svg:height="0.101cm" svg:x="11.708cm" svg:y="11.825cm">
            <text:p/>
            <draw:enhanced-geometry svg:viewBox="0 0 21600 21600" draw:type="rectangle" draw:enhanced-path="M 0 0 L 21600 0 21600 21600 0 21600 0 0 Z N"/>
          </draw:custom-shape>
          <draw:custom-shape draw:name="Oval 103" draw:style-name="gr69" draw:text-style-name="P2" draw:layer="layout" svg:width="0.094cm" svg:height="0.101cm" svg:x="9.016cm" svg:y="1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4" draw:style-name="gr68" draw:text-style-name="P2" draw:layer="layout" svg:width="0.094cm" svg:height="0.101cm" svg:x="8.632cm" svg:y="11.835cm">
            <text:p/>
            <draw:enhanced-geometry svg:viewBox="0 0 21600 21600" draw:type="rectangle" draw:enhanced-path="M 0 0 L 21600 0 21600 21600 0 21600 0 0 Z N"/>
          </draw:custom-shape>
          <draw:custom-shape draw:name="Rectangle 105" draw:style-name="gr68" draw:text-style-name="P2" draw:layer="layout" svg:width="0.094cm" svg:height="0.101cm" svg:x="11.242cm" svg:y="5.333cm">
            <text:p/>
            <draw:enhanced-geometry svg:viewBox="0 0 21600 21600" draw:type="rectangle" draw:enhanced-path="M 0 0 L 21600 0 21600 21600 0 21600 0 0 Z N"/>
          </draw:custom-shape>
          <draw:custom-shape draw:name="Rectangle 106" draw:style-name="gr68" draw:text-style-name="P2" draw:layer="layout" svg:width="0.094cm" svg:height="0.101cm" svg:x="10.777cm" svg:y="5.307cm">
            <text:p/>
            <draw:enhanced-geometry svg:viewBox="0 0 21600 21600" draw:type="rectangle" draw:enhanced-path="M 0 0 L 21600 0 21600 21600 0 21600 0 0 Z N"/>
          </draw:custom-shape>
          <draw:custom-shape draw:name="Rectangle 107" draw:style-name="gr68" draw:text-style-name="P2" draw:layer="layout" svg:width="0.094cm" svg:height="0.101cm" svg:x="9.026cm" svg:y="5.439cm">
            <text:p/>
            <draw:enhanced-geometry svg:viewBox="0 0 21600 21600" draw:type="rectangle" draw:enhanced-path="M 0 0 L 21600 0 21600 21600 0 21600 0 0 Z N"/>
          </draw:custom-shape>
          <draw:custom-shape draw:name="Rectangle 108" draw:style-name="gr68" draw:text-style-name="P2" draw:layer="layout" svg:width="0.094cm" svg:height="0.101cm" svg:x="11.271cm" svg:y="11.825cm">
            <text:p/>
            <draw:enhanced-geometry svg:viewBox="0 0 21600 21600" draw:type="rectangle" draw:enhanced-path="M 0 0 L 21600 0 21600 21600 0 21600 0 0 Z N"/>
          </draw:custom-shape>
          <draw:custom-shape draw:name="Rectangle 109" draw:style-name="gr68" draw:text-style-name="P2" draw:layer="layout" svg:width="0.094cm" svg:height="0.101cm" svg:x="10.34cm" svg:y="5.333cm">
            <text:p/>
            <draw:enhanced-geometry svg:viewBox="0 0 21600 21600" draw:type="rectangle" draw:enhanced-path="M 0 0 L 21600 0 21600 21600 0 21600 0 0 Z N"/>
          </draw:custom-shape>
          <draw:custom-shape draw:name="Rectangle 110" draw:style-name="gr68" draw:text-style-name="P2" draw:layer="layout" svg:width="0.094cm" svg:height="0.101cm" svg:x="9.929cm" svg:y="5.192cm">
            <text:p/>
            <draw:enhanced-geometry svg:viewBox="0 0 21600 21600" draw:type="rectangle" draw:enhanced-path="M 0 0 L 21600 0 21600 21600 0 21600 0 0 Z N"/>
          </draw:custom-shape>
          <draw:custom-shape draw:name="Rectangle 111" draw:style-name="gr68" draw:text-style-name="P2" draw:layer="layout" svg:width="0.094cm" svg:height="0.101cm" svg:x="7.76cm" svg:y="5.221cm">
            <text:p/>
            <draw:enhanced-geometry svg:viewBox="0 0 21600 21600" draw:type="rectangle" draw:enhanced-path="M 0 0 L 21600 0 21600 21600 0 21600 0 0 Z N"/>
          </draw:custom-shape>
          <draw:custom-shape draw:name="Rectangle 112" draw:style-name="gr68" draw:text-style-name="P2" draw:layer="layout" svg:width="0.094cm" svg:height="0.101cm" svg:x="7.275cm" svg:y="5.263cm">
            <text:p/>
            <draw:enhanced-geometry svg:viewBox="0 0 21600 21600" draw:type="rectangle" draw:enhanced-path="M 0 0 L 21600 0 21600 21600 0 21600 0 0 Z N"/>
          </draw:custom-shape>
          <draw:custom-shape draw:name="Rectangle 113" draw:style-name="gr68" draw:text-style-name="P2" draw:layer="layout" svg:width="0.094cm" svg:height="0.101cm" svg:x="3.705cm" svg:y="6.172cm">
            <text:p/>
            <draw:enhanced-geometry svg:viewBox="0 0 21600 21600" draw:type="rectangle" draw:enhanced-path="M 0 0 L 21600 0 21600 21600 0 21600 0 0 Z N"/>
          </draw:custom-shape>
          <draw:custom-shape draw:name="Freeform 114" draw:style-name="gr66" draw:text-style-name="P2" draw:layer="layout" svg:width="8.409cm" svg:height="2.707cm" svg:x="3.311cm" svg:y="4.976cm">
            <text:p/>
            <draw:enhanced-geometry draw:mirror-horizontal="false" draw:mirror-vertical="false" svg:viewBox="0 0 3248025 974725" draw:type="non-primitive" draw:enhanced-path="M 0 974725 L 155575 444500 1400175 0 1546225 114300 1892300 92075 2073275 111125 2232025 187325 2406650 42069 2571750 76200 2720975 133350 2886075 92075 3073400 92075 3248025 123825 N">
              <draw:equation draw:name="f0" draw:formula="0*width/3248025"/>
              <draw:equation draw:name="f1" draw:formula="974725*height/974725"/>
              <draw:equation draw:name="f2" draw:formula="155575*width/3248025"/>
              <draw:equation draw:name="f3" draw:formula="444500*height/974725"/>
              <draw:equation draw:name="f4" draw:formula="1400175*width/3248025"/>
              <draw:equation draw:name="f5" draw:formula="0*height/974725"/>
              <draw:equation draw:name="f6" draw:formula="1546225*width/3248025"/>
              <draw:equation draw:name="f7" draw:formula="114300*height/974725"/>
              <draw:equation draw:name="f8" draw:formula="1892300*width/3248025"/>
              <draw:equation draw:name="f9" draw:formula="92075*height/974725"/>
              <draw:equation draw:name="f10" draw:formula="2073275*width/3248025"/>
              <draw:equation draw:name="f11" draw:formula="111125*height/974725"/>
              <draw:equation draw:name="f12" draw:formula="2232025*width/3248025"/>
              <draw:equation draw:name="f13" draw:formula="187325*height/974725"/>
              <draw:equation draw:name="f14" draw:formula="2406650*width/3248025"/>
              <draw:equation draw:name="f15" draw:formula="53975*height/974725"/>
              <draw:equation draw:name="f16" draw:formula="2571750*width/3248025"/>
              <draw:equation draw:name="f17" draw:formula="76200*height/974725"/>
              <draw:equation draw:name="f18" draw:formula="2720975*width/3248025"/>
              <draw:equation draw:name="f19" draw:formula="133350*height/974725"/>
              <draw:equation draw:name="f20" draw:formula="2886075*width/3248025"/>
              <draw:equation draw:name="f21" draw:formula="92075*height/974725"/>
              <draw:equation draw:name="f22" draw:formula="3073400*width/3248025"/>
              <draw:equation draw:name="f23" draw:formula="92075*height/974725"/>
              <draw:equation draw:name="f24" draw:formula="3248025*width/3248025"/>
              <draw:equation draw:name="f25" draw:formula="123825*height/974725"/>
              <draw:equation draw:name="f26" draw:formula="0*width/3248025"/>
              <draw:equation draw:name="f27" draw:formula="974725*height/974725"/>
              <draw:equation draw:name="f28" draw:formula="155575*width/3248025"/>
              <draw:equation draw:name="f29" draw:formula="444500*height/974725"/>
              <draw:equation draw:name="f30" draw:formula="1400175*width/3248025"/>
              <draw:equation draw:name="f31" draw:formula="0*height/974725"/>
              <draw:equation draw:name="f32" draw:formula="1546225*width/3248025"/>
              <draw:equation draw:name="f33" draw:formula="114300*height/974725"/>
              <draw:equation draw:name="f34" draw:formula="1892300*width/3248025"/>
              <draw:equation draw:name="f35" draw:formula="92075*height/974725"/>
              <draw:equation draw:name="f36" draw:formula="2073275*width/3248025"/>
              <draw:equation draw:name="f37" draw:formula="111125*height/974725"/>
              <draw:equation draw:name="f38" draw:formula="2232025*width/3248025"/>
              <draw:equation draw:name="f39" draw:formula="187325*height/974725"/>
              <draw:equation draw:name="f40" draw:formula="2406650*width/3248025"/>
              <draw:equation draw:name="f41" draw:formula="42069*height/974725"/>
              <draw:equation draw:name="f42" draw:formula="2571750*width/3248025"/>
              <draw:equation draw:name="f43" draw:formula="76200*height/974725"/>
              <draw:equation draw:name="f44" draw:formula="2720975*width/3248025"/>
              <draw:equation draw:name="f45" draw:formula="133350*height/974725"/>
              <draw:equation draw:name="f46" draw:formula="2886075*width/3248025"/>
              <draw:equation draw:name="f47" draw:formula="92075*height/974725"/>
              <draw:equation draw:name="f48" draw:formula="3073400*width/3248025"/>
              <draw:equation draw:name="f49" draw:formula="92075*height/974725"/>
              <draw:equation draw:name="f50" draw:formula="3248025*width/3248025"/>
              <draw:equation draw:name="f51" draw:formula="123825*height/974725"/>
              <draw:equation draw:name="f52" draw:formula="width"/>
              <draw:equation draw:name="f53" draw:formula="height"/>
            </draw:enhanced-geometry>
          </draw:custom-shape>
          <draw:custom-shape draw:name="Freeform 115" draw:style-name="gr66" draw:text-style-name="P2" draw:layer="layout" svg:width="8.434cm" svg:height="2.707cm" svg:x="3.311cm" svg:y="4.993cm">
            <text:p/>
            <draw:enhanced-geometry draw:mirror-horizontal="false" draw:mirror-vertical="false" svg:viewBox="0 0 3257550 974725" draw:type="non-primitive" draw:enhanced-path="M 0 974725 L 155575 444500 1400175 0 1546225 114300 1892300 92075 2073275 111125 2232025 187325 2411412 80168 2571750 76200 C 2624667 80433 2680758 127529 2733675 131762 2829454 128323 2927615 117739 3023394 126206 L 3257550 155575 N">
              <draw:equation draw:name="f0" draw:formula="0*width/3248025"/>
              <draw:equation draw:name="f1" draw:formula="974725*height/974725"/>
              <draw:equation draw:name="f2" draw:formula="155575*width/3248025"/>
              <draw:equation draw:name="f3" draw:formula="444500*height/974725"/>
              <draw:equation draw:name="f4" draw:formula="1400175*width/3248025"/>
              <draw:equation draw:name="f5" draw:formula="0*height/974725"/>
              <draw:equation draw:name="f6" draw:formula="1546225*width/3248025"/>
              <draw:equation draw:name="f7" draw:formula="114300*height/974725"/>
              <draw:equation draw:name="f8" draw:formula="1892300*width/3248025"/>
              <draw:equation draw:name="f9" draw:formula="92075*height/974725"/>
              <draw:equation draw:name="f10" draw:formula="2073275*width/3248025"/>
              <draw:equation draw:name="f11" draw:formula="111125*height/974725"/>
              <draw:equation draw:name="f12" draw:formula="2232025*width/3248025"/>
              <draw:equation draw:name="f13" draw:formula="187325*height/974725"/>
              <draw:equation draw:name="f14" draw:formula="2406650*width/3248025"/>
              <draw:equation draw:name="f15" draw:formula="53975*height/974725"/>
              <draw:equation draw:name="f16" draw:formula="2571750*width/3248025"/>
              <draw:equation draw:name="f17" draw:formula="76200*height/974725"/>
              <draw:equation draw:name="f18" draw:formula="2720975*width/3248025"/>
              <draw:equation draw:name="f19" draw:formula="133350*height/974725"/>
              <draw:equation draw:name="f20" draw:formula="2886075*width/3248025"/>
              <draw:equation draw:name="f21" draw:formula="92075*height/974725"/>
              <draw:equation draw:name="f22" draw:formula="3073400*width/3248025"/>
              <draw:equation draw:name="f23" draw:formula="92075*height/974725"/>
              <draw:equation draw:name="f24" draw:formula="3248025*width/3248025"/>
              <draw:equation draw:name="f25" draw:formula="123825*height/974725"/>
              <draw:equation draw:name="f26" draw:formula="0*width/3073400"/>
              <draw:equation draw:name="f27" draw:formula="974725*height/974725"/>
              <draw:equation draw:name="f28" draw:formula="155575*width/3073400"/>
              <draw:equation draw:name="f29" draw:formula="444500*height/974725"/>
              <draw:equation draw:name="f30" draw:formula="1400175*width/3073400"/>
              <draw:equation draw:name="f31" draw:formula="0*height/974725"/>
              <draw:equation draw:name="f32" draw:formula="1546225*width/3073400"/>
              <draw:equation draw:name="f33" draw:formula="114300*height/974725"/>
              <draw:equation draw:name="f34" draw:formula="1892300*width/3073400"/>
              <draw:equation draw:name="f35" draw:formula="92075*height/974725"/>
              <draw:equation draw:name="f36" draw:formula="2073275*width/3073400"/>
              <draw:equation draw:name="f37" draw:formula="111125*height/974725"/>
              <draw:equation draw:name="f38" draw:formula="2232025*width/3073400"/>
              <draw:equation draw:name="f39" draw:formula="187325*height/974725"/>
              <draw:equation draw:name="f40" draw:formula="2406650*width/3073400"/>
              <draw:equation draw:name="f41" draw:formula="53975*height/974725"/>
              <draw:equation draw:name="f42" draw:formula="2571750*width/3073400"/>
              <draw:equation draw:name="f43" draw:formula="76200*height/974725"/>
              <draw:equation draw:name="f44" draw:formula="2720975*width/3073400"/>
              <draw:equation draw:name="f45" draw:formula="133350*height/974725"/>
              <draw:equation draw:name="f46" draw:formula="2886075*width/3073400"/>
              <draw:equation draw:name="f47" draw:formula="92075*height/974725"/>
              <draw:equation draw:name="f48" draw:formula="3073400*width/3073400"/>
              <draw:equation draw:name="f49" draw:formula="92075*height/974725"/>
              <draw:equation draw:name="f50" draw:formula="0*width/2886075"/>
              <draw:equation draw:name="f51" draw:formula="974725*height/974725"/>
              <draw:equation draw:name="f52" draw:formula="155575*width/2886075"/>
              <draw:equation draw:name="f53" draw:formula="444500*height/974725"/>
              <draw:equation draw:name="f54" draw:formula="1400175*width/2886075"/>
              <draw:equation draw:name="f55" draw:formula="0*height/974725"/>
              <draw:equation draw:name="f56" draw:formula="1546225*width/2886075"/>
              <draw:equation draw:name="f57" draw:formula="114300*height/974725"/>
              <draw:equation draw:name="f58" draw:formula="1892300*width/2886075"/>
              <draw:equation draw:name="f59" draw:formula="92075*height/974725"/>
              <draw:equation draw:name="f60" draw:formula="2073275*width/2886075"/>
              <draw:equation draw:name="f61" draw:formula="111125*height/974725"/>
              <draw:equation draw:name="f62" draw:formula="2232025*width/2886075"/>
              <draw:equation draw:name="f63" draw:formula="187325*height/974725"/>
              <draw:equation draw:name="f64" draw:formula="2406650*width/2886075"/>
              <draw:equation draw:name="f65" draw:formula="53975*height/974725"/>
              <draw:equation draw:name="f66" draw:formula="2571750*width/2886075"/>
              <draw:equation draw:name="f67" draw:formula="76200*height/974725"/>
              <draw:equation draw:name="f68" draw:formula="2720975*width/2886075"/>
              <draw:equation draw:name="f69" draw:formula="133350*height/974725"/>
              <draw:equation draw:name="f70" draw:formula="2886075*width/2886075"/>
              <draw:equation draw:name="f71" draw:formula="92075*height/974725"/>
              <draw:equation draw:name="f72" draw:formula="0*width/2720975"/>
              <draw:equation draw:name="f73" draw:formula="974725*height/974725"/>
              <draw:equation draw:name="f74" draw:formula="155575*width/2720975"/>
              <draw:equation draw:name="f75" draw:formula="444500*height/974725"/>
              <draw:equation draw:name="f76" draw:formula="1400175*width/2720975"/>
              <draw:equation draw:name="f77" draw:formula="0*height/974725"/>
              <draw:equation draw:name="f78" draw:formula="1546225*width/2720975"/>
              <draw:equation draw:name="f79" draw:formula="114300*height/974725"/>
              <draw:equation draw:name="f80" draw:formula="1892300*width/2720975"/>
              <draw:equation draw:name="f81" draw:formula="92075*height/974725"/>
              <draw:equation draw:name="f82" draw:formula="2073275*width/2720975"/>
              <draw:equation draw:name="f83" draw:formula="111125*height/974725"/>
              <draw:equation draw:name="f84" draw:formula="2232025*width/2720975"/>
              <draw:equation draw:name="f85" draw:formula="187325*height/974725"/>
              <draw:equation draw:name="f86" draw:formula="2406650*width/2720975"/>
              <draw:equation draw:name="f87" draw:formula="53975*height/974725"/>
              <draw:equation draw:name="f88" draw:formula="2571750*width/2720975"/>
              <draw:equation draw:name="f89" draw:formula="76200*height/974725"/>
              <draw:equation draw:name="f90" draw:formula="2720975*width/2720975"/>
              <draw:equation draw:name="f91" draw:formula="133350*height/974725"/>
              <draw:equation draw:name="f92" draw:formula="0*width/3257550"/>
              <draw:equation draw:name="f93" draw:formula="974725*height/974725"/>
              <draw:equation draw:name="f94" draw:formula="155575*width/3257550"/>
              <draw:equation draw:name="f95" draw:formula="444500*height/974725"/>
              <draw:equation draw:name="f96" draw:formula="1400175*width/3257550"/>
              <draw:equation draw:name="f97" draw:formula="0*height/974725"/>
              <draw:equation draw:name="f98" draw:formula="1546225*width/3257550"/>
              <draw:equation draw:name="f99" draw:formula="114300*height/974725"/>
              <draw:equation draw:name="f100" draw:formula="1892300*width/3257550"/>
              <draw:equation draw:name="f101" draw:formula="92075*height/974725"/>
              <draw:equation draw:name="f102" draw:formula="2073275*width/3257550"/>
              <draw:equation draw:name="f103" draw:formula="111125*height/974725"/>
              <draw:equation draw:name="f104" draw:formula="2232025*width/3257550"/>
              <draw:equation draw:name="f105" draw:formula="187325*height/974725"/>
              <draw:equation draw:name="f106" draw:formula="2406650*width/3257550"/>
              <draw:equation draw:name="f107" draw:formula="53975*height/974725"/>
              <draw:equation draw:name="f108" draw:formula="2571750*width/3257550"/>
              <draw:equation draw:name="f109" draw:formula="76200*height/974725"/>
              <draw:equation draw:name="f110" draw:formula="3257550*width/3257550"/>
              <draw:equation draw:name="f111" draw:formula="155575*height/974725"/>
              <draw:equation draw:name="f112" draw:formula="0*width/3257550"/>
              <draw:equation draw:name="f113" draw:formula="974725*height/974725"/>
              <draw:equation draw:name="f114" draw:formula="155575*width/3257550"/>
              <draw:equation draw:name="f115" draw:formula="444500*height/974725"/>
              <draw:equation draw:name="f116" draw:formula="1400175*width/3257550"/>
              <draw:equation draw:name="f117" draw:formula="0*height/974725"/>
              <draw:equation draw:name="f118" draw:formula="1546225*width/3257550"/>
              <draw:equation draw:name="f119" draw:formula="114300*height/974725"/>
              <draw:equation draw:name="f120" draw:formula="1892300*width/3257550"/>
              <draw:equation draw:name="f121" draw:formula="92075*height/974725"/>
              <draw:equation draw:name="f122" draw:formula="2073275*width/3257550"/>
              <draw:equation draw:name="f123" draw:formula="111125*height/974725"/>
              <draw:equation draw:name="f124" draw:formula="2232025*width/3257550"/>
              <draw:equation draw:name="f125" draw:formula="187325*height/974725"/>
              <draw:equation draw:name="f126" draw:formula="2406650*width/3257550"/>
              <draw:equation draw:name="f127" draw:formula="53975*height/974725"/>
              <draw:equation draw:name="f128" draw:formula="2571750*width/3257550"/>
              <draw:equation draw:name="f129" draw:formula="76200*height/974725"/>
              <draw:equation draw:name="f130" draw:formula="2733675*width/3257550"/>
              <draw:equation draw:name="f131" draw:formula="117475*height/974725"/>
              <draw:equation draw:name="f132" draw:formula="3257550*width/3257550"/>
              <draw:equation draw:name="f133" draw:formula="155575*height/974725"/>
              <draw:equation draw:name="f134" draw:formula="0*width/3257550"/>
              <draw:equation draw:name="f135" draw:formula="974725*height/974725"/>
              <draw:equation draw:name="f136" draw:formula="155575*width/3257550"/>
              <draw:equation draw:name="f137" draw:formula="444500*height/974725"/>
              <draw:equation draw:name="f138" draw:formula="1400175*width/3257550"/>
              <draw:equation draw:name="f139" draw:formula="0*height/974725"/>
              <draw:equation draw:name="f140" draw:formula="1546225*width/3257550"/>
              <draw:equation draw:name="f141" draw:formula="114300*height/974725"/>
              <draw:equation draw:name="f142" draw:formula="1892300*width/3257550"/>
              <draw:equation draw:name="f143" draw:formula="92075*height/974725"/>
              <draw:equation draw:name="f144" draw:formula="2073275*width/3257550"/>
              <draw:equation draw:name="f145" draw:formula="111125*height/974725"/>
              <draw:equation draw:name="f146" draw:formula="2232025*width/3257550"/>
              <draw:equation draw:name="f147" draw:formula="187325*height/974725"/>
              <draw:equation draw:name="f148" draw:formula="2406650*width/3257550"/>
              <draw:equation draw:name="f149" draw:formula="53975*height/974725"/>
              <draw:equation draw:name="f150" draw:formula="2571750*width/3257550"/>
              <draw:equation draw:name="f151" draw:formula="76200*height/974725"/>
              <draw:equation draw:name="f152" draw:formula="2733675*width/3257550"/>
              <draw:equation draw:name="f153" draw:formula="117475*height/974725"/>
              <draw:equation draw:name="f154" draw:formula="3023394*width/3257550"/>
              <draw:equation draw:name="f155" draw:formula="126206*height/974725"/>
              <draw:equation draw:name="f156" draw:formula="3257550*width/3257550"/>
              <draw:equation draw:name="f157" draw:formula="155575*height/974725"/>
              <draw:equation draw:name="f158" draw:formula="0*width/3257550"/>
              <draw:equation draw:name="f159" draw:formula="974725*height/974725"/>
              <draw:equation draw:name="f160" draw:formula="155575*width/3257550"/>
              <draw:equation draw:name="f161" draw:formula="444500*height/974725"/>
              <draw:equation draw:name="f162" draw:formula="1400175*width/3257550"/>
              <draw:equation draw:name="f163" draw:formula="0*height/974725"/>
              <draw:equation draw:name="f164" draw:formula="1546225*width/3257550"/>
              <draw:equation draw:name="f165" draw:formula="114300*height/974725"/>
              <draw:equation draw:name="f166" draw:formula="1892300*width/3257550"/>
              <draw:equation draw:name="f167" draw:formula="92075*height/974725"/>
              <draw:equation draw:name="f168" draw:formula="2073275*width/3257550"/>
              <draw:equation draw:name="f169" draw:formula="111125*height/974725"/>
              <draw:equation draw:name="f170" draw:formula="2232025*width/3257550"/>
              <draw:equation draw:name="f171" draw:formula="187325*height/974725"/>
              <draw:equation draw:name="f172" draw:formula="2406650*width/3257550"/>
              <draw:equation draw:name="f173" draw:formula="53975*height/974725"/>
              <draw:equation draw:name="f174" draw:formula="2571750*width/3257550"/>
              <draw:equation draw:name="f175" draw:formula="76200*height/974725"/>
              <draw:equation draw:name="f176" draw:formula="2733675*width/3257550"/>
              <draw:equation draw:name="f177" draw:formula="131762*height/974725"/>
              <draw:equation draw:name="f178" draw:formula="3023394*width/3257550"/>
              <draw:equation draw:name="f179" draw:formula="126206*height/974725"/>
              <draw:equation draw:name="f180" draw:formula="3257550*width/3257550"/>
              <draw:equation draw:name="f181" draw:formula="155575*height/974725"/>
              <draw:equation draw:name="f182" draw:formula="0*width/3257550"/>
              <draw:equation draw:name="f183" draw:formula="974725*height/974725"/>
              <draw:equation draw:name="f184" draw:formula="155575*width/3257550"/>
              <draw:equation draw:name="f185" draw:formula="444500*height/974725"/>
              <draw:equation draw:name="f186" draw:formula="1400175*width/3257550"/>
              <draw:equation draw:name="f187" draw:formula="0*height/974725"/>
              <draw:equation draw:name="f188" draw:formula="1546225*width/3257550"/>
              <draw:equation draw:name="f189" draw:formula="114300*height/974725"/>
              <draw:equation draw:name="f190" draw:formula="1892300*width/3257550"/>
              <draw:equation draw:name="f191" draw:formula="92075*height/974725"/>
              <draw:equation draw:name="f192" draw:formula="2073275*width/3257550"/>
              <draw:equation draw:name="f193" draw:formula="111125*height/974725"/>
              <draw:equation draw:name="f194" draw:formula="2232025*width/3257550"/>
              <draw:equation draw:name="f195" draw:formula="187325*height/974725"/>
              <draw:equation draw:name="f196" draw:formula="2406650*width/3257550"/>
              <draw:equation draw:name="f197" draw:formula="53975*height/974725"/>
              <draw:equation draw:name="f198" draw:formula="2571750*width/3257550"/>
              <draw:equation draw:name="f199" draw:formula="76200*height/974725"/>
              <draw:equation draw:name="f200" draw:formula="2733675*width/3257550"/>
              <draw:equation draw:name="f201" draw:formula="131762*height/974725"/>
              <draw:equation draw:name="f202" draw:formula="3023394*width/3257550"/>
              <draw:equation draw:name="f203" draw:formula="126206*height/974725"/>
              <draw:equation draw:name="f204" draw:formula="3257550*width/3257550"/>
              <draw:equation draw:name="f205" draw:formula="155575*height/974725"/>
              <draw:equation draw:name="f206" draw:formula="0*width/3257550"/>
              <draw:equation draw:name="f207" draw:formula="974725*height/974725"/>
              <draw:equation draw:name="f208" draw:formula="155575*width/3257550"/>
              <draw:equation draw:name="f209" draw:formula="444500*height/974725"/>
              <draw:equation draw:name="f210" draw:formula="1400175*width/3257550"/>
              <draw:equation draw:name="f211" draw:formula="0*height/974725"/>
              <draw:equation draw:name="f212" draw:formula="1546225*width/3257550"/>
              <draw:equation draw:name="f213" draw:formula="114300*height/974725"/>
              <draw:equation draw:name="f214" draw:formula="1892300*width/3257550"/>
              <draw:equation draw:name="f215" draw:formula="92075*height/974725"/>
              <draw:equation draw:name="f216" draw:formula="2073275*width/3257550"/>
              <draw:equation draw:name="f217" draw:formula="111125*height/974725"/>
              <draw:equation draw:name="f218" draw:formula="2232025*width/3257550"/>
              <draw:equation draw:name="f219" draw:formula="187325*height/974725"/>
              <draw:equation draw:name="f220" draw:formula="2411412*width/3257550"/>
              <draw:equation draw:name="f221" draw:formula="80168*height/974725"/>
              <draw:equation draw:name="f222" draw:formula="2571750*width/3257550"/>
              <draw:equation draw:name="f223" draw:formula="76200*height/974725"/>
              <draw:equation draw:name="f224" draw:formula="2733675*width/3257550"/>
              <draw:equation draw:name="f225" draw:formula="131762*height/974725"/>
              <draw:equation draw:name="f226" draw:formula="3023394*width/3257550"/>
              <draw:equation draw:name="f227" draw:formula="126206*height/974725"/>
              <draw:equation draw:name="f228" draw:formula="3257550*width/3257550"/>
              <draw:equation draw:name="f229" draw:formula="155575*height/974725"/>
              <draw:equation draw:name="f230" draw:formula="width"/>
              <draw:equation draw:name="f231" draw:formula="height"/>
            </draw:enhanced-geometry>
          </draw:custom-shape>
          <draw:custom-shape draw:name="Oval 116" draw:style-name="gr69" draw:text-style-name="P2" draw:layer="layout" svg:width="0.094cm" svg:height="0.101cm" svg:x="11.661cm" svg:y="5.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7" draw:style-name="gr69" draw:text-style-name="P2" draw:layer="layout" svg:width="0.094cm" svg:height="0.101cm" svg:x="11.219cm" svg:y="5.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8" draw:style-name="gr69" draw:text-style-name="P2" draw:layer="layout" svg:width="0.094cm" svg:height="0.101cm" svg:x="10.734cm" svg:y="5.1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9" draw:style-name="gr69" draw:text-style-name="P2" draw:layer="layout" svg:width="0.094cm" svg:height="0.101cm" svg:x="9.484cm" svg:y="5.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0" draw:style-name="gr68" draw:text-style-name="P2" draw:layer="layout" svg:width="0.094cm" svg:height="0.101cm" svg:x="9.499cm" svg:y="5.185cm">
            <text:p/>
            <draw:enhanced-geometry svg:viewBox="0 0 21600 21600" draw:type="rectangle" draw:enhanced-path="M 0 0 L 21600 0 21600 21600 0 21600 0 0 Z N"/>
          </draw:custom-shape>
          <draw:custom-shape draw:name="Rectangle 121" draw:style-name="gr68" draw:text-style-name="P2" draw:layer="layout" svg:width="0.094cm" svg:height="0.101cm" svg:x="8.636cm" svg:y="5.231cm">
            <text:p/>
            <draw:enhanced-geometry svg:viewBox="0 0 21600 21600" draw:type="rectangle" draw:enhanced-path="M 0 0 L 21600 0 21600 21600 0 21600 0 0 Z N"/>
          </draw:custom-shape>
          <draw:custom-shape draw:name="Rectangle 122" draw:style-name="gr68" draw:text-style-name="P2" draw:layer="layout" svg:width="0.094cm" svg:height="0.101cm" svg:x="8.171cm" svg:y="5.17cm">
            <text:p/>
            <draw:enhanced-geometry svg:viewBox="0 0 21600 21600" draw:type="rectangle" draw:enhanced-path="M 0 0 L 21600 0 21600 21600 0 21600 0 0 Z N"/>
          </draw:custom-shape>
          <draw:custom-shape draw:name="Rectangle 123" draw:style-name="gr68" draw:text-style-name="P2" draw:layer="layout" svg:width="0.094cm" svg:height="0.101cm" svg:x="6.903cm" svg:y="4.924cm">
            <text:p/>
            <draw:enhanced-geometry svg:viewBox="0 0 21600 21600" draw:type="rectangle" draw:enhanced-path="M 0 0 L 21600 0 21600 21600 0 21600 0 0 Z N"/>
          </draw:custom-shape>
          <draw:custom-shape draw:name="Oval 124" draw:style-name="gr69" draw:text-style-name="P2" draw:layer="layout" svg:width="0.094cm" svg:height="0.101cm" svg:x="10.34cm" svg:y="5.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5" draw:style-name="gr69" draw:text-style-name="P2" draw:layer="layout" svg:width="0.094cm" svg:height="0.101cm" svg:x="9.922cm" svg:y="5.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6" draw:style-name="gr69" draw:text-style-name="P2" draw:layer="layout" svg:width="0.094cm" svg:height="0.101cm" svg:x="6.865cm" svg:y="4.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7" draw:style-name="gr69" draw:text-style-name="P2" draw:layer="layout" svg:width="0.094cm" svg:height="0.101cm" svg:x="7.275cm" svg:y="5.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8" draw:style-name="gr69" draw:text-style-name="P2" draw:layer="layout" svg:width="0.094cm" svg:height="0.101cm" svg:x="8.584cm" svg:y="5.2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9" draw:style-name="gr69" draw:text-style-name="P2" draw:layer="layout" svg:width="0.094cm" svg:height="0.101cm" svg:x="8.171cm" svg:y="5.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0" draw:style-name="gr69" draw:text-style-name="P2" draw:layer="layout" svg:width="0.094cm" svg:height="0.101cm" svg:x="7.76cm" svg:y="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1" draw:style-name="gr69" draw:text-style-name="P2" draw:layer="layout" svg:width="0.094cm" svg:height="0.101cm" svg:x="3.658cm" svg:y="6.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2" draw:style-name="gr69" draw:text-style-name="P2" draw:layer="layout" svg:width="0.094cm" svg:height="0.101cm" svg:x="9.012cm" svg:y="5.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3" draw:style-name="gr68" draw:text-style-name="P2" draw:layer="layout" svg:width="0.094cm" svg:height="0.101cm" svg:x="4.511cm" svg:y="15.752cm">
            <text:p/>
            <draw:enhanced-geometry svg:viewBox="0 0 21600 21600" draw:type="rectangle" draw:enhanced-path="M 0 0 L 21600 0 21600 21600 0 21600 0 0 Z N"/>
          </draw:custom-shape>
          <draw:custom-shape draw:name="Oval 134" draw:style-name="gr69" draw:text-style-name="P2" draw:layer="layout" svg:width="0.094cm" svg:height="0.101cm" svg:x="4.511cm" svg:y="16.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16" draw:style-name="gr61" draw:text-style-name="P2" draw:layer="layout" svg:width="3.071cm" svg:height="0.64cm" svg:x="4.613cm" svg:y="15.454cm">
            <text:p text:style-name="P17"><text:span text:style-name="T35">Last observation carried forward </text:span></text:p>
            <draw:enhanced-geometry svg:viewBox="0 0 21600 21600" draw:type="rectangle" draw:enhanced-path="M 0 0 L 21600 0 21600 21600 0 21600 0 0 Z N"/>
          </draw:custom-shape>
          <draw:custom-shape draw:name="TextBox 16" draw:style-name="gr61" draw:text-style-name="P2" draw:layer="layout" svg:width="3.071cm" svg:height="0.64cm" svg:x="4.57cm" svg:y="15.823cm">
            <text:p text:style-name="P17"><text:span text:style-name="T35">Observed</text:span></text:p>
            <draw:enhanced-geometry svg:viewBox="0 0 21600 21600" draw:type="rectangle" draw:enhanced-path="M 0 0 L 21600 0 21600 21600 0 21600 0 0 Z N"/>
          </draw:custom-shape>
        </draw:g>
        <draw:g draw:name="Group 137">
          <draw:custom-shape draw:name="TextBox 12" draw:style-name="gr61" draw:text-style-name="P2" draw:layer="layout" svg:width="2.683cm" svg:height="1.026cm" svg:x="18.68cm" svg:y="3.713cm">
            <text:p text:style-name="P17"><text:span text:style-name="T32">ASAS5/6</text:span></text:p>
            <draw:enhanced-geometry svg:viewBox="0 0 21600 21600" draw:type="rectangle" draw:enhanced-path="M 0 0 L 21600 0 21600 21600 0 21600 0 0 Z N"/>
          </draw:custom-shape>
          <draw:custom-shape draw:name="TextBox 139" draw:style-name="gr62" draw:text-style-name="P2" draw:layer="layout" svg:width="0.979cm" svg:height="0.683cm" svg:x="14.668cm" svg:y="4.608cm">
            <text:p text:style-name="P18"><text:span text:style-name="T33">100</text:span></text:p>
            <draw:enhanced-geometry svg:viewBox="0 0 21600 21600" draw:type="rectangle" draw:enhanced-path="M 0 0 L 21600 0 21600 21600 0 21600 0 0 Z N"/>
          </draw:custom-shape>
          <draw:custom-shape draw:name="TextBox 140" draw:style-name="gr62" draw:text-style-name="P2" draw:layer="layout" svg:width="0.979cm" svg:height="0.683cm" svg:x="14.668cm" svg:y="5.216cm">
            <text:p text:style-name="P18"><text:span text:style-name="T33">80</text:span></text:p>
            <draw:enhanced-geometry svg:viewBox="0 0 21600 21600" draw:type="rectangle" draw:enhanced-path="M 0 0 L 21600 0 21600 21600 0 21600 0 0 Z N"/>
          </draw:custom-shape>
          <draw:custom-shape draw:name="TextBox 141" draw:style-name="gr62" draw:text-style-name="P2" draw:layer="layout" svg:width="0.979cm" svg:height="0.683cm" svg:x="14.668cm" svg:y="5.843cm">
            <text:p text:style-name="P18"><text:span text:style-name="T33">60</text:span></text:p>
            <draw:enhanced-geometry svg:viewBox="0 0 21600 21600" draw:type="rectangle" draw:enhanced-path="M 0 0 L 21600 0 21600 21600 0 21600 0 0 Z N"/>
          </draw:custom-shape>
          <draw:custom-shape draw:name="TextBox 142" draw:style-name="gr62" draw:text-style-name="P2" draw:layer="layout" svg:width="0.979cm" svg:height="0.683cm" svg:x="14.668cm" svg:y="6.451cm">
            <text:p text:style-name="P18"><text:span text:style-name="T33">40</text:span></text:p>
            <draw:enhanced-geometry svg:viewBox="0 0 21600 21600" draw:type="rectangle" draw:enhanced-path="M 0 0 L 21600 0 21600 21600 0 21600 0 0 Z N"/>
          </draw:custom-shape>
          <draw:custom-shape draw:name="TextBox 143" draw:style-name="gr62" draw:text-style-name="P2" draw:layer="layout" svg:width="0.979cm" svg:height="0.683cm" svg:x="14.668cm" svg:y="7.077cm">
            <text:p text:style-name="P18"><text:span text:style-name="T33">20</text:span></text:p>
            <draw:enhanced-geometry svg:viewBox="0 0 21600 21600" draw:type="rectangle" draw:enhanced-path="M 0 0 L 21600 0 21600 21600 0 21600 0 0 Z N"/>
          </draw:custom-shape>
          <draw:custom-shape draw:name="TextBox 144" draw:style-name="gr62" draw:text-style-name="P2" draw:layer="layout" svg:width="0.979cm" svg:height="0.683cm" svg:x="14.668cm" svg:y="7.677cm">
            <text:p text:style-name="P18"><text:span text:style-name="T33">0</text:span></text:p>
            <draw:enhanced-geometry svg:viewBox="0 0 21600 21600" draw:type="rectangle" draw:enhanced-path="M 0 0 L 21600 0 21600 21600 0 21600 0 0 Z N"/>
          </draw:custom-shape>
          <draw:custom-shape draw:name="TextBox 18" draw:style-name="gr61" draw:text-style-name="P2" draw:layer="layout" svg:width="2.245cm" svg:height="0.726cm" draw:transform="rotate (1.5707963267946) translate (14.172cm 7.574cm)">
            <text:p text:style-name="P19"><text:span text:style-name="T34">Patients (%)</text:span></text:p>
            <draw:enhanced-geometry svg:viewBox="0 0 21600 21600" draw:type="rectangle" draw:enhanced-path="M 0 0 L 21600 0 21600 21600 0 21600 0 0 Z N"/>
          </draw:custom-shape>
          <draw:custom-shape draw:name="TextBox 18" draw:style-name="gr61" draw:text-style-name="P2" draw:layer="layout" svg:width="1.473cm" svg:height="0.726cm" svg:x="18.662cm" svg:y="8.859cm">
            <text:p text:style-name="P19"><text:span text:style-name="T34">Weeks</text:span></text:p>
            <draw:enhanced-geometry svg:viewBox="0 0 21600 21600" draw:type="rectangle" draw:enhanced-path="M 0 0 L 21600 0 21600 21600 0 21600 0 0 Z N"/>
          </draw:custom-shape>
          <draw:custom-shape draw:name="TextBox 147" draw:style-name="gr62" draw:text-style-name="P2" draw:layer="layout" svg:width="0.979cm" svg:height="0.683cm" svg:x="15.034cm" svg:y="8.175cm">
            <text:p text:style-name="P18"><text:span text:style-name="T33">0</text:span></text:p>
            <draw:enhanced-geometry svg:viewBox="0 0 21600 21600" draw:type="rectangle" draw:enhanced-path="M 0 0 L 21600 0 21600 21600 0 21600 0 0 Z N"/>
          </draw:custom-shape>
          <draw:custom-shape draw:name="TextBox 148" draw:style-name="gr62" draw:text-style-name="P2" draw:layer="layout" svg:width="0.979cm" svg:height="0.683cm" svg:x="15.897cm" svg:y="8.175cm">
            <text:p text:style-name="P18"><text:span text:style-name="T33">24</text:span></text:p>
            <draw:enhanced-geometry svg:viewBox="0 0 21600 21600" draw:type="rectangle" draw:enhanced-path="M 0 0 L 21600 0 21600 21600 0 21600 0 0 Z N"/>
          </draw:custom-shape>
          <draw:custom-shape draw:name="TextBox 149" draw:style-name="gr62" draw:text-style-name="P2" draw:layer="layout" svg:width="0.843cm" svg:height="0.683cm" svg:x="16.829cm" svg:y="8.175cm">
            <text:p text:style-name="P18"><text:span text:style-name="T33">48</text:span></text:p>
            <draw:enhanced-geometry svg:viewBox="0 0 21600 21600" draw:type="rectangle" draw:enhanced-path="M 0 0 L 21600 0 21600 21600 0 21600 0 0 Z N"/>
          </draw:custom-shape>
          <draw:custom-shape draw:name="TextBox 150" draw:style-name="gr62" draw:text-style-name="P2" draw:layer="layout" svg:width="0.843cm" svg:height="0.683cm" svg:x="17.673cm" svg:y="8.175cm">
            <text:p text:style-name="P18"><text:span text:style-name="T33">72</text:span></text:p>
            <draw:enhanced-geometry svg:viewBox="0 0 21600 21600" draw:type="rectangle" draw:enhanced-path="M 0 0 L 21600 0 21600 21600 0 21600 0 0 Z N"/>
          </draw:custom-shape>
          <draw:custom-shape draw:name="TextBox 151" draw:style-name="gr62" draw:text-style-name="P2" draw:layer="layout" svg:width="0.843cm" svg:height="0.683cm" svg:x="18.462cm" svg:y="8.175cm">
            <text:p text:style-name="P18"><text:span text:style-name="T33">96</text:span></text:p>
            <draw:enhanced-geometry svg:viewBox="0 0 21600 21600" draw:type="rectangle" draw:enhanced-path="M 0 0 L 21600 0 21600 21600 0 21600 0 0 Z N"/>
          </draw:custom-shape>
          <draw:custom-shape draw:name="TextBox 152" draw:style-name="gr62" draw:text-style-name="P2" draw:layer="layout" svg:width="0.986cm" svg:height="0.683cm" svg:x="19.198cm" svg:y="8.175cm">
            <text:p text:style-name="P18"><text:span text:style-name="T33">120</text:span></text:p>
            <draw:enhanced-geometry svg:viewBox="0 0 21600 21600" draw:type="rectangle" draw:enhanced-path="M 0 0 L 21600 0 21600 21600 0 21600 0 0 Z N"/>
          </draw:custom-shape>
          <draw:custom-shape draw:name="TextBox 153" draw:style-name="gr62" draw:text-style-name="P2" draw:layer="layout" svg:width="0.986cm" svg:height="0.683cm" svg:x="20.022cm" svg:y="8.175cm">
            <text:p text:style-name="P18"><text:span text:style-name="T33">144</text:span></text:p>
            <draw:enhanced-geometry svg:viewBox="0 0 21600 21600" draw:type="rectangle" draw:enhanced-path="M 0 0 L 21600 0 21600 21600 0 21600 0 0 Z N"/>
          </draw:custom-shape>
          <draw:custom-shape draw:name="TextBox 154" draw:style-name="gr62" draw:text-style-name="P2" draw:layer="layout" svg:width="0.986cm" svg:height="0.683cm" svg:x="20.83cm" svg:y="8.175cm">
            <text:p text:style-name="P18"><text:span text:style-name="T33">168</text:span></text:p>
            <draw:enhanced-geometry svg:viewBox="0 0 21600 21600" draw:type="rectangle" draw:enhanced-path="M 0 0 L 21600 0 21600 21600 0 21600 0 0 Z N"/>
          </draw:custom-shape>
          <draw:custom-shape draw:name="TextBox 155" draw:style-name="gr62" draw:text-style-name="P2" draw:layer="layout" svg:width="0.986cm" svg:height="0.683cm" svg:x="21.619cm" svg:y="8.175cm">
            <text:p text:style-name="P18"><text:span text:style-name="T33">192</text:span></text:p>
            <draw:enhanced-geometry svg:viewBox="0 0 21600 21600" draw:type="rectangle" draw:enhanced-path="M 0 0 L 21600 0 21600 21600 0 21600 0 0 Z N"/>
          </draw:custom-shape>
          <draw:custom-shape draw:name="TextBox 156" draw:style-name="gr62" draw:text-style-name="P2" draw:layer="layout" svg:width="0.986cm" svg:height="0.683cm" svg:x="22.409cm" svg:y="8.175cm">
            <text:p text:style-name="P18"><text:span text:style-name="T33">216</text:span></text:p>
            <draw:enhanced-geometry svg:viewBox="0 0 21600 21600" draw:type="rectangle" draw:enhanced-path="M 0 0 L 21600 0 21600 21600 0 21600 0 0 Z N"/>
          </draw:custom-shape>
          <draw:custom-shape draw:name="TextBox 157" draw:style-name="gr62" draw:text-style-name="P2" draw:layer="layout" svg:width="0.986cm" svg:height="0.683cm" svg:x="23.198cm" svg:y="8.175cm">
            <text:p text:style-name="P18"><text:span text:style-name="T33">240</text:span></text:p>
            <draw:enhanced-geometry svg:viewBox="0 0 21600 21600" draw:type="rectangle" draw:enhanced-path="M 0 0 L 21600 0 21600 21600 0 21600 0 0 Z N"/>
          </draw:custom-shape>
          <draw:custom-shape draw:name="TextBox 158" draw:style-name="gr62" draw:text-style-name="P2" draw:layer="layout" svg:width="0.986cm" svg:height="0.683cm" svg:x="23.987cm" svg:y="8.175cm">
            <text:p text:style-name="P18"><text:span text:style-name="T33">264</text:span></text:p>
            <draw:enhanced-geometry svg:viewBox="0 0 21600 21600" draw:type="rectangle" draw:enhanced-path="M 0 0 L 21600 0 21600 21600 0 21600 0 0 Z N"/>
          </draw:custom-shape>
          <draw:custom-shape draw:name="Freeform 159" draw:style-name="gr63" draw:text-style-name="P2" draw:layer="layout" svg:width="8.828cm" svg:height="3.068cm" svg:x="15.7cm" svg:y="4.987cm">
            <text:p/>
            <draw:enhanced-geometry draw:mirror-horizontal="false" draw:mirror-vertical="false" svg:viewBox="0 0 2028825 2114550" draw:type="non-primitive" draw:enhanced-path="M 0 0 L 0 2114550 2028825 2114550 N">
              <draw:equation draw:name="f0" draw:formula="0*width/2028825"/>
              <draw:equation draw:name="f1" draw:formula="0*height/2114550"/>
              <draw:equation draw:name="f2" draw:formula="0*width/2028825"/>
              <draw:equation draw:name="f3" draw:formula="2114550*height/2114550"/>
              <draw:equation draw:name="f4" draw:formula="2028825*width/2028825"/>
              <draw:equation draw:name="f5" draw:formula="2114550*height/2114550"/>
              <draw:equation draw:name="f6" draw:formula="width"/>
              <draw:equation draw:name="f7" draw:formula="height"/>
            </draw:enhanced-geometry>
          </draw:custom-shape>
          <draw:line draw:name="Straight Connector 160" draw:style-name="gr64" draw:text-style-name="P9" draw:layer="layout" svg:x1="15.691cm" svg:y1="5.009cm" svg:x2="15.455cm" svg:y2="5.009cm">
            <text:p/>
          </draw:line>
          <draw:line draw:name="Straight Connector 161" draw:style-name="gr64" draw:text-style-name="P9" draw:layer="layout" svg:x1="16.47cm" svg:y1="8.036cm" svg:x2="16.47cm" svg:y2="8.29cm">
            <text:p/>
          </draw:line>
          <draw:line draw:name="Straight Connector 162" draw:style-name="gr64" draw:text-style-name="P9" draw:layer="layout" svg:x1="15.691cm" svg:y1="5.555cm" svg:x2="15.455cm" svg:y2="5.555cm">
            <text:p/>
          </draw:line>
          <draw:line draw:name="Straight Connector 163" draw:style-name="gr64" draw:text-style-name="P9" draw:layer="layout" svg:x1="15.691cm" svg:y1="6.184cm" svg:x2="15.455cm" svg:y2="6.184cm">
            <text:p/>
          </draw:line>
          <draw:line draw:name="Straight Connector 164" draw:style-name="gr64" draw:text-style-name="P9" draw:layer="layout" svg:x1="15.691cm" svg:y1="6.786cm" svg:x2="15.455cm" svg:y2="6.786cm">
            <text:p/>
          </draw:line>
          <draw:line draw:name="Straight Connector 165" draw:style-name="gr64" draw:text-style-name="P9" draw:layer="layout" svg:x1="15.691cm" svg:y1="7.421cm" svg:x2="15.455cm" svg:y2="7.421cm">
            <text:p/>
          </draw:line>
          <draw:line draw:name="Straight Connector 166" draw:style-name="gr64" draw:text-style-name="P9" draw:layer="layout" svg:x1="15.691cm" svg:y1="8.056cm" svg:x2="15.455cm" svg:y2="8.056cm">
            <text:p/>
          </draw:line>
          <draw:line draw:name="Straight Connector 167" draw:style-name="gr64" draw:text-style-name="P9" draw:layer="layout" svg:x1="15.7cm" svg:y1="8.036cm" svg:x2="15.7cm" svg:y2="8.29cm">
            <text:p/>
          </draw:line>
          <draw:line draw:name="Straight Connector 168" draw:style-name="gr64" draw:text-style-name="P9" draw:layer="layout" svg:x1="17.278cm" svg:y1="8.036cm" svg:x2="17.278cm" svg:y2="8.29cm">
            <text:p/>
          </draw:line>
          <draw:line draw:name="Straight Connector 169" draw:style-name="gr64" draw:text-style-name="P9" draw:layer="layout" svg:x1="18.104cm" svg:y1="8.036cm" svg:x2="18.104cm" svg:y2="8.29cm">
            <text:p/>
          </draw:line>
          <draw:line draw:name="Straight Connector 170" draw:style-name="gr64" draw:text-style-name="P9" draw:layer="layout" svg:x1="18.9cm" svg:y1="8.036cm" svg:x2="18.9cm" svg:y2="8.29cm">
            <text:p/>
          </draw:line>
          <draw:line draw:name="Straight Connector 171" draw:style-name="gr64" draw:text-style-name="P9" draw:layer="layout" svg:x1="19.695cm" svg:y1="8.036cm" svg:x2="19.695cm" svg:y2="8.29cm">
            <text:p/>
          </draw:line>
          <draw:line draw:name="Straight Connector 172" draw:style-name="gr64" draw:text-style-name="P9" draw:layer="layout" svg:x1="20.515cm" svg:y1="8.036cm" svg:x2="20.515cm" svg:y2="8.29cm">
            <text:p/>
          </draw:line>
          <draw:line draw:name="Straight Connector 173" draw:style-name="gr64" draw:text-style-name="P9" draw:layer="layout" svg:x1="21.323cm" svg:y1="8.036cm" svg:x2="21.323cm" svg:y2="8.29cm">
            <text:p/>
          </draw:line>
          <draw:line draw:name="Straight Connector 174" draw:style-name="gr64" draw:text-style-name="P9" draw:layer="layout" svg:x1="22.118cm" svg:y1="8.036cm" svg:x2="22.118cm" svg:y2="8.29cm">
            <text:p/>
          </draw:line>
          <draw:line draw:name="Straight Connector 175" draw:style-name="gr64" draw:text-style-name="P9" draw:layer="layout" svg:x1="22.92cm" svg:y1="8.036cm" svg:x2="22.92cm" svg:y2="8.29cm">
            <text:p/>
          </draw:line>
          <draw:line draw:name="Straight Connector 176" draw:style-name="gr64" draw:text-style-name="P9" draw:layer="layout" svg:x1="23.728cm" svg:y1="8.036cm" svg:x2="23.728cm" svg:y2="8.29cm">
            <text:p/>
          </draw:line>
          <draw:line draw:name="Straight Connector 177" draw:style-name="gr64" draw:text-style-name="P9" draw:layer="layout" svg:x1="24.511cm" svg:y1="8.036cm" svg:x2="24.511cm" svg:y2="8.29cm">
            <text:p/>
          </draw:line>
          <draw:custom-shape draw:name="TextBox 16" draw:style-name="gr61" draw:text-style-name="P2" draw:layer="layout" svg:width="3.071cm" svg:height="0.64cm" svg:x="17.863cm" svg:y="5.963cm">
            <text:p text:style-name="P19"><text:span text:style-name="T35">Start of current study</text:span></text:p>
            <draw:enhanced-geometry svg:viewBox="0 0 21600 21600" draw:type="rectangle" draw:enhanced-path="M 0 0 L 21600 0 21600 21600 0 21600 0 0 Z N"/>
          </draw:custom-shape>
          <draw:connector draw:name="Straight Arrow Connector 179" draw:style-name="gr65" draw:text-style-name="P9" draw:layer="layout" svg:x1="19.306cm" svg:y1="6.41cm" svg:x2="19.306cm" svg:y2="6.869cm" svg:d="M19306 6410v459">
            <text:p/>
          </draw:connector>
          <draw:custom-shape draw:name="Rectangle 180" draw:style-name="gr68" draw:text-style-name="P2" draw:layer="layout" svg:width="0.094cm" svg:height="0.101cm" svg:x="16.117cm" svg:y="7.335cm">
            <text:p/>
            <draw:enhanced-geometry svg:viewBox="0 0 21600 21600" draw:type="rectangle" draw:enhanced-path="M 0 0 L 21600 0 21600 21600 0 21600 0 0 Z N"/>
          </draw:custom-shape>
          <draw:custom-shape draw:name="Oval 181" draw:style-name="gr69" draw:text-style-name="P2" draw:layer="layout" svg:width="0.094cm" svg:height="0.101cm" svg:x="15.701cm" svg:y="7.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82" draw:style-name="gr68" draw:text-style-name="P2" draw:layer="layout" svg:width="0.094cm" svg:height="0.101cm" svg:x="15.733cm" svg:y="7.964cm">
            <text:p/>
            <draw:enhanced-geometry svg:viewBox="0 0 21600 21600" draw:type="rectangle" draw:enhanced-path="M 0 0 L 21600 0 21600 21600 0 21600 0 0 Z N"/>
          </draw:custom-shape>
          <draw:custom-shape draw:name="Rectangle 183" draw:style-name="gr68" draw:text-style-name="P2" draw:layer="layout" svg:width="0.094cm" svg:height="0.101cm" svg:x="19.281cm" svg:y="7.027cm">
            <text:p/>
            <draw:enhanced-geometry svg:viewBox="0 0 21600 21600" draw:type="rectangle" draw:enhanced-path="M 0 0 L 21600 0 21600 21600 0 21600 0 0 Z N"/>
          </draw:custom-shape>
          <draw:custom-shape draw:name="Rectangle 184" draw:style-name="gr68" draw:text-style-name="P2" draw:layer="layout" svg:width="0.094cm" svg:height="0.101cm" svg:x="20.168cm" svg:y="6.803cm">
            <text:p/>
            <draw:enhanced-geometry svg:viewBox="0 0 21600 21600" draw:type="rectangle" draw:enhanced-path="M 0 0 L 21600 0 21600 21600 0 21600 0 0 Z N"/>
          </draw:custom-shape>
          <draw:custom-shape draw:name="Rectangle 185" draw:style-name="gr68" draw:text-style-name="P2" draw:layer="layout" svg:width="0.094cm" svg:height="0.101cm" svg:x="21.391cm" svg:y="7.042cm">
            <text:p/>
            <draw:enhanced-geometry svg:viewBox="0 0 21600 21600" draw:type="rectangle" draw:enhanced-path="M 0 0 L 21600 0 21600 21600 0 21600 0 0 Z N"/>
          </draw:custom-shape>
          <draw:custom-shape draw:name="Rectangle 186" draw:style-name="gr68" draw:text-style-name="P2" draw:layer="layout" svg:width="0.094cm" svg:height="0.101cm" svg:x="21.866cm" svg:y="6.991cm">
            <text:p/>
            <draw:enhanced-geometry svg:viewBox="0 0 21600 21600" draw:type="rectangle" draw:enhanced-path="M 0 0 L 21600 0 21600 21600 0 21600 0 0 Z N"/>
          </draw:custom-shape>
          <draw:custom-shape draw:name="Rectangle 187" draw:style-name="gr68" draw:text-style-name="P2" draw:layer="layout" svg:width="0.094cm" svg:height="0.101cm" svg:x="22.301cm" svg:y="7.15cm">
            <text:p/>
            <draw:enhanced-geometry svg:viewBox="0 0 21600 21600" draw:type="rectangle" draw:enhanced-path="M 0 0 L 21600 0 21600 21600 0 21600 0 0 Z N"/>
          </draw:custom-shape>
          <draw:custom-shape draw:name="Rectangle 188" draw:style-name="gr68" draw:text-style-name="P2" draw:layer="layout" svg:width="0.094cm" svg:height="0.101cm" svg:x="21.009cm" svg:y="6.89cm">
            <text:p/>
            <draw:enhanced-geometry svg:viewBox="0 0 21600 21600" draw:type="rectangle" draw:enhanced-path="M 0 0 L 21600 0 21600 21600 0 21600 0 0 Z N"/>
          </draw:custom-shape>
          <draw:custom-shape draw:name="Rectangle 189" draw:style-name="gr68" draw:text-style-name="P2" draw:layer="layout" svg:width="0.094cm" svg:height="0.101cm" svg:x="20.59cm" svg:y="6.985cm">
            <text:p/>
            <draw:enhanced-geometry svg:viewBox="0 0 21600 21600" draw:type="rectangle" draw:enhanced-path="M 0 0 L 21600 0 21600 21600 0 21600 0 0 Z N"/>
          </draw:custom-shape>
          <draw:custom-shape draw:name="Rectangle 190" draw:style-name="gr68" draw:text-style-name="P2" draw:layer="layout" svg:width="0.094cm" svg:height="0.101cm" svg:x="22.72cm" svg:y="6.987cm">
            <text:p/>
            <draw:enhanced-geometry svg:viewBox="0 0 21600 21600" draw:type="rectangle" draw:enhanced-path="M 0 0 L 21600 0 21600 21600 0 21600 0 0 Z N"/>
          </draw:custom-shape>
          <draw:custom-shape draw:name="Rectangle 191" draw:style-name="gr68" draw:text-style-name="P2" draw:layer="layout" svg:width="0.094cm" svg:height="0.101cm" svg:x="23.126cm" svg:y="6.989cm">
            <text:p/>
            <draw:enhanced-geometry svg:viewBox="0 0 21600 21600" draw:type="rectangle" draw:enhanced-path="M 0 0 L 21600 0 21600 21600 0 21600 0 0 Z N"/>
          </draw:custom-shape>
          <draw:custom-shape draw:name="Rectangle 192" draw:style-name="gr68" draw:text-style-name="P2" draw:layer="layout" svg:width="0.094cm" svg:height="0.101cm" svg:x="23.596cm" svg:y="6.969cm">
            <text:p/>
            <draw:enhanced-geometry svg:viewBox="0 0 21600 21600" draw:type="rectangle" draw:enhanced-path="M 0 0 L 21600 0 21600 21600 0 21600 0 0 Z N"/>
          </draw:custom-shape>
          <draw:custom-shape draw:name="Rectangle 193" draw:style-name="gr68" draw:text-style-name="P2" draw:layer="layout" svg:width="0.094cm" svg:height="0.101cm" svg:x="24.039cm" svg:y="7.178cm">
            <text:p/>
            <draw:enhanced-geometry svg:viewBox="0 0 21600 21600" draw:type="rectangle" draw:enhanced-path="M 0 0 L 21600 0 21600 21600 0 21600 0 0 Z N"/>
          </draw:custom-shape>
          <draw:custom-shape draw:name="Freeform 194" draw:style-name="gr67" draw:text-style-name="P2" draw:layer="layout" svg:width="8.393cm" svg:height="1.225cm" svg:x="15.692cm" svg:y="6.822cm">
            <text:p/>
            <draw:enhanced-geometry draw:mirror-horizontal="false" draw:mirror-vertical="false" svg:viewBox="0 0 3241675 441325" draw:type="non-primitive" draw:enhanced-path="M 0 441325 L 168275 200025 1397000 76200 1733550 0 1895475 82550 2063750 34925 2209800 92075 2400300 76200 2565400 136525 2727325 76200 2889250 79375 3070225 73025 3241675 139700 N">
              <draw:equation draw:name="f0" draw:formula="0*width/3241675"/>
              <draw:equation draw:name="f1" draw:formula="441325*height/441325"/>
              <draw:equation draw:name="f2" draw:formula="168275*width/3241675"/>
              <draw:equation draw:name="f3" draw:formula="200025*height/441325"/>
              <draw:equation draw:name="f4" draw:formula="1397000*width/3241675"/>
              <draw:equation draw:name="f5" draw:formula="76200*height/441325"/>
              <draw:equation draw:name="f6" draw:formula="1733550*width/3241675"/>
              <draw:equation draw:name="f7" draw:formula="0*height/441325"/>
              <draw:equation draw:name="f8" draw:formula="1895475*width/3241675"/>
              <draw:equation draw:name="f9" draw:formula="82550*height/441325"/>
              <draw:equation draw:name="f10" draw:formula="2063750*width/3241675"/>
              <draw:equation draw:name="f11" draw:formula="34925*height/441325"/>
              <draw:equation draw:name="f12" draw:formula="2209800*width/3241675"/>
              <draw:equation draw:name="f13" draw:formula="92075*height/441325"/>
              <draw:equation draw:name="f14" draw:formula="2400300*width/3241675"/>
              <draw:equation draw:name="f15" draw:formula="76200*height/441325"/>
              <draw:equation draw:name="f16" draw:formula="2565400*width/3241675"/>
              <draw:equation draw:name="f17" draw:formula="136525*height/441325"/>
              <draw:equation draw:name="f18" draw:formula="2727325*width/3241675"/>
              <draw:equation draw:name="f19" draw:formula="76200*height/441325"/>
              <draw:equation draw:name="f20" draw:formula="2889250*width/3241675"/>
              <draw:equation draw:name="f21" draw:formula="79375*height/441325"/>
              <draw:equation draw:name="f22" draw:formula="3070225*width/3241675"/>
              <draw:equation draw:name="f23" draw:formula="73025*height/441325"/>
              <draw:equation draw:name="f24" draw:formula="3241675*width/3241675"/>
              <draw:equation draw:name="f25" draw:formula="139700*height/441325"/>
              <draw:equation draw:name="f26" draw:formula="width"/>
              <draw:equation draw:name="f27" draw:formula="height"/>
            </draw:enhanced-geometry>
          </draw:custom-shape>
          <draw:custom-shape draw:name="Freeform 195" draw:style-name="gr67" draw:text-style-name="P2" draw:layer="layout" svg:width="8.36cm" svg:height="1.19cm" svg:x="15.692cm" svg:y="6.83cm">
            <text:p/>
            <draw:enhanced-geometry draw:mirror-horizontal="false" draw:mirror-vertical="false" svg:viewBox="0 0 3228975 428625" draw:type="non-primitive" draw:enhanced-path="M 0 428625 L 165100 196850 1400175 73025 1539875 53975 1736725 0 1901825 73025 2057400 47625 2212975 142875 2397125 114300 2568575 177800 2730500 114300 2889250 104775 3067050 114300 3228975 190500 N">
              <draw:equation draw:name="f0" draw:formula="0*width/3228975"/>
              <draw:equation draw:name="f1" draw:formula="428625*height/428625"/>
              <draw:equation draw:name="f2" draw:formula="165100*width/3228975"/>
              <draw:equation draw:name="f3" draw:formula="196850*height/428625"/>
              <draw:equation draw:name="f4" draw:formula="1400175*width/3228975"/>
              <draw:equation draw:name="f5" draw:formula="73025*height/428625"/>
              <draw:equation draw:name="f6" draw:formula="1539875*width/3228975"/>
              <draw:equation draw:name="f7" draw:formula="53975*height/428625"/>
              <draw:equation draw:name="f8" draw:formula="1736725*width/3228975"/>
              <draw:equation draw:name="f9" draw:formula="0*height/428625"/>
              <draw:equation draw:name="f10" draw:formula="1901825*width/3228975"/>
              <draw:equation draw:name="f11" draw:formula="73025*height/428625"/>
              <draw:equation draw:name="f12" draw:formula="2057400*width/3228975"/>
              <draw:equation draw:name="f13" draw:formula="47625*height/428625"/>
              <draw:equation draw:name="f14" draw:formula="2212975*width/3228975"/>
              <draw:equation draw:name="f15" draw:formula="142875*height/428625"/>
              <draw:equation draw:name="f16" draw:formula="2397125*width/3228975"/>
              <draw:equation draw:name="f17" draw:formula="114300*height/428625"/>
              <draw:equation draw:name="f18" draw:formula="2568575*width/3228975"/>
              <draw:equation draw:name="f19" draw:formula="177800*height/428625"/>
              <draw:equation draw:name="f20" draw:formula="2730500*width/3228975"/>
              <draw:equation draw:name="f21" draw:formula="114300*height/428625"/>
              <draw:equation draw:name="f22" draw:formula="2889250*width/3228975"/>
              <draw:equation draw:name="f23" draw:formula="104775*height/428625"/>
              <draw:equation draw:name="f24" draw:formula="3067050*width/3228975"/>
              <draw:equation draw:name="f25" draw:formula="114300*height/428625"/>
              <draw:equation draw:name="f26" draw:formula="3228975*width/3228975"/>
              <draw:equation draw:name="f27" draw:formula="190500*height/428625"/>
              <draw:equation draw:name="f28" draw:formula="width"/>
              <draw:equation draw:name="f29" draw:formula="height"/>
            </draw:enhanced-geometry>
          </draw:custom-shape>
          <draw:custom-shape draw:name="Oval 196" draw:style-name="gr69" draw:text-style-name="P2" draw:layer="layout" svg:width="0.094cm" svg:height="0.101cm" svg:x="21.383cm" svg:y="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7" draw:style-name="gr69" draw:text-style-name="P2" draw:layer="layout" svg:width="0.094cm" svg:height="0.101cm" svg:x="20.127cm" svg:y="6.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8" draw:style-name="gr68" draw:text-style-name="P2" draw:layer="layout" svg:width="0.094cm" svg:height="0.101cm" svg:x="19.677cm" svg:y="6.956cm">
            <text:p/>
            <draw:enhanced-geometry svg:viewBox="0 0 21600 21600" draw:type="rectangle" draw:enhanced-path="M 0 0 L 21600 0 21600 21600 0 21600 0 0 Z N"/>
          </draw:custom-shape>
          <draw:custom-shape draw:name="Oval 199" draw:style-name="gr69" draw:text-style-name="P2" draw:layer="layout" svg:width="0.094cm" svg:height="0.101cm" svg:x="21.859cm" svg:y="7.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0" draw:style-name="gr69" draw:text-style-name="P2" draw:layer="layout" svg:width="0.094cm" svg:height="0.101cm" svg:x="22.295cm" svg:y="7.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1" draw:style-name="gr69" draw:text-style-name="P2" draw:layer="layout" svg:width="0.094cm" svg:height="0.101cm" svg:x="22.72cm" svg:y="7.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2" draw:style-name="gr69" draw:text-style-name="P2" draw:layer="layout" svg:width="0.094cm" svg:height="0.101cm" svg:x="23.126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3" draw:style-name="gr69" draw:text-style-name="P2" draw:layer="layout" svg:width="0.094cm" svg:height="0.101cm" svg:x="23.596cm" svg:y="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4" draw:style-name="gr69" draw:text-style-name="P2" draw:layer="layout" svg:width="0.094cm" svg:height="0.101cm" svg:x="23.991cm" svg:y="7.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5" draw:style-name="gr69" draw:text-style-name="P2" draw:layer="layout" svg:width="0.094cm" svg:height="0.101cm" svg:x="20.563cm" svg:y="7.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6" draw:style-name="gr69" draw:text-style-name="P2" draw:layer="layout" svg:width="0.094cm" svg:height="0.101cm" svg:x="19.281cm" svg:y="6.9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7" draw:style-name="gr69" draw:text-style-name="P2" draw:layer="layout" svg:width="0.094cm" svg:height="0.101cm" svg:x="19.667cm" svg:y="6.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8" draw:style-name="gr69" draw:text-style-name="P2" draw:layer="layout" svg:width="0.094cm" svg:height="0.101cm" svg:x="16.091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Box 209" draw:style-name="gr70" draw:text-style-name="P2" draw:layer="layout" svg:width="9.855cm" svg:height="3.154cm" svg:x="14.098cm" svg:y="10.888cm">
          <text:p text:style-name="P10"><text:span text:style-name="T36">The ASAS20, ASAS40, and ASAS5/6 responses to etanercept were sustained over ti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 draw:style-name="gr30" draw:text-style-name="P2" draw:layer="layout" svg:width="3.169cm" svg:height="0.843cm" svg:x="3.235cm" svg:y="3.405cm">
          <text:p text:style-name="P10"><text:span text:style-name="T37">ASAS20</text:span></text:p>
          <draw:enhanced-geometry svg:viewBox="0 0 21600 21600" draw:type="rectangle" draw:enhanced-path="M 0 0 L 21600 0 21600 21600 0 21600 0 0 Z N"/>
        </draw:custom-shape>
        <draw:custom-shape draw:name="TextBox 2" draw:style-name="gr30" draw:text-style-name="P2" draw:layer="layout" svg:width="2.615cm" svg:height="1.013cm" svg:x="7.039cm" svg:y="3.856cm">
          <text:p text:style-name="P10"><text:span text:style-name="T14">N= 59</text:span></text:p>
          <draw:enhanced-geometry svg:viewBox="0 0 21600 21600" draw:type="rectangle" draw:enhanced-path="M 0 0 L 21600 0 21600 21600 0 21600 0 0 Z N"/>
        </draw:custom-shape>
        <draw:custom-shape draw:name="Rectangle 210" draw:style-name="gr33" draw:text-style-name="P2" draw:layer="layout" svg:width="2.212cm" svg:height="1.013cm" svg:x="15.585cm" svg:y="4.261cm">
          <text:p text:style-name="P10"><text:span text:style-name="T14">N= 59</text:span></text:p>
          <draw:enhanced-geometry svg:viewBox="0 0 21600 21600" draw:type="rectangle" draw:enhanced-path="M 0 0 L 21600 0 21600 21600 0 21600 0 0 Z N"/>
        </draw:custom-shape>
        <draw:custom-shape draw:name="Rectangle 211" draw:style-name="gr33" draw:text-style-name="P2" draw:layer="layout" svg:width="2.212cm" svg:height="1.013cm" svg:x="9.018cm" svg:y="10.064cm">
          <text:p text:style-name="P10"><text:span text:style-name="T14">N= 59</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12.699cm" svg:height="9.524cm" svg:x="3.175cm" svg:y="1.905cm" draw:page-number="21" presentation:class="page"/>
          <draw:frame draw:name="Notes Placeholder 2" presentation:style-name="pr16" draw:text-style-name="P2" draw:layer="layout" svg:width="15.239cm" svg:height="11.429cm" svg:x="1.905cm" svg:y="12.065cm" presentation:class="notes" presentation:user-transformed="true">
            <draw:text-box>
              <text:p text:style-name="P16"><text:span text:style-name="T38">ASAS, Assessment of SpondyloArthritis international Society;</text:span><text:span text:style-name="T38"><text:line-break/></text:span><text:span text:style-name="T38">OLE, open-label extension.</text:span></text:p>
              <text:p text:style-name="P16"><text:span text:style-name="T38"/></text:p>
            </draw:text-box>
          </draw:frame>
          <draw:frame draw:name="Slide Number Placeholder 3" presentation:style-name="pr17"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page22" draw:style-name="dp4" draw:master-page-name="Default_20_6">
        <draw:frame draw:name="Title 5" presentation:style-name="pr21" draw:text-style-name="P2" draw:layer="layout" svg:width="23.706cm" svg:height="2.135cm" svg:x="0.847cm" svg:y="0.192cm" presentation:class="title" presentation:user-transformed="true">
          <draw:text-box>
            <text:p text:style-name="P1"><text:span text:style-name="T1">Baraliakos et al: Measures in Advanced Ankylosing Spondylitis Over 7 Years</text:span></text:p>
          </draw:text-box>
        </draw:frame>
        <draw:frame draw:name="Text Placeholder 2" presentation:style-name="pr22" draw:text-style-name="P2" draw:layer="layout" svg:width="22.863cm" svg:height="3.429cm" svg:x="1.482cm" svg:y="12.912cm" presentation:class="outline" presentation:user-transformed="true">
          <draw:text-box>
            <text:list text:style-name="L18">
              <text:list-item>
                <text:p text:style-name="P20"><text:span text:style-name="T37">Etanercept achieves sustained efficacy in all of the applied AS efficacy measures</text:span></text:p>
              </text:list-item>
              <text:list-item>
                <text:p text:style-name="P20"><text:span text:style-name="T37">62% of patients completed the 7-year treatment period</text:span></text:p>
              </text:list-item>
              <text:list-item>
                <text:p text:style-name="P20"><text:span text:style-name="T37">31.3% of the completers were in ASAS partial remission and 43.8% showed an ASDAS inactive disease status by year 7</text:span></text:p>
              </text:list-item>
              <text:list-item>
                <text:p text:style-name="P20"><text:span text:style-name="T37">68.8% of etanercept patients achieved BASDAI &lt;3 and maintained ASDAS moderate disease activity at </text:span><text:span text:style-name="T37"><text:line-break/></text:span><text:span text:style-name="T37">year 7</text:span></text:p>
              </text:list-item>
            </text:list>
          </draw:text-box>
        </draw:frame>
        <draw:frame draw:name="Text Placeholder 4" presentation:style-name="pr23" draw:text-style-name="P2" draw:layer="layout" svg:width="24.552cm" svg:height="0.846cm" svg:x="0.055cm" svg:y="17.78cm" presentation:class="outline" presentation:user-transformed="true">
          <draw:text-box>
            <text:list text:style-name="L2">
              <text:list-item>
                <text:p text:style-name="P3"><text:span text:style-name="T39">Baraliakos X, Haibel H, Listing J, Sieper J, Braun J. Continuous long-term anti-TNF therapy does not lead to an increase in the rate of new bone formation over 8 years in patients with ankylosing spondylitis. Annals of the rheumatic diseases. 2014 Apr 1;73(4):710-5.</text:span></text:p>
              </text:list-item>
            </text:list>
          </draw:text-box>
        </draw:frame>
        <draw:frame draw:name="Table 1" draw:style-name="standard" draw:layer="layout" svg:width="9.998cm" svg:height="7.209cm" svg:x="1.099cm" svg:y="4.596cm">
          <table:table>
            <table:table-column table:style-name="co1"/>
            <table:table-column table:style-name="co2"/>
            <table:table-row table:style-name="ro1">
              <table:table-cell table:style-name="ce1">
                <text:p text:style-name="P20"><text:span text:style-name="T37">Age (years)</text:span></text:p>
              </table:table-cell>
              <table:table-cell table:style-name="ce2">
                <text:p text:style-name="P20"><text:span text:style-name="T37">36.3 ± 7.5</text:span></text:p>
              </table:table-cell>
            </table:table-row>
            <table:table-row table:style-name="ro1">
              <table:table-cell table:style-name="ce3">
                <text:p text:style-name="P20"><text:span text:style-name="T37">Disease duration</text:span></text:p>
              </table:table-cell>
              <table:table-cell table:style-name="ce4">
                <text:p text:style-name="P20"><text:span text:style-name="T37">13 ± 7.7</text:span></text:p>
              </table:table-cell>
            </table:table-row>
            <table:table-row table:style-name="ro1">
              <table:table-cell table:style-name="ce5">
                <text:p text:style-name="P20"><text:span text:style-name="T37">BASDAI (0–10)</text:span></text:p>
              </table:table-cell>
              <table:table-cell table:style-name="ce6">
                <text:p text:style-name="P20"><text:span text:style-name="T37">6.3 ± 0.9</text:span></text:p>
              </table:table-cell>
            </table:table-row>
            <table:table-row table:style-name="ro1">
              <table:table-cell table:style-name="ce7">
                <text:p text:style-name="P20"><text:span text:style-name="T37">BASFI (0–10)</text:span></text:p>
              </table:table-cell>
              <table:table-cell table:style-name="ce8">
                <text:p text:style-name="P20"><text:span text:style-name="T37">5.3 ± 1.9</text:span></text:p>
              </table:table-cell>
            </table:table-row>
            <table:table-row table:style-name="ro1">
              <table:table-cell table:style-name="ce9">
                <text:p text:style-name="P20"><text:span text:style-name="T37">BASMI (0–10)</text:span></text:p>
              </table:table-cell>
              <table:table-cell table:style-name="ce10">
                <text:p text:style-name="P20"><text:span text:style-name="T37">3.9 ± 2.2</text:span></text:p>
              </table:table-cell>
            </table:table-row>
            <table:table-row table:style-name="ro1">
              <table:table-cell table:style-name="ce11">
                <text:p text:style-name="P20"><text:span text:style-name="T37">CRP (mg/l)</text:span></text:p>
              </table:table-cell>
              <table:table-cell table:style-name="ce12">
                <text:p text:style-name="P20"><text:span text:style-name="T37">20.8 ± 17.7</text:span></text:p>
              </table:table-cell>
            </table:table-row>
            <table:table-row table:style-name="ro1">
              <table:table-cell table:style-name="ce13">
                <text:p text:style-name="P20"><text:span text:style-name="T37">ASDAS units</text:span></text:p>
              </table:table-cell>
              <table:table-cell table:style-name="ce14">
                <text:p text:style-name="P20"><text:span text:style-name="T37">3.9 ± 0.7</text:span></text:p>
              </table:table-cell>
            </table:table-row>
          </table:table>
          <draw:image xlink:href="Pictures/TablePreview1.svm" xlink:type="simple" xlink:show="embed" xlink:actuate="onLoad"/>
        </draw:frame>
        <draw:custom-shape draw:name="Text Placeholder 2" draw:style-name="gr71" draw:text-style-name="P2" draw:layer="layout" svg:width="11.775cm" svg:height="0.576cm" svg:x="0.355cm" svg:y="3.81cm">
          <text:p text:style-name="P21"><text:span text:style-name="T40">Baseline characteristics of study completers</text:span></text:p>
          <draw:enhanced-geometry svg:viewBox="0 0 21600 21600" draw:type="rectangle" draw:enhanced-path="M 0 0 L 21600 0 21600 21600 0 21600 0 0 Z N"/>
        </draw:custom-shape>
        <draw:custom-shape draw:name="Freeform 6" draw:style-name="gr72" draw:text-style-name="P2" draw:layer="layout" svg:width="9.03cm" svg:height="0.902cm" svg:x="14.534cm" svg:y="7.578cm">
          <text:p/>
          <draw:enhanced-geometry draw:mirror-horizontal="false" draw:mirror-vertical="false" svg:viewBox="0 0 3251200 325120" draw:type="non-primitive" draw:enhanced-path="M 0 0 L 243840 86360 477520 325120 934720 228600 1397000 274320 1884680 309880 2331720 223520 2809240 289560 3251200 198120 3251200 198120 N">
            <draw:equation draw:name="f0" draw:formula="0*width/3251200"/>
            <draw:equation draw:name="f1" draw:formula="0*height/325120"/>
            <draw:equation draw:name="f2" draw:formula="243840*width/3251200"/>
            <draw:equation draw:name="f3" draw:formula="86360*height/325120"/>
            <draw:equation draw:name="f4" draw:formula="477520*width/3251200"/>
            <draw:equation draw:name="f5" draw:formula="325120*height/325120"/>
            <draw:equation draw:name="f6" draw:formula="934720*width/3251200"/>
            <draw:equation draw:name="f7" draw:formula="228600*height/325120"/>
            <draw:equation draw:name="f8" draw:formula="1397000*width/3251200"/>
            <draw:equation draw:name="f9" draw:formula="274320*height/325120"/>
            <draw:equation draw:name="f10" draw:formula="1884680*width/3251200"/>
            <draw:equation draw:name="f11" draw:formula="309880*height/325120"/>
            <draw:equation draw:name="f12" draw:formula="2331720*width/3251200"/>
            <draw:equation draw:name="f13" draw:formula="223520*height/325120"/>
            <draw:equation draw:name="f14" draw:formula="2809240*width/3251200"/>
            <draw:equation draw:name="f15" draw:formula="289560*height/325120"/>
            <draw:equation draw:name="f16" draw:formula="3251200*width/3251200"/>
            <draw:equation draw:name="f17" draw:formula="198120*height/325120"/>
            <draw:equation draw:name="f18" draw:formula="3251200*width/3251200"/>
            <draw:equation draw:name="f19" draw:formula="198120*height/325120"/>
            <draw:equation draw:name="f20" draw:formula="width"/>
            <draw:equation draw:name="f21" draw:formula="height"/>
          </draw:enhanced-geometry>
        </draw:custom-shape>
        <draw:custom-shape draw:name="Freeform 7" draw:style-name="gr73" draw:text-style-name="P2" draw:layer="layout" svg:width="9.044cm" svg:height="1.678cm" svg:x="14.534cm" svg:y="7.493cm">
          <text:p/>
          <draw:enhanced-geometry draw:mirror-horizontal="false" draw:mirror-vertical="false" svg:viewBox="0 0 3256280 604520" draw:type="non-primitive" draw:enhanced-path="M 0 0 L 274320 76200 462280 431800 939800 538480 1417320 533400 1874520 558800 2336800 604520 2804160 574040 3256280 589280 3256280 589280 N">
            <draw:equation draw:name="f0" draw:formula="0*width/3256280"/>
            <draw:equation draw:name="f1" draw:formula="0*height/604520"/>
            <draw:equation draw:name="f2" draw:formula="274320*width/3256280"/>
            <draw:equation draw:name="f3" draw:formula="76200*height/604520"/>
            <draw:equation draw:name="f4" draw:formula="462280*width/3256280"/>
            <draw:equation draw:name="f5" draw:formula="431800*height/604520"/>
            <draw:equation draw:name="f6" draw:formula="939800*width/3256280"/>
            <draw:equation draw:name="f7" draw:formula="538480*height/604520"/>
            <draw:equation draw:name="f8" draw:formula="1417320*width/3256280"/>
            <draw:equation draw:name="f9" draw:formula="533400*height/604520"/>
            <draw:equation draw:name="f10" draw:formula="1874520*width/3256280"/>
            <draw:equation draw:name="f11" draw:formula="558800*height/604520"/>
            <draw:equation draw:name="f12" draw:formula="2336800*width/3256280"/>
            <draw:equation draw:name="f13" draw:formula="604520*height/604520"/>
            <draw:equation draw:name="f14" draw:formula="2804160*width/3256280"/>
            <draw:equation draw:name="f15" draw:formula="574040*height/604520"/>
            <draw:equation draw:name="f16" draw:formula="3256280*width/3256280"/>
            <draw:equation draw:name="f17" draw:formula="589280*height/604520"/>
            <draw:equation draw:name="f18" draw:formula="3256280*width/3256280"/>
            <draw:equation draw:name="f19" draw:formula="589280*height/604520"/>
            <draw:equation draw:name="f20" draw:formula="width"/>
            <draw:equation draw:name="f21" draw:formula="height"/>
          </draw:enhanced-geometry>
        </draw:custom-shape>
        <draw:custom-shape draw:name="Freeform 9" draw:style-name="gr74" draw:text-style-name="P2" draw:layer="layout" svg:width="9.016cm" svg:height="2.751cm" svg:x="14.563cm" svg:y="5.842cm">
          <text:p/>
          <draw:enhanced-geometry draw:mirror-horizontal="false" draw:mirror-vertical="false" svg:viewBox="0 0 3246120 990600" draw:type="non-primitive" draw:enhanced-path="M 0 0 L 259080 86360 457200 822960 919480 792480 1391920 853440 1864360 863600 2326640 990600 2788920 949960 3246120 949960 3246120 949960 N">
            <draw:equation draw:name="f0" draw:formula="0*width/3246120"/>
            <draw:equation draw:name="f1" draw:formula="0*height/990600"/>
            <draw:equation draw:name="f2" draw:formula="259080*width/3246120"/>
            <draw:equation draw:name="f3" draw:formula="86360*height/990600"/>
            <draw:equation draw:name="f4" draw:formula="457200*width/3246120"/>
            <draw:equation draw:name="f5" draw:formula="822960*height/990600"/>
            <draw:equation draw:name="f6" draw:formula="919480*width/3246120"/>
            <draw:equation draw:name="f7" draw:formula="792480*height/990600"/>
            <draw:equation draw:name="f8" draw:formula="1391920*width/3246120"/>
            <draw:equation draw:name="f9" draw:formula="853440*height/990600"/>
            <draw:equation draw:name="f10" draw:formula="1864360*width/3246120"/>
            <draw:equation draw:name="f11" draw:formula="863600*height/990600"/>
            <draw:equation draw:name="f12" draw:formula="2326640*width/3246120"/>
            <draw:equation draw:name="f13" draw:formula="990600*height/990600"/>
            <draw:equation draw:name="f14" draw:formula="2788920*width/3246120"/>
            <draw:equation draw:name="f15" draw:formula="949960*height/990600"/>
            <draw:equation draw:name="f16" draw:formula="3246120*width/3246120"/>
            <draw:equation draw:name="f17" draw:formula="949960*height/990600"/>
            <draw:equation draw:name="f18" draw:formula="3246120*width/3246120"/>
            <draw:equation draw:name="f19" draw:formula="949960*height/990600"/>
            <draw:equation draw:name="f20" draw:formula="width"/>
            <draw:equation draw:name="f21" draw:formula="height"/>
          </draw:enhanced-geometry>
        </draw:custom-shape>
        <draw:custom-shape draw:name="Freeform 10" draw:style-name="gr75" draw:text-style-name="P2" draw:layer="layout" svg:width="9.03cm" svg:height="1.946cm" svg:x="14.563cm" svg:y="6.265cm">
          <text:p/>
          <draw:enhanced-geometry draw:mirror-horizontal="false" draw:mirror-vertical="false" svg:viewBox="0 0 3251200 701040" draw:type="non-primitive" draw:enhanced-path="M 0 111760 L 233680 0 457200 553720 929640 523240 1407160 563880 1869440 574040 2311400 701040 2799080 675640 3251200 650240 3251200 650240 N">
            <draw:equation draw:name="f0" draw:formula="0*width/3251200"/>
            <draw:equation draw:name="f1" draw:formula="111760*height/701040"/>
            <draw:equation draw:name="f2" draw:formula="233680*width/3251200"/>
            <draw:equation draw:name="f3" draw:formula="0*height/701040"/>
            <draw:equation draw:name="f4" draw:formula="457200*width/3251200"/>
            <draw:equation draw:name="f5" draw:formula="553720*height/701040"/>
            <draw:equation draw:name="f6" draw:formula="929640*width/3251200"/>
            <draw:equation draw:name="f7" draw:formula="523240*height/701040"/>
            <draw:equation draw:name="f8" draw:formula="1407160*width/3251200"/>
            <draw:equation draw:name="f9" draw:formula="563880*height/701040"/>
            <draw:equation draw:name="f10" draw:formula="1869440*width/3251200"/>
            <draw:equation draw:name="f11" draw:formula="574040*height/701040"/>
            <draw:equation draw:name="f12" draw:formula="2311400*width/3251200"/>
            <draw:equation draw:name="f13" draw:formula="701040*height/701040"/>
            <draw:equation draw:name="f14" draw:formula="2799080*width/3251200"/>
            <draw:equation draw:name="f15" draw:formula="675640*height/701040"/>
            <draw:equation draw:name="f16" draw:formula="3251200*width/3251200"/>
            <draw:equation draw:name="f17" draw:formula="650240*height/701040"/>
            <draw:equation draw:name="f18" draw:formula="3251200*width/3251200"/>
            <draw:equation draw:name="f19" draw:formula="650240*height/701040"/>
            <draw:equation draw:name="f20" draw:formula="width"/>
            <draw:equation draw:name="f21" draw:formula="height"/>
          </draw:enhanced-geometry>
        </draw:custom-shape>
        <draw:line draw:name="Straight Connector 12" draw:style-name="gr76" draw:text-style-name="P9" draw:layer="layout" svg:x1="14.562cm" svg:y1="5.237cm" svg:x2="14.562cm" svg:y2="10.437cm">
          <text:p/>
        </draw:line>
        <draw:line draw:name="Straight Connector 15" draw:style-name="gr76" draw:text-style-name="P9" draw:layer="layout" svg:x1="14.3cm" svg:y1="10.209cm" svg:x2="23.701cm" svg:y2="10.209cm">
          <text:p/>
        </draw:line>
        <draw:line draw:name="Straight Connector 17" draw:style-name="gr76" draw:text-style-name="P9" draw:layer="layout" svg:x1="14.562cm" svg:y1="9.522cm" svg:x2="14.3cm" svg:y2="9.522cm">
          <text:p/>
        </draw:line>
        <draw:line draw:name="Straight Connector 25" draw:style-name="gr76" draw:text-style-name="P9" draw:layer="layout" svg:x1="14.562cm" svg:y1="8.837cm" svg:x2="14.3cm" svg:y2="8.837cm">
          <text:p/>
        </draw:line>
        <draw:line draw:name="Straight Connector 26" draw:style-name="gr76" draw:text-style-name="P9" draw:layer="layout" svg:x1="14.562cm" svg:y1="8.152cm" svg:x2="14.3cm" svg:y2="8.152cm">
          <text:p/>
        </draw:line>
        <draw:line draw:name="Straight Connector 27" draw:style-name="gr76" draw:text-style-name="P9" draw:layer="layout" svg:x1="14.562cm" svg:y1="7.467cm" svg:x2="14.3cm" svg:y2="7.467cm">
          <text:p/>
        </draw:line>
        <draw:line draw:name="Straight Connector 28" draw:style-name="gr76" draw:text-style-name="P9" draw:layer="layout" svg:x1="14.562cm" svg:y1="6.782cm" svg:x2="14.3cm" svg:y2="6.782cm">
          <text:p/>
        </draw:line>
        <draw:line draw:name="Straight Connector 29" draw:style-name="gr76" draw:text-style-name="P9" draw:layer="layout" svg:x1="14.562cm" svg:y1="6.097cm" svg:x2="14.3cm" svg:y2="6.097cm">
          <text:p/>
        </draw:line>
        <draw:line draw:name="Straight Connector 30" draw:style-name="gr76" draw:text-style-name="P9" draw:layer="layout" svg:x1="14.562cm" svg:y1="5.412cm" svg:x2="14.3cm" svg:y2="5.412cm">
          <text:p/>
        </draw:line>
        <draw:line draw:name="Straight Connector 20" draw:style-name="gr76" draw:text-style-name="P9" draw:layer="layout" svg:x1="15.842cm" svg:y1="10.209cm" svg:x2="15.842cm" svg:y2="10.437cm">
          <text:p/>
        </draw:line>
        <draw:line draw:name="Straight Connector 34" draw:style-name="gr76" draw:text-style-name="P9" draw:layer="layout" svg:x1="17.121cm" svg:y1="10.209cm" svg:x2="17.121cm" svg:y2="10.437cm">
          <text:p/>
        </draw:line>
        <draw:line draw:name="Straight Connector 35" draw:style-name="gr76" draw:text-style-name="P9" draw:layer="layout" svg:x1="18.432cm" svg:y1="10.209cm" svg:x2="18.432cm" svg:y2="10.437cm">
          <text:p/>
        </draw:line>
        <draw:line draw:name="Straight Connector 36" draw:style-name="gr76" draw:text-style-name="P9" draw:layer="layout" svg:x1="19.723cm" svg:y1="10.209cm" svg:x2="19.723cm" svg:y2="10.437cm">
          <text:p/>
        </draw:line>
        <draw:line draw:name="Straight Connector 37" draw:style-name="gr76" draw:text-style-name="P9" draw:layer="layout" svg:x1="21.013cm" svg:y1="10.209cm" svg:x2="21.013cm" svg:y2="10.437cm">
          <text:p/>
        </draw:line>
        <draw:line draw:name="Straight Connector 38" draw:style-name="gr76" draw:text-style-name="P9" draw:layer="layout" svg:x1="22.303cm" svg:y1="10.209cm" svg:x2="22.303cm" svg:y2="10.437cm">
          <text:p/>
        </draw:line>
        <draw:line draw:name="Straight Connector 39" draw:style-name="gr76" draw:text-style-name="P9" draw:layer="layout" svg:x1="23.582cm" svg:y1="10.209cm" svg:x2="23.582cm" svg:y2="10.437cm">
          <text:p/>
        </draw:line>
        <draw:custom-shape draw:name="Rectangle 21" draw:style-name="gr77" draw:text-style-name="P2" draw:layer="layout" svg:width="0.399cm" svg:height="0.399cm" svg:x="13.931cm" svg:y="5.237cm">
          <text:p text:style-name="P14"><text:span text:style-name="T41">7</text:span></text:p>
          <draw:enhanced-geometry svg:viewBox="0 0 21600 21600" draw:type="rectangle" draw:enhanced-path="M 0 0 L 21600 0 21600 21600 0 21600 0 0 Z N"/>
        </draw:custom-shape>
        <draw:custom-shape draw:name="Rectangle 41" draw:style-name="gr77" draw:text-style-name="P2" draw:layer="layout" svg:width="0.399cm" svg:height="0.399cm" svg:x="13.931cm" svg:y="5.898cm">
          <text:p text:style-name="P14"><text:span text:style-name="T41">6</text:span></text:p>
          <draw:enhanced-geometry svg:viewBox="0 0 21600 21600" draw:type="rectangle" draw:enhanced-path="M 0 0 L 21600 0 21600 21600 0 21600 0 0 Z N"/>
        </draw:custom-shape>
        <draw:custom-shape draw:name="Rectangle 42" draw:style-name="gr77" draw:text-style-name="P2" draw:layer="layout" svg:width="0.399cm" svg:height="0.399cm" svg:x="13.931cm" svg:y="6.558cm">
          <text:p text:style-name="P14"><text:span text:style-name="T41">5</text:span></text:p>
          <draw:enhanced-geometry svg:viewBox="0 0 21600 21600" draw:type="rectangle" draw:enhanced-path="M 0 0 L 21600 0 21600 21600 0 21600 0 0 Z N"/>
        </draw:custom-shape>
        <draw:custom-shape draw:name="Rectangle 43" draw:style-name="gr77" draw:text-style-name="P2" draw:layer="layout" svg:width="0.399cm" svg:height="0.399cm" svg:x="13.931cm" svg:y="7.219cm">
          <text:p text:style-name="P14"><text:span text:style-name="T41">4</text:span></text:p>
          <draw:enhanced-geometry svg:viewBox="0 0 21600 21600" draw:type="rectangle" draw:enhanced-path="M 0 0 L 21600 0 21600 21600 0 21600 0 0 Z N"/>
        </draw:custom-shape>
        <draw:custom-shape draw:name="Rectangle 44" draw:style-name="gr77" draw:text-style-name="P2" draw:layer="layout" svg:width="0.399cm" svg:height="0.399cm" svg:x="13.931cm" svg:y="7.879cm">
          <text:p text:style-name="P14"><text:span text:style-name="T41">3</text:span></text:p>
          <draw:enhanced-geometry svg:viewBox="0 0 21600 21600" draw:type="rectangle" draw:enhanced-path="M 0 0 L 21600 0 21600 21600 0 21600 0 0 Z N"/>
        </draw:custom-shape>
        <draw:custom-shape draw:name="Rectangle 45" draw:style-name="gr77" draw:text-style-name="P2" draw:layer="layout" svg:width="0.399cm" svg:height="0.399cm" svg:x="13.931cm" svg:y="8.539cm">
          <text:p text:style-name="P14"><text:span text:style-name="T41">2</text:span></text:p>
          <draw:enhanced-geometry svg:viewBox="0 0 21600 21600" draw:type="rectangle" draw:enhanced-path="M 0 0 L 21600 0 21600 21600 0 21600 0 0 Z N"/>
        </draw:custom-shape>
        <draw:custom-shape draw:name="Rectangle 46" draw:style-name="gr77" draw:text-style-name="P2" draw:layer="layout" svg:width="0.399cm" svg:height="0.399cm" svg:x="13.931cm" svg:y="9.2cm">
          <text:p text:style-name="P14"><text:span text:style-name="T41">1</text:span></text:p>
          <draw:enhanced-geometry svg:viewBox="0 0 21600 21600" draw:type="rectangle" draw:enhanced-path="M 0 0 L 21600 0 21600 21600 0 21600 0 0 Z N"/>
        </draw:custom-shape>
        <draw:custom-shape draw:name="Rectangle 47" draw:style-name="gr77" draw:text-style-name="P2" draw:layer="layout" svg:width="0.399cm" svg:height="0.399cm" svg:x="13.931cm" svg:y="10.004cm">
          <text:p text:style-name="P14"><text:span text:style-name="T41">0</text:span></text:p>
          <draw:enhanced-geometry svg:viewBox="0 0 21600 21600" draw:type="rectangle" draw:enhanced-path="M 0 0 L 21600 0 21600 21600 0 21600 0 0 Z N"/>
        </draw:custom-shape>
        <draw:custom-shape draw:name="Rectangle 48" draw:style-name="gr77" draw:text-style-name="P2" draw:layer="layout" svg:width="0.399cm" svg:height="0.399cm" svg:x="14.363cm" svg:y="10.552cm">
          <text:p text:style-name="P14"><text:span text:style-name="T41">0</text:span></text:p>
          <draw:enhanced-geometry svg:viewBox="0 0 21600 21600" draw:type="rectangle" draw:enhanced-path="M 0 0 L 21600 0 21600 21600 0 21600 0 0 Z N"/>
        </draw:custom-shape>
        <draw:custom-shape draw:name="Rectangle 49" draw:style-name="gr77" draw:text-style-name="P2" draw:layer="layout" svg:width="0.399cm" svg:height="0.399cm" svg:x="15.642cm" svg:y="10.552cm">
          <text:p text:style-name="P14"><text:span text:style-name="T41">1</text:span></text:p>
          <draw:enhanced-geometry svg:viewBox="0 0 21600 21600" draw:type="rectangle" draw:enhanced-path="M 0 0 L 21600 0 21600 21600 0 21600 0 0 Z N"/>
        </draw:custom-shape>
        <draw:custom-shape draw:name="Rectangle 50" draw:style-name="gr77" draw:text-style-name="P2" draw:layer="layout" svg:width="0.399cm" svg:height="0.399cm" svg:x="16.922cm" svg:y="10.552cm">
          <text:p text:style-name="P14"><text:span text:style-name="T41">2</text:span></text:p>
          <draw:enhanced-geometry svg:viewBox="0 0 21600 21600" draw:type="rectangle" draw:enhanced-path="M 0 0 L 21600 0 21600 21600 0 21600 0 0 Z N"/>
        </draw:custom-shape>
        <draw:custom-shape draw:name="Rectangle 51" draw:style-name="gr77" draw:text-style-name="P2" draw:layer="layout" svg:width="0.399cm" svg:height="0.399cm" svg:x="18.233cm" svg:y="10.552cm">
          <text:p text:style-name="P14"><text:span text:style-name="T41">3</text:span></text:p>
          <draw:enhanced-geometry svg:viewBox="0 0 21600 21600" draw:type="rectangle" draw:enhanced-path="M 0 0 L 21600 0 21600 21600 0 21600 0 0 Z N"/>
        </draw:custom-shape>
        <draw:custom-shape draw:name="Rectangle 52" draw:style-name="gr77" draw:text-style-name="P2" draw:layer="layout" svg:width="0.399cm" svg:height="0.399cm" svg:x="19.544cm" svg:y="10.552cm">
          <text:p text:style-name="P14"><text:span text:style-name="T41">4</text:span></text:p>
          <draw:enhanced-geometry svg:viewBox="0 0 21600 21600" draw:type="rectangle" draw:enhanced-path="M 0 0 L 21600 0 21600 21600 0 21600 0 0 Z N"/>
        </draw:custom-shape>
        <draw:custom-shape draw:name="Rectangle 54" draw:style-name="gr77" draw:text-style-name="P2" draw:layer="layout" svg:width="0.399cm" svg:height="0.399cm" svg:x="20.813cm" svg:y="10.552cm">
          <text:p text:style-name="P14"><text:span text:style-name="T41">5</text:span></text:p>
          <draw:enhanced-geometry svg:viewBox="0 0 21600 21600" draw:type="rectangle" draw:enhanced-path="M 0 0 L 21600 0 21600 21600 0 21600 0 0 Z N"/>
        </draw:custom-shape>
        <draw:custom-shape draw:name="Rectangle 55" draw:style-name="gr77" draw:text-style-name="P2" draw:layer="layout" svg:width="0.399cm" svg:height="0.399cm" svg:x="22.082cm" svg:y="10.552cm">
          <text:p text:style-name="P14"><text:span text:style-name="T41">6</text:span></text:p>
          <draw:enhanced-geometry svg:viewBox="0 0 21600 21600" draw:type="rectangle" draw:enhanced-path="M 0 0 L 21600 0 21600 21600 0 21600 0 0 Z N"/>
        </draw:custom-shape>
        <draw:custom-shape draw:name="Rectangle 56" draw:style-name="gr77" draw:text-style-name="P2" draw:layer="layout" svg:width="0.399cm" svg:height="0.399cm" svg:x="23.366cm" svg:y="10.552cm">
          <text:p text:style-name="P14"><text:span text:style-name="T41">7</text:span></text:p>
          <draw:enhanced-geometry svg:viewBox="0 0 21600 21600" draw:type="rectangle" draw:enhanced-path="M 0 0 L 21600 0 21600 21600 0 21600 0 0 Z N"/>
        </draw:custom-shape>
        <draw:custom-shape draw:name="Rectangle 57" draw:style-name="gr77" draw:text-style-name="P2" draw:layer="layout" svg:width="1.356cm" svg:height="0.508cm" svg:x="18.633cm" svg:y="10.846cm">
          <text:p text:style-name="P14"><text:span text:style-name="T41">Year</text:span></text:p>
          <draw:enhanced-geometry svg:viewBox="0 0 21600 21600" draw:type="rectangle" draw:enhanced-path="M 0 0 L 21600 0 21600 21600 0 21600 0 0 Z N"/>
        </draw:custom-shape>
        <draw:custom-shape draw:name="Rectangle 58" draw:style-name="gr77" draw:text-style-name="P2" draw:layer="layout" svg:width="2.71cm" svg:height="0.508cm" draw:transform="rotate (1.5707963267946) translate (13.196cm 9.385cm)">
          <text:p text:style-name="P14"><text:span text:style-name="T41">Score points</text:span></text:p>
          <draw:enhanced-geometry svg:viewBox="0 0 21600 21600" draw:type="rectangle" draw:enhanced-path="M 0 0 L 21600 0 21600 21600 0 21600 0 0 Z N"/>
        </draw:custom-shape>
        <draw:custom-shape draw:name="Rectangle 60" draw:style-name="gr77" draw:text-style-name="P2" draw:layer="layout" svg:width="7.014cm" svg:height="0.508cm" svg:x="15.887cm" svg:y="4.702cm">
          <text:p text:style-name="P14"><text:span text:style-name="T42">Course of related clinical parameters</text:span></text:p>
          <draw:enhanced-geometry svg:viewBox="0 0 21600 21600" draw:type="rectangle" draw:enhanced-path="M 0 0 L 21600 0 21600 21600 0 21600 0 0 Z N"/>
        </draw:custom-shape>
        <draw:custom-shape draw:name="Rectangle 61" draw:style-name="gr77" draw:text-style-name="P2" draw:layer="layout" svg:width="3.004cm" svg:height="0.508cm" svg:x="21.013cm" svg:y="11.454cm">
          <text:p text:style-name="P10"><text:span text:style-name="T41">BASDAI</text:span><text:span text:style-name="T41"><text:line-break/></text:span><text:span text:style-name="T41">ASDAS</text:span><text:span text:style-name="T41"><text:line-break/></text:span><text:span text:style-name="T41">BASFI</text:span><text:span text:style-name="T41"><text:line-break/></text:span><text:span text:style-name="T41">BASMI</text:span></text:p>
          <draw:enhanced-geometry svg:viewBox="0 0 21600 21600" draw:type="rectangle" draw:enhanced-path="M 0 0 L 21600 0 21600 21600 0 21600 0 0 Z N"/>
        </draw:custom-shape>
        <draw:line draw:name="Straight Connector 23" draw:style-name="gr78" draw:text-style-name="P9" draw:layer="layout" svg:x1="20.45cm" svg:y1="11.1cm" svg:x2="21.162cm" svg:y2="11.1cm">
          <text:p/>
        </draw:line>
        <draw:line draw:name="Straight Connector 64" draw:style-name="gr79" draw:text-style-name="P9" draw:layer="layout" svg:x1="20.45cm" svg:y1="11.501cm" svg:x2="21.162cm" svg:y2="11.501cm">
          <text:p/>
        </draw:line>
        <draw:line draw:name="Straight Connector 65" draw:style-name="gr80" draw:text-style-name="P9" draw:layer="layout" svg:x1="20.45cm" svg:y1="11.902cm" svg:x2="21.162cm" svg:y2="11.902cm">
          <text:p/>
        </draw:line>
        <draw:line draw:name="Straight Connector 66" draw:style-name="gr81" draw:text-style-name="P9" draw:layer="layout" svg:x1="20.45cm" svg:y1="12.303cm" svg:x2="21.162cm" svg:y2="12.303cm">
          <text:p/>
        </draw:line>
        <draw:custom-shape draw:name="TextBox 3" draw:style-name="gr30" draw:text-style-name="P2" draw:layer="layout" svg:width="2.209cm" svg:height="1.013cm" svg:x="14.331cm" svg:y="11.196cm">
          <text:p text:style-name="P10"><text:span text:style-name="T14">N=16</text:span></text:p>
          <draw:enhanced-geometry svg:viewBox="0 0 21600 21600" draw:type="rectangle" draw:enhanced-path="M 0 0 L 21600 0 21600 21600 0 21600 0 0 Z N"/>
        </draw:custom-shape>
        <presentation:notes draw:style-name="dp2">
          <draw:page-thumbnail draw:name="Slide Image Placeholder 1" draw:style-name="gr1" draw:layer="layout" svg:width="12.699cm" svg:height="9.524cm" svg:x="3.175cm" svg:y="1.905cm" draw:page-number="22" presentation:class="page"/>
          <draw:frame draw:name="Notes Placeholder 2" presentation:style-name="pr24" draw:text-style-name="P2" draw:layer="layout" svg:width="15.239cm" svg:height="11.429cm" svg:x="1.905cm" svg:y="12.065cm" presentation:class="notes" presentation:user-transformed="true">
            <draw:text-box>
              <text:p text:style-name="P16"><text:span text:style-name="T43">Baraliakos 2013/p3/Table 1 and p1/Abstract/Results and p3/col1/para1/11-15</text:span></text:p>
              <text:p text:style-name="P16"><text:span text:style-name="T43">ASAS, Assessment of SpondyloArthritis International Society; ASDAS, ankylosing spondylitis disease activity score; BASDAI, Bath ankylosing spondylitis disease activity index; BASFI, Bath ankylosing spondylitis functional index; BASMI, Bath ankylosing spondylitis metrology index; CRP, C reactive protein</text:span></text:p>
              <text:p text:style-name="P16"><text:span text:style-name="T43">Key points:</text:span></text:p>
              <text:list text:style-name="L21">
                <text:list-item>
                  <text:p text:style-name="P16"><text:span text:style-name="T43">Study confirms the clinical efficacy of etanercept in patients with active AS over seven years of continuous treatment</text:span></text:p>
                </text:list-item>
                <text:list-item>
                  <text:p text:style-name="P16"><text:span text:style-name="T43">Mean ASDAS, BASDAI, BASFI and BASMI scores showed a rapid improvement, which remained stable over the entire study period</text:span></text:p>
                </text:list-item>
                <text:list-item>
                  <text:p text:style-name="P16"><text:span text:style-name="T43">There was no change in mean values at Year 7 of the study as compared to the last report of the same patients after two years</text:span></text:p>
                </text:list-item>
              </text:list>
            </draw:text-box>
          </draw:frame>
          <draw:frame draw:name="Slide Number Placeholder 3" presentation:style-name="pr25" draw:text-style-name="P5" draw:layer="layout" svg:width="8.254cm" svg:height="1.269cm" svg:x="10.791cm" svg:y="24.126cm" presentation:class="page-number" presentation:user-transformed="true">
            <draw:text-box>
              <text:p text:style-name="P4"><text:span text:style-name="T4"><text:page-number>&lt;number&gt;</text:page-number></text:span></text:p>
            </draw:text-box>
          </draw:frame>
        </presentation:notes>
      </draw:page>
      <draw:page draw:name="page23" draw:style-name="dp1" draw:master-page-name="Default_20_6">
        <draw:frame draw:name="Title 1" presentation:style-name="pr21" draw:text-style-name="P2" draw:layer="layout" svg:width="23.706cm" svg:height="2.135cm" svg:x="0.847cm" svg:y="0.423cm" presentation:class="title" presentation:user-transformed="true">
          <draw:text-box>
            <text:p text:style-name="P1"><text:span text:style-name="T1">Mean change from baseline for (A) SPARCC MRI SIJ score, (B) SPARCC MRI spinal score &amp; (C) ASspiMRI-a total score</text:span></text:p>
          </draw:text-box>
        </draw:frame>
        <draw:frame draw:name="Chart 5" draw:style-name="gr82" draw:text-style-name="P9" draw:layer="layout" svg:width="12.507cm" svg:height="7.619cm" svg:x="12.7cm" svg:y="2.963cm">
          <draw:object xlink:href="./Object 1" xlink:type="simple" xlink:show="embed" xlink:actuate="onLoad">
            <text:p/>
          </draw:object>
          <draw:image xlink:href="./ObjectReplacements/Object 1" xlink:type="simple" xlink:show="embed" xlink:actuate="onLoad"/>
        </draw:frame>
        <draw:frame draw:name="Chart 7" draw:style-name="gr82" draw:text-style-name="P9" draw:layer="layout" svg:width="11.641cm" svg:height="7.831cm" svg:x="0.635cm" svg:y="3.175cm">
          <draw:object xlink:href="./Object 2" xlink:type="simple" xlink:show="embed" xlink:actuate="onLoad">
            <text:p/>
          </draw:object>
          <draw:image xlink:href="./ObjectReplacements/Object 2" xlink:type="simple" xlink:show="embed" xlink:actuate="onLoad"/>
        </draw:frame>
        <draw:frame draw:name="Content Placeholder 5" draw:style-name="gr82" draw:text-style-name="P9" draw:layer="layout" svg:width="12.276cm" svg:height="7.196cm" svg:x="6.131cm" svg:y="10.795cm">
          <draw:object xlink:href="./Object 3" xlink:type="simple" xlink:show="embed" xlink:actuate="onLoad">
            <text:p/>
          </draw:object>
          <draw:image xlink:href="./ObjectReplacements/Object 3" xlink:type="simple" xlink:show="embed" xlink:actuate="onLoad"/>
        </draw:frame>
        <draw:line draw:name="Straight Connector 14" draw:style-name="gr76" draw:text-style-name="P9" draw:layer="layout" svg:x1="3.175cm" svg:y1="3.81cm" svg:x2="11.641cm" svg:y2="3.81cm">
          <text:p/>
        </draw:line>
        <draw:custom-shape draw:name="Rectangle 2" draw:style-name="gr30" draw:text-style-name="P2" draw:layer="layout" svg:width="25.96cm" svg:height="0.927cm" svg:x="0cm" svg:y="17.774cm">
          <text:p text:style-name="P10"><text:span text:style-name="T39">Maksymowych WP, Dougados M, van der Heijde D, Sieper J, Braun J, Citera G, Van den Bosch F, Logeart I, Wajdula J, Jones H, Marshall L. Clinical and MRI responses to etanercept in early non radiographic axial spondyloarthritis: 48-week results from the EMBARK study. Annals of the rheumatic diseases. 2016 Jul 1;75(7):1328-35.</text:span></text:p>
          <draw:enhanced-geometry svg:viewBox="0 0 21600 21600" draw:type="rectangle" draw:enhanced-path="M 0 0 L 21600 0 21600 21600 0 21600 0 0 Z N"/>
        </draw:custom-shape>
        <draw:custom-shape draw:name="TextBox 3" draw:style-name="gr30" draw:text-style-name="P2" draw:layer="layout" svg:width="3.597cm" svg:height="0.695cm" svg:x="10.16cm" svg:y="4.921cm">
          <text:p text:style-name="P10"><text:span text:style-name="T44">p=&lt;0.001</text:span></text:p>
          <draw:enhanced-geometry svg:viewBox="0 0 21600 21600" draw:type="rectangle" draw:enhanced-path="M 0 0 L 21600 0 21600 21600 0 21600 0 0 Z N"/>
        </draw:custom-shape>
        <draw:custom-shape draw:name="TextBox 4" draw:style-name="gr30" draw:text-style-name="P2" draw:layer="layout" svg:width="9.873cm" svg:height="1.139cm" svg:x="15.526cm" svg:y="16.663cm">
          <text:p text:style-name="P10"><text:span text:style-name="T44">*except ASspiMRI-a total score for ETN/ETN which was non-significant</text:span></text:p>
          <draw:enhanced-geometry svg:viewBox="0 0 21600 21600" draw:type="rectangle" draw:enhanced-path="M 0 0 L 21600 0 21600 21600 0 21600 0 0 Z N"/>
        </draw:custom-shape>
        <presentation:notes draw:style-name="dp3">
          <draw:page-thumbnail draw:style-name="gr1" draw:layer="layout" svg:width="12.699cm" svg:height="9.524cm" svg:x="3.175cm" svg:y="1.93cm" draw:page-number="23" presentation:class="page"/>
          <draw:frame presentation:style-name="pr26" draw:layer="layout" svg:width="15.239cm" svg:height="11.429cm" svg:x="1.905cm" svg:y="12.065cm" presentation:class="notes" presentation:placeholder="true">
            <draw:text-box/>
          </draw:frame>
        </presentation:notes>
      </draw:page>
      <draw:page draw:name="page24" draw:style-name="dp1" draw:master-page-name="Default_20_7">
        <draw:g draw:name="Group 4">
          <draw:custom-shape draw:name="Freeform 7" draw:style-name="gr83" draw:text-style-name="P2" draw:layer="layout" svg:width="5.576cm" svg:height="6.699cm" svg:x="9.163cm" svg:y="3.476cm">
            <text:p/>
            <draw:enhanced-geometry draw:mirror-horizontal="false" draw:mirror-vertical="false" svg:viewBox="0 0 801 962" draw:type="non-primitive" draw:enhanced-path="M 425 727 C 376 727 376 727 376 727 275 807 275 807 275 807 275 727 275 727 275 727 172 727 172 727 172 727 118 727 75 683 75 629 75 171 75 171 75 171 75 118 118 74 172 74 630 74 630 74 630 74 683 74 727 118 727 171 727 261 727 261 727 261 801 261 801 261 801 261 801 171 801 171 801 171 801 77 724 0 630 0 172 0 172 0 172 0 77 0 0 77 0 171 0 629 0 629 0 629 0 724 77 801 172 801 201 801 201 801 201 801 201 830 201 830 201 830 201 962 201 962 201 962 304 879 304 879 304 879 402 801 402 801 402 801 439 801 439 801 439 801 430 781 425 759 425 735 L 425 727 Z N">
              <draw:equation draw:name="f0" draw:formula="425*width/801"/>
              <draw:equation draw:name="f1" draw:formula="727*height/962"/>
              <draw:equation draw:name="f2" draw:formula="376*width/801"/>
              <draw:equation draw:name="f3" draw:formula="727*height/962"/>
              <draw:equation draw:name="f4" draw:formula="275*width/801"/>
              <draw:equation draw:name="f5" draw:formula="807*height/962"/>
              <draw:equation draw:name="f6" draw:formula="275*width/801"/>
              <draw:equation draw:name="f7" draw:formula="727*height/962"/>
              <draw:equation draw:name="f8" draw:formula="172*width/801"/>
              <draw:equation draw:name="f9" draw:formula="727*height/962"/>
              <draw:equation draw:name="f10" draw:formula="75*width/801"/>
              <draw:equation draw:name="f11" draw:formula="629*height/962"/>
              <draw:equation draw:name="f12" draw:formula="75*width/801"/>
              <draw:equation draw:name="f13" draw:formula="171*height/962"/>
              <draw:equation draw:name="f14" draw:formula="172*width/801"/>
              <draw:equation draw:name="f15" draw:formula="74*height/962"/>
              <draw:equation draw:name="f16" draw:formula="630*width/801"/>
              <draw:equation draw:name="f17" draw:formula="74*height/962"/>
              <draw:equation draw:name="f18" draw:formula="727*width/801"/>
              <draw:equation draw:name="f19" draw:formula="171*height/962"/>
              <draw:equation draw:name="f20" draw:formula="727*width/801"/>
              <draw:equation draw:name="f21" draw:formula="261*height/962"/>
              <draw:equation draw:name="f22" draw:formula="801*width/801"/>
              <draw:equation draw:name="f23" draw:formula="261*height/962"/>
              <draw:equation draw:name="f24" draw:formula="801*width/801"/>
              <draw:equation draw:name="f25" draw:formula="171*height/962"/>
              <draw:equation draw:name="f26" draw:formula="630*width/801"/>
              <draw:equation draw:name="f27" draw:formula="0*height/962"/>
              <draw:equation draw:name="f28" draw:formula="172*width/801"/>
              <draw:equation draw:name="f29" draw:formula="0*height/962"/>
              <draw:equation draw:name="f30" draw:formula="0*width/801"/>
              <draw:equation draw:name="f31" draw:formula="171*height/962"/>
              <draw:equation draw:name="f32" draw:formula="0*width/801"/>
              <draw:equation draw:name="f33" draw:formula="629*height/962"/>
              <draw:equation draw:name="f34" draw:formula="172*width/801"/>
              <draw:equation draw:name="f35" draw:formula="801*height/962"/>
              <draw:equation draw:name="f36" draw:formula="201*width/801"/>
              <draw:equation draw:name="f37" draw:formula="801*height/962"/>
              <draw:equation draw:name="f38" draw:formula="201*width/801"/>
              <draw:equation draw:name="f39" draw:formula="830*height/962"/>
              <draw:equation draw:name="f40" draw:formula="201*width/801"/>
              <draw:equation draw:name="f41" draw:formula="962*height/962"/>
              <draw:equation draw:name="f42" draw:formula="304*width/801"/>
              <draw:equation draw:name="f43" draw:formula="879*height/962"/>
              <draw:equation draw:name="f44" draw:formula="402*width/801"/>
              <draw:equation draw:name="f45" draw:formula="801*height/962"/>
              <draw:equation draw:name="f46" draw:formula="439*width/801"/>
              <draw:equation draw:name="f47" draw:formula="801*height/962"/>
              <draw:equation draw:name="f48" draw:formula="425*width/801"/>
              <draw:equation draw:name="f49" draw:formula="735*height/962"/>
              <draw:equation draw:name="f50" draw:formula="425*width/801"/>
              <draw:equation draw:name="f51" draw:formula="727*height/962"/>
              <draw:equation draw:name="f52" draw:formula="width"/>
              <draw:equation draw:name="f53" draw:formula="height"/>
            </draw:enhanced-geometry>
          </draw:custom-shape>
          <draw:custom-shape draw:name="Freeform 8" draw:style-name="gr83" draw:text-style-name="P2" draw:layer="layout" svg:width="2.101cm" svg:height="2.345cm" svg:x="10.109cm" svg:y="4.411cm">
            <text:p/>
            <draw:enhanced-geometry draw:mirror-horizontal="false" draw:mirror-vertical="false" svg:viewBox="0 0 302 337" draw:type="non-primitive" draw:enhanced-path="M 140 0 C 56 0 0 60 0 145 0 244 58 293 142 293 154 293 165 292 175 290 184 315 205 337 240 337 281 337 302 307 302 270 302 249 302 249 302 249 275 249 275 249 275 249 275 261 275 261 275 261 275 268 274 280 266 280 256 280 251 265 248 252 271 227 282 192 282 148 282 60 238 0 140 0 Z M 142 230 C 132 230 123 226 115 217 120 200 129 186 142 186 157 186 162 200 165 221 158 227 150 230 142 230 Z M 189 165 C 176 155 160 148 142 148 118 148 103 158 93 168 92 161 92 154 92 145 92 97 115 61 140 61 170 61 190 100 190 148 190 154 190 160 189 165 Z N">
              <draw:equation draw:name="f0" draw:formula="140*width/302"/>
              <draw:equation draw:name="f1" draw:formula="0*height/337"/>
              <draw:equation draw:name="f2" draw:formula="0*width/302"/>
              <draw:equation draw:name="f3" draw:formula="145*height/337"/>
              <draw:equation draw:name="f4" draw:formula="142*width/302"/>
              <draw:equation draw:name="f5" draw:formula="293*height/337"/>
              <draw:equation draw:name="f6" draw:formula="175*width/302"/>
              <draw:equation draw:name="f7" draw:formula="290*height/337"/>
              <draw:equation draw:name="f8" draw:formula="240*width/302"/>
              <draw:equation draw:name="f9" draw:formula="337*height/337"/>
              <draw:equation draw:name="f10" draw:formula="302*width/302"/>
              <draw:equation draw:name="f11" draw:formula="270*height/337"/>
              <draw:equation draw:name="f12" draw:formula="302*width/302"/>
              <draw:equation draw:name="f13" draw:formula="249*height/337"/>
              <draw:equation draw:name="f14" draw:formula="275*width/302"/>
              <draw:equation draw:name="f15" draw:formula="249*height/337"/>
              <draw:equation draw:name="f16" draw:formula="275*width/302"/>
              <draw:equation draw:name="f17" draw:formula="261*height/337"/>
              <draw:equation draw:name="f18" draw:formula="266*width/302"/>
              <draw:equation draw:name="f19" draw:formula="280*height/337"/>
              <draw:equation draw:name="f20" draw:formula="248*width/302"/>
              <draw:equation draw:name="f21" draw:formula="252*height/337"/>
              <draw:equation draw:name="f22" draw:formula="282*width/302"/>
              <draw:equation draw:name="f23" draw:formula="148*height/337"/>
              <draw:equation draw:name="f24" draw:formula="140*width/302"/>
              <draw:equation draw:name="f25" draw:formula="0*height/337"/>
              <draw:equation draw:name="f26" draw:formula="142*width/302"/>
              <draw:equation draw:name="f27" draw:formula="230*height/337"/>
              <draw:equation draw:name="f28" draw:formula="115*width/302"/>
              <draw:equation draw:name="f29" draw:formula="217*height/337"/>
              <draw:equation draw:name="f30" draw:formula="142*width/302"/>
              <draw:equation draw:name="f31" draw:formula="186*height/337"/>
              <draw:equation draw:name="f32" draw:formula="165*width/302"/>
              <draw:equation draw:name="f33" draw:formula="221*height/337"/>
              <draw:equation draw:name="f34" draw:formula="142*width/302"/>
              <draw:equation draw:name="f35" draw:formula="230*height/337"/>
              <draw:equation draw:name="f36" draw:formula="189*width/302"/>
              <draw:equation draw:name="f37" draw:formula="165*height/337"/>
              <draw:equation draw:name="f38" draw:formula="142*width/302"/>
              <draw:equation draw:name="f39" draw:formula="148*height/337"/>
              <draw:equation draw:name="f40" draw:formula="93*width/302"/>
              <draw:equation draw:name="f41" draw:formula="168*height/337"/>
              <draw:equation draw:name="f42" draw:formula="92*width/302"/>
              <draw:equation draw:name="f43" draw:formula="145*height/337"/>
              <draw:equation draw:name="f44" draw:formula="140*width/302"/>
              <draw:equation draw:name="f45" draw:formula="61*height/337"/>
              <draw:equation draw:name="f46" draw:formula="190*width/302"/>
              <draw:equation draw:name="f47" draw:formula="148*height/337"/>
              <draw:equation draw:name="f48" draw:formula="189*width/302"/>
              <draw:equation draw:name="f49" draw:formula="165*height/337"/>
              <draw:equation draw:name="f50" draw:formula="width"/>
              <draw:equation draw:name="f51" draw:formula="height"/>
            </draw:enhanced-geometry>
          </draw:custom-shape>
          <draw:custom-shape draw:name="Freeform 9" draw:style-name="gr83" draw:text-style-name="P2" draw:layer="layout" svg:width="0.341cm" svg:height="0.556cm" svg:x="14.147cm" svg:y="7.028cm">
            <text:p/>
            <draw:enhanced-geometry draw:mirror-horizontal="false" draw:mirror-vertical="false" svg:viewBox="0 0 116 189" draw:type="non-primitive" draw:enhanced-path="M 0 189 L 116 189 57 0 0 189 Z N">
              <draw:equation draw:name="f0" draw:formula="0*width/116"/>
              <draw:equation draw:name="f1" draw:formula="189*height/189"/>
              <draw:equation draw:name="f2" draw:formula="116*width/116"/>
              <draw:equation draw:name="f3" draw:formula="189*height/189"/>
              <draw:equation draw:name="f4" draw:formula="57*width/116"/>
              <draw:equation draw:name="f5" draw:formula="0*height/189"/>
              <draw:equation draw:name="f6" draw:formula="0*width/116"/>
              <draw:equation draw:name="f7" draw:formula="189*height/189"/>
              <draw:equation draw:name="f8" draw:formula="width"/>
              <draw:equation draw:name="f9" draw:formula="height"/>
            </draw:enhanced-geometry>
          </draw:custom-shape>
          <draw:custom-shape draw:name="Freeform 10" draw:style-name="gr83" draw:text-style-name="P2" draw:layer="layout" svg:width="3.801cm" svg:height="4.559cm" svg:x="12.435cm" svg:y="5.616cm">
            <text:p/>
            <draw:enhanced-geometry draw:mirror-horizontal="false" draw:mirror-vertical="false" svg:viewBox="0 0 546 655" draw:type="non-primitive" draw:enhanced-path="M 429 0 C 117 0 117 0 117 0 52 0 0 52 0 116 0 428 0 428 0 428 0 493 52 545 117 545 272 545 272 545 272 545 339 599 339 599 339 599 409 655 409 655 409 655 409 565 409 565 409 565 409 545 409 545 409 545 429 545 429 545 429 545 493 545 546 493 546 428 546 116 546 116 546 116 546 52 493 0 429 0 Z M 431 403 C 281 403 281 403 281 403 281 354 281 354 281 354 317 354 317 354 317 354 309 328 309 328 309 328 232 328 232 328 232 328 224 354 224 354 224 354 253 354 253 354 253 354 253 403 253 403 253 403 134 403 134 403 134 403 134 354 134 354 134 354 160 354 160 354 160 354 210 189 210 189 210 189 195 189 195 189 195 189 195 141 195 141 195 141 339 141 339 141 339 141 405 354 405 354 405 354 431 354 431 354 431 354 L 431 403 Z N">
              <draw:equation draw:name="f0" draw:formula="429*width/546"/>
              <draw:equation draw:name="f1" draw:formula="0*height/655"/>
              <draw:equation draw:name="f2" draw:formula="117*width/546"/>
              <draw:equation draw:name="f3" draw:formula="0*height/655"/>
              <draw:equation draw:name="f4" draw:formula="0*width/546"/>
              <draw:equation draw:name="f5" draw:formula="116*height/655"/>
              <draw:equation draw:name="f6" draw:formula="0*width/546"/>
              <draw:equation draw:name="f7" draw:formula="428*height/655"/>
              <draw:equation draw:name="f8" draw:formula="117*width/546"/>
              <draw:equation draw:name="f9" draw:formula="545*height/655"/>
              <draw:equation draw:name="f10" draw:formula="272*width/546"/>
              <draw:equation draw:name="f11" draw:formula="545*height/655"/>
              <draw:equation draw:name="f12" draw:formula="339*width/546"/>
              <draw:equation draw:name="f13" draw:formula="599*height/655"/>
              <draw:equation draw:name="f14" draw:formula="409*width/546"/>
              <draw:equation draw:name="f15" draw:formula="655*height/655"/>
              <draw:equation draw:name="f16" draw:formula="409*width/546"/>
              <draw:equation draw:name="f17" draw:formula="565*height/655"/>
              <draw:equation draw:name="f18" draw:formula="409*width/546"/>
              <draw:equation draw:name="f19" draw:formula="545*height/655"/>
              <draw:equation draw:name="f20" draw:formula="429*width/546"/>
              <draw:equation draw:name="f21" draw:formula="545*height/655"/>
              <draw:equation draw:name="f22" draw:formula="546*width/546"/>
              <draw:equation draw:name="f23" draw:formula="428*height/655"/>
              <draw:equation draw:name="f24" draw:formula="546*width/546"/>
              <draw:equation draw:name="f25" draw:formula="116*height/655"/>
              <draw:equation draw:name="f26" draw:formula="429*width/546"/>
              <draw:equation draw:name="f27" draw:formula="0*height/655"/>
              <draw:equation draw:name="f28" draw:formula="431*width/546"/>
              <draw:equation draw:name="f29" draw:formula="403*height/655"/>
              <draw:equation draw:name="f30" draw:formula="281*width/546"/>
              <draw:equation draw:name="f31" draw:formula="403*height/655"/>
              <draw:equation draw:name="f32" draw:formula="281*width/546"/>
              <draw:equation draw:name="f33" draw:formula="354*height/655"/>
              <draw:equation draw:name="f34" draw:formula="317*width/546"/>
              <draw:equation draw:name="f35" draw:formula="354*height/655"/>
              <draw:equation draw:name="f36" draw:formula="309*width/546"/>
              <draw:equation draw:name="f37" draw:formula="328*height/655"/>
              <draw:equation draw:name="f38" draw:formula="232*width/546"/>
              <draw:equation draw:name="f39" draw:formula="328*height/655"/>
              <draw:equation draw:name="f40" draw:formula="224*width/546"/>
              <draw:equation draw:name="f41" draw:formula="354*height/655"/>
              <draw:equation draw:name="f42" draw:formula="253*width/546"/>
              <draw:equation draw:name="f43" draw:formula="354*height/655"/>
              <draw:equation draw:name="f44" draw:formula="253*width/546"/>
              <draw:equation draw:name="f45" draw:formula="403*height/655"/>
              <draw:equation draw:name="f46" draw:formula="134*width/546"/>
              <draw:equation draw:name="f47" draw:formula="403*height/655"/>
              <draw:equation draw:name="f48" draw:formula="134*width/546"/>
              <draw:equation draw:name="f49" draw:formula="354*height/655"/>
              <draw:equation draw:name="f50" draw:formula="160*width/546"/>
              <draw:equation draw:name="f51" draw:formula="354*height/655"/>
              <draw:equation draw:name="f52" draw:formula="210*width/546"/>
              <draw:equation draw:name="f53" draw:formula="189*height/655"/>
              <draw:equation draw:name="f54" draw:formula="195*width/546"/>
              <draw:equation draw:name="f55" draw:formula="189*height/655"/>
              <draw:equation draw:name="f56" draw:formula="195*width/546"/>
              <draw:equation draw:name="f57" draw:formula="141*height/655"/>
              <draw:equation draw:name="f58" draw:formula="339*width/546"/>
              <draw:equation draw:name="f59" draw:formula="141*height/655"/>
              <draw:equation draw:name="f60" draw:formula="405*width/546"/>
              <draw:equation draw:name="f61" draw:formula="354*height/655"/>
              <draw:equation draw:name="f62" draw:formula="431*width/546"/>
              <draw:equation draw:name="f63" draw:formula="354*height/655"/>
              <draw:equation draw:name="f64" draw:formula="431*width/546"/>
              <draw:equation draw:name="f65" draw:formula="403*height/655"/>
              <draw:equation draw:name="f66" draw:formula="width"/>
              <draw:equation draw:name="f67" draw:formula="height"/>
            </draw:enhanced-geometry>
          </draw:custom-shape>
        </draw:g>
        <draw:custom-shape draw:name="TextBox 5" draw:style-name="gr33" draw:text-style-name="P2" draw:layer="layout" svg:width="21.859cm" svg:height="4.061cm" svg:x="1.769cm" svg:y="11.979cm">
          <text:p text:style-name="P10"><text:span text:style-name="T45">THANK YOU</text:span></text:p>
          <draw:enhanced-geometry svg:viewBox="0 0 21600 21600" draw:type="rectangle" draw:enhanced-path="M 0 0 L 21600 0 21600 21600 0 21600 0 0 Z N"/>
        </draw:custom-shape>
        <presentation:notes draw:style-name="dp3">
          <draw:page-thumbnail draw:style-name="gr1" draw:layer="layout" svg:width="12.699cm" svg:height="9.524cm" svg:x="3.175cm" svg:y="1.93cm" draw:page-number="24" presentation:class="page"/>
          <draw:frame presentation:style-name="pr27"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292934" style:text-outline="false" style:text-line-through-style="none" fo:font-family="Arial"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writing-mode="lr-tb"/>
      <style:text-properties fo:color="#292934"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writing-mode="lr-tb"/>
      <style:text-properties fo:color="#292934"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writing-mode="lr-tb"/>
      <style:text-properties fo:color="#292934"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847cm" fo:text-align="start" style:punctuation-wrap="hanging" style:writing-mode="lr-tb"/>
      <style:text-properties fo:color="#292934" style:text-outline="false" style:text-line-through-style="none" fo:font-family="Arial"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292934" style:text-outline="false" style:text-line-through-style="none" fo:font-family="Arial"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writing-mode="lr-tb"/>
      <style:text-properties fo:color="#292934"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writing-mode="lr-tb"/>
      <style:text-properties fo:color="#292934"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writing-mode="lr-tb"/>
      <style:text-properties fo:color="#292934"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847cm" fo:text-align="start" style:punctuation-wrap="hanging" style:writing-mode="lr-tb"/>
      <style:text-properties fo:color="#292934" style:text-outline="false" style:text-line-through-style="none" fo:font-family="Arial"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292934" style:text-outline="false" style:text-line-through-style="none" fo:font-family="Arial"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writing-mode="lr-tb"/>
      <style:text-properties fo:color="#292934"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writing-mode="lr-tb"/>
      <style:text-properties fo:color="#292934"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writing-mode="lr-tb"/>
      <style:text-properties fo:color="#292934"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847cm" fo:text-align="start" style:punctuation-wrap="hanging" style:writing-mode="lr-tb"/>
      <style:text-properties fo:color="#292934" style:text-outline="false" style:text-line-through-style="none" fo:font-family="Arial"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solid" draw:fill-color="#ffffff"/>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292934" style:text-outline="false" style:text-line-through-style="none" fo:font-family="Arial"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top="0cm" fo:margin-bottom="0.4cm" fo:text-align="start" style:punctuation-wrap="hanging" style:writing-mode="lr-tb"/>
      <style:text-properties fo:color="#292934"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3-outline3" style:display-name="Default 3-outline3" style:family="presentation" style:parent-style-name="Default_20_3-outline2">
      <style:paragraph-properties fo:margin-top="0cm" fo:margin-bottom="0.3cm" fo:text-align="start" style:punctuation-wrap="hanging" style:writing-mode="lr-tb"/>
      <style:text-properties fo:color="#292934"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3-outline4" style:display-name="Default 3-outline4" style:family="presentation" style:parent-style-name="Default_20_3-outline3">
      <style:paragraph-properties fo:margin-top="0cm" fo:margin-bottom="0.2cm" fo:text-align="start" style:punctuation-wrap="hanging" style:writing-mode="lr-tb"/>
      <style:text-properties fo:color="#292934"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847cm" fo:text-align="start" style:punctuation-wrap="hanging" style:writing-mode="lr-tb"/>
      <style:text-properties fo:color="#292934" style:text-outline="false" style:text-line-through-style="none" fo:font-family="Arial"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4-background" style:display-name="Default 4-background" style:family="presentation">
      <style:graphic-properties draw:stroke="none" draw:fill="solid" draw:fill-color="#ffffff"/>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292934" style:text-outline="false" style:text-line-through-style="none" fo:font-family="Arial"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4-outline2" style:display-name="Default 4-outline2" style:family="presentation" style:parent-style-name="Default_20_4-outline1">
      <style:paragraph-properties fo:margin-top="0cm" fo:margin-bottom="0.4cm" fo:text-align="start" style:punctuation-wrap="hanging" style:writing-mode="lr-tb"/>
      <style:text-properties fo:color="#292934"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4-outline3" style:display-name="Default 4-outline3" style:family="presentation" style:parent-style-name="Default_20_4-outline2">
      <style:paragraph-properties fo:margin-top="0cm" fo:margin-bottom="0.3cm" fo:text-align="start" style:punctuation-wrap="hanging" style:writing-mode="lr-tb"/>
      <style:text-properties fo:color="#292934"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4-outline4" style:display-name="Default 4-outline4" style:family="presentation" style:parent-style-name="Default_20_4-outline3">
      <style:paragraph-properties fo:margin-top="0cm" fo:margin-bottom="0.2cm" fo:text-align="start" style:punctuation-wrap="hanging" style:writing-mode="lr-tb"/>
      <style:text-properties fo:color="#292934"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4-outline5" style:display-name="Default 4-outline5" style:family="presentation" style:parent-style-name="Default_20_4-outline4">
      <style:paragraph-properties fo:margin-top="0cm" fo:margin-bottom="0.1cm"/>
      <style:text-properties fo:font-size="20pt" style:font-size-asian="20pt" style:font-size-complex="20pt"/>
    </style:style>
    <style:style style:name="Default_20_4-outline6" style:display-name="Default 4-outline6" style:family="presentation" style:parent-style-name="Default_20_4-outline5">
      <style:paragraph-properties fo:margin-top="0cm" fo:margin-bottom="0.1cm"/>
      <style:text-properties fo:font-size="20pt" style:font-size-asian="20pt" style:font-size-complex="20pt"/>
    </style:style>
    <style:style style:name="Default_20_4-outline7" style:display-name="Default 4-outline7" style:family="presentation" style:parent-style-name="Default_20_4-outline6">
      <style:paragraph-properties fo:margin-top="0cm" fo:margin-bottom="0.1cm"/>
      <style:text-properties fo:font-size="20pt" style:font-size-asian="20pt" style:font-size-complex="20pt"/>
    </style:style>
    <style:style style:name="Default_20_4-outline8" style:display-name="Default 4-outline8" style:family="presentation" style:parent-style-name="Default_20_4-outline7">
      <style:paragraph-properties fo:margin-top="0cm" fo:margin-bottom="0.1cm"/>
      <style:text-properties fo:font-size="20pt" style:font-size-asian="20pt" style:font-size-complex="20pt"/>
    </style:style>
    <style:style style:name="Default_20_4-outline9" style:display-name="Default 4-outline9" style:family="presentation" style:parent-style-name="Default_20_4-outline8">
      <style:paragraph-properties fo:margin-top="0cm" fo:margin-bottom="0.1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847cm" fo:text-align="start" style:punctuation-wrap="hanging" style:writing-mode="lr-tb"/>
      <style:text-properties fo:color="#292934" style:text-outline="false" style:text-line-through-style="none" fo:font-family="Arial"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5-background" style:display-name="Default 5-background" style:family="presentation">
      <style:graphic-properties draw:stroke="none" draw:fill="solid" draw:fill-color="#f3f2dc"/>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292934" style:text-outline="false" style:text-line-through-style="none" fo:font-family="Arial"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5-outline2" style:display-name="Default 5-outline2" style:family="presentation" style:parent-style-name="Default_20_5-outline1">
      <style:paragraph-properties fo:margin-top="0cm" fo:margin-bottom="0.4cm" fo:text-align="start" style:punctuation-wrap="hanging" style:writing-mode="lr-tb"/>
      <style:text-properties fo:color="#292934"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5-outline3" style:display-name="Default 5-outline3" style:family="presentation" style:parent-style-name="Default_20_5-outline2">
      <style:paragraph-properties fo:margin-top="0cm" fo:margin-bottom="0.3cm" fo:text-align="start" style:punctuation-wrap="hanging" style:writing-mode="lr-tb"/>
      <style:text-properties fo:color="#292934"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5-outline4" style:display-name="Default 5-outline4" style:family="presentation" style:parent-style-name="Default_20_5-outline3">
      <style:paragraph-properties fo:margin-top="0cm" fo:margin-bottom="0.2cm" fo:text-align="start" style:punctuation-wrap="hanging" style:writing-mode="lr-tb"/>
      <style:text-properties fo:color="#292934"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847cm" fo:text-align="start" style:punctuation-wrap="hanging" style:writing-mode="lr-tb"/>
      <style:text-properties fo:color="#292934" style:text-outline="false" style:text-line-through-style="none" fo:font-family="Arial"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6-background" style:display-name="Default 6-background" style:family="presentation">
      <style:graphic-properties draw:stroke="none" draw:fill="solid" draw:fill-color="#ffffff"/>
      <style:text-properties style:letter-kerning="true"/>
    </style:style>
    <style:style style:name="Default_20_6-backgroundobjects" style:display-name="Default 6-backgroundobjects" style:family="presentation">
      <style:graphic-properties draw:textarea-horizontal-align="justify" draw:shadow="hidden" draw:shadow-offset-x="0.2cm" draw:shadow-offset-y="0.2cm" draw:shadow-color="#808080"/>
      <style:text-properties style:letter-kerning="true"/>
    </style:style>
    <style:style style:name="Default_20_6-notes" style:display-name="Default 6-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6-outline1" style:display-name="Default 6-outline1" style:family="presentation">
      <style:graphic-properties draw:stroke="none" draw:fill="none">
        <text:list-style style:name="Default_20_6-outline1" style:display-name="Default 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292934" style:text-outline="false" style:text-line-through-style="none" fo:font-family="Arial"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6-outline2" style:display-name="Default 6-outline2" style:family="presentation" style:parent-style-name="Default_20_6-outline1">
      <style:paragraph-properties fo:margin-top="0cm" fo:margin-bottom="0.4cm" fo:text-align="start" style:punctuation-wrap="hanging" style:writing-mode="lr-tb"/>
      <style:text-properties fo:color="#292934"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6-outline3" style:display-name="Default 6-outline3" style:family="presentation" style:parent-style-name="Default_20_6-outline2">
      <style:paragraph-properties fo:margin-top="0cm" fo:margin-bottom="0.3cm" fo:text-align="start" style:punctuation-wrap="hanging" style:writing-mode="lr-tb"/>
      <style:text-properties fo:color="#292934"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6-outline4" style:display-name="Default 6-outline4" style:family="presentation" style:parent-style-name="Default_20_6-outline3">
      <style:paragraph-properties fo:margin-top="0cm" fo:margin-bottom="0.2cm" fo:text-align="start" style:punctuation-wrap="hanging" style:writing-mode="lr-tb"/>
      <style:text-properties fo:color="#292934"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6-outline5" style:display-name="Default 6-outline5" style:family="presentation" style:parent-style-name="Default_20_6-outline4">
      <style:paragraph-properties fo:margin-top="0cm" fo:margin-bottom="0.1cm"/>
      <style:text-properties fo:font-size="20pt" style:font-size-asian="20pt" style:font-size-complex="20pt"/>
    </style:style>
    <style:style style:name="Default_20_6-outline6" style:display-name="Default 6-outline6" style:family="presentation" style:parent-style-name="Default_20_6-outline5">
      <style:paragraph-properties fo:margin-top="0cm" fo:margin-bottom="0.1cm"/>
      <style:text-properties fo:font-size="20pt" style:font-size-asian="20pt" style:font-size-complex="20pt"/>
    </style:style>
    <style:style style:name="Default_20_6-outline7" style:display-name="Default 6-outline7" style:family="presentation" style:parent-style-name="Default_20_6-outline6">
      <style:paragraph-properties fo:margin-top="0cm" fo:margin-bottom="0.1cm"/>
      <style:text-properties fo:font-size="20pt" style:font-size-asian="20pt" style:font-size-complex="20pt"/>
    </style:style>
    <style:style style:name="Default_20_6-outline8" style:display-name="Default 6-outline8" style:family="presentation" style:parent-style-name="Default_20_6-outline7">
      <style:paragraph-properties fo:margin-top="0cm" fo:margin-bottom="0.1cm"/>
      <style:text-properties fo:font-size="20pt" style:font-size-asian="20pt" style:font-size-complex="20pt"/>
    </style:style>
    <style:style style:name="Default_20_6-outline9" style:display-name="Default 6-outline9" style:family="presentation" style:parent-style-name="Default_20_6-outline8">
      <style:paragraph-properties fo:margin-top="0cm" fo:margin-bottom="0.1cm"/>
      <style:text-properties fo:font-size="20pt" style:font-size-asian="20pt" style:font-size-complex="20pt"/>
    </style:style>
    <style:style style:name="Default_20_6-subtitle" style:display-name="Default 6-subtitle" style:family="presentation">
      <style:graphic-properties draw:stroke="none" draw:fill="none" draw:textarea-vertical-align="middle">
        <text:list-style style:name="Default_20_6-subtitle" style:display-name="Default 6-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6-title" style:display-name="Default 6-title" style:family="presentation">
      <style:graphic-properties draw:stroke="none" draw:fill="none" draw:textarea-vertical-align="middle">
        <text:list-style style:name="Default_20_6-title" style:display-name="Default 6-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847cm" fo:text-align="start" style:punctuation-wrap="hanging" style:writing-mode="lr-tb"/>
      <style:text-properties fo:color="#292934" style:text-outline="false" style:text-line-through-style="none" fo:font-family="Arial"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7-background" style:display-name="Default 7-background" style:family="presentation">
      <style:graphic-properties draw:stroke="none" draw:fill="solid" draw:fill-color="#ffffff"/>
      <style:text-properties style:letter-kerning="true"/>
    </style:style>
    <style:style style:name="Default_20_7-backgroundobjects" style:display-name="Default 7-backgroundobjects" style:family="presentation">
      <style:graphic-properties draw:textarea-horizontal-align="justify" draw:shadow="hidden" draw:shadow-offset-x="0.2cm" draw:shadow-offset-y="0.2cm" draw:shadow-color="#808080"/>
      <style:text-properties style:letter-kerning="true"/>
    </style:style>
    <style:style style:name="Default_20_7-notes" style:display-name="Default 7-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7-outline1" style:display-name="Default 7-outline1" style:family="presentation">
      <style:graphic-properties draw:stroke="none" draw:fill="none">
        <text:list-style style:name="Default_20_7-outline1" style:display-name="Default 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292934" style:text-outline="false" style:text-line-through-style="none" fo:font-family="Arial" fo:font-size="20pt" fo:letter-spacing="normal" fo:language="en" fo:country="US" fo:font-style="normal" fo:text-shadow="none" style:text-underline-style="none" fo:font-weight="normal" style:letter-kerning="true" style:font-family-asian="'Microsoft YaHei'" style:font-family-generic-asian="system" style:font-pitch-asian="variable" style:font-size-asian="20pt" style:language-asian="en" style:country-asian="US" style:font-style-asian="normal" style:font-weight-asian="normal" style:font-family-complex="'Lucida 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Default_20_7-outline2" style:display-name="Default 7-outline2" style:family="presentation" style:parent-style-name="Default_20_7-outline1">
      <style:paragraph-properties fo:margin-top="0cm" fo:margin-bottom="0.4cm" fo:text-align="start" style:punctuation-wrap="hanging" style:writing-mode="lr-tb"/>
      <style:text-properties fo:color="#292934"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efault_20_7-outline3" style:display-name="Default 7-outline3" style:family="presentation" style:parent-style-name="Default_20_7-outline2">
      <style:paragraph-properties fo:margin-top="0cm" fo:margin-bottom="0.3cm" fo:text-align="start" style:punctuation-wrap="hanging" style:writing-mode="lr-tb"/>
      <style:text-properties fo:color="#292934"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fault_20_7-outline4" style:display-name="Default 7-outline4" style:family="presentation" style:parent-style-name="Default_20_7-outline3">
      <style:paragraph-properties fo:margin-top="0cm" fo:margin-bottom="0.2cm" fo:text-align="start" style:punctuation-wrap="hanging" style:writing-mode="lr-tb"/>
      <style:text-properties fo:color="#292934"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Default_20_7-outline5" style:display-name="Default 7-outline5" style:family="presentation" style:parent-style-name="Default_20_7-outline4">
      <style:paragraph-properties fo:margin-top="0cm" fo:margin-bottom="0.1cm"/>
      <style:text-properties fo:font-size="20pt" style:font-size-asian="20pt" style:font-size-complex="20pt"/>
    </style:style>
    <style:style style:name="Default_20_7-outline6" style:display-name="Default 7-outline6" style:family="presentation" style:parent-style-name="Default_20_7-outline5">
      <style:paragraph-properties fo:margin-top="0cm" fo:margin-bottom="0.1cm"/>
      <style:text-properties fo:font-size="20pt" style:font-size-asian="20pt" style:font-size-complex="20pt"/>
    </style:style>
    <style:style style:name="Default_20_7-outline7" style:display-name="Default 7-outline7" style:family="presentation" style:parent-style-name="Default_20_7-outline6">
      <style:paragraph-properties fo:margin-top="0cm" fo:margin-bottom="0.1cm"/>
      <style:text-properties fo:font-size="20pt" style:font-size-asian="20pt" style:font-size-complex="20pt"/>
    </style:style>
    <style:style style:name="Default_20_7-outline8" style:display-name="Default 7-outline8" style:family="presentation" style:parent-style-name="Default_20_7-outline7">
      <style:paragraph-properties fo:margin-top="0cm" fo:margin-bottom="0.1cm"/>
      <style:text-properties fo:font-size="20pt" style:font-size-asian="20pt" style:font-size-complex="20pt"/>
    </style:style>
    <style:style style:name="Default_20_7-outline9" style:display-name="Default 7-outline9" style:family="presentation" style:parent-style-name="Default_20_7-outline8">
      <style:paragraph-properties fo:margin-top="0cm" fo:margin-bottom="0.1cm"/>
      <style:text-properties fo:font-size="20pt" style:font-size-asian="20pt" style:font-size-complex="20pt"/>
    </style:style>
    <style:style style:name="Default_20_7-subtitle" style:display-name="Default 7-subtitle" style:family="presentation">
      <style:graphic-properties draw:stroke="none" draw:fill="none" draw:textarea-vertical-align="middle">
        <text:list-style style:name="Default_20_7-subtitle" style:display-name="Default 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7-title" style:display-name="Default 7-title" style:family="presentation">
      <style:graphic-properties draw:stroke="none" draw:fill="none" draw:textarea-vertical-align="middle">
        <text:list-style style:name="Default_20_7-title" style:display-name="Default 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0.847cm" fo:text-align="start" style:punctuation-wrap="hanging" style:writing-mode="lr-tb"/>
      <style:text-properties fo:color="#292934" style:text-outline="false" style:text-line-through-style="none" fo:font-family="Arial"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Lucida 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3f2d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8080" draw:textarea-vertical-align="middle"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middle" draw:auto-grow-height="true" fo:min-height="0cm" fo:min-width="0cm" fo:padding-top="0cm" fo:padding-bottom="0cm" fo:padding-left="0cm" fo:padding-right="0cm" fo:wrap-option="no-wrap"/>
    </style:style>
    <style:style style:name="Mgr5" style:family="graphic" style:parent-style-name="standard">
      <style:graphic-properties draw:stroke="none" svg:stroke-width="0.026cm" draw:fill="solid" draw:fill-color="#ffffff" draw:textarea-vertical-align="middle"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none" draw:textarea-vertical-align="middle" draw:auto-grow-height="true" fo:min-height="0cm" fo:min-width="0cm" fo:padding-top="0cm" fo:padding-bottom="0cm" fo:padding-left="0cm" fo:padding-right="0cm" fo:wrap-option="wrap"/>
    </style:style>
    <style:style style:name="Mgr7" style:family="graphic" style:parent-style-name="standard">
      <style:graphic-properties draw:stroke="none" svg:stroke-width="0.073cm" draw:fill="solid" draw:fill-color="#292934" draw:textarea-vertical-align="middle" draw:auto-grow-heigh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004040" draw:textarea-vertical-align="top" draw:auto-grow-height="false" fo:min-height="0cm" fo:min-width="0cm" fo:padding-top="0.127cm" fo:padding-bottom="0.127cm" fo:padding-left="0.254cm" fo:padding-right="0.254cm" fo:wrap-option="wrap"/>
    </style:style>
    <style:style style:name="Mgr9" style:family="graphic" style:parent-style-name="standard">
      <style:graphic-properties draw:stroke="none" svg:stroke-width="0.071cm" draw:fill="solid" draw:fill-color="#008080" draw:textarea-vertical-align="middle" draw:auto-grow-height="false" fo:min-height="0cm" fo:min-width="0cm" fo:padding-top="0.125cm" fo:padding-bottom="0.125cm" fo:padding-left="0.25cm" fo:padding-right="0.25cm" fo:wrap-option="wrap"/>
    </style:style>
    <style:style style:name="Mgr10" style:family="graphic" style:parent-style-name="standard">
      <style:graphic-properties draw:stroke="none" svg:stroke-width="0.071cm" draw:fill="solid" draw:fill-color="#006060" draw:textarea-vertical-align="middle" draw:auto-grow-height="false" fo:min-height="0cm" fo:min-width="0cm" fo:padding-top="0.125cm" fo:padding-bottom="0.125cm" fo:padding-left="0.25cm" fo:padding-right="0.25cm" fo:wrap-option="wrap"/>
    </style:style>
    <style:style style:name="Mpr1" style:family="presentation" style:parent-style-name="Default-title">
      <style:graphic-properties draw:stroke="none" svg:stroke-width="0cm" draw:fill="none" draw:textarea-vertical-align="middle" draw:auto-grow-height="false" fo:min-height="3.181cm" fo:padding-top="0cm" fo:padding-bottom="0cm" fo:padding-left="0.25cm" fo:padding-right="0.25cm" fo:wrap-option="wrap"/>
    </style:style>
    <style:style style:name="Mpr2" style:family="presentation" style:parent-style-name="Default-outline1">
      <style:graphic-properties draw:stroke="none" svg:stroke-width="0cm" draw:fill="none" draw:textarea-vertical-align="middle" draw:auto-grow-height="false" fo:min-height="12.573cm" fo:padding-top="0.127cm" fo:padding-bottom="0.127cm" fo:padding-left="0cm" fo:padding-right="0cm" fo:wrap-option="wrap"/>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Default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Default_20_1-outline1">
      <style:graphic-properties draw:stroke="none" svg:stroke-width="0cm" draw:fill="none" draw:textarea-vertical-align="bottom" draw:auto-grow-height="false" fo:min-height="12.573cm" fo:padding-top="0.125cm" fo:padding-bottom="0.125cm" fo:padding-left="0.25cm" fo:padding-right="0.25cm" fo:wrap-option="wrap"/>
    </style:style>
    <style:style style:name="Mpr8" style:family="presentation" style:parent-style-name="Default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Default_20_1-backgroundobjects">
      <style:graphic-properties draw:stroke="none" draw:fill="none" draw:fill-color="#ffffff" draw:auto-grow-height="false" fo:min-height="1.27cm"/>
    </style:style>
    <style:style style:name="Mpr10" style:family="presentation" style:parent-style-name="Default_20_1-backgroundobjects">
      <style:graphic-properties draw:stroke="none" draw:fill="none" draw:fill-color="#ffffff" draw:textarea-vertical-align="bottom" draw:auto-grow-height="false" fo:min-height="1.27cm"/>
    </style:style>
    <style:style style:name="Mpr11" style:family="presentation" style:parent-style-name="Default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2" style:family="presentation" style:parent-style-name="Default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3" style:family="presentation" style:parent-style-name="Default_20_2-outline1">
      <style:graphic-properties draw:stroke="none" svg:stroke-width="0cm" draw:fill="none" draw:textarea-vertical-align="bottom" draw:auto-grow-height="false" fo:min-height="12.573cm" fo:padding-top="0.125cm" fo:padding-bottom="0.125cm" fo:padding-left="0.25cm" fo:padding-right="0.25cm" fo:wrap-option="wrap"/>
    </style:style>
    <style:style style:name="Mpr14" style:family="presentation" style:parent-style-name="Default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5" style:family="presentation" style:parent-style-name="Default_20_2-backgroundobjects">
      <style:graphic-properties draw:stroke="none" draw:fill="none" draw:fill-color="#ffffff" draw:auto-grow-height="false" fo:min-height="1.27cm"/>
    </style:style>
    <style:style style:name="Mpr16" style:family="presentation" style:parent-style-name="Default_20_2-backgroundobjects">
      <style:graphic-properties draw:stroke="none" draw:fill="none" draw:fill-color="#ffffff" draw:textarea-vertical-align="bottom" draw:auto-grow-height="false" fo:min-height="1.27cm"/>
    </style:style>
    <style:style style:name="Mpr17" style:family="presentation" style:parent-style-name="Default_20_3-title">
      <style:graphic-properties draw:stroke="none" svg:stroke-width="0cm" draw:fill="none" draw:textarea-vertical-align="top" draw:auto-grow-height="false" fo:min-height="3.181cm" fo:padding-top="0.125cm" fo:padding-bottom="0.125cm" fo:padding-left="0.25cm" fo:padding-right="0.25cm" fo:wrap-option="wrap"/>
    </style:style>
    <style:style style:name="Mpr18" style:family="presentation" style:parent-style-name="Default_20_3-outline1">
      <style:graphic-properties draw:stroke="none" svg:stroke-width="0cm" draw:fill="none" draw:textarea-vertical-align="bottom" draw:auto-grow-height="false" draw:fit-to-size="false" fo:min-height="12.573cm" fo:padding-top="0.127cm" fo:padding-bottom="0.127cm" fo:padding-left="0cm" fo:padding-right="0.254cm" fo:wrap-option="wrap"/>
    </style:style>
    <style:style style:name="Mpr19" style:family="presentation" style:parent-style-name="Default_20_3-backgroundobjects">
      <style:graphic-properties draw:stroke="none" draw:fill="none" draw:fill-color="#ffffff" draw:auto-grow-height="false" fo:min-height="1.27cm"/>
    </style:style>
    <style:style style:name="Mpr20" style:family="presentation" style:parent-style-name="Default_20_3-backgroundobjects">
      <style:graphic-properties draw:stroke="none" draw:fill="none" draw:fill-color="#ffffff" draw:textarea-vertical-align="bottom" draw:auto-grow-height="false" fo:min-height="1.27cm"/>
    </style:style>
    <style:style style:name="Mpr21" style:family="presentation" style:parent-style-name="Default_20_4-outline1">
      <style:graphic-properties draw:stroke="solid" svg:stroke-width="0.026cm" svg:stroke-color="#008080" draw:fill="solid" draw:fill-color="#ffffff" draw:textarea-vertical-align="top" draw:auto-grow-height="false" fo:min-height="12.573cm" fo:padding-top="0.127cm" fo:padding-bottom="0.127cm" fo:padding-left="0.127cm" fo:padding-right="0.127cm" fo:wrap-option="wrap"/>
    </style:style>
    <style:style style:name="Mpr22" style:family="presentation" style:parent-style-name="Default_20_4-outline1">
      <style:graphic-properties draw:stroke="solid" svg:stroke-width="0.026cm" svg:stroke-color="#008080" draw:fill="solid" draw:fill-color="#008080" draw:textarea-vertical-align="middle" draw:auto-grow-height="false" draw:fit-to-size="false" fo:min-height="12.573cm" fo:padding-top="0.125cm" fo:padding-bottom="0.125cm" fo:padding-left="0.25cm" fo:padding-right="0.25cm" fo:wrap-option="wrap"/>
    </style:style>
    <style:style style:name="Mpr23" style:family="presentation" style:parent-style-name="Default_20_4-outline1">
      <style:graphic-properties draw:stroke="none" svg:stroke-width="0cm" draw:fill="none" draw:textarea-vertical-align="bottom" draw:auto-grow-height="false" draw:fit-to-size="false" fo:min-height="12.573cm" fo:padding-top="0.127cm" fo:padding-bottom="0.127cm" fo:padding-left="0cm" fo:padding-right="0.254cm" fo:wrap-option="wrap"/>
    </style:style>
    <style:style style:name="Mpr24" style:family="presentation" style:parent-style-name="Default_20_4-title">
      <style:graphic-properties draw:stroke="none" svg:stroke-width="0cm" draw:fill="none" draw:textarea-vertical-align="bottom" draw:auto-grow-height="false" fo:min-height="3.181cm" fo:padding-top="0.127cm" fo:padding-bottom="0.127cm" fo:padding-left="0cm" fo:padding-right="0cm" fo:wrap-option="wrap"/>
    </style:style>
    <style:style style:name="Mpr25" style:family="presentation" style:parent-style-name="Default_20_4-backgroundobjects">
      <style:graphic-properties draw:stroke="none" draw:fill="none" draw:fill-color="#ffffff" draw:auto-grow-height="false" fo:min-height="1.27cm"/>
    </style:style>
    <style:style style:name="Mpr26" style:family="presentation" style:parent-style-name="Default_20_4-backgroundobjects">
      <style:graphic-properties draw:stroke="none" draw:fill="none" draw:fill-color="#ffffff" draw:textarea-vertical-align="bottom" draw:auto-grow-height="false" fo:min-height="1.27cm"/>
    </style:style>
    <style:style style:name="Mpr27" style:family="presentation" style:parent-style-name="Default_20_5-title">
      <style:graphic-properties draw:stroke="none" svg:stroke-width="0cm" draw:fill="none" draw:textarea-vertical-align="middle" draw:auto-grow-height="false" draw:fit-to-size="false" fo:min-height="3.181cm" fo:padding-top="0.125cm" fo:padding-bottom="0.125cm" fo:padding-left="0.25cm" fo:padding-right="0.25cm" fo:wrap-option="wrap"/>
    </style:style>
    <style:style style:name="Mpr28" style:family="presentation" style:parent-style-name="Default_20_5-backgroundobjects">
      <style:graphic-properties draw:stroke="none" draw:fill="none" draw:fill-color="#ffffff" draw:auto-grow-height="false" fo:min-height="1.27cm"/>
    </style:style>
    <style:style style:name="Mpr29" style:family="presentation" style:parent-style-name="Default_20_5-backgroundobjects">
      <style:graphic-properties draw:stroke="none" draw:fill="none" draw:fill-color="#ffffff" draw:textarea-vertical-align="bottom" draw:auto-grow-height="false" fo:min-height="1.27cm"/>
    </style:style>
    <style:style style:name="Mpr30" style:family="presentation" style:parent-style-name="Default_20_6-title">
      <style:graphic-properties draw:stroke="none" svg:stroke-width="0cm" draw:fill="none" draw:textarea-vertical-align="top" draw:auto-grow-height="false" fo:min-height="3.181cm" fo:padding-top="0.125cm" fo:padding-bottom="0.125cm" fo:padding-left="0.25cm" fo:padding-right="0.25cm" fo:wrap-option="wrap"/>
    </style:style>
    <style:style style:name="Mpr31" style:family="presentation" style:parent-style-name="Default_20_6-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32" style:family="presentation" style:parent-style-name="Default_20_6-outline1">
      <style:graphic-properties draw:stroke="none" svg:stroke-width="0cm" draw:fill="none" draw:textarea-vertical-align="bottom" draw:auto-grow-height="false" fo:min-height="12.573cm" fo:padding-top="0.125cm" fo:padding-bottom="0.125cm" fo:padding-left="0.25cm" fo:padding-right="0.25cm" fo:wrap-option="wrap"/>
    </style:style>
    <style:style style:name="Mpr33" style:family="presentation" style:parent-style-name="Default_20_6-backgroundobjects">
      <style:graphic-properties draw:stroke="none" draw:fill="none" draw:fill-color="#ffffff" draw:auto-grow-height="false" fo:min-height="1.27cm"/>
    </style:style>
    <style:style style:name="Mpr34" style:family="presentation" style:parent-style-name="Default_20_6-backgroundobjects">
      <style:graphic-properties draw:stroke="none" draw:fill="none" draw:fill-color="#ffffff" draw:textarea-vertical-align="bottom" draw:auto-grow-height="false" fo:min-height="1.27cm"/>
    </style:style>
    <style:style style:name="Mpr35" style:family="presentation" style:parent-style-name="Default_20_7-outline1">
      <style:graphic-properties draw:stroke="none" svg:stroke-width="0cm" draw:fill="none" draw:textarea-vertical-align="bottom" draw:auto-grow-height="false" draw:fit-to-size="false" fo:min-height="12.573cm" fo:padding-top="0.127cm" fo:padding-bottom="0.127cm" fo:padding-left="0cm" fo:padding-right="0.254cm" fo:wrap-option="wrap"/>
    </style:style>
    <style:style style:name="Mpr36" style:family="presentation" style:parent-style-name="Default_20_7-backgroundobjects">
      <style:graphic-properties draw:stroke="none" draw:fill="none" draw:fill-color="#ffffff" draw:auto-grow-height="false" fo:min-height="1.27cm"/>
    </style:style>
    <style:style style:name="Mpr37" style:family="presentation" style:parent-style-name="Default_20_7-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text-align="end" fo:text-indent="0cm" style:punctuation-wrap="hanging" style:writing-mode="lr-tb"/>
      <style:text-properties fo:font-size="18pt" fo:hyphenate="false"/>
    </style:style>
    <style:style style:name="MP5" style:family="paragraph">
      <style:paragraph-properties fo:margin-left="0cm" fo:margin-right="0cm" fo:margin-top="0cm" fo:margin-bottom="0.106cm" fo:line-height="100%" fo:text-align="center" fo:text-indent="0cm" style:punctuation-wrap="simple" style:writing-mode="lr-tb">
        <style:tab-stops>
          <style:tab-stop style:position="0.423cm" style:type="right"/>
        </style:tab-stops>
      </style:paragraph-properties>
      <style:text-properties fo:font-size="18pt" fo:hyphenate="false"/>
    </style:style>
    <style:style style:name="MP6" style:family="paragraph">
      <style:paragraph-properties fo:margin-left="0cm" fo:margin-right="0cm" fo:margin-top="0cm" fo:margin-bottom="0.106cm" fo:line-height="100%" fo:text-align="start" fo:text-indent="0cm" style:punctuation-wrap="simple" style:writing-mode="lr-tb">
        <style:tab-stops>
          <style:tab-stop style:position="0.423cm" style:type="right"/>
        </style:tab-stops>
      </style:paragraph-properties>
      <style:text-properties fo:font-size="18pt" fo:hyphenate="false"/>
    </style:style>
    <style:style style:name="MP7" style:family="paragraph">
      <style:paragraph-properties fo:margin-top="0cm" fo:margin-bottom="0cm" style:line-height-at-least="0.847cm" fo:text-align="start" style:punctuation-wrap="hanging" style:writing-mode="lr-tb"/>
      <style:text-properties fo:font-size="18pt" fo:hyphenate="false"/>
    </style:style>
    <style:style style:name="MP8" style:family="paragraph">
      <style:text-properties fo:font-size="18pt"/>
    </style:style>
    <style:style style:name="MP9" style:family="paragraph">
      <style:paragraph-properties fo:margin-left="0cm" fo:margin-right="0cm" fo:margin-top="0cm" fo:margin-bottom="0.212cm" fo:text-align="start" fo:text-indent="0cm" style:punctuation-wrap="hanging" style:writing-mode="lr-tb"/>
      <style:text-properties fo:font-size="18pt" fo:hyphenate="false"/>
    </style:style>
    <style:style style:name="MP10" style:family="paragraph">
      <style:paragraph-properties fo:margin-left="0.508cm" fo:margin-right="0cm" fo:margin-top="0cm" fo:margin-bottom="0.212cm" fo:text-align="start" fo:text-indent="-0.507cm" style:punctuation-wrap="hanging" style:writing-mode="lr-tb"/>
      <style:text-properties fo:font-size="18pt" fo:hyphenate="false"/>
    </style:style>
    <style:style style:name="MP11"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12" style:family="paragraph">
      <style:paragraph-properties fo:text-align="end" style:font-independent-line-spacing="true"/>
      <style:text-properties fo:font-size="18pt" style:font-size-asian="14pt" style:font-size-complex="14pt"/>
    </style:style>
    <style:style style:name="MP13" style:family="paragraph">
      <style:paragraph-properties fo:margin-left="0cm" fo:margin-right="0cm" fo:margin-top="0cm" fo:margin-bottom="0cm" fo:line-height="100%" fo:text-align="start" fo:text-indent="0cm" style:punctuation-wrap="simple" style:writing-mode="lr-tb"/>
      <style:text-properties fo:font-size="18pt" fo:hyphenate="false"/>
    </style:style>
    <style:style style:name="MT1" style:family="text">
      <style:text-properties fo:color="#292934" style:text-line-through-style="none" fo:font-family="Arial"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 style:family="text">
      <style:text-properties fo:color="#292934" style:text-line-through-style="none" fo:font-family="Arial" style:font-family-generic="swiss" fo:font-size="8pt" fo:letter-spacing="normal" fo:font-style="normal" style:text-underline-style="none" fo:font-weight="normal" style:font-family-asian="'ヒラギノ角ゴ Pro W3'" style:font-size-asian="8pt" style:font-style-asian="normal" style:font-weight-asian="normal" style:font-family-complex="Arial" style:font-family-generic-complex="swiss" style:font-size-complex="8pt" style:font-style-complex="normal" style:font-weight-complex="normal"/>
    </style:style>
    <style:style style:name="MT3" style:family="text">
      <style:text-properties fo:color="#292934" style:text-line-through-style="none" fo:font-family="Arial" style:font-family-generic="swiss" fo:font-size="36pt" fo:letter-spacing="normal" fo:font-style="normal" style:text-underline-style="none" fo:font-weight="bold" style:font-size-asian="36pt" style:font-style-asian="normal" style:font-weight-asian="bold" style:font-family-complex="Arial" style:font-family-generic-complex="swiss" style:font-size-complex="36pt" style:font-style-complex="normal" style:font-weight-complex="bold"/>
    </style:style>
    <style:style style:name="MT4" style:family="text">
      <style:text-properties fo:color="#292934" style:text-line-through-style="none" fo:font-family="Arial" style:font-family-generic="swiss" fo:font-size="16pt" fo:letter-spacing="normal" fo:font-style="normal" style:text-underline-style="none" fo:font-weight="normal" style:font-size-asian="16pt" style:font-style-asian="normal" style:font-weight-asian="normal" style:font-family-complex="Arial" style:font-family-generic-complex="swiss" style:font-size-complex="16pt" style:font-style-complex="normal" style:font-weight-complex="normal"/>
    </style:style>
    <style:style style:name="MT5" style:family="text">
      <style:text-properties fo:color="#292934" style:text-line-through-style="none" fo:font-family="Arial"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292934" style:text-line-through-style="none" fo:font-family="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color="#292934"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color="#292934" style:text-line-through-style="none" fo:font-family="Aria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9" style:family="text">
      <style:text-properties fo:color="#292934"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0" style:family="text">
      <style:text-properties fo:color="#292934"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1" style:family="text">
      <style:text-properties fo:color="#292934" style:text-line-through-style="none" fo:font-family="Arial"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12" style:family="text">
      <style:text-properties fo:color="#292934" style:text-line-through-style="none" fo:font-family="Arial"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MT13" style:family="text">
      <style:text-properties fo:color="#292934" style:text-line-through-style="none" fo:font-family="Arial" fo:font-size="24pt" fo:letter-spacing="normal" fo:font-style="normal" style:text-underline-style="none" fo:font-weight="bold" style:font-size-asian="24pt" style:font-style-asian="normal" style:font-weight-asian="bold" style:font-size-complex="2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29293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format="">
        <style:list-level-properties text:space-before="0.001cm" text:min-label-width="0.507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507cm"/>
        <style:text-properties fo:font-family="Arial" style:font-family-generic="swiss"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507cm"/>
        <style:text-properties fo:font-family="Arial" style:font-family-generic="swiss" style:use-window-font-color="true" fo:font-size="100%"/>
      </text:list-level-style-bullet>
      <text:list-level-style-bullet text:level="2" text:bullet-char="•">
        <style:list-level-properties text:space-before="0.763cm" text:min-label-width="0.507cm"/>
        <style:text-properties fo:font-family="Arial" style:font-family-generic="swiss" style:use-window-font-color="true"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507cm"/>
        <style:text-properties fo:font-family="Arial" style:font-family-generic="swiss" style:use-window-font-color="true" fo:font-size="100%"/>
      </text:list-level-style-bullet>
      <text:list-level-style-bullet text:level="2" text:bullet-char="•">
        <style:list-level-properties text:space-before="0.763cm" text:min-label-width="0.507cm"/>
        <style:text-properties fo:font-family="Arial" style:font-family-generic="swiss" style:use-window-font-color="true" fo:font-size="100%"/>
      </text:list-level-style-bullet>
      <text:list-level-style-bullet text:level="3" text:bullet-char="•">
        <style:list-level-properties text:space-before="1.525cm" text:min-label-width="0.507cm"/>
        <style:text-properties fo:font-family="Arial" style:font-family-generic="swiss" style:use-window-font-color="true"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507cm"/>
        <style:text-properties fo:font-family="Arial" style:font-family-generic="swiss" style:use-window-font-color="true" fo:font-size="100%"/>
      </text:list-level-style-bullet>
      <text:list-level-style-bullet text:level="2" text:bullet-char="•">
        <style:list-level-properties text:space-before="0.763cm" text:min-label-width="0.507cm"/>
        <style:text-properties fo:font-family="Arial" style:font-family-generic="swiss" style:use-window-font-color="true" fo:font-size="100%"/>
      </text:list-level-style-bullet>
      <text:list-level-style-bullet text:level="3" text:bullet-char="•">
        <style:list-level-properties text:space-before="1.525cm" text:min-label-width="0.507cm"/>
        <style:text-properties fo:font-family="Arial" style:font-family-generic="swiss" style:use-window-font-color="true" fo:font-size="100%"/>
      </text:list-level-style-bullet>
      <text:list-level-style-bullet text:level="4" text:bullet-char="•">
        <style:list-level-properties text:space-before="2.287cm" text:min-label-width="0.507cm"/>
        <style:text-properties fo:font-family="Arial" style:font-family-generic="swiss" style:use-window-font-color="true"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507cm"/>
        <style:text-properties fo:font-family="Arial" style:font-family-generic="swiss" style:use-window-font-color="true" fo:font-size="100%"/>
      </text:list-level-style-bullet>
      <text:list-level-style-bullet text:level="2" text:bullet-char="•">
        <style:list-level-properties text:space-before="0.763cm" text:min-label-width="0.507cm"/>
        <style:text-properties fo:font-family="Arial" style:font-family-generic="swiss" style:use-window-font-color="true" fo:font-size="100%"/>
      </text:list-level-style-bullet>
      <text:list-level-style-bullet text:level="3" text:bullet-char="•">
        <style:list-level-properties text:space-before="1.525cm" text:min-label-width="0.507cm"/>
        <style:text-properties fo:font-family="Arial" style:font-family-generic="swiss" style:use-window-font-color="true" fo:font-size="100%"/>
      </text:list-level-style-bullet>
      <text:list-level-style-bullet text:level="4" text:bullet-char="•">
        <style:list-level-properties text:space-before="2.287cm" text:min-label-width="0.507cm"/>
        <style:text-properties fo:font-family="Arial" style:font-family-generic="swiss" style:use-window-font-color="true" fo:font-size="100%"/>
      </text:list-level-style-bullet>
      <text:list-level-style-bullet text:level="5" text:bullet-char="•">
        <style:list-level-properties text:space-before="2.922cm" text:min-label-width="0.38cm"/>
        <style:text-properties fo:font-family="Arial" style:font-family-generic="swiss" style:use-window-font-color="true"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Rectangle 18" draw:style-name="Mgr3" draw:text-style-name="MP3" draw:layer="backgroundobjects" svg:width="25.399cm" svg:height="0.126cm" svg:x="0cm" svg:y="2.453cm">
        <text:p/>
        <draw:enhanced-geometry svg:viewBox="0 0 21600 21600" draw:type="rectangle" draw:enhanced-path="M 0 0 L 21600 0 21600 21600 0 21600 0 0 Z N"/>
      </draw:custom-shape>
      <draw:custom-shape draw:name="Rectangle 20" draw:style-name="Mgr3" draw:text-style-name="MP3" draw:layer="backgroundobjects" svg:width="25.399cm" svg:height="0.253cm" svg:x="0cm" svg:y="18.796cm">
        <text:p/>
        <draw:enhanced-geometry svg:viewBox="0 0 21600 21600" draw:type="rectangle" draw:enhanced-path="M 0 0 L 21600 0 21600 21600 0 21600 0 0 Z N"/>
      </draw:custom-shape>
      <draw:custom-shape draw:name="Slide Number Placeholder 4" draw:style-name="Mgr4" draw:text-style-name="MP3" draw:layer="backgroundobjects" svg:width="1.606cm" svg:height="0.424cm" svg:x="24.205cm" svg:y="18.19cm">
        <text:p text:style-name="MP4"><text:span text:style-name="MT1"><text:page-number>&lt;number&gt;</text:page-number></text:span></text:p>
        <draw:enhanced-geometry svg:viewBox="0 0 21600 21600" draw:type="rectangle" draw:enhanced-path="M 0 0 L 21600 0 21600 21600 0 21600 0 0 Z N"/>
      </draw:custom-shape>
      <draw:custom-shape draw:name="Rectangle 20" draw:style-name="Mgr5" draw:text-style-name="MP3" draw:layer="backgroundobjects" svg:width="25.399cm" svg:height="19.049cm" svg:x="0cm" svg:y="0cm">
        <text:p/>
        <draw:enhanced-geometry svg:viewBox="0 0 21600 21600" draw:type="rectangle" draw:enhanced-path="M 0 0 L 21600 0 21600 21600 0 21600 0 0 Z N"/>
      </draw:custom-shape>
      <draw:custom-shape draw:name="Rectangle 7" draw:style-name="Mgr3" draw:text-style-name="MP3" draw:layer="backgroundobjects" svg:width="25.399cm" svg:height="4.725cm" svg:x="0cm" svg:y="5.82cm">
        <text:p/>
        <draw:enhanced-geometry svg:viewBox="0 0 21600 21600" draw:type="rectangle" draw:enhanced-path="M 0 0 L 21600 0 21600 21600 0 21600 0 0 Z N"/>
      </draw:custom-shape>
      <draw:custom-shape draw:name="Rectangle 14" draw:style-name="Mgr3" draw:text-style-name="MP3" draw:layer="backgroundobjects" svg:width="25.399cm" svg:height="0.126cm" svg:x="0cm" svg:y="10.859cm">
        <text:p/>
        <draw:enhanced-geometry svg:viewBox="0 0 21600 21600" draw:type="rectangle" draw:enhanced-path="M 0 0 L 21600 0 21600 21600 0 21600 0 0 Z N"/>
      </draw:custom-shape>
      <draw:custom-shape draw:name="Text Box 4" draw:style-name="Mgr6" draw:text-style-name="MP3" draw:layer="backgroundobjects" svg:width="23.816cm" svg:height="1.459cm" svg:x="0.792cm" svg:y="17.227cm">
        <text:p text:style-name="MP5"><text:span text:style-name="MT2">The Content of this Presentation is only intended for registered healthcare professionals.</text:span></text:p>
        <text:p text:style-name="MP6"><text:span text:style-name="MT2">The medical information in this Presentation is provided as an information resource only, and is not to be used or relied on for any diagnostic or treatment purpose. Pfizer (including its parent, subsidiary and affiliate entities) makes no representation or warranties of any kind, expressed or implied; as to the content used in the Presentation and/or the accuracy, completeness of its content.</text:span></text:p>
        <draw:enhanced-geometry svg:viewBox="0 0 21600 21600" draw:type="rectangle" draw:enhanced-path="M 0 0 L 21600 0 21600 21600 0 21600 0 0 Z N"/>
      </draw:custom-shape>
      <draw:frame draw:name="Title 1" presentation:style-name="Mpr1" draw:text-style-name="MP3" draw:layer="backgroundobjects" svg:width="23.706cm" svg:height="2.318cm" svg:x="0.847cm" svg:y="7.023cm" presentation:class="title" presentation:user-transformed="true">
        <draw:text-box>
          <text:p text:style-name="MP7"><text:span text:style-name="MT3">Click to edit the title text formatPresentation Title</text:span></text:p>
        </draw:text-box>
      </draw:frame>
      <draw:frame draw:name="Text Placeholder 4" presentation:style-name="Mpr2" draw:text-style-name="MP3" draw:layer="backgroundobjects" svg:width="23.547cm" svg:height="1.171cm" svg:x="0.847cm" svg:y="13.123cm" presentation:class="outline" presentation:user-transformed="true">
        <draw:text-box>
          <text:list text:style-name="ML4">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8"><text:span text:style-name="MT4">Seventh Outline Level</text:span></text:p>
                                      <text:list>
                                        <text:list-item>
                                          <text:p text:style-name="MP8"><text:span text:style-name="MT4">Eighth Outline Level</text:span></text:p>
                                        </text:list-item>
                                      </text:list>
                                    </text:list-item>
                                  </text:list>
                                </text:list-item>
                              </text:list>
                            </text:list-item>
                          </text:list>
                        </text:list-item>
                      </text:list>
                    </text:list-item>
                  </text:list>
                </text:list-item>
              </text:list>
            </text:list-item>
          </text:list>
          <text:p text:style-name="MP9"><text:span text:style-name="MT4">Ninth Outline LevelVersions</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1">
      <draw:custom-shape draw:name="Rectangle 18" draw:style-name="Mgr3" draw:text-style-name="MP3" draw:layer="backgroundobjects" svg:width="25.399cm" svg:height="0.126cm" svg:x="0cm" svg:y="2.453cm">
        <text:p/>
        <draw:enhanced-geometry svg:viewBox="0 0 21600 21600" draw:type="rectangle" draw:enhanced-path="M 0 0 L 21600 0 21600 21600 0 21600 0 0 Z N"/>
      </draw:custom-shape>
      <draw:custom-shape draw:name="Rectangle 20" draw:style-name="Mgr3" draw:text-style-name="MP3" draw:layer="backgroundobjects" svg:width="25.399cm" svg:height="0.253cm" svg:x="0cm" svg:y="18.796cm">
        <text:p/>
        <draw:enhanced-geometry svg:viewBox="0 0 21600 21600" draw:type="rectangle" draw:enhanced-path="M 0 0 L 21600 0 21600 21600 0 21600 0 0 Z N"/>
      </draw:custom-shape>
      <draw:custom-shape draw:name="Slide Number Placeholder 4" draw:style-name="Mgr4" draw:text-style-name="MP3" draw:layer="backgroundobjects" svg:width="1.606cm" svg:height="0.424cm" svg:x="24.205cm" svg:y="18.19cm">
        <text:p text:style-name="MP4"><text:span text:style-name="MT1"><text:page-number>&lt;number&gt;</text:page-number></text:span></text:p>
        <draw:enhanced-geometry svg:viewBox="0 0 21600 21600" draw:type="rectangle" draw:enhanced-path="M 0 0 L 21600 0 21600 21600 0 21600 0 0 Z N"/>
      </draw:custom-shape>
      <draw:frame draw:name="Title 1" presentation:style-name="Mpr5" draw:text-style-name="MP3" draw:layer="backgroundobjects" svg:width="23.706cm" svg:height="2.135cm" svg:x="0.847cm" svg:y="0.192cm" presentation:class="title" presentation:user-transformed="true">
        <draw:text-box>
          <text:p text:style-name="MP7"><text:span text:style-name="MT5">Click to edit the title text formatClick to edit Master title style</text:span></text:p>
        </draw:text-box>
      </draw:frame>
      <draw:frame draw:name="Content Placeholder 2" presentation:style-name="Mpr6" draw:text-style-name="MP3" draw:layer="backgroundobjects" svg:width="23.706cm" svg:height="14.525cm" svg:x="0.847cm" svg:y="3.224cm" presentation:class="outline" presentation:user-transformed="true">
        <draw:text-box>
          <text:list text:style-name="ML4">
            <text:list-item>
              <text:p text:style-name="MP8"><text:span text:style-name="MT6">Click to edit the outline text format</text:span></text:p>
              <text:list>
                <text:list-item>
                  <text:p text:style-name="MP8"><text:span text:style-name="MT6">Second Outline Level</text:span></text:p>
                  <text:list>
                    <text:list-item>
                      <text:p text:style-name="MP8"><text:span text:style-name="MT6">Third Outline Level</text:span></text:p>
                      <text:list>
                        <text:list-item>
                          <text:p text:style-name="MP8"><text:span text:style-name="MT6">Fourth Outline Level</text:span></text:p>
                          <text:list>
                            <text:list-item>
                              <text:p text:style-name="MP8"><text:span text:style-name="MT6">Fifth Outline Level</text:span></text:p>
                              <text:list>
                                <text:list-item>
                                  <text:p text:style-name="MP8"><text:span text:style-name="MT6">Sixth Outline Level</text:span></text:p>
                                  <text:list>
                                    <text:list-item>
                                      <text:p text:style-name="MP8"><text:span text:style-name="MT6">Seventh Outline Level</text:span></text:p>
                                      <text:list>
                                        <text:list-item>
                                          <text:p text:style-name="MP8"><text:span text:style-name="MT6">Eighth Outline Level</text:span></text:p>
                                        </text:list-item>
                                      </text:list>
                                    </text:list-item>
                                  </text:list>
                                </text:list-item>
                              </text:list>
                            </text:list-item>
                          </text:list>
                        </text:list-item>
                      </text:list>
                    </text:list-item>
                  </text:list>
                </text:list-item>
              </text:list>
            </text:list-item>
          </text:list>
          <text:list text:style-name="ML7">
            <text:list-item>
              <text:p text:style-name="MP9"><text:span text:style-name="MT6">Ninth Outline LevelClick to edit Master text styles</text:span></text:p>
            </text:list-item>
          </text:list>
          <text:list text:style-name="ML8">
            <text:list-item>
              <text:list>
                <text:list-item>
                  <text:p text:style-name="MP9"><text:span text:style-name="MT7">Second level</text:span></text:p>
                </text:list-item>
              </text:list>
            </text:list-item>
          </text:list>
          <text:list text:style-name="ML9">
            <text:list-item>
              <text:list>
                <text:list-item>
                  <text:list>
                    <text:list-item>
                      <text:p text:style-name="MP9"><text:span text:style-name="MT8">Third level</text:span></text:p>
                    </text:list-item>
                  </text:list>
                </text:list-item>
              </text:list>
            </text:list-item>
          </text:list>
          <text:list text:style-name="ML10">
            <text:list-item>
              <text:list>
                <text:list-item>
                  <text:list>
                    <text:list-item>
                      <text:list>
                        <text:list-item>
                          <text:p text:style-name="MP9"><text:span text:style-name="MT9">Fourth level</text:span></text:p>
                        </text:list-item>
                      </text:list>
                    </text:list-item>
                  </text:list>
                </text:list-item>
              </text:list>
            </text:list-item>
          </text:list>
          <text:list text:style-name="ML11">
            <text:list-item>
              <text:list>
                <text:list-item>
                  <text:list>
                    <text:list-item>
                      <text:list>
                        <text:list-item>
                          <text:list>
                            <text:list-item>
                              <text:p text:style-name="MP9"><text:span text:style-name="MT10">Fifth level</text:span></text:p>
                            </text:list-item>
                          </text:list>
                        </text:list-item>
                      </text:list>
                    </text:list-item>
                  </text:list>
                </text:list-item>
              </text:list>
            </text:list-item>
          </text:list>
        </draw:text-box>
      </draw:frame>
      <draw:frame draw:name="Text Placeholder 8" presentation:style-name="Mpr7" draw:text-style-name="MP3" draw:layer="backgroundobjects" svg:width="16.721cm" svg:height="1.057cm" svg:x="3.81cm" svg:y="17.568cm" presentation:class="outline" presentation:user-transformed="true">
        <draw:text-box>
          <text:list text:style-name="ML4">
            <text:list-item>
              <text:p text:style-name="MP8"><text:span text:style-name="MT9">Click to edit the outline text format</text:span></text:p>
              <text:list>
                <text:list-item>
                  <text:p text:style-name="MP8"><text:span text:style-name="MT9">Second Outline Level</text:span></text:p>
                  <text:list>
                    <text:list-item>
                      <text:p text:style-name="MP8"><text:span text:style-name="MT9">Third Outline Level</text:span></text:p>
                      <text:list>
                        <text:list-item>
                          <text:p text:style-name="MP8"><text:span text:style-name="MT9">Fourth Outline Level</text:span></text:p>
                          <text:list>
                            <text:list-item>
                              <text:p text:style-name="MP8"><text:span text:style-name="MT9">Fifth Outline Level</text:span></text:p>
                              <text:list>
                                <text:list-item>
                                  <text:p text:style-name="MP8"><text:span text:style-name="MT9">Sixth Outline Level</text:span></text:p>
                                  <text:list>
                                    <text:list-item>
                                      <text:p text:style-name="MP8"><text:span text:style-name="MT9">Seventh Outline Level</text:span></text:p>
                                      <text:list>
                                        <text:list-item>
                                          <text:p text:style-name="MP8"><text:span text:style-name="MT9">Eighth Outline Level</text:span></text:p>
                                        </text:list-item>
                                      </text:list>
                                    </text:list-item>
                                  </text:list>
                                </text:list-item>
                              </text:list>
                            </text:list-item>
                          </text:list>
                        </text:list-item>
                      </text:list>
                    </text:list-item>
                  </text:list>
                </text:list-item>
              </text:list>
            </text:list-item>
          </text:list>
          <text:p text:style-name="MP10"><text:span text:style-name="MT9">Ninth Outline LevelREFERENCES</text:span></text:p>
        </draw:text-box>
      </draw:frame>
      <draw:frame draw:name="Slide Number Placeholder 3" presentation:style-name="Mpr8" draw:text-style-name="MP12" draw:layer="backgroundobjects" svg:width="5.714cm" svg:height="1.013cm" svg:x="19.75cm" svg:y="18.193cm" presentation:class="page-number" presentation:user-transformed="true">
        <draw:text-box>
          <text:p text:style-name="MP11"><text:span text:style-name="MT7"><text:page-number>&lt;number&gt;</text:page-number></text:span></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presentation:header/></text:p>
          </draw:text-box>
        </draw:frame>
        <draw:frame presentation:style-name="Mpr9" draw:text-style-name="MP2" draw:layer="backgroundobjects" svg:width="8.266cm" svg:height="1.269cm" svg:x="10.783cm" svg:y="0cm" presentation:class="date-time">
          <draw:text-box>
            <text:p text:style-name="MP2"><presentation:date-time/></text:p>
          </draw:text-box>
        </draw:frame>
        <draw:frame presentation:style-name="Mpr10" draw:text-style-name="MP1" draw:layer="backgroundobjects" svg:width="8.266cm" svg:height="1.269cm" svg:x="0cm" svg:y="24.13cm" presentation:class="footer">
          <draw:text-box>
            <text:p text:style-name="MP1"><presentation:footer/></text:p>
          </draw:text-box>
        </draw:frame>
        <draw:frame presentation:style-name="Mpr10"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2" style:display-name="Default 2" style:page-layout-name="PM1" draw:style-name="Mdp1">
      <draw:custom-shape draw:name="Rectangle 18" draw:style-name="Mgr3" draw:text-style-name="MP3" draw:layer="backgroundobjects" svg:width="25.399cm" svg:height="0.126cm" svg:x="0cm" svg:y="2.453cm">
        <text:p/>
        <draw:enhanced-geometry svg:viewBox="0 0 21600 21600" draw:type="rectangle" draw:enhanced-path="M 0 0 L 21600 0 21600 21600 0 21600 0 0 Z N"/>
      </draw:custom-shape>
      <draw:custom-shape draw:name="Rectangle 20" draw:style-name="Mgr3" draw:text-style-name="MP3" draw:layer="backgroundobjects" svg:width="25.399cm" svg:height="0.253cm" svg:x="0cm" svg:y="18.796cm">
        <text:p/>
        <draw:enhanced-geometry svg:viewBox="0 0 21600 21600" draw:type="rectangle" draw:enhanced-path="M 0 0 L 21600 0 21600 21600 0 21600 0 0 Z N"/>
      </draw:custom-shape>
      <draw:custom-shape draw:name="Slide Number Placeholder 4" draw:style-name="Mgr4" draw:text-style-name="MP3" draw:layer="backgroundobjects" svg:width="1.606cm" svg:height="0.424cm" svg:x="24.205cm" svg:y="18.19cm">
        <text:p text:style-name="MP4"><text:span text:style-name="MT1"><text:page-number>&lt;number&gt;</text:page-number></text:span></text:p>
        <draw:enhanced-geometry svg:viewBox="0 0 21600 21600" draw:type="rectangle" draw:enhanced-path="M 0 0 L 21600 0 21600 21600 0 21600 0 0 Z N"/>
      </draw:custom-shape>
      <draw:frame draw:name="Title 1" presentation:style-name="Mpr11" draw:text-style-name="MP3" draw:layer="backgroundobjects" svg:width="23.706cm" svg:height="2.135cm" svg:x="0.847cm" svg:y="0.192cm" presentation:class="title" presentation:user-transformed="true">
        <draw:text-box>
          <text:p text:style-name="MP7"><text:span text:style-name="MT5">Click to edit the title text formatClick to edit Master title style</text:span></text:p>
        </draw:text-box>
      </draw:frame>
      <draw:frame draw:name="Content Placeholder 2" presentation:style-name="Mpr12" draw:text-style-name="MP3" draw:layer="backgroundobjects" svg:width="23.706cm" svg:height="14.525cm" svg:x="0.847cm" svg:y="3.224cm" presentation:class="outline" presentation:user-transformed="true">
        <draw:text-box>
          <text:list text:style-name="ML4">
            <text:list-item>
              <text:p text:style-name="MP8"><text:span text:style-name="MT6">Click to edit the outline text format</text:span></text:p>
              <text:list>
                <text:list-item>
                  <text:p text:style-name="MP8"><text:span text:style-name="MT6">Second Outline Level</text:span></text:p>
                  <text:list>
                    <text:list-item>
                      <text:p text:style-name="MP8"><text:span text:style-name="MT6">Third Outline Level</text:span></text:p>
                      <text:list>
                        <text:list-item>
                          <text:p text:style-name="MP8"><text:span text:style-name="MT6">Fourth Outline Level</text:span></text:p>
                          <text:list>
                            <text:list-item>
                              <text:p text:style-name="MP8"><text:span text:style-name="MT6">Fifth Outline Level</text:span></text:p>
                              <text:list>
                                <text:list-item>
                                  <text:p text:style-name="MP8"><text:span text:style-name="MT6">Sixth Outline Level</text:span></text:p>
                                  <text:list>
                                    <text:list-item>
                                      <text:p text:style-name="MP8"><text:span text:style-name="MT6">Seventh Outline Level</text:span></text:p>
                                      <text:list>
                                        <text:list-item>
                                          <text:p text:style-name="MP8"><text:span text:style-name="MT6">Eighth Outline Level</text:span></text:p>
                                        </text:list-item>
                                      </text:list>
                                    </text:list-item>
                                  </text:list>
                                </text:list-item>
                              </text:list>
                            </text:list-item>
                          </text:list>
                        </text:list-item>
                      </text:list>
                    </text:list-item>
                  </text:list>
                </text:list-item>
              </text:list>
            </text:list-item>
          </text:list>
          <text:list text:style-name="ML7">
            <text:list-item>
              <text:p text:style-name="MP9"><text:span text:style-name="MT6">Ninth Outline LevelClick to edit Master text styles</text:span></text:p>
            </text:list-item>
          </text:list>
          <text:list text:style-name="ML8">
            <text:list-item>
              <text:list>
                <text:list-item>
                  <text:p text:style-name="MP9"><text:span text:style-name="MT7">Second level</text:span></text:p>
                </text:list-item>
              </text:list>
            </text:list-item>
          </text:list>
          <text:list text:style-name="ML9">
            <text:list-item>
              <text:list>
                <text:list-item>
                  <text:list>
                    <text:list-item>
                      <text:p text:style-name="MP9"><text:span text:style-name="MT8">Third level</text:span></text:p>
                    </text:list-item>
                  </text:list>
                </text:list-item>
              </text:list>
            </text:list-item>
          </text:list>
          <text:list text:style-name="ML10">
            <text:list-item>
              <text:list>
                <text:list-item>
                  <text:list>
                    <text:list-item>
                      <text:list>
                        <text:list-item>
                          <text:p text:style-name="MP9"><text:span text:style-name="MT9">Fourth level</text:span></text:p>
                        </text:list-item>
                      </text:list>
                    </text:list-item>
                  </text:list>
                </text:list-item>
              </text:list>
            </text:list-item>
          </text:list>
          <text:list text:style-name="ML11">
            <text:list-item>
              <text:list>
                <text:list-item>
                  <text:list>
                    <text:list-item>
                      <text:list>
                        <text:list-item>
                          <text:list>
                            <text:list-item>
                              <text:p text:style-name="MP9"><text:span text:style-name="MT10">Fifth level</text:span></text:p>
                            </text:list-item>
                          </text:list>
                        </text:list-item>
                      </text:list>
                    </text:list-item>
                  </text:list>
                </text:list-item>
              </text:list>
            </text:list-item>
          </text:list>
        </draw:text-box>
      </draw:frame>
      <draw:frame draw:name="Text Placeholder 8" presentation:style-name="Mpr13" draw:text-style-name="MP3" draw:layer="backgroundobjects" svg:width="16.721cm" svg:height="1.057cm" svg:x="3.81cm" svg:y="17.568cm" presentation:class="outline" presentation:user-transformed="true">
        <draw:text-box>
          <text:list text:style-name="ML4">
            <text:list-item>
              <text:p text:style-name="MP8"><text:span text:style-name="MT11">Click to edit the outline text format</text:span></text:p>
              <text:list>
                <text:list-item>
                  <text:p text:style-name="MP8"><text:span text:style-name="MT11">Second Outline Level</text:span></text:p>
                  <text:list>
                    <text:list-item>
                      <text:p text:style-name="MP8"><text:span text:style-name="MT11">Third Outline Level</text:span></text:p>
                      <text:list>
                        <text:list-item>
                          <text:p text:style-name="MP8"><text:span text:style-name="MT11">Fourth Outline Level</text:span></text:p>
                          <text:list>
                            <text:list-item>
                              <text:p text:style-name="MP8"><text:span text:style-name="MT11">Fifth Outline Level</text:span></text:p>
                              <text:list>
                                <text:list-item>
                                  <text:p text:style-name="MP8"><text:span text:style-name="MT11">Sixth Outline Level</text:span></text:p>
                                  <text:list>
                                    <text:list-item>
                                      <text:p text:style-name="MP8"><text:span text:style-name="MT11">Seventh Outline Level</text:span></text:p>
                                      <text:list>
                                        <text:list-item>
                                          <text:p text:style-name="MP8"><text:span text:style-name="MT11">Eighth Outline Level</text:span></text:p>
                                        </text:list-item>
                                      </text:list>
                                    </text:list-item>
                                  </text:list>
                                </text:list-item>
                              </text:list>
                            </text:list-item>
                          </text:list>
                        </text:list-item>
                      </text:list>
                    </text:list-item>
                  </text:list>
                </text:list-item>
              </text:list>
            </text:list-item>
          </text:list>
          <text:p text:style-name="MP10"><text:span text:style-name="MT11">Ninth Outline LevelREFERENCES</text:span></text:p>
        </draw:text-box>
      </draw:frame>
      <draw:frame draw:name="Slide Number Placeholder 3" presentation:style-name="Mpr14" draw:text-style-name="MP12" draw:layer="backgroundobjects" svg:width="5.714cm" svg:height="1.013cm" svg:x="19.75cm" svg:y="18.193cm" presentation:class="page-number" presentation:user-transformed="true">
        <draw:text-box>
          <text:p text:style-name="MP11"><text:span text:style-name="MT7"><text:page-number>&lt;number&gt;</text:page-number></text:span></text:p>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presentation:header/></text:p>
          </draw:text-box>
        </draw:frame>
        <draw:frame presentation:style-name="Mpr15" draw:text-style-name="MP2" draw:layer="backgroundobjects" svg:width="8.266cm" svg:height="1.269cm" svg:x="10.783cm" svg:y="0cm" presentation:class="date-time">
          <draw:text-box>
            <text:p text:style-name="MP2"><presentation:date-time/></text:p>
          </draw:text-box>
        </draw:frame>
        <draw:frame presentation:style-name="Mpr16" draw:text-style-name="MP1" draw:layer="backgroundobjects" svg:width="8.266cm" svg:height="1.269cm" svg:x="0cm" svg:y="24.13cm" presentation:class="footer">
          <draw:text-box>
            <text:p text:style-name="MP1"><presentation:footer/></text:p>
          </draw:text-box>
        </draw:frame>
        <draw:frame presentation:style-name="Mpr16"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3" style:display-name="Default 3" style:page-layout-name="PM1" draw:style-name="Mdp1">
      <draw:custom-shape draw:name="Rectangle 18" draw:style-name="Mgr3" draw:text-style-name="MP3" draw:layer="backgroundobjects" svg:width="25.399cm" svg:height="0.126cm" svg:x="0cm" svg:y="2.453cm">
        <text:p/>
        <draw:enhanced-geometry svg:viewBox="0 0 21600 21600" draw:type="rectangle" draw:enhanced-path="M 0 0 L 21600 0 21600 21600 0 21600 0 0 Z N"/>
      </draw:custom-shape>
      <draw:custom-shape draw:name="Rectangle 20" draw:style-name="Mgr3" draw:text-style-name="MP3" draw:layer="backgroundobjects" svg:width="25.399cm" svg:height="0.253cm" svg:x="0cm" svg:y="18.796cm">
        <text:p/>
        <draw:enhanced-geometry svg:viewBox="0 0 21600 21600" draw:type="rectangle" draw:enhanced-path="M 0 0 L 21600 0 21600 21600 0 21600 0 0 Z N"/>
      </draw:custom-shape>
      <draw:custom-shape draw:name="Slide Number Placeholder 4" draw:style-name="Mgr4" draw:text-style-name="MP3" draw:layer="backgroundobjects" svg:width="1.606cm" svg:height="0.424cm" svg:x="24.205cm" svg:y="18.19cm">
        <text:p text:style-name="MP4"><text:span text:style-name="MT1"><text:page-number>&lt;number&gt;</text:page-number></text:span></text:p>
        <draw:enhanced-geometry svg:viewBox="0 0 21600 21600" draw:type="rectangle" draw:enhanced-path="M 0 0 L 21600 0 21600 21600 0 21600 0 0 Z N"/>
      </draw:custom-shape>
      <draw:frame draw:name="Title 1" presentation:style-name="Mpr17" draw:text-style-name="MP3" draw:layer="backgroundobjects" svg:width="23.706cm" svg:height="2.135cm" svg:x="0.847cm" svg:y="0.192cm" presentation:class="title" presentation:user-transformed="true">
        <draw:text-box>
          <text:p text:style-name="MP7"><text:span text:style-name="MT5">Click to edit the title text formatClick to edit Master title style</text:span></text:p>
        </draw:text-box>
      </draw:frame>
      <draw:frame draw:name="Text Placeholder 308232" presentation:style-name="Mpr18" draw:text-style-name="MP3" draw:layer="backgroundobjects" svg:width="23.706cm" svg:height="0.761cm" svg:x="0.811cm" svg:y="17.905cm" presentation:class="outline" presentation:user-transformed="true">
        <draw:text-box>
          <text:list text:style-name="ML4">
            <text:list-item>
              <text:p text:style-name="MP8"><text:span text:style-name="MT2">Click to edit the outline text format</text:span></text:p>
              <text:list>
                <text:list-item>
                  <text:p text:style-name="MP8"><text:span text:style-name="MT2">Second Outline Level</text:span></text:p>
                  <text:list>
                    <text:list-item>
                      <text:p text:style-name="MP8"><text:span text:style-name="MT2">Third Outline Level</text:span></text:p>
                      <text:list>
                        <text:list-item>
                          <text:p text:style-name="MP8"><text:span text:style-name="MT2">Fourth Outline Level</text:span></text:p>
                          <text:list>
                            <text:list-item>
                              <text:p text:style-name="MP8"><text:span text:style-name="MT2">Fifth Outline Level</text:span></text:p>
                              <text:list>
                                <text:list-item>
                                  <text:p text:style-name="MP8"><text:span text:style-name="MT2">Sixth Outline Level</text:span></text:p>
                                  <text:list>
                                    <text:list-item>
                                      <text:p text:style-name="MP8"><text:span text:style-name="MT2">Seventh Outline Level</text:span></text:p>
                                      <text:list>
                                        <text:list-item>
                                          <text:p text:style-name="MP8"><text:span text:style-name="MT2">Eighth Outline Level</text:span></text:p>
                                        </text:list-item>
                                      </text:list>
                                    </text:list-item>
                                  </text:list>
                                </text:list-item>
                              </text:list>
                            </text:list-item>
                          </text:list>
                        </text:list-item>
                      </text:list>
                    </text:list-item>
                  </text:list>
                </text:list-item>
              </text:list>
            </text:list-item>
          </text:list>
          <text:p text:style-name="MP13"><text:span text:style-name="MT2">Ninth Outline Level1. Footnotes are 8pts, Source: Text.</text:span></text:p>
        </draw:text-box>
      </draw:frame>
      <presentation:notes style:page-layout-name="PM2">
        <draw:page-thumbnail presentation:style-name="Default_20_3-title" draw:layer="backgroundobjects" svg:width="12.699cm" svg:height="9.524cm" svg:x="3.175cm" svg:y="1.93cm" presentation:class="page"/>
        <draw:frame presentation:style-name="Default_20_3-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presentation:header/></text:p>
          </draw:text-box>
        </draw:frame>
        <draw:frame presentation:style-name="Mpr19" draw:text-style-name="MP2" draw:layer="backgroundobjects" svg:width="8.266cm" svg:height="1.269cm" svg:x="10.783cm" svg:y="0cm" presentation:class="date-time">
          <draw:text-box>
            <text:p text:style-name="MP2"><presentation:date-time/></text:p>
          </draw:text-box>
        </draw:frame>
        <draw:frame presentation:style-name="Mpr20" draw:text-style-name="MP1" draw:layer="backgroundobjects" svg:width="8.266cm" svg:height="1.269cm" svg:x="0cm" svg:y="24.13cm" presentation:class="footer">
          <draw:text-box>
            <text:p text:style-name="MP1"><presentation:footer/></text:p>
          </draw:text-box>
        </draw:frame>
        <draw:frame presentation:style-name="Mpr20"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4" style:display-name="Default 4" style:page-layout-name="PM1" draw:style-name="Mdp1">
      <draw:custom-shape draw:name="Rectangle 18" draw:style-name="Mgr3" draw:text-style-name="MP3" draw:layer="backgroundobjects" svg:width="25.399cm" svg:height="0.126cm" svg:x="0cm" svg:y="2.453cm">
        <text:p/>
        <draw:enhanced-geometry svg:viewBox="0 0 21600 21600" draw:type="rectangle" draw:enhanced-path="M 0 0 L 21600 0 21600 21600 0 21600 0 0 Z N"/>
      </draw:custom-shape>
      <draw:custom-shape draw:name="Rectangle 20" draw:style-name="Mgr3" draw:text-style-name="MP3" draw:layer="backgroundobjects" svg:width="25.399cm" svg:height="0.253cm" svg:x="0cm" svg:y="18.796cm">
        <text:p/>
        <draw:enhanced-geometry svg:viewBox="0 0 21600 21600" draw:type="rectangle" draw:enhanced-path="M 0 0 L 21600 0 21600 21600 0 21600 0 0 Z N"/>
      </draw:custom-shape>
      <draw:custom-shape draw:name="Slide Number Placeholder 4" draw:style-name="Mgr4" draw:text-style-name="MP3" draw:layer="backgroundobjects" svg:width="1.606cm" svg:height="0.424cm" svg:x="24.205cm" svg:y="18.19cm">
        <text:p text:style-name="MP4"><text:span text:style-name="MT1"><text:page-number>&lt;number&gt;</text:page-number></text:span></text:p>
        <draw:enhanced-geometry svg:viewBox="0 0 21600 21600" draw:type="rectangle" draw:enhanced-path="M 0 0 L 21600 0 21600 21600 0 21600 0 0 Z N"/>
      </draw:custom-shape>
      <draw:frame draw:name="Content Placeholder 3" presentation:style-name="Mpr21" draw:text-style-name="MP3" draw:layer="backgroundobjects" svg:width="23.706cm" svg:height="13.465cm" svg:x="0.847cm" svg:y="4.314cm" presentation:class="outline" presentation:user-transformed="true">
        <draw:text-box>
          <text:list text:style-name="ML4">
            <text:list-item>
              <text:p text:style-name="MP8"><text:span text:style-name="MT7">Click to edit the outline text format</text:span></text:p>
              <text:list>
                <text:list-item>
                  <text:p text:style-name="MP8"><text:span text:style-name="MT7">Second Outline Level</text:span></text:p>
                  <text:list>
                    <text:list-item>
                      <text:p text:style-name="MP8"><text:span text:style-name="MT7">Third Outline Level</text:span></text:p>
                      <text:list>
                        <text:list-item>
                          <text:p text:style-name="MP8"><text:span text:style-name="MT7">Fourth Outline Level</text:span></text:p>
                          <text:list>
                            <text:list-item>
                              <text:p text:style-name="MP8"><text:span text:style-name="MT7">Fifth Outline Level</text:span></text:p>
                              <text:list>
                                <text:list-item>
                                  <text:p text:style-name="MP8"><text:span text:style-name="MT7">Sixth Outline Level</text:span></text:p>
                                  <text:list>
                                    <text:list-item>
                                      <text:p text:style-name="MP8"><text:span text:style-name="MT7">Seventh Outline Level</text:span></text:p>
                                      <text:list>
                                        <text:list-item>
                                          <text:p text:style-name="MP8"><text:span text:style-name="MT7">Eighth Outline Level</text:span></text:p>
                                        </text:list-item>
                                      </text:list>
                                    </text:list-item>
                                  </text:list>
                                </text:list-item>
                              </text:list>
                            </text:list-item>
                          </text:list>
                        </text:list-item>
                      </text:list>
                    </text:list-item>
                  </text:list>
                </text:list-item>
              </text:list>
            </text:list-item>
          </text:list>
          <text:p text:style-name="MP9"><text:span text:style-name="MT7">Ninth Outline Level </text:span></text:p>
        </draw:text-box>
      </draw:frame>
      <draw:frame draw:name="Text Placeholder 2" presentation:style-name="Mpr22" draw:text-style-name="MP3" draw:layer="backgroundobjects" svg:width="23.706cm" svg:height="1.353cm" svg:x="0.847cm" svg:y="3.143cm" presentation:class="outline" presentation:user-transformed="true">
        <draw:text-box>
          <text:list text:style-name="ML4">
            <text:list-item>
              <text:p text:style-name="MP8"><text:span text:style-name="MT12">Click to edit the outline text format</text:span></text:p>
              <text:list>
                <text:list-item>
                  <text:p text:style-name="MP8"><text:span text:style-name="MT12">Second Outline Level</text:span></text:p>
                  <text:list>
                    <text:list-item>
                      <text:p text:style-name="MP8"><text:span text:style-name="MT12">Third Outline Level</text:span></text:p>
                      <text:list>
                        <text:list-item>
                          <text:p text:style-name="MP8"><text:span text:style-name="MT12">Fourth Outline Level</text:span></text:p>
                          <text:list>
                            <text:list-item>
                              <text:p text:style-name="MP8"><text:span text:style-name="MT12">Fifth Outline Level</text:span></text:p>
                              <text:list>
                                <text:list-item>
                                  <text:p text:style-name="MP8"><text:span text:style-name="MT12">Sixth Outline Level</text:span></text:p>
                                  <text:list>
                                    <text:list-item>
                                      <text:p text:style-name="MP8"><text:span text:style-name="MT12">Seventh Outline Level</text:span></text:p>
                                      <text:list>
                                        <text:list-item>
                                          <text:p text:style-name="MP8"><text:span text:style-name="MT12">Eighth Outline Level</text:span></text:p>
                                        </text:list-item>
                                      </text:list>
                                    </text:list-item>
                                  </text:list>
                                </text:list-item>
                              </text:list>
                            </text:list-item>
                          </text:list>
                        </text:list-item>
                      </text:list>
                    </text:list-item>
                  </text:list>
                </text:list-item>
              </text:list>
            </text:list-item>
          </text:list>
          <text:p text:style-name="MP9"><text:span text:style-name="MT12">Ninth Outline LevelClick to edit Master text styles</text:span></text:p>
        </draw:text-box>
      </draw:frame>
      <draw:frame draw:name="Text Placeholder 308232" presentation:style-name="Mpr23" draw:text-style-name="MP3" draw:layer="backgroundobjects" svg:width="23.706cm" svg:height="0.761cm" svg:x="0.811cm" svg:y="17.905cm" presentation:class="outline" presentation:user-transformed="true">
        <draw:text-box>
          <text:list text:style-name="ML4">
            <text:list-item>
              <text:p text:style-name="MP8"><text:span text:style-name="MT2">Click to edit the outline text format</text:span></text:p>
              <text:list>
                <text:list-item>
                  <text:p text:style-name="MP8"><text:span text:style-name="MT2">Second Outline Level</text:span></text:p>
                  <text:list>
                    <text:list-item>
                      <text:p text:style-name="MP8"><text:span text:style-name="MT2">Third Outline Level</text:span></text:p>
                      <text:list>
                        <text:list-item>
                          <text:p text:style-name="MP8"><text:span text:style-name="MT2">Fourth Outline Level</text:span></text:p>
                          <text:list>
                            <text:list-item>
                              <text:p text:style-name="MP8"><text:span text:style-name="MT2">Fifth Outline Level</text:span></text:p>
                              <text:list>
                                <text:list-item>
                                  <text:p text:style-name="MP8"><text:span text:style-name="MT2">Sixth Outline Level</text:span></text:p>
                                  <text:list>
                                    <text:list-item>
                                      <text:p text:style-name="MP8"><text:span text:style-name="MT2">Seventh Outline Level</text:span></text:p>
                                      <text:list>
                                        <text:list-item>
                                          <text:p text:style-name="MP8"><text:span text:style-name="MT2">Eighth Outline Level</text:span></text:p>
                                        </text:list-item>
                                      </text:list>
                                    </text:list-item>
                                  </text:list>
                                </text:list-item>
                              </text:list>
                            </text:list-item>
                          </text:list>
                        </text:list-item>
                      </text:list>
                    </text:list-item>
                  </text:list>
                </text:list-item>
              </text:list>
            </text:list-item>
          </text:list>
          <text:p text:style-name="MP13"><text:span text:style-name="MT2">Ninth Outline Level1. Footnotes are 8pts, Source: Text.</text:span></text:p>
        </draw:text-box>
      </draw:frame>
      <draw:frame draw:name="Title Placeholder 1" presentation:style-name="Mpr24" draw:text-style-name="MP3" draw:layer="backgroundobjects" svg:width="23.706cm" svg:height="2.135cm" svg:x="0.847cm" svg:y="0.192cm" presentation:class="title" presentation:user-transformed="true">
        <draw:text-box>
          <text:p text:style-name="MP7"><text:span text:style-name="MT5">Click to edit the title text formatClick to edit Master title style</text:span></text:p>
        </draw:text-box>
      </draw:frame>
      <presentation:notes style:page-layout-name="PM2">
        <draw:page-thumbnail presentation:style-name="Default_20_4-title" draw:layer="backgroundobjects" svg:width="12.699cm" svg:height="9.524cm" svg:x="3.175cm" svg:y="1.93cm" presentation:class="page"/>
        <draw:frame presentation:style-name="Default_20_4-notes" draw:layer="backgroundobjects" svg:width="15.239cm" svg:height="11.429cm" svg:x="1.905cm" svg:y="12.065cm" presentation:class="notes" presentation:placeholder="true">
          <draw:text-box/>
        </draw:frame>
        <draw:frame presentation:style-name="Mpr25" draw:text-style-name="MP1" draw:layer="backgroundobjects" svg:width="8.266cm" svg:height="1.269cm" svg:x="0cm" svg:y="0cm" presentation:class="header">
          <draw:text-box>
            <text:p text:style-name="MP1"><presentation:header/></text:p>
          </draw:text-box>
        </draw:frame>
        <draw:frame presentation:style-name="Mpr25" draw:text-style-name="MP2" draw:layer="backgroundobjects" svg:width="8.266cm" svg:height="1.269cm" svg:x="10.783cm" svg:y="0cm" presentation:class="date-time">
          <draw:text-box>
            <text:p text:style-name="MP2"><presentation:date-time/></text:p>
          </draw:text-box>
        </draw:frame>
        <draw:frame presentation:style-name="Mpr26" draw:text-style-name="MP1" draw:layer="backgroundobjects" svg:width="8.266cm" svg:height="1.269cm" svg:x="0cm" svg:y="24.13cm" presentation:class="footer">
          <draw:text-box>
            <text:p text:style-name="MP1"><presentation:footer/></text:p>
          </draw:text-box>
        </draw:frame>
        <draw:frame presentation:style-name="Mpr26"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5" style:display-name="Default 5" style:page-layout-name="PM1" draw:style-name="Mdp2">
      <draw:custom-shape draw:name="Rectangle 18" draw:style-name="Mgr3" draw:text-style-name="MP3" draw:layer="backgroundobjects" svg:width="25.399cm" svg:height="0.126cm" svg:x="0cm" svg:y="2.453cm">
        <text:p/>
        <draw:enhanced-geometry svg:viewBox="0 0 21600 21600" draw:type="rectangle" draw:enhanced-path="M 0 0 L 21600 0 21600 21600 0 21600 0 0 Z N"/>
      </draw:custom-shape>
      <draw:custom-shape draw:name="Rectangle 20" draw:style-name="Mgr3" draw:text-style-name="MP3" draw:layer="backgroundobjects" svg:width="25.399cm" svg:height="0.253cm" svg:x="0cm" svg:y="18.796cm">
        <text:p/>
        <draw:enhanced-geometry svg:viewBox="0 0 21600 21600" draw:type="rectangle" draw:enhanced-path="M 0 0 L 21600 0 21600 21600 0 21600 0 0 Z N"/>
      </draw:custom-shape>
      <draw:custom-shape draw:name="Slide Number Placeholder 4" draw:style-name="Mgr4" draw:text-style-name="MP3" draw:layer="backgroundobjects" svg:width="1.606cm" svg:height="0.424cm" svg:x="24.205cm" svg:y="18.19cm">
        <text:p text:style-name="MP4"><text:span text:style-name="MT1"><text:page-number>&lt;number&gt;</text:page-number></text:span></text:p>
        <draw:enhanced-geometry svg:viewBox="0 0 21600 21600" draw:type="rectangle" draw:enhanced-path="M 0 0 L 21600 0 21600 21600 0 21600 0 0 Z N"/>
      </draw:custom-shape>
      <draw:custom-shape draw:name="Rectangle 13" draw:style-name="Mgr7" draw:text-style-name="MP3" draw:layer="backgroundobjects" svg:width="25.399cm" svg:height="19.049cm" svg:x="0cm" svg:y="0cm">
        <text:p/>
        <draw:enhanced-geometry svg:viewBox="0 0 21600 21600" draw:type="rectangle" draw:enhanced-path="M 0 0 L 21600 0 21600 21600 0 21600 0 0 Z N"/>
      </draw:custom-shape>
      <draw:custom-shape draw:name="Freeform 21" draw:style-name="Mgr8" draw:text-style-name="MP3" draw:layer="backgroundobjects" svg:width="3.084cm" svg:height="1.046cm" svg:x="15.743cm" svg:y="6.413cm">
        <text:p/>
        <draw:enhanced-geometry draw:mirror-horizontal="false" draw:mirror-vertical="false" svg:viewBox="0 0 150 58" draw:type="non-primitive" draw:enhanced-path="M 38 0 C 38 0 0 5 0 58 150 58 150 58 150 58 L 38 0 Z N">
          <draw:equation draw:name="f0" draw:formula="38*width/150"/>
          <draw:equation draw:name="f1" draw:formula="0*height/58"/>
          <draw:equation draw:name="f2" draw:formula="0*width/150"/>
          <draw:equation draw:name="f3" draw:formula="58*height/58"/>
          <draw:equation draw:name="f4" draw:formula="150*width/150"/>
          <draw:equation draw:name="f5" draw:formula="58*height/58"/>
          <draw:equation draw:name="f6" draw:formula="38*width/150"/>
          <draw:equation draw:name="f7" draw:formula="0*height/58"/>
          <draw:equation draw:name="f8" draw:formula="width"/>
          <draw:equation draw:name="f9" draw:formula="height"/>
        </draw:enhanced-geometry>
      </draw:custom-shape>
      <draw:custom-shape draw:name="Freeform 22" draw:style-name="Mgr8" draw:text-style-name="MP3" draw:layer="backgroundobjects" svg:width="3.084cm" svg:height="1.046cm" svg:x="15.743cm" svg:y="10.951cm">
        <text:p/>
        <draw:enhanced-geometry draw:mirror-horizontal="false" draw:mirror-vertical="true" svg:viewBox="0 0 150 58" draw:type="non-primitive" draw:enhanced-path="M 38 0 C 38 0 0 5 0 58 150 58 150 58 150 58 L 38 0 Z N">
          <draw:equation draw:name="f0" draw:formula="38*width/150"/>
          <draw:equation draw:name="f1" draw:formula="0*height/58"/>
          <draw:equation draw:name="f2" draw:formula="0*width/150"/>
          <draw:equation draw:name="f3" draw:formula="58*height/58"/>
          <draw:equation draw:name="f4" draw:formula="150*width/150"/>
          <draw:equation draw:name="f5" draw:formula="58*height/58"/>
          <draw:equation draw:name="f6" draw:formula="38*width/150"/>
          <draw:equation draw:name="f7" draw:formula="0*height/58"/>
          <draw:equation draw:name="f8" draw:formula="width"/>
          <draw:equation draw:name="f9" draw:formula="height"/>
        </draw:enhanced-geometry>
      </draw:custom-shape>
      <draw:custom-shape draw:name="Pentagon 23" draw:style-name="Mgr9" draw:text-style-name="MP3" draw:layer="backgroundobjects" svg:width="23.726cm" svg:height="5.134cm" svg:x="-0.039cm" svg:y="6.63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name="Chevron 24" draw:style-name="Mgr10" draw:text-style-name="MP3" draw:layer="backgroundobjects" svg:width="5.529cm" svg:height="5.584cm" svg:x="16.472cm" svg:y="6.413cm">
        <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name="Title 1" presentation:style-name="Mpr27" draw:text-style-name="MP3" draw:layer="backgroundobjects" svg:width="15.625cm" svg:height="5.107cm" svg:x="0.847cm" svg:y="6.651cm" presentation:class="title" presentation:user-transformed="true">
        <draw:text-box>
          <text:p text:style-name="MP7"><text:span text:style-name="MT13">Click to edit the title text formatClick to edit Master title style</text:span></text:p>
        </draw:text-box>
      </draw:frame>
      <draw:custom-shape draw:name="Rectangle 27" draw:style-name="Mgr3" draw:text-style-name="MP3" draw:layer="backgroundobjects" svg:width="25.399cm" svg:height="0.253cm" svg:x="0cm" svg:y="18.796cm">
        <text:p/>
        <draw:enhanced-geometry svg:viewBox="0 0 21600 21600" draw:type="rectangle" draw:enhanced-path="M 0 0 L 21600 0 21600 21600 0 21600 0 0 Z N"/>
      </draw:custom-shape>
      <draw:custom-shape draw:name="Rectangle 9" draw:style-name="Mgr3" draw:text-style-name="MP3" draw:layer="backgroundobjects" svg:width="25.399cm" svg:height="0.126cm" svg:x="0cm" svg:y="2.453cm">
        <text:p/>
        <draw:enhanced-geometry svg:viewBox="0 0 21600 21600" draw:type="rectangle" draw:enhanced-path="M 0 0 L 21600 0 21600 21600 0 21600 0 0 Z N"/>
      </draw:custom-shape>
      <draw:frame presentation:style-name="Default_20_5-outline1" draw:layer="backgroundobjects" svg:width="22.859cm" svg:height="12.572cm" svg:x="1.27cm" svg:y="4.457cm" presentation:class="outline" presentation:placeholder="true">
        <draw:text-box/>
      </draw:frame>
      <presentation:notes style:page-layout-name="PM2">
        <draw:page-thumbnail presentation:style-name="Default_20_5-title" draw:layer="backgroundobjects" svg:width="12.699cm" svg:height="9.524cm" svg:x="3.175cm" svg:y="1.93cm" presentation:class="page"/>
        <draw:frame presentation:style-name="Default_20_5-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presentation:header/></text:p>
          </draw:text-box>
        </draw:frame>
        <draw:frame presentation:style-name="Mpr28" draw:text-style-name="MP2" draw:layer="backgroundobjects" svg:width="8.266cm" svg:height="1.269cm" svg:x="10.783cm" svg:y="0cm" presentation:class="date-time">
          <draw:text-box>
            <text:p text:style-name="MP2"><presentation:date-time/></text:p>
          </draw:text-box>
        </draw:frame>
        <draw:frame presentation:style-name="Mpr29" draw:text-style-name="MP1" draw:layer="backgroundobjects" svg:width="8.266cm" svg:height="1.269cm" svg:x="0cm" svg:y="24.13cm" presentation:class="footer">
          <draw:text-box>
            <text:p text:style-name="MP1"><presentation:footer/></text:p>
          </draw:text-box>
        </draw:frame>
        <draw:frame presentation:style-name="Mpr29"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6" style:display-name="Default 6" style:page-layout-name="PM1" draw:style-name="Mdp1">
      <draw:custom-shape draw:name="Rectangle 18" draw:style-name="Mgr3" draw:text-style-name="MP3" draw:layer="backgroundobjects" svg:width="25.399cm" svg:height="0.126cm" svg:x="0cm" svg:y="2.453cm">
        <text:p/>
        <draw:enhanced-geometry svg:viewBox="0 0 21600 21600" draw:type="rectangle" draw:enhanced-path="M 0 0 L 21600 0 21600 21600 0 21600 0 0 Z N"/>
      </draw:custom-shape>
      <draw:custom-shape draw:name="Rectangle 20" draw:style-name="Mgr3" draw:text-style-name="MP3" draw:layer="backgroundobjects" svg:width="25.399cm" svg:height="0.253cm" svg:x="0cm" svg:y="18.796cm">
        <text:p/>
        <draw:enhanced-geometry svg:viewBox="0 0 21600 21600" draw:type="rectangle" draw:enhanced-path="M 0 0 L 21600 0 21600 21600 0 21600 0 0 Z N"/>
      </draw:custom-shape>
      <draw:custom-shape draw:name="Slide Number Placeholder 4" draw:style-name="Mgr4" draw:text-style-name="MP3" draw:layer="backgroundobjects" svg:width="1.606cm" svg:height="0.424cm" svg:x="24.205cm" svg:y="18.19cm">
        <text:p text:style-name="MP4"><text:span text:style-name="MT1"><text:page-number>&lt;number&gt;</text:page-number></text:span></text:p>
        <draw:enhanced-geometry svg:viewBox="0 0 21600 21600" draw:type="rectangle" draw:enhanced-path="M 0 0 L 21600 0 21600 21600 0 21600 0 0 Z N"/>
      </draw:custom-shape>
      <draw:frame draw:name="Title 1" presentation:style-name="Mpr30" draw:text-style-name="MP3" draw:layer="backgroundobjects" svg:width="23.706cm" svg:height="2.135cm" svg:x="0.847cm" svg:y="0.192cm" presentation:class="title" presentation:user-transformed="true">
        <draw:text-box>
          <text:p text:style-name="MP7"><text:span text:style-name="MT5">Click to edit the title text formatClick to edit Master title style</text:span></text:p>
        </draw:text-box>
      </draw:frame>
      <draw:frame draw:name="Content Placeholder 2" presentation:style-name="Mpr31" draw:text-style-name="MP3" draw:layer="backgroundobjects" svg:width="23.706cm" svg:height="14.525cm" svg:x="0.847cm" svg:y="3.224cm" presentation:class="outline" presentation:user-transformed="true">
        <draw:text-box>
          <text:list text:style-name="ML4">
            <text:list-item>
              <text:p text:style-name="MP8"><text:span text:style-name="MT6">Click to edit the outline text format</text:span></text:p>
              <text:list>
                <text:list-item>
                  <text:p text:style-name="MP8"><text:span text:style-name="MT6">Second Outline Level</text:span></text:p>
                  <text:list>
                    <text:list-item>
                      <text:p text:style-name="MP8"><text:span text:style-name="MT6">Third Outline Level</text:span></text:p>
                      <text:list>
                        <text:list-item>
                          <text:p text:style-name="MP8"><text:span text:style-name="MT6">Fourth Outline Level</text:span></text:p>
                          <text:list>
                            <text:list-item>
                              <text:p text:style-name="MP8"><text:span text:style-name="MT6">Fifth Outline Level</text:span></text:p>
                              <text:list>
                                <text:list-item>
                                  <text:p text:style-name="MP8"><text:span text:style-name="MT6">Sixth Outline Level</text:span></text:p>
                                  <text:list>
                                    <text:list-item>
                                      <text:p text:style-name="MP8"><text:span text:style-name="MT6">Seventh Outline Level</text:span></text:p>
                                      <text:list>
                                        <text:list-item>
                                          <text:p text:style-name="MP8"><text:span text:style-name="MT6">Eighth Outline Level</text:span></text:p>
                                        </text:list-item>
                                      </text:list>
                                    </text:list-item>
                                  </text:list>
                                </text:list-item>
                              </text:list>
                            </text:list-item>
                          </text:list>
                        </text:list-item>
                      </text:list>
                    </text:list-item>
                  </text:list>
                </text:list-item>
              </text:list>
            </text:list-item>
          </text:list>
          <text:list text:style-name="ML7">
            <text:list-item>
              <text:p text:style-name="MP9"><text:span text:style-name="MT6">Ninth Outline LevelClick to edit Master text styles</text:span></text:p>
            </text:list-item>
          </text:list>
          <text:list text:style-name="ML8">
            <text:list-item>
              <text:list>
                <text:list-item>
                  <text:p text:style-name="MP9"><text:span text:style-name="MT7">Second level</text:span></text:p>
                </text:list-item>
              </text:list>
            </text:list-item>
          </text:list>
          <text:list text:style-name="ML9">
            <text:list-item>
              <text:list>
                <text:list-item>
                  <text:list>
                    <text:list-item>
                      <text:p text:style-name="MP9"><text:span text:style-name="MT8">Third level</text:span></text:p>
                    </text:list-item>
                  </text:list>
                </text:list-item>
              </text:list>
            </text:list-item>
          </text:list>
          <text:list text:style-name="ML10">
            <text:list-item>
              <text:list>
                <text:list-item>
                  <text:list>
                    <text:list-item>
                      <text:list>
                        <text:list-item>
                          <text:p text:style-name="MP9"><text:span text:style-name="MT9">Fourth level</text:span></text:p>
                        </text:list-item>
                      </text:list>
                    </text:list-item>
                  </text:list>
                </text:list-item>
              </text:list>
            </text:list-item>
          </text:list>
          <text:list text:style-name="ML11">
            <text:list-item>
              <text:list>
                <text:list-item>
                  <text:list>
                    <text:list-item>
                      <text:list>
                        <text:list-item>
                          <text:list>
                            <text:list-item>
                              <text:p text:style-name="MP9"><text:span text:style-name="MT10">Fifth level</text:span></text:p>
                            </text:list-item>
                          </text:list>
                        </text:list-item>
                      </text:list>
                    </text:list-item>
                  </text:list>
                </text:list-item>
              </text:list>
            </text:list-item>
          </text:list>
        </draw:text-box>
      </draw:frame>
      <draw:frame draw:name="Content Placeholder 5" presentation:style-name="Mpr32" draw:text-style-name="MP3" draw:layer="backgroundobjects" svg:width="8.677cm" svg:height="0.846cm" svg:x="16.563cm" svg:y="16.51cm" presentation:class="outline" presentation:user-transformed="true">
        <draw:text-box>
          <text:list text:style-name="ML4">
            <text:list-item>
              <text:p text:style-name="MP8"><text:span text:style-name="MT1">Click to edit the outline text format</text:span></text:p>
              <text:list>
                <text:list-item>
                  <text:p text:style-name="MP8"><text:span text:style-name="MT1">Second Outline Level</text:span></text:p>
                  <text:list>
                    <text:list-item>
                      <text:p text:style-name="MP8"><text:span text:style-name="MT1">Third Outline Level</text:span></text:p>
                      <text:list>
                        <text:list-item>
                          <text:p text:style-name="MP8"><text:span text:style-name="MT1">Fourth Outline Level</text:span></text:p>
                          <text:list>
                            <text:list-item>
                              <text:p text:style-name="MP8"><text:span text:style-name="MT1">Fifth Outline Level</text:span></text:p>
                              <text:list>
                                <text:list-item>
                                  <text:p text:style-name="MP8"><text:span text:style-name="MT1">Sixth Outline Level</text:span></text:p>
                                  <text:list>
                                    <text:list-item>
                                      <text:p text:style-name="MP8"><text:span text:style-name="MT1">Seventh Outline Level</text:span></text:p>
                                      <text:list>
                                        <text:list-item>
                                          <text:p text:style-name="MP8"><text:span text:style-name="MT1">Eighth Outline Level</text:span></text:p>
                                        </text:list-item>
                                      </text:list>
                                    </text:list-item>
                                  </text:list>
                                </text:list-item>
                              </text:list>
                            </text:list-item>
                          </text:list>
                        </text:list-item>
                      </text:list>
                    </text:list-item>
                  </text:list>
                </text:list-item>
              </text:list>
            </text:list-item>
          </text:list>
          <text:p text:style-name="MP9"><text:span text:style-name="MT1">Ninth Outline LevelAbbreviations</text:span></text:p>
        </draw:text-box>
      </draw:frame>
      <draw:frame draw:name="Content Placeholder 5" presentation:style-name="Mpr32" draw:text-style-name="MP3" draw:layer="backgroundobjects" svg:width="8.677cm" svg:height="0.846cm" svg:x="3.81cm" svg:y="17.992cm" presentation:class="outline" presentation:user-transformed="true">
        <draw:text-box>
          <text:list text:style-name="ML4">
            <text:list-item>
              <text:p text:style-name="MP8"><text:span text:style-name="MT1">Click to edit the outline text format</text:span></text:p>
              <text:list>
                <text:list-item>
                  <text:p text:style-name="MP8"><text:span text:style-name="MT1">Second Outline Level</text:span></text:p>
                  <text:list>
                    <text:list-item>
                      <text:p text:style-name="MP8"><text:span text:style-name="MT1">Third Outline Level</text:span></text:p>
                      <text:list>
                        <text:list-item>
                          <text:p text:style-name="MP8"><text:span text:style-name="MT1">Fourth Outline Level</text:span></text:p>
                          <text:list>
                            <text:list-item>
                              <text:p text:style-name="MP8"><text:span text:style-name="MT1">Fifth Outline Level</text:span></text:p>
                              <text:list>
                                <text:list-item>
                                  <text:p text:style-name="MP8"><text:span text:style-name="MT1">Sixth Outline Level</text:span></text:p>
                                  <text:list>
                                    <text:list-item>
                                      <text:p text:style-name="MP8"><text:span text:style-name="MT1">Seventh Outline Level</text:span></text:p>
                                      <text:list>
                                        <text:list-item>
                                          <text:p text:style-name="MP8"><text:span text:style-name="MT1">Eighth Outline Level</text:span></text:p>
                                        </text:list-item>
                                      </text:list>
                                    </text:list-item>
                                  </text:list>
                                </text:list-item>
                              </text:list>
                            </text:list-item>
                          </text:list>
                        </text:list-item>
                      </text:list>
                    </text:list-item>
                  </text:list>
                </text:list-item>
              </text:list>
            </text:list-item>
          </text:list>
          <text:p text:style-name="MP9"><text:span text:style-name="MT1">Ninth Outline LevelReferences</text:span></text:p>
        </draw:text-box>
      </draw:frame>
      <presentation:notes style:page-layout-name="PM2">
        <draw:page-thumbnail presentation:style-name="Default_20_6-title" draw:layer="backgroundobjects" svg:width="12.699cm" svg:height="9.524cm" svg:x="3.175cm" svg:y="1.93cm" presentation:class="page"/>
        <draw:frame presentation:style-name="Default_20_6-notes" draw:layer="backgroundobjects" svg:width="15.239cm" svg:height="11.429cm" svg:x="1.905cm" svg:y="12.065cm" presentation:class="notes" presentation:placeholder="true">
          <draw:text-box/>
        </draw:frame>
        <draw:frame presentation:style-name="Mpr33" draw:text-style-name="MP1" draw:layer="backgroundobjects" svg:width="8.266cm" svg:height="1.269cm" svg:x="0cm" svg:y="0cm" presentation:class="header">
          <draw:text-box>
            <text:p text:style-name="MP1"><presentation:header/></text:p>
          </draw:text-box>
        </draw:frame>
        <draw:frame presentation:style-name="Mpr33" draw:text-style-name="MP2" draw:layer="backgroundobjects" svg:width="8.266cm" svg:height="1.269cm" svg:x="10.783cm" svg:y="0cm" presentation:class="date-time">
          <draw:text-box>
            <text:p text:style-name="MP2"><presentation:date-time/></text:p>
          </draw:text-box>
        </draw:frame>
        <draw:frame presentation:style-name="Mpr34" draw:text-style-name="MP1" draw:layer="backgroundobjects" svg:width="8.266cm" svg:height="1.269cm" svg:x="0cm" svg:y="24.13cm" presentation:class="footer">
          <draw:text-box>
            <text:p text:style-name="MP1"><presentation:footer/></text:p>
          </draw:text-box>
        </draw:frame>
        <draw:frame presentation:style-name="Mpr34" draw:text-style-name="MP2" draw:layer="backgroundobjects" svg:width="8.266cm" svg:height="1.269cm" svg:x="10.783cm" svg:y="24.13cm" presentation:class="page-number">
          <draw:text-box>
            <text:p text:style-name="MP2"><text:page-number>&lt;number&gt;</text:page-number></text:p>
          </draw:text-box>
        </draw:frame>
      </presentation:notes>
    </style:master-page>
    <style:master-page style:name="Default_20_7" style:display-name="Default 7" style:page-layout-name="PM1" draw:style-name="Mdp1">
      <draw:custom-shape draw:name="Rectangle 18" draw:style-name="Mgr3" draw:text-style-name="MP3" draw:layer="backgroundobjects" svg:width="25.399cm" svg:height="0.126cm" svg:x="0cm" svg:y="2.453cm">
        <text:p/>
        <draw:enhanced-geometry svg:viewBox="0 0 21600 21600" draw:type="rectangle" draw:enhanced-path="M 0 0 L 21600 0 21600 21600 0 21600 0 0 Z N"/>
      </draw:custom-shape>
      <draw:custom-shape draw:name="Rectangle 20" draw:style-name="Mgr3" draw:text-style-name="MP3" draw:layer="backgroundobjects" svg:width="25.399cm" svg:height="0.253cm" svg:x="0cm" svg:y="18.796cm">
        <text:p/>
        <draw:enhanced-geometry svg:viewBox="0 0 21600 21600" draw:type="rectangle" draw:enhanced-path="M 0 0 L 21600 0 21600 21600 0 21600 0 0 Z N"/>
      </draw:custom-shape>
      <draw:custom-shape draw:name="Slide Number Placeholder 4" draw:style-name="Mgr4" draw:text-style-name="MP3" draw:layer="backgroundobjects" svg:width="1.606cm" svg:height="0.424cm" svg:x="24.205cm" svg:y="18.19cm">
        <text:p text:style-name="MP4"><text:span text:style-name="MT1"><text:page-number>&lt;number&gt;</text:page-number></text:span></text:p>
        <draw:enhanced-geometry svg:viewBox="0 0 21600 21600" draw:type="rectangle" draw:enhanced-path="M 0 0 L 21600 0 21600 21600 0 21600 0 0 Z N"/>
      </draw:custom-shape>
      <draw:frame draw:name="Text Placeholder 308232" presentation:style-name="Mpr35" draw:text-style-name="MP3" draw:layer="backgroundobjects" svg:width="23.706cm" svg:height="0.761cm" svg:x="0.811cm" svg:y="17.905cm" presentation:class="outline" presentation:user-transformed="true">
        <draw:text-box>
          <text:list text:style-name="ML4">
            <text:list-item>
              <text:p text:style-name="MP8"><text:span text:style-name="MT2">Click to edit the outline text format</text:span></text:p>
              <text:list>
                <text:list-item>
                  <text:p text:style-name="MP8"><text:span text:style-name="MT2">Second Outline Level</text:span></text:p>
                  <text:list>
                    <text:list-item>
                      <text:p text:style-name="MP8"><text:span text:style-name="MT2">Third Outline Level</text:span></text:p>
                      <text:list>
                        <text:list-item>
                          <text:p text:style-name="MP8"><text:span text:style-name="MT2">Fourth Outline Level</text:span></text:p>
                          <text:list>
                            <text:list-item>
                              <text:p text:style-name="MP8"><text:span text:style-name="MT2">Fifth Outline Level</text:span></text:p>
                              <text:list>
                                <text:list-item>
                                  <text:p text:style-name="MP8"><text:span text:style-name="MT2">Sixth Outline Level</text:span></text:p>
                                  <text:list>
                                    <text:list-item>
                                      <text:p text:style-name="MP8"><text:span text:style-name="MT2">Seventh Outline Level</text:span></text:p>
                                      <text:list>
                                        <text:list-item>
                                          <text:p text:style-name="MP8"><text:span text:style-name="MT2">Eighth Outline Level</text:span></text:p>
                                        </text:list-item>
                                      </text:list>
                                    </text:list-item>
                                  </text:list>
                                </text:list-item>
                              </text:list>
                            </text:list-item>
                          </text:list>
                        </text:list-item>
                      </text:list>
                    </text:list-item>
                  </text:list>
                </text:list-item>
              </text:list>
            </text:list-item>
          </text:list>
          <text:p text:style-name="MP13"><text:span text:style-name="MT2">Ninth Outline Level1. Footnotes are 8pts, Source: Text.</text:span></text:p>
        </draw:text-box>
      </draw:frame>
      <draw:frame presentation:style-name="Default_20_7-title" draw:layer="backgroundobjects" svg:width="22.859cm" svg:height="3.18cm" svg:x="1.27cm" svg:y="0.76cm" presentation:class="title" presentation:placeholder="true">
        <draw:text-box/>
      </draw:frame>
      <presentation:notes style:page-layout-name="PM2">
        <draw:page-thumbnail presentation:style-name="Default_20_7-title" draw:layer="backgroundobjects" svg:width="12.699cm" svg:height="9.524cm" svg:x="3.175cm" svg:y="1.93cm" presentation:class="page"/>
        <draw:frame presentation:style-name="Default_20_7-notes" draw:layer="backgroundobjects" svg:width="15.239cm" svg:height="11.429cm" svg:x="1.905cm" svg:y="12.065cm" presentation:class="notes" presentation:placeholder="true">
          <draw:text-box/>
        </draw:frame>
        <draw:frame presentation:style-name="Mpr36" draw:text-style-name="MP1" draw:layer="backgroundobjects" svg:width="8.266cm" svg:height="1.269cm" svg:x="0cm" svg:y="0cm" presentation:class="header">
          <draw:text-box>
            <text:p text:style-name="MP1"><presentation:header/></text:p>
          </draw:text-box>
        </draw:frame>
        <draw:frame presentation:style-name="Mpr36" draw:text-style-name="MP2" draw:layer="backgroundobjects" svg:width="8.266cm" svg:height="1.269cm" svg:x="10.783cm" svg:y="0cm" presentation:class="date-time">
          <draw:text-box>
            <text:p text:style-name="MP2"><presentation:date-time/></text:p>
          </draw:text-box>
        </draw:frame>
        <draw:frame presentation:style-name="Mpr37" draw:text-style-name="MP1" draw:layer="backgroundobjects" svg:width="8.266cm" svg:height="1.269cm" svg:x="0cm" svg:y="24.13cm" presentation:class="footer">
          <draw:text-box>
            <text:p text:style-name="MP1"><presentation:footer/></text:p>
          </draw:text-box>
        </draw:frame>
        <draw:frame presentation:style-name="Mpr37" draw:text-style-name="MP2" draw:layer="backgroundobjects" svg:width="8.266cm" svg:height="1.269cm" svg:x="10.783cm" svg:y="24.1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0-06-20T18:41:32.18</dc:date>
    <meta:document-statistic meta:object-count="870"/>
    <meta:generator>OpenOffice/4.1.7$Win32 OpenOffice.org_project/417m1$Build-9800</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26cm" svg:stroke-color="#8e8e90"/>
    </style:style>
    <style:style style:name="ch2" style:family="chart">
      <style:graphic-properties draw:stroke="none" draw:fill="none" draw:fill-color="#d9d9d9"/>
      <style:text-properties fo:color="#292934" fo:font-size="10pt" style:font-size-asian="10pt" style:font-size-complex="10pt"/>
    </style:style>
    <style:style style:name="ch3" style:family="chart">
      <style:chart-properties chart:include-hidden-cells="false" chart:treat-empty-cells="leave-gap"/>
    </style:style>
    <style:style style:name="ch4" style:family="chart" style:data-style-name="N8036">
      <style:chart-properties chart:display-label="true" chart:logarithmic="false" chart:reverse-direction="false" text:line-break="false" chart:label-arrangement="side-by-side" chart:visible="false" chart:axis-position="0" chart:tick-mark-position="at-axis"/>
      <style:graphic-properties svg:stroke-width="0.026cm" svg:stroke-color="#8e8e90"/>
      <style:text-properties fo:color="#292934" fo:font-size="10pt" style:font-size-asian="10pt" style:font-size-complex="10pt"/>
    </style:style>
    <style:style style:name="ch5" style:family="chart" style:data-style-name="N0">
      <style:chart-properties chart:display-label="true" chart:logarithmic="false" chart:gap-width="150" chart:reverse-direction="false" text:line-break="false" chart:axis-position="0" chart:tick-mark-position="at-axis"/>
      <style:graphic-properties svg:stroke-width="0.026cm" svg:stroke-color="#8e8e90"/>
      <style:text-properties fo:color="#292934" fo:font-size="10pt" style:font-size-asian="10pt" style:font-size-complex="10pt"/>
    </style:style>
    <style:style style:name="ch6" style:family="chart" style:data-style-name="N0">
      <style:chart-properties chart:label-position="outside">
        <chart:label-separator>
          <text:p>; </text:p>
        </chart:label-separator>
      </style:chart-properties>
      <style:graphic-properties draw:stroke="none" draw:fill-color="#008080"/>
      <style:text-properties fo:color="#292934" fo:font-size="10pt" style:font-size-asian="10pt" style:font-size-complex="10pt"/>
    </style:style>
    <style:style style:name="ch7" style:family="chart">
      <style:graphic-properties draw:fill="none" draw:fill-color="#d9d9d9"/>
    </style:style>
    <style:style style:name="ch8" style:family="chart">
      <style:graphic-properties draw:fill-color="#d9d9d9"/>
    </style:style>
    <style:style style:name="gr1" style:family="graphic">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2" style:family="graphic">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3" style:family="graphic">
      <style:graphic-properties draw:stroke="solid" svg:stroke-width="0.026cm" svg:stroke-color="#008080" draw:fill="none" draw:textarea-horizontal-align="center" draw:textarea-vertical-align="middle" draw:auto-grow-height="false" fo:padding-top="0.125cm" fo:padding-bottom="0.125cm" fo:padding-left="0.25cm" fo:padding-right="0.25cm" fo:wrap-option="wrap"/>
    </style:style>
    <style:style style:name="gr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1" style:family="paragraph">
      <style:text-properties fo:font-size="18pt"/>
    </style:style>
    <style:style style:name="P2" style:family="paragraph">
      <style:paragraph-properties fo:text-align="center"/>
      <style:text-properties fo:font-size="18pt"/>
    </style:style>
    <style:style style:name="T1" style:family="text">
      <style:text-properties style:text-line-through-style="none"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style:text-line-through-style="none" fo:letter-spacing="normal" fo:font-style="normal" style:text-underline-style="none" fo:font-weight="normal" style:font-style-asian="normal" style:font-weight-asian="normal" style:font-style-complex="normal" style:font-weight-complex="normal"/>
    </style:style>
  </office:automatic-styles>
  <office:body>
    <office:chart>
      <chart:chart svg:width="12.508cm" svg:height="7.62cm" xlink:href="." xlink:type="simple" chart:class="chart:bar" chart:style-name="ch1">
        <chart:legend chart:legend-position="end" svg:x="10.11cm" svg:y="2.73cm" style:legend-expansion="custom" chartooo:width="2.116cm" chartooo:height="1.806cm" style:legend-expansion-aspect-ratio="1.17165005537099" chart:style-name="ch2"/>
        <chart:plot-area chart:style-name="ch3" chart:data-source-has-labels="row" svg:x="1.916cm" svg:y="0.778cm" svg:width="8.322cm" svg:height="6.661cm">
          <chartooo:coordinate-region svg:x="2.537cm" svg:y="0.991cm" svg:width="7.701cm" svg:height="6.236cm"/>
          <chart:axis chart:dimension="x" chart:name="primary-x" chart:style-name="ch4"/>
          <chart:axis chart:dimension="y" chart:name="primary-y" chart:style-name="ch5"/>
          <chart:series chart:style-name="ch6" chart:values-cell-range-address="" chart:class="chart:bar">
            <chart:data-point/>
          </chart:series>
          <chart:wall chart:style-name="ch7"/>
          <chart:floor chart:style-name="ch8"/>
        </chart:plot-area>
        <draw:custom-shape draw:name="TextBox 1" draw:style-name="gr1" draw:text-style-name="P1" svg:width="4.298cm" svg:height="0.449cm" svg:x="4.69cm" svg:y="0cm">
          <text:p/>
          <draw:enhanced-geometry svg:viewBox="0 0 21600 21600" draw:type="rectangle" draw:enhanced-path="M 0 0 L 21600 0 21600 21600 0 21600 0 0 Z N"/>
        </draw:custom-shape>
        <draw:custom-shape draw:name="TextBox 2" draw:style-name="gr1" draw:text-style-name="P1" svg:width="2.188cm" svg:height="0.607cm" svg:x="2.84cm" svg:y="0.238cm">
          <text:p text:style-name="P1"><text:span text:style-name="T1">week 12</text:span></text:p>
          <draw:enhanced-geometry svg:viewBox="0 0 21600 21600" draw:type="rectangle" draw:enhanced-path="M 0 0 L 21600 0 21600 21600 0 21600 0 0 Z N"/>
        </draw:custom-shape>
        <draw:custom-shape draw:name="TextBox 3" draw:style-name="gr1" draw:text-style-name="P1" svg:width="2.5cm" svg:height="0.528cm" svg:x="2.58cm" svg:y="0.212cm">
          <text:p/>
          <draw:enhanced-geometry svg:viewBox="0 0 21600 21600" draw:type="rectangle" draw:enhanced-path="M 0 0 L 21600 0 21600 21600 0 21600 0 0 Z N"/>
        </draw:custom-shape>
        <draw:custom-shape draw:name="TextBox 5" draw:style-name="gr1" draw:text-style-name="P1" svg:width="0.124cm" svg:height="0.126cm" svg:x="0.422cm" svg:y="3.571cm">
          <text:p/>
          <draw:enhanced-geometry svg:viewBox="0 0 21600 21600" draw:type="rectangle" draw:enhanced-path="M 0 0 L 21600 0 21600 21600 0 21600 0 0 Z N"/>
        </draw:custom-shape>
        <draw:custom-shape draw:name="TextBox 7" draw:style-name="gr2" draw:text-style-name="P1" svg:width="2.5cm" svg:height="2.539cm" svg:x="9.354cm" svg:y="5.079cm">
          <text:p/>
          <draw:enhanced-geometry svg:viewBox="0 0 21600 21600" draw:type="rectangle" draw:enhanced-path="M 0 0 L 21600 0 21600 21600 0 21600 0 0 Z N"/>
        </draw:custom-shape>
        <draw:custom-shape draw:name="TextBox 9" draw:style-name="gr1" draw:text-style-name="P1" svg:width="0.39cm" svg:height="3.703cm" svg:x="0.313cm" svg:y="1.799cm">
          <text:p/>
          <draw:enhanced-geometry svg:viewBox="0 0 21600 21600" draw:type="rectangle" draw:enhanced-path="M 0 0 L 21600 0 21600 21600 0 21600 0 0 Z N"/>
        </draw:custom-shape>
        <draw:custom-shape draw:name="TextBox 10" draw:style-name="gr1" draw:text-style-name="P1" svg:width="11.881cm" svg:height="1.269cm" svg:x="0.212cm" svg:y="6.349cm">
          <text:p text:style-name="P1"><text:span text:style-name="T1">N (LOCF) <text:s text:c="8"/>98 <text:s text:c="13"/>104 <text:s text:c="12"/>98 <text:s text:c="13"/>104 <text:s text:c="6"/></text:span></text:p>
          <text:p text:style-name="P1"><text:span text:style-name="T1">N (OC) <text:s text:c="12"/>98 <text:s text:c="14"/>104 <text:s text:c="11"/>91 <text:s text:c="14"/>97</text:span></text:p>
          <text:p text:style-name="P1"><text:span text:style-name="T1"/></text:p>
          <draw:enhanced-geometry svg:viewBox="0 0 21600 21600" draw:type="rectangle" draw:enhanced-path="M 0 0 L 21600 0 21600 21600 0 21600 0 0 Z N"/>
        </draw:custom-shape>
        <draw:custom-shape draw:name="TextBox 11" draw:style-name="gr1" draw:text-style-name="P1" svg:width="1.458cm" svg:height="5.713cm" draw:transform="rotate (1.5707963267946) translate (-1.919cm 3.587cm)">
          <text:p text:style-name="P1"><text:span text:style-name="T1">SPARCC <text:s/>MRI Spinal <text:s/>Score </text:span></text:p>
          <text:p text:style-name="P1"><text:span text:style-name="T1">change from baseline</text:span></text:p>
          <draw:enhanced-geometry svg:viewBox="0 0 21600 21600" draw:type="rectangle" draw:enhanced-path="M 0 0 L 21600 0 21600 21600 0 21600 0 0 Z N"/>
        </draw:custom-shape>
        <draw:custom-shape draw:name="TextBox 4" draw:style-name="gr1" draw:text-style-name="P1" svg:width="2.5cm" svg:height="0.634cm" svg:x="7.296cm" svg:y="0.212cm">
          <text:p text:style-name="P1"><text:span text:style-name="T2">week</text:span><text:span text:style-name="T1"> 48</text:span></text:p>
          <draw:enhanced-geometry svg:viewBox="0 0 21600 21600" draw:type="rectangle" draw:enhanced-path="M 0 0 L 21600 0 21600 21600 0 21600 0 0 Z N"/>
        </draw:custom-shape>
        <draw:line draw:name="Straight Connector 13" draw:style-name="gr3" draw:text-style-name="P2" svg:x1="2.328cm" svg:y1="0.904cm" svg:x2="10.942cm" svg:y2="0.904cm">
          <text:p/>
        </draw:line>
        <draw:frame draw:name="chart" draw:style-name="gr4" draw:text-style-name="P2" svg:width="1.997cm" svg:height="0.761cm" svg:x="10.159cm" svg:y="1.896cm">
          <draw:image xlink:href="Pictures/10000201000000760000002D3A28A44E.png" xlink:type="simple" xlink:show="embed" xlink:actuate="onLoad">
            <text:p/>
          </draw:image>
        </draw:frame>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26cm" svg:stroke-color="#8e8e90"/>
    </style:style>
    <style:style style:name="ch2" style:family="chart">
      <style:chart-properties chart:auto-position="true"/>
      <style:graphic-properties draw:stroke="none" draw:fill="none" draw:fill-color="#d9d9d9"/>
      <style:text-properties fo:color="#292934" fo:font-size="10pt" style:font-size-asian="10pt" style:font-size-complex="10pt"/>
    </style:style>
    <style:style style:name="ch3" style:family="chart">
      <style:chart-properties chart:include-hidden-cells="false" chart:treat-empty-cells="leave-gap"/>
    </style:style>
    <style:style style:name="ch4" style:family="chart" style:data-style-name="N8036">
      <style:chart-properties chart:display-label="true" chart:logarithmic="false" chart:reverse-direction="false" text:line-break="false" chart:label-arrangement="side-by-side" chart:visible="false" chart:axis-position="0" chart:tick-mark-position="at-axis"/>
      <style:graphic-properties svg:stroke-width="0.026cm" svg:stroke-color="#8e8e90"/>
      <style:text-properties fo:color="#292934" fo:font-size="10pt" style:font-size-asian="10pt" style:font-size-complex="10pt"/>
    </style:style>
    <style:style style:name="ch5" style:family="chart" style:data-style-name="N0">
      <style:chart-properties chart:display-label="true" chart:logarithmic="false" chart:gap-width="150" chart:reverse-direction="false" text:line-break="false" chart:axis-position="0" chart:tick-mark-position="at-axis"/>
      <style:graphic-properties svg:stroke-width="0.026cm" svg:stroke-color="#8e8e90"/>
      <style:text-properties fo:color="#292934" fo:font-size="10pt" style:font-size-asian="10pt" style:font-size-complex="10pt"/>
    </style:style>
    <style:style style:name="ch6" style:family="chart" style:data-style-name="N0">
      <style:chart-properties chart:label-position="outside">
        <chart:label-separator>
          <text:p>; </text:p>
        </chart:label-separator>
      </style:chart-properties>
      <style:graphic-properties draw:stroke="none" draw:fill-color="#008080"/>
      <style:text-properties fo:color="#292934" fo:font-size="10pt" style:font-size-asian="10pt" style:font-size-complex="10pt"/>
    </style:style>
    <style:style style:name="ch7" style:family="chart">
      <style:graphic-properties draw:fill="none" draw:fill-color="#d9d9d9"/>
    </style:style>
    <style:style style:name="ch8" style:family="chart">
      <style:graphic-properties draw:fill-color="#d9d9d9"/>
    </style:style>
    <style:style style:name="gr1" style:family="graphic">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2" style:family="graphic">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P1" style:family="paragraph">
      <style:text-properties fo:font-size="18pt"/>
    </style:style>
    <style:style style:name="T1" style:family="text">
      <style:text-properties style:text-line-through-style="none"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style:text-line-through-style="none" fo:letter-spacing="normal" fo:font-style="normal" style:text-underline-style="none" fo:font-weight="normal" style:font-style-asian="normal" style:font-weight-asian="normal" style:font-style-complex="normal" style:font-weight-complex="normal"/>
    </style:style>
  </office:automatic-styles>
  <office:body>
    <office:chart>
      <chart:chart svg:width="11.642cm" svg:height="7.832cm" xlink:href="." xlink:type="simple" chart:class="chart:bar" chart:style-name="ch1">
        <chart:legend chart:legend-position="end" svg:x="44.199cm" svg:y="20.3cm" style:legend-expansion="high" chart:style-name="ch2"/>
        <chart:plot-area chart:style-name="ch3" chart:data-source-has-labels="row" svg:x="2.11cm" svg:y="0.47cm" svg:width="7.808cm" svg:height="6.835cm">
          <chartooo:coordinate-region svg:x="2.731cm" svg:y="0.683cm" svg:width="7.187cm" svg:height="6.41cm"/>
          <chart:axis chart:dimension="x" chart:name="primary-x" chart:style-name="ch4"/>
          <chart:axis chart:dimension="y" chart:name="primary-y" chart:style-name="ch5"/>
          <chart:series chart:style-name="ch6" chart:values-cell-range-address="" chart:class="chart:bar">
            <chart:data-point/>
          </chart:series>
          <chart:wall chart:style-name="ch7"/>
          <chart:floor chart:style-name="ch8"/>
        </chart:plot-area>
        <draw:custom-shape draw:name="TextBox 1" draw:style-name="gr1" draw:text-style-name="P1" svg:width="4.001cm" svg:height="0.461cm" svg:x="4.365cm" svg:y="0cm">
          <text:p/>
          <draw:enhanced-geometry svg:viewBox="0 0 21600 21600" draw:type="rectangle" draw:enhanced-path="M 0 0 L 21600 0 21600 21600 0 21600 0 0 Z N"/>
        </draw:custom-shape>
        <draw:custom-shape draw:name="TextBox 2" draw:style-name="gr1" draw:text-style-name="P1" svg:width="2.036cm" svg:height="0.624cm" svg:x="2.54cm" svg:y="0.014cm">
          <text:p text:style-name="P1"><text:span text:style-name="T1">week 12</text:span></text:p>
          <draw:enhanced-geometry svg:viewBox="0 0 21600 21600" draw:type="rectangle" draw:enhanced-path="M 0 0 L 21600 0 21600 21600 0 21600 0 0 Z N"/>
        </draw:custom-shape>
        <draw:custom-shape draw:name="TextBox 3" draw:style-name="gr1" draw:text-style-name="P1" svg:width="2.327cm" svg:height="0.543cm" svg:x="2.479cm" svg:y="0cm">
          <text:p/>
          <draw:enhanced-geometry svg:viewBox="0 0 21600 21600" draw:type="rectangle" draw:enhanced-path="M 0 0 L 21600 0 21600 21600 0 21600 0 0 Z N"/>
        </draw:custom-shape>
        <draw:custom-shape draw:name="TextBox 5" draw:style-name="gr1" draw:text-style-name="P1" svg:width="0.115cm" svg:height="0.13cm" svg:x="0.393cm" svg:y="3.671cm">
          <text:p/>
          <draw:enhanced-geometry svg:viewBox="0 0 21600 21600" draw:type="rectangle" draw:enhanced-path="M 0 0 L 21600 0 21600 21600 0 21600 0 0 Z N"/>
        </draw:custom-shape>
        <draw:custom-shape draw:name="TextBox 7" draw:style-name="gr2" draw:text-style-name="P1" svg:width="2.327cm" svg:height="2.609cm" svg:x="8.707cm" svg:y="5.221cm">
          <text:p/>
          <draw:enhanced-geometry svg:viewBox="0 0 21600 21600" draw:type="rectangle" draw:enhanced-path="M 0 0 L 21600 0 21600 21600 0 21600 0 0 Z N"/>
        </draw:custom-shape>
        <draw:custom-shape draw:name="TextBox 9" draw:style-name="gr1" draw:text-style-name="P1" svg:width="0.363cm" svg:height="3.806cm" svg:x="0.291cm" svg:y="1.849cm">
          <text:p/>
          <draw:enhanced-geometry svg:viewBox="0 0 21600 21600" draw:type="rectangle" draw:enhanced-path="M 0 0 L 21600 0 21600 21600 0 21600 0 0 Z N"/>
        </draw:custom-shape>
        <draw:custom-shape draw:name="TextBox 10" draw:style-name="gr1" draw:text-style-name="P1" svg:width="11.058cm" svg:height="1.304cm" svg:x="0cm" svg:y="6.526cm">
          <text:p text:style-name="P1"><text:span text:style-name="T1">N (LOCF) <text:s text:c="5"/>97 <text:s text:c="12"/>105 <text:s text:c="12"/>98 <text:s text:c="11"/>105 <text:s text:c="6"/></text:span></text:p>
          <text:p text:style-name="P1"><text:span text:style-name="T1">N (OC) <text:s text:c="9"/>97 <text:s text:c="12"/>105 <text:s text:c="12"/>91 <text:s text:c="13"/>98</text:span></text:p>
          <text:p text:style-name="P1"><text:span text:style-name="T1"/></text:p>
          <draw:enhanced-geometry svg:viewBox="0 0 21600 21600" draw:type="rectangle" draw:enhanced-path="M 0 0 L 21600 0 21600 21600 0 21600 0 0 Z N"/>
        </draw:custom-shape>
        <draw:custom-shape draw:name="TextBox 11" draw:style-name="gr1" draw:text-style-name="P1" svg:width="1.357cm" svg:height="5.872cm" draw:transform="rotate (1.5707963267946) translate (-2.064cm 3.616cm)">
          <text:p text:style-name="P1"><text:span text:style-name="T1">SPARCC <text:s/>MRI SIJ Score </text:span></text:p>
          <text:p text:style-name="P1"><text:span text:style-name="T1">change from baseline</text:span></text:p>
          <draw:enhanced-geometry svg:viewBox="0 0 21600 21600" draw:type="rectangle" draw:enhanced-path="M 0 0 L 21600 0 21600 21600 0 21600 0 0 Z N"/>
        </draw:custom-shape>
        <draw:custom-shape draw:name="TextBox 4" draw:style-name="gr1" draw:text-style-name="P1" svg:width="2.327cm" svg:height="0.652cm" svg:x="6.773cm" svg:y="0cm">
          <text:p text:style-name="P1"><text:span text:style-name="T2">week</text:span><text:span text:style-name="T1"> 48</text:span></text:p>
          <draw:enhanced-geometry svg:viewBox="0 0 21600 21600" draw:type="rectangle" draw:enhanced-path="M 0 0 L 21600 0 21600 21600 0 21600 0 0 Z N"/>
        </draw:custom-shape>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solid" svg:stroke-width="0.026cm" svg:stroke-color="#8e8e90"/>
    </style:style>
    <style:style style:name="ch2" style:family="chart">
      <style:chart-properties chart:auto-position="true"/>
      <style:graphic-properties draw:stroke="none" draw:fill="none" draw:fill-color="#d9d9d9"/>
      <style:text-properties fo:color="#292934" fo:font-size="10pt" style:font-size-asian="10pt" style:font-size-complex="10pt"/>
    </style:style>
    <style:style style:name="ch3" style:family="chart">
      <style:chart-properties chart:include-hidden-cells="false" chart:treat-empty-cells="leave-gap"/>
    </style:style>
    <style:style style:name="ch4" style:family="chart" style:data-style-name="N8036">
      <style:chart-properties chart:display-label="true" chart:logarithmic="false" chart:reverse-direction="false" text:line-break="false" chart:label-arrangement="side-by-side" chart:visible="false" chart:axis-position="0" chart:tick-mark-position="at-axis"/>
      <style:graphic-properties svg:stroke-width="0.026cm" svg:stroke-color="#8e8e90"/>
      <style:text-properties fo:color="#292934" fo:font-size="10pt" style:font-size-asian="10pt" style:font-size-complex="10pt"/>
    </style:style>
    <style:style style:name="ch5" style:family="chart" style:data-style-name="N0">
      <style:chart-properties chart:display-label="true" chart:logarithmic="false" chart:gap-width="150" chart:reverse-direction="false" text:line-break="false" chart:axis-position="0" chart:tick-mark-position="at-axis"/>
      <style:graphic-properties svg:stroke-width="0.026cm" svg:stroke-color="#8e8e90"/>
      <style:text-properties fo:color="#292934" fo:font-size="10pt" style:font-size-asian="10pt" style:font-size-complex="10pt"/>
    </style:style>
    <style:style style:name="ch6" style:family="chart" style:data-style-name="N0">
      <style:chart-properties chart:label-position="outside">
        <chart:label-separator>
          <text:p>; </text:p>
        </chart:label-separator>
      </style:chart-properties>
      <style:graphic-properties draw:stroke="none" draw:fill-color="#008080"/>
      <style:text-properties fo:color="#292934" fo:font-size="10pt" style:font-size-asian="10pt" style:font-size-complex="10pt"/>
    </style:style>
    <style:style style:name="ch7" style:family="chart">
      <style:graphic-properties draw:fill="none" draw:fill-color="#d9d9d9"/>
    </style:style>
    <style:style style:name="ch8" style:family="chart">
      <style:graphic-properties draw:fill-color="#d9d9d9"/>
    </style:style>
    <style:style style:name="gr1" style:family="graphic">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2" style:family="graphic">
      <style:graphic-properties draw:stroke="none" svg:stroke-width="0cm" draw:fill="none" draw:textarea-vertical-align="top" draw:auto-grow-height="false" fo:min-height="0cm" fo:min-width="0cm" fo:padding-top="0.125cm" fo:padding-bottom="0.125cm" fo:padding-left="0.25cm" fo:padding-right="0.25cm" fo:wrap-option="no-wrap"/>
    </style:style>
    <style:style style:name="gr3" style:family="graphic">
      <style:graphic-properties draw:stroke="solid" svg:stroke-width="0.026cm" svg:stroke-color="#008080" draw:fill="none" draw:textarea-horizontal-align="center" draw:textarea-vertical-align="middle" draw:auto-grow-height="false" fo:padding-top="0.125cm" fo:padding-bottom="0.125cm" fo:padding-left="0.25cm" fo:padding-right="0.25cm" fo:wrap-option="wrap"/>
    </style:style>
    <style:style style:name="P1" style:family="paragraph">
      <style:text-properties fo:font-size="18pt"/>
    </style:style>
    <style:style style:name="P2" style:family="paragraph">
      <style:paragraph-properties fo:text-align="center"/>
      <style:text-properties fo:font-size="18pt"/>
    </style:style>
    <style:style style:name="T1" style:family="text">
      <style:text-properties style:text-line-through-style="none"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style:text-line-through-style="none" fo:letter-spacing="normal" fo:font-style="normal" style:text-underline-style="none" fo:font-weight="normal" style:font-style-asian="normal" style:font-weight-asian="normal" style:font-style-complex="normal" style:font-weight-complex="normal"/>
    </style:style>
  </office:automatic-styles>
  <office:body>
    <office:chart>
      <chart:chart svg:width="12.277cm" svg:height="7.197cm" xlink:href="." xlink:type="simple" chart:class="chart:bar" chart:style-name="ch1">
        <chart:legend chart:legend-position="end" svg:x="44.834cm" svg:y="19.982cm" style:legend-expansion="high" chart:style-name="ch2"/>
        <chart:plot-area chart:style-name="ch3" chart:data-source-has-labels="row" svg:x="1.992cm" svg:y="0.723cm" svg:width="8.058cm" svg:height="6.314cm">
          <chartooo:coordinate-region svg:x="2.613cm" svg:y="0.935cm" svg:width="7.437cm" svg:height="5.89cm"/>
          <chart:axis chart:dimension="x" chart:name="primary-x" chart:style-name="ch4"/>
          <chart:axis chart:dimension="y" chart:name="primary-y" chart:style-name="ch5"/>
          <chart:series chart:style-name="ch6" chart:values-cell-range-address="" chart:class="chart:bar">
            <chart:data-point/>
          </chart:series>
          <chart:wall chart:style-name="ch7"/>
          <chart:floor chart:style-name="ch8"/>
        </chart:plot-area>
        <draw:custom-shape draw:name="TextBox 1" draw:style-name="gr1" draw:text-style-name="P1" svg:width="4.219cm" svg:height="0.424cm" svg:x="4.604cm" svg:y="0cm">
          <text:p/>
          <draw:enhanced-geometry svg:viewBox="0 0 21600 21600" draw:type="rectangle" draw:enhanced-path="M 0 0 L 21600 0 21600 21600 0 21600 0 0 Z N"/>
        </draw:custom-shape>
        <draw:custom-shape draw:name="TextBox 2" draw:style-name="gr1" draw:text-style-name="P1" svg:width="2.147cm" svg:height="0.574cm" svg:x="2.788cm" svg:y="0.225cm">
          <text:p text:style-name="P1"><text:span text:style-name="T1">week 12</text:span></text:p>
          <draw:enhanced-geometry svg:viewBox="0 0 21600 21600" draw:type="rectangle" draw:enhanced-path="M 0 0 L 21600 0 21600 21600 0 21600 0 0 Z N"/>
        </draw:custom-shape>
        <draw:custom-shape draw:name="TextBox 3" draw:style-name="gr1" draw:text-style-name="P1" svg:width="2.454cm" svg:height="0.499cm" svg:x="2.532cm" svg:y="0.2cm">
          <text:p/>
          <draw:enhanced-geometry svg:viewBox="0 0 21600 21600" draw:type="rectangle" draw:enhanced-path="M 0 0 L 21600 0 21600 21600 0 21600 0 0 Z N"/>
        </draw:custom-shape>
        <draw:custom-shape draw:name="TextBox 5" draw:style-name="gr1" draw:text-style-name="P1" svg:width="0.122cm" svg:height="0.119cm" svg:x="0.414cm" svg:y="3.373cm">
          <text:p/>
          <draw:enhanced-geometry svg:viewBox="0 0 21600 21600" draw:type="rectangle" draw:enhanced-path="M 0 0 L 21600 0 21600 21600 0 21600 0 0 Z N"/>
        </draw:custom-shape>
        <draw:custom-shape draw:name="TextBox 7" draw:style-name="gr2" draw:text-style-name="P1" svg:width="2.454cm" svg:height="2.398cm" svg:x="9.181cm" svg:y="4.797cm">
          <text:p/>
          <draw:enhanced-geometry svg:viewBox="0 0 21600 21600" draw:type="rectangle" draw:enhanced-path="M 0 0 L 21600 0 21600 21600 0 21600 0 0 Z N"/>
        </draw:custom-shape>
        <draw:custom-shape draw:name="TextBox 9" draw:style-name="gr1" draw:text-style-name="P1" svg:width="0.383cm" svg:height="3.497cm" svg:x="0.307cm" svg:y="1.699cm">
          <text:p/>
          <draw:enhanced-geometry svg:viewBox="0 0 21600 21600" draw:type="rectangle" draw:enhanced-path="M 0 0 L 21600 0 21600 21600 0 21600 0 0 Z N"/>
        </draw:custom-shape>
        <draw:custom-shape draw:name="TextBox 10" draw:style-name="gr1" draw:text-style-name="P1" svg:width="12.275cm" svg:height="1.269cm" svg:x="0cm" svg:y="5.926cm">
          <text:p text:style-name="P1"><text:span text:style-name="T1">N (LOCF) <text:s text:c="7"/>98 <text:s text:c="12"/>104 <text:s text:c="12"/>98 <text:s text:c="11"/>104 <text:s text:c="6"/></text:span></text:p>
          <text:p text:style-name="P1"><text:span text:style-name="T1">N (OC) <text:s text:c="12"/>98 <text:s text:c="11"/>104 <text:s text:c="12"/>91 <text:s text:c="13"/>97</text:span></text:p>
          <text:p text:style-name="P1"><text:span text:style-name="T1"/></text:p>
          <draw:enhanced-geometry svg:viewBox="0 0 21600 21600" draw:type="rectangle" draw:enhanced-path="M 0 0 L 21600 0 21600 21600 0 21600 0 0 Z N"/>
        </draw:custom-shape>
        <draw:custom-shape draw:name="TextBox 11" draw:style-name="gr1" draw:text-style-name="P1" svg:width="1.431cm" svg:height="5.396cm" draw:transform="rotate (1.5707963267946) translate (-1.778cm 3.415cm)">
          <text:p text:style-name="P1"><text:span text:style-name="T1">ASspiMRI-a Total <text:s/>Score </text:span></text:p>
          <text:p text:style-name="P1"><text:span text:style-name="T1">change from baseline</text:span></text:p>
          <draw:enhanced-geometry svg:viewBox="0 0 21600 21600" draw:type="rectangle" draw:enhanced-path="M 0 0 L 21600 0 21600 21600 0 21600 0 0 Z N"/>
        </draw:custom-shape>
        <draw:custom-shape draw:name="TextBox 4" draw:style-name="gr1" draw:text-style-name="P1" svg:width="2.454cm" svg:height="0.599cm" svg:x="7.161cm" svg:y="0.2cm">
          <text:p text:style-name="P1"><text:span text:style-name="T2">week</text:span><text:span text:style-name="T1"> 48</text:span></text:p>
          <draw:enhanced-geometry svg:viewBox="0 0 21600 21600" draw:type="rectangle" draw:enhanced-path="M 0 0 L 21600 0 21600 21600 0 21600 0 0 Z N"/>
        </draw:custom-shape>
        <draw:line draw:name="Straight Connector 13" draw:style-name="gr3" draw:text-style-name="P2" svg:x1="2.226cm" svg:y1="0.823cm" svg:x2="10.681cm" svg:y2="0.823cm">
          <text:p/>
        </draw:line>
        <draw:custom-shape draw:name="TextBox 12" draw:style-name="gr1" draw:text-style-name="P1" svg:width="2.539cm" svg:height="1.057cm" svg:x="9.531cm" svg:y="1.482cm">
          <text:p text:style-name="P1"><text:span text:style-name="T2">p=&lt;0.001*</text:span></text:p>
          <text:p text:style-name="P1"><text:span text:style-name="T1"/></text:p>
          <draw:enhanced-geometry svg:viewBox="0 0 21600 21600" draw:type="rectangle" draw:enhanced-path="M 0 0 L 21600 0 21600 21600 0 21600 0 0 Z N"/>
        </draw:custom-shape>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7$Win32 OpenOffice.org_project/417m1$Build-980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